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Oswald" svg:font-family="Oswald"/>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75.71pt"/>
    </style:style>
    <style:style style:name="co3" style:family="table-column">
      <style:table-column-properties fo:break-before="auto" style:column-width="73.59pt"/>
    </style:style>
    <style:style style:name="co4" style:family="table-column">
      <style:table-column-properties fo:break-before="auto" style:column-width="35.46pt"/>
    </style:style>
    <style:style style:name="co5" style:family="table-column">
      <style:table-column-properties fo:break-before="auto" style:column-width="84.05pt"/>
    </style:style>
    <style:style style:name="co6" style:family="table-column">
      <style:table-column-properties fo:break-before="auto" style:column-width="62.5pt"/>
    </style:style>
    <style:style style:name="co7" style:family="table-column">
      <style:table-column-properties fo:break-before="auto" style:column-width="58.34pt"/>
    </style:style>
    <style:style style:name="co8" style:family="table-column">
      <style:table-column-properties fo:break-before="auto" style:column-width="6.94pt"/>
    </style:style>
    <style:style style:name="co9" style:family="table-column">
      <style:table-column-properties fo:break-before="auto" style:column-width="7.65pt"/>
    </style:style>
    <style:style style:name="ro1" style:family="table-row">
      <style:table-row-properties style:row-height="29.25pt" fo:break-before="auto" style:use-optimal-row-height="false"/>
    </style:style>
    <style:style style:name="ro2" style:family="table-row">
      <style:table-row-properties style:row-height="24.75pt" fo:break-before="auto" style:use-optimal-row-height="false"/>
    </style:style>
    <style:style style:name="ro3" style:family="table-row">
      <style:table-row-properties style:row-height="15.76pt" fo:break-before="auto" style:use-optimal-row-height="true"/>
    </style:style>
    <style:style style:name="ro4" style:family="table-row">
      <style:table-row-properties style:row-height="15.76pt" fo:break-before="auto" style:use-optimal-row-height="false"/>
    </style:style>
    <style:style style:name="ro5" style:family="table-row">
      <style:table-row-properties style:row-height="18.74pt" fo:break-before="auto" style:use-optimal-row-height="false"/>
    </style:style>
    <style:style style:name="ta1" style:family="table" style:master-page-name="PageStyle_5f_Magic">
      <style:table-properties table:display="true" style:writing-mode="lr-tb" tableooo:tab-color="#e69138"/>
    </style:style>
    <style:style style:name="ta2" style:family="table" style:master-page-name="PageStyle_5f_Mundane">
      <style:table-properties table:display="true" style:writing-mode="lr-tb" tableooo:tab-color="#b7b7b7"/>
    </style:style>
    <style:style style:name="ta3" style:family="table" style:master-page-name="PageStyle_5f_Tools_20__26__20_Kits">
      <style:table-properties table:display="false" style:writing-mode="lr-tb"/>
    </style:style>
    <style:style style:name="ta4" style:family="table" style:master-page-name="PageStyle_5f_Potions">
      <style:table-properties table:display="true" style:writing-mode="lr-tb" tableooo:tab-color="#cc0000"/>
    </style:style>
    <style:style style:name="ta5" style:family="table" style:master-page-name="PageStyle_5f_Poisons">
      <style:table-properties table:display="true" style:writing-mode="lr-tb" tableooo:tab-color="#38761d"/>
    </style:style>
    <style:style style:name="ta6" style:family="table" style:master-page-name="PageStyle_5f_Sheet8">
      <style:table-properties table:display="false" style:writing-mode="lr-tb"/>
    </style:style>
    <style:style style:name="ce1"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ffd966" style:text-outline="false" style:text-line-through-style="none" style:text-line-through-type="none" style:font-name="Oswald" fo:font-size="24pt" fo:font-style="italic" fo:text-shadow="none"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ce2"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93c47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4"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5" style:family="table-cell" style:parent-style-name="Default">
      <style:table-cell-properties fo:background-color="#b6d7a8"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Oswald" fo:font-size="10pt" fo:font-style="normal" fo:text-shadow="none" style:text-underline-style="none" fo:font-weight="normal" style:font-size-asian="10pt" style:font-style-asian="normal" style:font-weight-asian="normal" style:font-name-complex="Oswald" style:font-size-complex="10pt" style:font-style-complex="normal" style:font-weight-complex="normal"/>
    </style:style>
    <style:style style:name="ce6" style:family="table-cell" style:parent-style-name="Default">
      <style:table-cell-properties fo:background-color="#b6d7a8"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7" style:family="table-cell" style:parent-style-name="Default">
      <style:table-cell-properties fo:border-bottom="0.74pt solid #000000" fo:background-color="#c27ba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8" style:family="table-cell" style:parent-style-name="Default">
      <style:table-cell-properties fo:border-bottom="0.74pt solid #000000" fo:background-color="#ead1dc"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9" style:family="table-cell" style:parent-style-name="Default">
      <style:table-cell-properties fo:border-bottom="none" fo:background-color="#ead1dc"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0" style:family="table-cell" style:parent-style-name="Default">
      <style:table-cell-properties fo:border-bottom="0.74pt solid #000000" fo:background-color="#6fa8dc"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1" style:family="table-cell" style:parent-style-name="Default">
      <style:table-cell-properties fo:border-bottom="0.74pt solid #000000" fo:background-color="#cfe2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2" style:family="table-cell" style:parent-style-name="Default">
      <style:table-cell-properties fo:background-color="#cfe2f3"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3" style:family="table-cell" style:parent-style-name="Default">
      <style:table-cell-properties fo:border-bottom="none" fo:background-color="#cfe2f3"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4" style:family="table-cell" style:parent-style-name="Default">
      <style:table-cell-properties fo:background-color="#000000"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20" style:family="table-cell" style:parent-style-name="Default">
      <style:table-cell-properties fo:border-bottom="0.74pt solid #000000" fo:background-color="#ead1d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21" style:family="table-cell" style:parent-style-name="Default">
      <style:table-cell-properties fo:background-color="#ead1d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22" style:family="table-cell" style:parent-style-name="Default">
      <style:table-cell-properties fo:border-bottom="0.74pt solid #000000" fo:background-color="#cfe2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23"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24" style:family="table-cell" style:parent-style-name="Default">
      <style:table-cell-properties fo:border-bottom="none" fo:background-color="#b6d7a8"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25" style:family="table-cell" style:parent-style-name="Default">
      <style:table-cell-properties fo:border-bottom="none" fo:background-color="#b6d7a8"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999999"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26" style:family="table-cell" style:parent-style-name="Default">
      <style:table-cell-properties fo:border-bottom="none" fo:background-color="#b6d7a8"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6fa8dc"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27" style:family="table-cell" style:parent-style-name="Default">
      <style:table-cell-properties fo:border-bottom="none" fo:background-color="#b6d7a8"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28" style:family="table-cell" style:parent-style-name="Default">
      <style:table-cell-properties fo:border-bottom="none" fo:background-color="#b6d7a8"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99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29" style:family="table-cell" style:parent-style-name="Default">
      <style:table-cell-properties fo:border-bottom="none" fo:background-color="#b6d7a8"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6d9eeb"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30" style:family="table-cell" style:parent-style-name="Default">
      <style:table-cell-properties fo:border-bottom="none" fo:background-color="#ead1d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999999"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31" style:family="table-cell" style:parent-style-name="Default">
      <style:table-cell-properties fo:border-bottom="none" fo:background-color="#ead1d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6d9eeb"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32" style:family="table-cell" style:parent-style-name="Default">
      <style:table-cell-properties fo:border-bottom="none" fo:background-color="#ead1d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33" style:family="table-cell" style:parent-style-name="Default">
      <style:table-cell-properties fo:border-bottom="none" fo:background-color="#ead1d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99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34"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none" fo:background-color="#cfe2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6d9eeb"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36" style:family="table-cell" style:parent-style-name="Default">
      <style:table-cell-properties fo:border-bottom="none" fo:background-color="#cfe2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999999"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37" style:family="table-cell" style:parent-style-name="Default">
      <style:table-cell-properties fo:border-bottom="none" fo:background-color="#cfe2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38" style:family="table-cell" style:parent-style-name="Default">
      <style:table-cell-properties fo:border-bottom="none" fo:background-color="#cfe2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99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39" style:family="table-cell" style:parent-style-name="Default">
      <style:table-cell-properties fo:background-color="#8e7cc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40" style:family="table-cell" style:parent-style-name="Default">
      <style:table-cell-properties fo:background-color="#b4a7d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41" style:family="table-cell" style:parent-style-name="Default">
      <style:table-cell-properties fo:background-color="#b4a7d6"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42" style:family="table-cell" style:parent-style-name="Default">
      <style:table-cell-properties fo:border-bottom="none" fo:background-color="#b4a7d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43" style:family="table-cell" style:parent-style-name="Default">
      <style:table-cell-properties fo:background-color="#b4a7d6"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44" style:family="table-cell" style:parent-style-name="Default">
      <style:table-cell-properties fo:border-bottom="none" fo:background-color="#b4a7d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999999"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45" style:family="table-cell" style:parent-style-name="Default">
      <style:table-cell-properties fo:background-color="#b4a7d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6d9eeb"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46" style:family="table-cell" style:parent-style-name="Default">
      <style:table-cell-properties fo:border-bottom="none" fo:background-color="#b4a7d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47" style:family="table-cell" style:parent-style-name="Default">
      <style:table-cell-properties fo:border-bottom="none" fo:background-color="#b4a7d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6d9eeb"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48" style:family="table-cell" style:parent-style-name="Default">
      <style:table-cell-properties fo:border-bottom="none" fo:background-color="#b4a7d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99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49" style:family="table-cell" style:parent-style-name="Default">
      <style:table-cell-properties fo:border-bottom="0.74pt solid #000000" fo:background-color="#f6b26b"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50" style:family="table-cell" style:parent-style-name="Default">
      <style:table-cell-properties fo:background-color="#f9cb9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51" style:family="table-cell" style:parent-style-name="Default">
      <style:table-cell-properties fo:border-bottom="none" fo:background-color="#f9cb9c"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52" style:family="table-cell" style:parent-style-name="Default">
      <style:table-cell-properties fo:background-color="#f9cb9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53" style:family="table-cell" style:parent-style-name="Default">
      <style:table-cell-properties fo:border-bottom="none" fo:background-color="#f9cb9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6d9eeb"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54" style:family="table-cell" style:parent-style-name="Default">
      <style:table-cell-properties fo:border-bottom="none" fo:background-color="#f9cb9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99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55" style:family="table-cell" style:parent-style-name="Default">
      <style:table-cell-properties fo:border-bottom="none" fo:background-color="#f9cb9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56" style:family="table-cell" style:parent-style-name="Default">
      <style:table-cell-properties fo:border-bottom="none" fo:background-color="#f9cb9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999999"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57" style:family="table-cell" style:parent-style-name="Default">
      <style:table-cell-properties fo:border-bottom="none" fo:background-color="#f9cb9c"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58" style:family="table-cell" style:parent-style-name="Default">
      <style:table-cell-properties fo:border-bottom="0.74pt solid #000000" fo:background-color="#99999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59"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60" style:family="table-cell" style:parent-style-name="Default">
      <style:table-cell-properties fo:border-bottom="none" fo:background-color="#cccccc"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61" style:family="table-cell" style:parent-style-name="Default">
      <style:table-cell-properties fo:background-color="#cccccc"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62" style:family="table-cell" style:parent-style-name="Default">
      <style:table-cell-properties fo:border-bottom="0.74pt solid #000000" fo:background-color="#e06666"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63" style:family="table-cell" style:parent-style-name="Default">
      <style:table-cell-properties fo:border-bottom="0.74pt solid #000000" fo:background-color="#ea999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64" style:family="table-cell" style:parent-style-name="Default">
      <style:table-cell-properties fo:background-color="#f4cccc"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65" style:family="table-cell" style:parent-style-name="Default">
      <style:table-cell-properties fo:background-color="#cccc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66"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67"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68"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none" fo:background-color="#ccccc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999999"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70" style:family="table-cell" style:parent-style-name="Default">
      <style:table-cell-properties fo:border-bottom="none" fo:background-color="#ccccc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71" style:family="table-cell" style:parent-style-name="Default">
      <style:table-cell-properties fo:border-bottom="none" fo:background-color="#f4ccc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72"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ffd966" style:text-outline="false" style:text-line-through-style="none" style:text-line-through-type="none" style:font-name="Oswald" fo:font-size="24pt" fo:font-style="italic" fo:text-shadow="none" style:text-underline-style="none" fo:font-weight="bold" style:font-size-asian="24pt" style:font-style-asian="italic" style:font-weight-asian="bold" style:font-size-complex="24pt" style:font-style-complex="italic" style:font-weight-complex="bold"/>
    </style:style>
    <style:style style:name="ce73" style:family="table-cell" style:parent-style-name="Default">
      <style:table-cell-properties fo:background-color="#dd7e6b"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74" style:family="table-cell" style:parent-style-name="Default">
      <style:table-cell-properties fo:background-color="#d0d9a2"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75" style:family="table-cell" style:parent-style-name="Default">
      <style:table-cell-properties fo:background-color="#f0dfbb"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e06666"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76" style:family="table-cell" style:parent-style-name="Default">
      <style:table-cell-properties fo:background-color="#d0d9a2"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77" style:family="table-cell" style:parent-style-name="Default">
      <style:table-cell-properties fo:background-color="#f0dfbb"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78" style:family="table-cell" style:parent-style-name="Default">
      <style:table-cell-properties fo:background-color="#d0d9a2"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e06666"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79" style:family="table-cell" style:parent-style-name="Default">
      <style:table-cell-properties fo:border-bottom="0.74pt solid #000000"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80" style:family="table-cell" style:parent-style-name="Default">
      <style:table-cell-properties fo:border-bottom="0.74pt solid #000000" fo:background-color="#dd7e6b"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81" style:family="table-cell" style:parent-style-name="Default">
      <style:table-cell-properties fo:border-bottom="0.74pt solid #000000" fo:background-color="#f0dfbb"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82" style:family="table-cell" style:parent-style-name="Default">
      <style:table-cell-properties fo:border-bottom="none" fo:background-color="#d0d9a2"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e06666"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83" style:family="table-cell" style:parent-style-name="Default">
      <style:table-cell-properties fo:border-bottom="none" fo:background-color="#f0dfbb"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84" style:family="table-cell" style:parent-style-name="Default">
      <style:table-cell-properties fo:border-bottom="none" fo:background-color="#d0d9a2"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85" style:family="table-cell" style:parent-style-name="Default">
      <style:table-cell-properties fo:border-bottom="none" fo:background-color="#f0dfbb"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e06666"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86" style:family="table-cell" style:parent-style-name="Default">
      <style:table-cell-properties fo:background-color="#000000" style:rotation-align="non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87" style:family="table-cell" style:parent-style-name="Default">
      <style:table-cell-properties fo:border-bottom="0.74pt solid #000000" fo:background-color="#dd7e6b"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88" style:family="table-cell" style:parent-style-name="Default">
      <style:table-cell-properties fo:border-bottom="0.74pt solid #000000" fo:background-color="#d0d9a2"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89" style:family="table-cell" style:parent-style-name="Default">
      <style:table-cell-properties fo:background-color="#f0dfbb"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90" style:family="table-cell" style:parent-style-name="Default">
      <style:table-cell-properties fo:background-color="#d0d9a2"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91" style:family="table-cell" style:parent-style-name="Default">
      <style:table-cell-properties fo:background-color="#000000"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92" style:family="table-cell" style:parent-style-name="Default">
      <style:table-cell-properties fo:background-color="#d0d9a2"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93" style:family="table-cell" style:parent-style-name="Default">
      <style:table-cell-properties fo:background-color="#f0dfbb"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94" style:family="table-cell" style:parent-style-name="Default">
      <style:table-cell-properties fo:background-color="#000000"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95" style:family="table-cell" style:parent-style-name="Default">
      <style:table-cell-properties fo:background-color="#d0d9a2"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96" style:family="table-cell" style:parent-style-name="Default">
      <style:table-cell-properties fo:background-color="#f0dfbb"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97" style:family="table-cell" style:parent-style-name="Default">
      <style:table-cell-properties fo:background-color="#f0dfbb"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98" style:family="table-cell" style:parent-style-name="Default">
      <style:table-cell-properties fo:background-color="#d0d9a2"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99" style:family="table-cell" style:parent-style-name="Default">
      <style:table-cell-properties fo:background-color="#f0dfbb"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00" style:family="table-cell" style:parent-style-name="Default">
      <style:table-cell-properties fo:background-color="#d0d9a2"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01" style:family="table-cell" style:parent-style-name="Default">
      <style:table-cell-properties fo:background-color="#f0dfbb"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02" style:family="table-cell" style:parent-style-name="Default">
      <style:table-cell-properties fo:border-bottom="0.74pt solid #000000" fo:background-color="#f0dfbb"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03"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04" style:family="table-cell" style:parent-style-name="Default">
      <style:table-cell-properties fo:background-color="#f0dfbb"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05" style:family="table-cell" style:parent-style-name="Default">
      <style:table-cell-properties fo:background-color="#d0d9a2"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06" style:family="table-cell" style:parent-style-name="Default">
      <style:table-cell-properties fo:background-color="#f0dfbb"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07" style:family="table-cell" style:parent-style-name="Default">
      <style:table-cell-properties fo:background-color="#d0d9a2"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08" style:family="table-cell" style:parent-style-name="Default">
      <style:table-cell-properties fo:background-color="#d0d9a2"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09" style:family="table-cell" style:parent-style-name="Default">
      <style:table-cell-properties fo:background-color="#f0dfbb"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ffff"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10"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11" style:family="table-cell" style:parent-style-name="Default">
      <style:table-cell-properties fo:background-color="#000000"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12" style:family="table-cell" style:parent-style-name="Default">
      <style:table-cell-properties fo:background-color="#000000"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ffffff"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13" style:family="table-cell" style:parent-style-name="Default">
      <style:table-cell-properties fo:background-color="#000000"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14"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15"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16" style:family="table-cell" style:parent-style-name="Default">
      <style:table-cell-properties fo:border-bottom="none" fo:background-color="#f0dfbb"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17" style:family="table-cell" style:parent-style-name="Default">
      <style:table-cell-properties fo:border-bottom="none" fo:background-color="#d0d9a2"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18" style:family="table-cell" style:parent-style-name="Default">
      <style:table-cell-properties fo:border-bottom="none" fo:background-color="#f0dfbb"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19" style:family="table-cell" style:parent-style-name="Default">
      <style:table-cell-properties fo:border-bottom="none" fo:background-color="#d0d9a2"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20" style:family="table-cell" style:parent-style-name="Default">
      <style:table-cell-properties fo:border-bottom="none" fo:background-color="#f0dfbb"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21" style:family="table-cell" style:parent-style-name="Default">
      <style:table-cell-properties fo:border-bottom="none" fo:background-color="#d0d9a2"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22" style:family="table-cell" style:parent-style-name="Default">
      <style:table-cell-properties fo:background-color="#d0d9a2"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23" style:family="table-cell" style:parent-style-name="Default">
      <style:table-cell-properties fo:background-color="#f0dfbb"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24" style:family="table-cell" style:parent-style-name="Default">
      <style:table-cell-properties fo:background-color="#d0d9a2"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25" style:family="table-cell" style:parent-style-name="Default">
      <style:table-cell-properties fo:background-color="#d0d9a2"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26" style:family="table-cell" style:parent-style-name="Default">
      <style:table-cell-properties fo:background-color="#f0dfbb"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27" style:family="table-cell" style:parent-style-name="Default">
      <style:table-cell-properties fo:background-color="#000000"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28" style:family="table-cell" style:parent-style-name="Default">
      <style:table-cell-properties fo:border-bottom="none" fo:background-color="#000000"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29" style:family="table-cell" style:parent-style-name="Default">
      <style:table-cell-properties fo:background-color="#f0dfbb"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30" style:family="table-cell" style:parent-style-name="Default">
      <style:table-cell-properties fo:background-color="#d0d9a2"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31" style:family="table-cell" style:parent-style-name="Default">
      <style:table-cell-properties fo:background-color="#f0dfbb"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ffffff"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32"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34" style:family="table-cell" style:parent-style-name="Default">
      <style:table-cell-properties fo:background-color="#000000" style:rotation-align="non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35" style:family="table-cell" style:parent-style-name="Default">
      <style:table-cell-properties fo:background-color="#f0dfbb"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36" style:family="table-cell" style:parent-style-name="Default">
      <style:table-cell-properties fo:background-color="#d0d9a2"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37" style:family="table-cell" style:parent-style-name="Default">
      <style:table-cell-properties fo:background-color="#d0d9a2"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e06666"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38" style:family="table-cell" style:parent-style-name="Default">
      <style:table-cell-properties fo:background-color="#000000"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39" style:family="table-cell" style:parent-style-name="Default">
      <style:table-cell-properties fo:border-bottom="none" fo:background-color="#f0dfbb"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40" style:family="table-cell" style:parent-style-name="Default">
      <style:table-cell-properties fo:border-bottom="none" fo:background-color="#d0d9a2"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41" style:family="table-cell" style:parent-style-name="Default">
      <style:table-cell-properties fo:border-bottom="none" fo:background-color="#f0dfbb"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42" style:family="table-cell" style:parent-style-name="Default">
      <style:table-cell-properties fo:border-bottom="none" fo:background-color="#d0d9a2"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cc4125"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43" style:family="table-cell" style:parent-style-name="Default">
      <style:table-cell-properties fo:border-bottom="none" fo:background-color="#f0dfbb"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cc4125"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44" style:family="table-cell" style:parent-style-name="Default">
      <style:table-cell-properties fo:border-bottom="none" fo:background-color="#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45" style:family="table-cell" style:parent-style-name="Default">
      <style:table-cell-properties fo:border-bottom="none" fo:background-color="#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ffffff"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46"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47"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ffff"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48"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49" style:family="table-cell" style:parent-style-name="Default">
      <style:table-cell-properties fo:border-bottom="none" fo:background-color="#d0d9a2"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e06666"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50" style:family="table-cell" style:parent-style-name="Default">
      <style:table-cell-properties fo:background-color="#93c47d"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Oswald" fo:font-size="25pt" fo:font-style="normal" fo:text-shadow="none" style:text-underline-style="none" fo:font-weight="bold" style:font-size-asian="25pt" style:font-style-asian="normal" style:font-weight-asian="bold" style:font-name-complex="Oswald" style:font-size-complex="25pt" style:font-style-complex="normal" style:font-weight-complex="bold"/>
    </style:style>
    <style:style style:name="ce151" style:family="table-cell" style:parent-style-name="Default">
      <style:table-cell-properties fo:background-color="#66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52" style:family="table-cell" style:parent-style-name="Default">
      <style:table-cell-properties fo:background-color="#d9ead3"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53" style:family="table-cell" style:parent-style-name="Default">
      <style:table-cell-properties fo:background-color="#b6d7a8"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54" style:family="table-cell" style:parent-style-name="Default">
      <style:table-cell-properties fo:background-color="#000000"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55" style:family="table-cell" style:parent-style-name="Default">
      <style:table-cell-properties fo:background-color="#66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56" style:family="table-cell" style:parent-style-name="Default">
      <style:table-cell-properties fo:background-color="#93c47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Oswald" fo:font-size="30pt" fo:font-style="normal" fo:text-shadow="none" style:text-underline-style="none" fo:font-weight="bold" style:font-size-asian="30pt" style:font-style-asian="normal" style:font-weight-asian="bold" style:font-name-complex="Oswald" style:font-size-complex="30pt" style:font-style-complex="normal" style:font-weight-complex="bold"/>
    </style:style>
    <style:style style:name="ce157" style:family="table-cell" style:parent-style-name="Default">
      <style:table-cell-properties fo:border-bottom="0.74pt solid #000000" fo:background-color="#9999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58"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666666"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59"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666666"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60" style:family="table-cell" style:parent-style-name="Default">
      <style:table-cell-properties fo:border-bottom="0.74pt solid #000000" fo:background-color="#9999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61" style:family="table-cell" style:parent-style-name="Default">
      <style:table-cell-properties fo:border-bottom="0.74pt solid #000000" fo:background-color="#cccccc"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62"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63"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999999"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64"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4a86e8"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65"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66"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999999"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67"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4a86e8"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68"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69"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99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70"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71" style:family="table-cell" style:parent-style-name="Default">
      <style:table-cell-properties fo:border-bottom="0.74pt solid #000000" fo:background-color="#cccccc"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72"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99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73"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74"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75"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76"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77"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78"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79"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80"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81"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82" style:family="table-cell" style:parent-style-name="Default">
      <style:table-cell-properties fo:background-color="#d0d9a2"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Oswald" fo:font-size="26pt" fo:font-style="normal" fo:text-shadow="none" style:text-underline-style="none" fo:font-weight="bold" style:font-size-asian="26pt" style:font-style-asian="normal" style:font-weight-asian="bold" style:font-name-complex="Oswald" style:font-size-complex="26pt" style:font-style-complex="normal" style:font-weight-complex="bold"/>
    </style:style>
    <style:style style:name="ce183" style:family="table-cell" style:parent-style-name="Default">
      <style:table-cell-properties fo:background-color="#66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84" style:family="table-cell" style:parent-style-name="Default">
      <style:table-cell-properties fo:border-bottom="none" fo:background-color="#d0d9a2"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85" style:family="table-cell" style:parent-style-name="Default">
      <style:table-cell-properties fo:border-bottom="none" fo:background-color="#f0dfbb"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86" style:family="table-cell" style:parent-style-name="Default">
      <style:table-cell-properties fo:border-bottom="none" fo:background-color="#d0d9a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87" style:family="table-cell" style:parent-style-name="Default">
      <style:table-cell-properties fo:background-color="#d0d9a2"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Oswald" fo:font-size="25pt" fo:font-style="normal" fo:text-shadow="none" style:text-underline-style="none" fo:font-weight="bold" style:font-size-asian="25pt" style:font-style-asian="normal" style:font-weight-asian="bold" style:font-name-complex="Oswald" style:font-size-complex="25pt" style:font-style-complex="normal" style:font-weight-complex="bold"/>
    </style:style>
    <style:style style:name="ce188" style:family="table-cell" style:parent-style-name="Default">
      <style:table-cell-properties fo:border-bottom="0.74pt solid #000000" fo:background-color="#666666"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89"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90"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91" style:family="table-cell" style:parent-style-name="Default">
      <style:table-cell-properties fo:border-bottom="none" fo:background-color="#d0d9a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92" style:family="table-cell" style:parent-style-name="Default">
      <style:table-cell-properties fo:border-bottom="none" fo:background-color="#f0dfbb"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93"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47.34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4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78.84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47.32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63.08pt" fo:min-width="82.2pt" fo:padding-top="2.83pt" fo:padding-bottom="2.83pt" fo:padding-left="2.83pt" fo:padding-right="2.83pt" draw:shadow="hidden" draw:shadow-offset-x="2.83pt" draw:shadow-offset-y="2.83pt" draw:caption-escape-direction="auto"/>
    </style:style>
    <style:style style:name="gr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15.82pt" fo:min-width="82.2pt" fo:padding-top="2.83pt" fo:padding-bottom="2.83pt" fo:padding-left="2.83pt" fo:padding-right="2.83pt" draw:shadow="hidden" draw:shadow-offset-x="2.83pt" draw:shadow-offset-y="2.83pt" draw:caption-escape-direction="auto"/>
    </style:style>
    <style:style style:name="gr10"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31.56pt" fo:min-width="82.2pt" fo:padding-top="2.83pt" fo:padding-bottom="2.83pt" fo:padding-left="2.83pt" fo:padding-right="2.83pt" draw:shadow="hidden" draw:shadow-offset-x="2.83pt" draw:shadow-offset-y="2.83pt" draw:caption-escape-direction="auto"/>
    </style:style>
    <style:style style:name="gr1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7pt" fo:min-width="82.2pt" fo:padding-top="2.83pt" fo:padding-bottom="2.83pt" fo:padding-left="2.83pt" fo:padding-right="2.83pt" draw:shadow="hidden" draw:shadow-offset-x="2.83pt" draw:shadow-offset-y="2.83pt" draw:caption-escape-direction="auto"/>
    </style:style>
    <style:style style:name="gr1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0.09pt" fo:min-width="82.2pt" fo:padding-top="2.83pt" fo:padding-bottom="2.83pt" fo:padding-left="2.83pt" fo:padding-right="2.83pt" draw:shadow="hidden" draw:shadow-offset-x="2.83pt" draw:shadow-offset-y="2.83pt" draw:caption-escape-direction="auto"/>
    </style:style>
    <style:style style:name="gr1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0.06pt" fo:min-width="82.2pt" fo:padding-top="2.83pt" fo:padding-bottom="2.83pt" fo:padding-left="2.83pt" fo:padding-right="2.83pt" draw:shadow="hidden" draw:shadow-offset-x="2.83pt" draw:shadow-offset-y="2.83pt" draw:caption-escape-direction="auto"/>
    </style:style>
    <style:style style:name="gr1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5pt" fo:min-width="82.2pt" fo:padding-top="2.83pt" fo:padding-bottom="2.83pt" fo:padding-left="2.83pt" fo:padding-right="2.83pt" draw:shadow="hidden" draw:shadow-offset-x="2.83pt" draw:shadow-offset-y="2.83pt" draw:caption-escape-direction="auto"/>
    </style:style>
    <style:style style:name="gr1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gr1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6pt" fo:min-width="82.2pt" fo:padding-top="2.83pt" fo:padding-bottom="2.83pt" fo:padding-left="2.83pt" fo:padding-right="2.83pt" draw:shadow="hidden" draw:shadow-offset-x="2.83pt" draw:shadow-offset-y="2.83pt" draw:caption-escape-direction="auto"/>
    </style:style>
    <style:style style:name="gr1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pt" fo:min-width="82.2pt" fo:padding-top="2.83pt" fo:padding-bottom="2.83pt" fo:padding-left="2.83pt" fo:padding-right="2.83pt" draw:shadow="hidden" draw:shadow-offset-x="2.83pt" draw:shadow-offset-y="2.83pt" draw:caption-escape-direction="auto"/>
    </style:style>
    <style:style style:name="gr1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2.84pt" fo:min-width="82.2pt" fo:padding-top="2.83pt" fo:padding-bottom="2.83pt" fo:padding-left="2.83pt" fo:padding-right="2.83pt" draw:shadow="hidden" draw:shadow-offset-x="2.83pt" draw:shadow-offset-y="2.83pt" draw:caption-escape-direction="auto"/>
    </style:style>
    <style:style style:name="gr1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3pt" fo:min-width="82.2pt" fo:padding-top="2.83pt" fo:padding-bottom="2.83pt" fo:padding-left="2.83pt" fo:padding-right="2.83pt" draw:shadow="hidden" draw:shadow-offset-x="2.83pt" draw:shadow-offset-y="2.83pt" draw:caption-escape-direction="auto"/>
    </style:style>
    <style:style style:name="gr20"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31.58pt" fo:min-width="82.2pt" fo:padding-top="2.83pt" fo:padding-bottom="2.83pt" fo:padding-left="2.83pt" fo:padding-right="2.83pt" draw:shadow="hidden" draw:shadow-offset-x="2.83pt" draw:shadow-offset-y="2.83pt" draw:caption-escape-direction="auto"/>
    </style:style>
    <style:style style:name="gr2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4.57pt" fo:min-width="82.2pt" fo:padding-top="2.83pt" fo:padding-bottom="2.83pt" fo:padding-left="2.83pt" fo:padding-right="2.83pt" draw:shadow="hidden" draw:shadow-offset-x="2.83pt" draw:shadow-offset-y="2.83pt" draw:caption-escape-direction="auto"/>
    </style:style>
    <style:style style:name="gr2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78.81pt" fo:min-width="82.2pt" fo:padding-top="2.83pt" fo:padding-bottom="2.83pt" fo:padding-left="2.83pt" fo:padding-right="2.83pt" draw:shadow="hidden" draw:shadow-offset-x="2.83pt" draw:shadow-offset-y="2.83pt" draw:caption-escape-direction="auto"/>
    </style:style>
    <style:style style:name="gr2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714.3pt" fo:min-width="82.2pt" fo:padding-top="2.83pt" fo:padding-bottom="2.83pt" fo:padding-left="2.83pt" fo:padding-right="2.83pt" draw:shadow="hidden" draw:shadow-offset-x="2.83pt" draw:shadow-offset-y="2.83pt" draw:caption-escape-direction="auto"/>
    </style:style>
    <style:style style:name="gr2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26.06pt" fo:min-width="82.2pt" fo:padding-top="2.83pt" fo:padding-bottom="2.83pt" fo:padding-left="2.83pt" fo:padding-right="2.83pt" draw:shadow="hidden" draw:shadow-offset-x="2.83pt" draw:shadow-offset-y="2.83pt" draw:caption-escape-direction="auto"/>
    </style:style>
    <style:style style:name="gr2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20.57pt" fo:min-width="82.2pt" fo:padding-top="2.83pt" fo:padding-bottom="2.83pt" fo:padding-left="2.83pt" fo:padding-right="2.83pt" draw:shadow="hidden" draw:shadow-offset-x="2.83pt" draw:shadow-offset-y="2.83pt" draw:caption-escape-direction="auto"/>
    </style:style>
    <style:style style:name="gr2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52.09pt" fo:min-width="82.2pt" fo:padding-top="2.83pt" fo:padding-bottom="2.83pt" fo:padding-left="2.83pt" fo:padding-right="2.83pt" draw:shadow="hidden" draw:shadow-offset-x="2.83pt" draw:shadow-offset-y="2.83pt" draw:caption-escape-direction="auto"/>
    </style:style>
    <style:style style:name="gr2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35.58pt" fo:min-width="82.2pt" fo:padding-top="2.83pt" fo:padding-bottom="2.83pt" fo:padding-left="2.83pt" fo:padding-right="2.83pt" draw:shadow="hidden" draw:shadow-offset-x="2.83pt" draw:shadow-offset-y="2.83pt" draw:caption-escape-direction="auto"/>
    </style:style>
    <style:style style:name="gr2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83.58pt" fo:min-width="82.2pt" fo:padding-top="2.83pt" fo:padding-bottom="2.83pt" fo:padding-left="2.83pt" fo:padding-right="2.83pt" draw:shadow="hidden" draw:shadow-offset-x="2.83pt" draw:shadow-offset-y="2.83pt" draw:caption-escape-direction="auto"/>
    </style:style>
    <style:style style:name="gr2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0.3pt" fo:min-width="82.2pt" fo:padding-top="2.83pt" fo:padding-bottom="2.83pt" fo:padding-left="2.83pt" fo:padding-right="2.83pt" draw:shadow="hidden" draw:shadow-offset-x="2.83pt" draw:shadow-offset-y="2.83pt" draw:caption-escape-direction="auto"/>
    </style:style>
    <style:style style:name="gr30"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73.32pt" fo:min-width="82.2pt" fo:padding-top="2.83pt" fo:padding-bottom="2.83pt" fo:padding-left="2.83pt" fo:padding-right="2.83pt" draw:shadow="hidden" draw:shadow-offset-x="2.83pt" draw:shadow-offset-y="2.83pt" draw:caption-escape-direction="auto"/>
    </style:style>
    <style:style style:name="gr3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26.09pt" fo:min-width="82.2pt" fo:padding-top="2.83pt" fo:padding-bottom="2.83pt" fo:padding-left="2.83pt" fo:padding-right="2.83pt" draw:shadow="hidden" draw:shadow-offset-x="2.83pt" draw:shadow-offset-y="2.83pt" draw:caption-escape-direction="auto"/>
    </style:style>
    <style:style style:name="gr3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57.56pt" fo:min-width="82.2pt" fo:padding-top="2.83pt" fo:padding-bottom="2.83pt" fo:padding-left="2.83pt" fo:padding-right="2.83pt" draw:shadow="hidden" draw:shadow-offset-x="2.83pt" draw:shadow-offset-y="2.83pt" draw:caption-escape-direction="auto"/>
    </style:style>
    <style:style style:name="gr3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446.57pt" fo:min-width="82.2pt" fo:padding-top="2.83pt" fo:padding-bottom="2.83pt" fo:padding-left="2.83pt" fo:padding-right="2.83pt" draw:shadow="hidden" draw:shadow-offset-x="2.83pt" draw:shadow-offset-y="2.83pt" draw:caption-escape-direction="auto"/>
    </style:style>
    <style:style style:name="gr3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430.81pt" fo:min-width="82.2pt" fo:padding-top="2.83pt" fo:padding-bottom="2.83pt" fo:padding-left="2.83pt" fo:padding-right="2.83pt" draw:shadow="hidden" draw:shadow-offset-x="2.83pt" draw:shadow-offset-y="2.83pt" draw:caption-escape-direction="auto"/>
    </style:style>
    <style:style style:name="gr3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57.58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gic" table:style-name="ta1">
        <office:forms form:automatic-focus="false" form:apply-design-mode="false"/>
        <table:table-column table:style-name="co1" table:default-cell-style-name="Default"/>
        <table:table-column table:style-name="co2" table:default-cell-style-name="Default"/>
        <table:table-column table:style-name="co1" table:number-columns-repeated="3" table:default-cell-style-name="Default"/>
        <table:table-column table:style-name="co3" table:default-cell-style-name="Default"/>
        <table:table-column table:style-name="co1" table:number-columns-repeated="1018" table:default-cell-style-name="Default"/>
        <table:table-row table:style-name="ro1">
          <table:table-cell table:style-name="ce1" office:value-type="string" calcext:value-type="string" table:number-columns-spanned="16" table:number-rows-spanned="2">
            <text:p><text:a xlink:href="https://docs.google.com/spreadsheets/d/1YPjicBYONAtoduyoamiwlVpsV_k1Ki2XzNCAnar5d4Y/edit?usp=sharing" xlink:type="simple">Hey guys, New spreadsheet can be found here</text:a></text:p>
          </table:table-cell>
          <table:covered-table-cell table:number-columns-repeated="14" table:style-name="ce15"/>
          <table:covered-table-cell table:style-name="ce68"/>
          <table:table-cell table:number-columns-repeated="1008"/>
        </table:table-row>
        <table:table-row table:style-name="ro2">
          <table:covered-table-cell table:style-name="ce2"/>
          <table:covered-table-cell table:number-columns-repeated="14" table:style-name="ce16"/>
          <table:covered-table-cell table:style-name="ce34"/>
          <table:table-cell table:number-columns-repeated="1008"/>
        </table:table-row>
        <table:table-row table:style-name="ro3">
          <table:table-cell table:style-name="ce3" office:value-type="string" calcext:value-type="string" table:number-columns-spanned="4" table:number-rows-spanned="1">
            <text:p>Consumable Items</text:p>
          </table:table-cell>
          <table:covered-table-cell table:number-columns-repeated="2" table:style-name="ce17"/>
          <table:covered-table-cell table:style-name="ce18"/>
          <table:table-cell table:style-name="ce39" office:value-type="string" calcext:value-type="string" table:number-columns-spanned="4" table:number-rows-spanned="1">
            <text:p>Combat Items</text:p>
          </table:table-cell>
          <table:covered-table-cell table:number-columns-repeated="2" table:style-name="ce17"/>
          <table:covered-table-cell table:style-name="ce18"/>
          <table:table-cell table:style-name="ce49" office:value-type="string" calcext:value-type="string" table:number-columns-spanned="4" table:number-rows-spanned="1">
            <text:p>Custom Items</text:p>
          </table:table-cell>
          <table:covered-table-cell table:number-columns-repeated="3" table:style-name="ce17"/>
          <table:table-cell table:style-name="ce58" office:value-type="string" calcext:value-type="string" table:number-columns-spanned="4" table:number-rows-spanned="1">
            <text:p>Low Level Custom Items</text:p>
          </table:table-cell>
          <table:covered-table-cell table:number-columns-repeated="3" table:style-name="ce17"/>
          <table:table-cell table:number-columns-repeated="1008"/>
        </table:table-row>
        <table:table-row table:style-name="ro3">
          <table:table-cell table:style-name="ce4" office:value-type="string" calcext:value-type="string" table:number-columns-spanned="2" table:number-rows-spanned="1">
            <text:p>Name</text:p>
          </table:table-cell>
          <table:covered-table-cell table:style-name="ce18"/>
          <table:table-cell table:style-name="ce4" office:value-type="string" calcext:value-type="string">
            <text:p>Price</text:p>
          </table:table-cell>
          <table:table-cell table:style-name="ce4" office:value-type="string" calcext:value-type="string">
            <text:p>Rarity</text:p>
          </table:table-cell>
          <table:table-cell table:style-name="ce40" office:value-type="string" calcext:value-type="string" table:number-columns-spanned="2" table:number-rows-spanned="1">
            <text:p>Name</text:p>
          </table:table-cell>
          <table:covered-table-cell table:style-name="ce18"/>
          <table:table-cell table:style-name="ce40" office:value-type="string" calcext:value-type="string">
            <text:p>Price</text:p>
          </table:table-cell>
          <table:table-cell table:style-name="ce40" office:value-type="string" calcext:value-type="string">
            <text:p>Rarity</text:p>
          </table:table-cell>
          <table:table-cell table:style-name="ce50" office:value-type="string" calcext:value-type="string" table:number-columns-spanned="2" table:number-rows-spanned="1">
            <text:p>Name</text:p>
          </table:table-cell>
          <table:covered-table-cell table:style-name="ce18"/>
          <table:table-cell table:style-name="ce50" office:value-type="string" calcext:value-type="string">
            <text:p>Price</text:p>
          </table:table-cell>
          <table:table-cell table:style-name="ce50" office:value-type="string" calcext:value-type="string">
            <text:p>Rarity</text:p>
          </table:table-cell>
          <table:table-cell table:style-name="ce59" office:value-type="string" calcext:value-type="string" table:number-columns-spanned="2" table:number-rows-spanned="1">
            <text:p>Name</text:p>
          </table:table-cell>
          <table:covered-table-cell table:style-name="ce18"/>
          <table:table-cell table:style-name="ce59" office:value-type="string" calcext:value-type="string">
            <text:p>Price</text:p>
          </table:table-cell>
          <table:table-cell table:style-name="ce59" office:value-type="string" calcext:value-type="string">
            <text:p>Rarity</text:p>
          </table:table-cell>
          <table:table-cell table:number-columns-repeated="1008"/>
        </table:table-row>
        <table:table-row table:style-name="ro3">
          <table:table-cell table:style-name="ce5" office:value-type="string" calcext:value-type="string" table:number-columns-spanned="2" table:number-rows-spanned="1">
            <office:annotation draw:style-name="gr1" draw:text-style-name="P2" svg:width="286.16pt" svg:height="308.01pt" svg:x="81.38pt" svg:y="31.24pt" draw:caption-point-x="64.18pt" draw:caption-point-y="54.54pt">
              <dc:date>2024-03-12T00:00:00</dc:date>
              <text:p text:style-name="P1">A spell scroll bears the words of a single spell, written as a mystical cipher. If the spell is on your class's spell list, you can read the scroll and cast its spell without having to provide any of the spell's components. Otherwise, the scroll is unintelligible. Casting the spell by reading the scroll requires the spell's normal casting time. Once the spell is cast, the words on the scroll fade, and it crumbles to dust. If the casting is interrupted, the scroll is not lost.</text:p>
              <text:p text:style-name="P1"/>
              <text:p text:style-name="P1">If the spell is on your class's spell list but of a higher level than you can normally cast, you must make an ability check using your spellcasting ability to determine whether you cast it successfully. The DC equals 10. On a failed check, the spell disappears from the scroll with no other effect.</text:p>
              <text:p text:style-name="P1"/>
              <text:p text:style-name="P1">Once the spell is cast, the words on the scroll fade, and the scroll itself crumbles to dust.</text:p>
              <text:p text:style-name="P1"/>
              <text:p text:style-name="P1">A spell cast from this scroll has a save DC of 13 and an attack bonus of +5.</text:p>
              <text:p text:style-name="P1"/>
              <text:p text:style-name="P1">A wizard spell on a spell scroll can be copied just as spells in spellbooks can be copied. When a spell is copied from a spell scroll, the copier must succeed on an Intelligence (Arcana) check with a DC equal to 10. If the check succeeds, the spell is successfully copied. Whether the check succeeds or fails, the spell scroll is destroyed.</text:p>
            </office:annotation>
            <text:p>Spell Scroll Level 0</text:p>
          </table:table-cell>
          <table:covered-table-cell/>
          <table:table-cell table:style-name="ce19" office:value-type="string" calcext:value-type="string">
            <text:p>20 gp</text:p>
          </table:table-cell>
          <table:table-cell table:style-name="ce24" office:value-type="string" calcext:value-type="string">
            <text:p>Common</text:p>
          </table:table-cell>
          <table:table-cell table:style-name="ce41" office:value-type="string" calcext:value-type="string" table:number-columns-spanned="2" table:number-rows-spanned="1">
            <office:annotation draw:style-name="gr2" draw:text-style-name="P2" svg:width="284.06pt" svg:height="28.09pt" svg:x="367.54pt" svg:y="108.2pt" draw:caption-point-x="62.05pt" draw:caption-point-y="-22.42pt">
              <dc:date>2024-03-12T00:00:00</dc:date>
              <text:p text:style-name="P1">You have a +1 bonus to attack and damage rolls made with this weapon.</text:p>
            </office:annotation>
            <text:p>(+1) Weapon</text:p>
          </table:table-cell>
          <table:covered-table-cell/>
          <table:table-cell table:style-name="ce43" office:value-type="string" calcext:value-type="string">
            <text:p>1,000 gp</text:p>
          </table:table-cell>
          <table:table-cell table:style-name="ce44" office:value-type="string" calcext:value-type="string">
            <text:p>Uncommon</text:p>
          </table:table-cell>
          <table:table-cell table:style-name="ce51" office:value-type="string" calcext:value-type="string" table:number-columns-spanned="2" table:number-rows-spanned="1">
            <office:annotation draw:style-name="gr3" draw:text-style-name="P2" svg:width="280.6pt" svg:height="106.47pt" svg:x="651.6pt" svg:y="84.76pt" draw:caption-point-x="58.59pt" draw:caption-point-y="1.02pt">
              <dc:date>2024-03-12T00:00:00</dc:date>
              <text:p text:style-name="P1">This magical amulet serves as a ward for the soul. You cannot be possessed while you wear it; in addition, if you die, your soul enters the amulet for 7 days, during which time your body does not decay. While your soul is in the amulet, spells that restore you to life treat you as though you had died 1 round ago. If the amulet is destroyed while your soul is within it, your soul is annihilated forevermore</text:p>
              <text:p text:style-name="P1">(Requires Attunement)</text:p>
              <text:p text:style-name="P1"/>
            </office:annotation>
            <text:p>Amulet of Life Protection</text:p>
          </table:table-cell>
          <table:covered-table-cell/>
          <table:table-cell table:style-name="ce52" office:value-type="string" calcext:value-type="string">
            <text:p>9,000 gp</text:p>
          </table:table-cell>
          <table:table-cell table:style-name="ce53" office:value-type="string" calcext:value-type="string">
            <text:p>Rare</text:p>
          </table:table-cell>
          <table:table-cell table:style-name="ce60" office:value-type="string" calcext:value-type="string" table:number-columns-spanned="2" table:number-rows-spanned="1">
            <office:annotation draw:style-name="gr4" draw:text-style-name="P2" svg:width="280.6pt" svg:height="61.68pt" svg:x="932.2pt" svg:y="99.27pt" draw:caption-point-x="58.59pt" draw:caption-point-y="-13.49pt">
              <dc:date>2024-03-12T00:00:00</dc:date>
              <text:p text:style-name="P1">While you wear these boots, you have proficiency in Acrobatics. If you are already proficient, you can apply twice your proficiency bonus to Acrobatics checks. In addition, standing up from prone costs you no additional movement.</text:p>
              <text:p text:style-name="P1">(Requires attunement)</text:p>
            </office:annotation>
            <text:p>Nimble Boots</text:p>
          </table:table-cell>
          <table:covered-table-cell/>
          <table:table-cell table:style-name="ce65" office:value-type="string" calcext:value-type="string">
            <text:p>700 gp</text:p>
          </table:table-cell>
          <table:table-cell table:style-name="ce69" office:value-type="string" calcext:value-type="string">
            <text:p>Uncommon</text:p>
          </table:table-cell>
          <table:table-cell table:number-columns-repeated="1008"/>
        </table:table-row>
        <table:table-row table:style-name="ro3">
          <table:table-cell table:style-name="ce6" office:value-type="string" calcext:value-type="string" table:number-columns-spanned="2" table:number-rows-spanned="1">
            <office:annotation draw:style-name="gr5" draw:text-style-name="P2" svg:width="286.16pt" svg:height="330.41pt" svg:x="81.38pt" svg:y="51.56pt" draw:caption-point-x="64.18pt" draw:caption-point-y="49.95pt">
              <dc:date>2024-03-12T00:00:00</dc:date>
              <text:p text:style-name="P1">A spell scroll bears the words of a single spell, written as a mystical cipher. If the spell is on your class's spell list, you can read the scroll and cast its spell without having to provide any of the spell's components. Otherwise, the scroll is unintelligible. Casting the spell by reading the scroll requires the spell's normal casting time. Once the spell is cast, the words on the scroll fade, and it crumbles to dust. If the casting is interrupted, the scroll is not lost.</text:p>
              <text:p text:style-name="P1"/>
              <text:p text:style-name="P1">If the spell is on your class's spell list but of a higher level than you can normally cast, you must make an ability check using your spellcasting ability to determine whether you cast it successfully. The DC is 11. On a failed check, the spell disappears from the scroll with no other effect.</text:p>
              <text:p text:style-name="P1"/>
              <text:p text:style-name="P1">Once the spell is cast, the words on the scroll fade, and the scroll itself crumbles to dust.</text:p>
              <text:p text:style-name="P1"/>
              <text:p text:style-name="P1">A spell cast from this scroll has a save DC of 13 and an attack bonus of +5.</text:p>
              <text:p text:style-name="P1"/>
              <text:p text:style-name="P1">A wizard spell on a spell scroll can be copied just as spells in spellbooks can be copied. When a spell is copied from a spell scroll, the copier must succeed on a DC 11 Intelligence (Arcana) check. If the check succeeds, the spell is successfully copied. Whether the check succeeds or fails, the spell scroll is destroyed.</text:p>
              <text:p text:style-name="P1"/>
              <text:p text:style-name="P1"/>
            </office:annotation>
            <text:p>Spell Scroll Level 1</text:p>
          </table:table-cell>
          <table:covered-table-cell/>
          <table:table-cell table:style-name="ce19" office:value-type="string" calcext:value-type="string">
            <text:p>40 gp</text:p>
          </table:table-cell>
          <table:table-cell table:style-name="ce24" office:value-type="string" calcext:value-type="string">
            <text:p>Common</text:p>
          </table:table-cell>
          <table:table-cell table:style-name="ce41" office:value-type="string" calcext:value-type="string" table:number-columns-spanned="2" table:number-rows-spanned="1">
            <office:annotation draw:style-name="gr6" draw:text-style-name="P2" svg:width="284.06pt" svg:height="28.09pt" svg:x="367.54pt" svg:y="123.96pt" draw:caption-point-x="62.05pt" draw:caption-point-y="-22.45pt">
              <dc:date>2024-03-12T00:00:00</dc:date>
              <text:p text:style-name="P1">You have a +2 bonus to attack and damage rolls made with this weapon.</text:p>
            </office:annotation>
            <text:p>(+2) Weapon</text:p>
          </table:table-cell>
          <table:covered-table-cell/>
          <table:table-cell table:style-name="ce43" office:value-type="string" calcext:value-type="string">
            <text:p>3,000 gp</text:p>
          </table:table-cell>
          <table:table-cell table:style-name="ce45" office:value-type="string" calcext:value-type="string">
            <text:p>Rare</text:p>
          </table:table-cell>
          <table:table-cell table:style-name="ce51" office:value-type="string" calcext:value-type="string" table:number-columns-spanned="2" table:number-rows-spanned="1">
            <office:annotation draw:style-name="gr3" draw:text-style-name="P2" svg:width="280.6pt" svg:height="61.68pt" svg:x="651.6pt" svg:y="122.91pt" draw:caption-point-x="58.59pt" draw:caption-point-y="-21.4pt">
              <dc:date>2024-03-12T00:00:00</dc:date>
              <text:p text:style-name="P1">While you are attuned to this seal, you don't need to sleep, although you still need to rest to gain the benefits of a long rest.</text:p>
              <text:p text:style-name="P1">(Requires Attunement)</text:p>
              <text:p text:style-name="P1"/>
            </office:annotation>
            <text:p>Seal of the Moon</text:p>
          </table:table-cell>
          <table:covered-table-cell/>
          <table:table-cell table:style-name="ce52" office:value-type="string" calcext:value-type="string">
            <text:p>2,500 gp</text:p>
          </table:table-cell>
          <table:table-cell table:style-name="ce53" office:value-type="string" calcext:value-type="string">
            <text:p>Rare</text:p>
          </table:table-cell>
          <table:table-cell table:style-name="ce60" office:value-type="string" calcext:value-type="string" table:number-columns-spanned="2" table:number-rows-spanned="1">
            <office:annotation draw:style-name="gr3" draw:text-style-name="P2" svg:width="280.6pt" svg:height="72.88pt" svg:x="932.2pt" svg:y="117.33pt" draw:caption-point-x="58.59pt" draw:caption-point-y="-15.82pt">
              <dc:date>2024-03-12T00:00:00</dc:date>
              <text:p text:style-name="P1">This armor is designed to help you against creatures grappling you. When you are grappled, it magically secretes a slimy substance that doesn't hurt you</text:p>
              <text:p text:style-name="P1">or anything you wear or carry. Any creature grappling you takes 1d4 acid damage at the end of its Turn</text:p>
              <text:p text:style-name="P1">(Requires attunement)</text:p>
            </office:annotation>
            <text:p>Armor of Secretion</text:p>
          </table:table-cell>
          <table:covered-table-cell/>
          <table:table-cell table:style-name="ce65" office:value-type="string" calcext:value-type="string">
            <text:p>900 gp</text:p>
          </table:table-cell>
          <table:table-cell table:style-name="ce69" office:value-type="string" calcext:value-type="string">
            <text:p>Uncommon</text:p>
          </table:table-cell>
          <table:table-cell table:number-columns-repeated="1008"/>
        </table:table-row>
        <table:table-row table:style-name="ro3">
          <table:table-cell table:style-name="ce6" office:value-type="string" calcext:value-type="string" table:number-columns-spanned="2" table:number-rows-spanned="1">
            <office:annotation draw:style-name="gr7" draw:text-style-name="P2" svg:width="286.16pt" svg:height="308.01pt" svg:x="81.38pt" svg:y="62.76pt" draw:caption-point-x="64.18pt" draw:caption-point-y="54.51pt">
              <dc:date>2024-03-12T00:00:00</dc:date>
              <text:p text:style-name="P1">A spell scroll bears the words of a single spell, written as a mystical cipher. If the spell is on your class's spell list, you can read the scroll and cast its spell without having to provide any of the spell's components. Otherwise, the scroll is unintelligible. Casting the spell by reading the scroll requires the spell's normal casting time. Once the spell is cast, the words on the scroll fade, and it crumbles to dust. If the casting is interrupted, the scroll is not lost.</text:p>
              <text:p text:style-name="P1"/>
              <text:p text:style-name="P1">If the spell is on your class's spell list but of a higher level than you can normally cast, you must make an ability check using your spellcasting ability to determine whether you cast it successfully. The DC is 12. On a failed check, the spell disappears from the scroll with no other effect.</text:p>
              <text:p text:style-name="P1"/>
              <text:p text:style-name="P1">Once the spell is cast, the words on the scroll fade, and the scroll itself crumbles to dust.</text:p>
              <text:p text:style-name="P1"/>
              <text:p text:style-name="P1">A spell cast from this scroll has a save DC of 13 and an attack bonus of +5.</text:p>
              <text:p text:style-name="P1"/>
              <text:p text:style-name="P1">A wizard spell on a spell scroll can be copied just as spells in spellbooks can be copied. When a spell is copied from a spell scroll, the copier must succeed on a DC 12 Intelligence (Arcana) check. If the check succeeds, the spell is successfully copied. Whether the check succeeds or fails, the spell scroll is destroyed.</text:p>
            </office:annotation>
            <text:p>Spell Scroll Level 2</text:p>
          </table:table-cell>
          <table:covered-table-cell/>
          <table:table-cell table:style-name="ce19" office:value-type="string" calcext:value-type="string">
            <text:p>375 gp</text:p>
          </table:table-cell>
          <table:table-cell table:style-name="ce25" office:value-type="string" calcext:value-type="string">
            <text:p>Uncommon</text:p>
          </table:table-cell>
          <table:table-cell table:style-name="ce41" office:value-type="string" calcext:value-type="string" table:number-columns-spanned="2" table:number-rows-spanned="1">
            <office:annotation draw:style-name="gr6" draw:text-style-name="P2" svg:width="284.06pt" svg:height="28.09pt" svg:x="367.54pt" svg:y="139.72pt" draw:caption-point-x="62.05pt" draw:caption-point-y="-22.45pt">
              <dc:date>2024-03-12T00:00:00</dc:date>
              <text:p text:style-name="P1">You have a +3 bonus to attack and damage rolls made with this weapon.</text:p>
            </office:annotation>
            <text:p>(+3) Weapon</text:p>
          </table:table-cell>
          <table:covered-table-cell/>
          <table:table-cell table:style-name="ce43" office:value-type="string" calcext:value-type="string">
            <text:p>15,000 gp</text:p>
          </table:table-cell>
          <table:table-cell table:style-name="ce46" office:value-type="string" calcext:value-type="string">
            <text:p>Very Rare</text:p>
          </table:table-cell>
          <table:table-cell table:style-name="ce51" office:value-type="string" calcext:value-type="string" table:number-columns-spanned="2" table:number-rows-spanned="1">
            <office:annotation draw:style-name="gr8" draw:text-style-name="P2" svg:width="280.6pt" svg:height="168.75pt" svg:x="651.6pt" svg:y="140.26pt" draw:caption-point-x="58.59pt" draw:caption-point-y="-22.99pt">
              <dc:date>2024-03-12T00:00:00</dc:date>
              <text:p text:style-name="P1">You have a +2 bonus to attack and damage rolls made with this weapon.</text:p>
              <text:p text:style-name="P1"/>
              <text:p text:style-name="P1">Target takes an extra 1d4 psychic damage.</text:p>
              <text:p text:style-name="P1"/>
              <text:p text:style-name="P1">Throw Range 60/120</text:p>
              <text:p text:style-name="P1"/>
              <text:p text:style-name="P1">on a hit you may teleport adjacent to the creature, your movement then turns to 0.</text:p>
              <text:p text:style-name="P1"/>
              <text:p text:style-name="P1">you may use a bonus action to apparate the the dagger back to you if you are within 120ft from it.</text:p>
              <text:p text:style-name="P1">(Requires Attunement)</text:p>
            </office:annotation>
            <text:p>Blink Dagger</text:p>
          </table:table-cell>
          <table:covered-table-cell/>
          <table:table-cell table:style-name="ce52" office:value-type="string" calcext:value-type="string">
            <text:p>20,000 gp</text:p>
          </table:table-cell>
          <table:table-cell table:style-name="ce54" office:value-type="string" calcext:value-type="string">
            <text:p>Legendary</text:p>
          </table:table-cell>
          <table:table-cell table:style-name="ce60" office:value-type="string" calcext:value-type="string" table:number-columns-spanned="2" table:number-rows-spanned="1">
            <office:annotation draw:style-name="gr9" draw:text-style-name="P2" svg:width="280.6pt" svg:height="151.26pt" svg:x="932.2pt" svg:y="125.38pt" draw:caption-point-x="58.59pt" draw:caption-point-y="-8.11pt">
              <dc:date>2024-03-12T00:00:00</dc:date>
              <text:p text:style-name="P1">Simple leather glove, as a bonus action, one item held in the hand wearing the glove disappears. The item can weigh no more than 30 pounds and must be able to be held in one hand. While stored, the item has negligible weight. </text:p>
              <text:p text:style-name="P1"/>
              <text:p text:style-name="P1">Each glove can hold a separate item.</text:p>
              <text:p text:style-name="P1"/>
              <text:p text:style-name="P1">as a bonus action the item reappears. A glove can only store one item at a time. </text:p>
              <text:p text:style-name="P1"/>
              <text:p text:style-name="P1">The item is stored in a pocket dimension, if dispelled the items are thrown out from the gloves onto the floor in a square adjacent to the holder.</text:p>
            </office:annotation>
            <text:p>Gloves of Storing (Per Glove)</text:p>
          </table:table-cell>
          <table:covered-table-cell/>
          <table:table-cell table:style-name="ce65" office:value-type="string" calcext:value-type="string">
            <text:p>1,000 gp</text:p>
          </table:table-cell>
          <table:table-cell table:style-name="ce69" office:value-type="string" calcext:value-type="string">
            <text:p>Uncommon</text:p>
          </table:table-cell>
          <table:table-cell table:number-columns-repeated="1008"/>
        </table:table-row>
        <table:table-row table:style-name="ro3">
          <table:table-cell table:style-name="ce6" office:value-type="string" calcext:value-type="string" table:number-columns-spanned="2" table:number-rows-spanned="1">
            <office:annotation draw:style-name="gr1" draw:text-style-name="P2" svg:width="286.16pt" svg:height="308.01pt" svg:x="81.38pt" svg:y="78.49pt" draw:caption-point-x="64.18pt" draw:caption-point-y="54.54pt">
              <dc:date>2024-03-12T00:00:00</dc:date>
              <text:p text:style-name="P1">A spell scroll bears the words of a single spell, written as a mystical cipher. If the spell is on your class's spell list, you can read the scroll and cast its spell without having to provide any of the spell's components. Otherwise, the scroll is unintelligible. Casting the spell by reading the scroll requires the spell's normal casting time. Once the spell is cast, the words on the scroll fade, and it crumbles to dust. If the casting is interrupted, the scroll is not lost.</text:p>
              <text:p text:style-name="P1"/>
              <text:p text:style-name="P1">If the spell is on your class's spell list but of a higher level than you can normally cast, you must make an ability check using your spellcasting ability to determine whether you cast it successfully. The DC is 13. On a failed check, the spell disappears from the scroll with no other effect.</text:p>
              <text:p text:style-name="P1"/>
              <text:p text:style-name="P1">Once the spell is cast, the words on the scroll fade, and the scroll itself crumbles to dust.</text:p>
              <text:p text:style-name="P1"/>
              <text:p text:style-name="P1">A spell cast from this scroll has a save DC of 15 and an attack bonus of +7.</text:p>
              <text:p text:style-name="P1"/>
              <text:p text:style-name="P1">A wizard spell on a spell scroll can be copied just as spells in spellbooks can be copied. When a spell is copied from a spell scroll, the copier must succeed on a DC 13 Intelligence (Arcana) check. If the check succeeds, the spell is successfully copied. Whether the check succeeds or fails, the spell scroll is destroyed.</text:p>
            </office:annotation>
            <text:p>Spell Scroll Level 3</text:p>
          </table:table-cell>
          <table:covered-table-cell/>
          <table:table-cell table:style-name="ce19" office:value-type="string" calcext:value-type="string">
            <text:p>750 gp</text:p>
          </table:table-cell>
          <table:table-cell table:style-name="ce25" office:value-type="string" calcext:value-type="string">
            <text:p>Uncommon</text:p>
          </table:table-cell>
          <table:table-cell table:style-name="ce41" office:value-type="string" calcext:value-type="string" table:number-columns-spanned="2" table:number-rows-spanned="1">
            <office:annotation draw:style-name="gr2" draw:text-style-name="P2" svg:width="284.06pt" svg:height="27.01pt" svg:x="367.54pt" svg:y="155.99pt" draw:caption-point-x="62.05pt" draw:caption-point-y="-22.96pt">
              <dc:date>2024-03-12T00:00:00</dc:date>
              <text:p text:style-name="P1">You have a +1 bonus to AC while wearing this armor.</text:p>
            </office:annotation>
            <text:p>(+1) Armor</text:p>
          </table:table-cell>
          <table:covered-table-cell/>
          <table:table-cell table:style-name="ce43" office:value-type="string" calcext:value-type="string">
            <text:p>1,500 gp</text:p>
          </table:table-cell>
          <table:table-cell table:style-name="ce47" office:value-type="string" calcext:value-type="string">
            <text:p>Rare</text:p>
          </table:table-cell>
          <table:table-cell table:style-name="ce51" office:value-type="string" calcext:value-type="string" table:number-columns-spanned="2" table:number-rows-spanned="1">
            <office:annotation draw:style-name="gr4" draw:text-style-name="P2" svg:width="280.6pt" svg:height="42.75pt" svg:x="651.6pt" svg:y="155.99pt" draw:caption-point-x="58.59pt" draw:caption-point-y="-22.96pt">
              <dc:date>2024-03-12T00:00:00</dc:date>
              <text:p text:style-name="P1">Use an Action to cast the eldritch blast cantrip.</text:p>
              <text:p text:style-name="P1">(Can only be Attuned by Bards)</text:p>
            </office:annotation>
            <text:p>Eldritch Tin Whistle</text:p>
          </table:table-cell>
          <table:covered-table-cell/>
          <table:table-cell table:style-name="ce52" office:value-type="string" calcext:value-type="string">
            <text:p>1,500 gp</text:p>
          </table:table-cell>
          <table:table-cell table:style-name="ce53" office:value-type="string" calcext:value-type="string">
            <text:p>Rare</text:p>
          </table:table-cell>
          <table:table-cell table:style-name="ce60" office:value-type="string" calcext:value-type="string" table:number-columns-spanned="2" table:number-rows-spanned="1">
            <office:annotation draw:style-name="gr4" draw:text-style-name="P2" svg:width="280.6pt" svg:height="42.75pt" svg:x="932.2pt" svg:y="155.99pt" draw:caption-point-x="58.59pt" draw:caption-point-y="-22.96pt">
              <dc:date>2024-03-12T00:00:00</dc:date>
              <text:p text:style-name="P1">While wearing these wraps around your hands, you gain +1 to attack and damage rolls with unarmed strikes </text:p>
              <text:p text:style-name="P1">(the damage is not magical)</text:p>
            </office:annotation>
            <text:p>Fighter's Wraps</text:p>
          </table:table-cell>
          <table:covered-table-cell/>
          <table:table-cell table:style-name="ce65" office:value-type="string" calcext:value-type="string">
            <text:p>200 gp</text:p>
          </table:table-cell>
          <table:table-cell table:style-name="ce70" office:value-type="string" calcext:value-type="string">
            <text:p>Common</text:p>
          </table:table-cell>
          <table:table-cell table:number-columns-repeated="1008"/>
        </table:table-row>
        <table:table-row table:style-name="ro3">
          <table:table-cell table:style-name="ce6" office:value-type="string" calcext:value-type="string" table:number-columns-spanned="2" table:number-rows-spanned="1">
            <office:annotation draw:style-name="gr7" draw:text-style-name="P2" svg:width="286.16pt" svg:height="308.01pt" svg:x="81.38pt" svg:y="94.25pt" draw:caption-point-x="64.18pt" draw:caption-point-y="54.51pt">
              <dc:date>2024-03-12T00:00:00</dc:date>
              <text:p text:style-name="P1">A spell scroll bears the words of a single spell, written as a mystical cipher. If the spell is on your class's spell list, you can read the scroll and cast its spell without having to provide any of the spell's components. Otherwise, the scroll is unintelligible. Casting the spell by reading the scroll requires the spell's normal casting time. Once the spell is cast, the words on the scroll fade, and it crumbles to dust. If the casting is interrupted, the scroll is not lost.</text:p>
              <text:p text:style-name="P1"/>
              <text:p text:style-name="P1">If the spell is on your class's spell list but of a higher level than you can normally cast, you must make an ability check using your spellcasting ability to determine whether you cast it successfully. The DC is 14. On a failed check, the spell disappears from the scroll with no other effect.</text:p>
              <text:p text:style-name="P1"/>
              <text:p text:style-name="P1">Once the spell is cast, the words on the scroll fade, and the scroll itself crumbles to dust.</text:p>
              <text:p text:style-name="P1"/>
              <text:p text:style-name="P1">A spell cast from this scroll has a save DC of 15 and an attack bonus of +7.</text:p>
              <text:p text:style-name="P1"/>
              <text:p text:style-name="P1">A wizard spell on a spell scroll can be copied just as spells in spellbooks can be copied. When a spell is copied from a spell scroll, the copier must succeed on a DC 14 Intelligence (Arcana) check. If the check succeeds, the spell is successfully copied. Whether the check succeeds or fails, the spell scroll is destroyed.</text:p>
            </office:annotation>
            <text:p>Spell Scroll Level 4</text:p>
          </table:table-cell>
          <table:covered-table-cell/>
          <table:table-cell table:style-name="ce19" office:value-type="string" calcext:value-type="string">
            <text:p>3,750 gp</text:p>
          </table:table-cell>
          <table:table-cell table:style-name="ce26" office:value-type="string" calcext:value-type="string">
            <text:p>Rare</text:p>
          </table:table-cell>
          <table:table-cell table:style-name="ce41" office:value-type="string" calcext:value-type="string" table:number-columns-spanned="2" table:number-rows-spanned="1">
            <office:annotation draw:style-name="gr6" draw:text-style-name="P2" svg:width="284.06pt" svg:height="26.99pt" svg:x="367.54pt" svg:y="171.75pt" draw:caption-point-x="62.05pt" draw:caption-point-y="-22.99pt">
              <dc:date>2024-03-12T00:00:00</dc:date>
              <text:p text:style-name="P1">You have a +2 bonus to AC while wearing this armor.</text:p>
            </office:annotation>
            <text:p>(+2) Armor</text:p>
          </table:table-cell>
          <table:covered-table-cell/>
          <table:table-cell table:style-name="ce43" office:value-type="string" calcext:value-type="string">
            <text:p>4,000 gp</text:p>
          </table:table-cell>
          <table:table-cell table:style-name="ce46" office:value-type="string" calcext:value-type="string">
            <text:p>Very Rare</text:p>
          </table:table-cell>
          <table:table-cell table:style-name="ce51" office:value-type="string" calcext:value-type="string" table:number-columns-spanned="2" table:number-rows-spanned="1">
            <office:annotation draw:style-name="gr9" draw:text-style-name="P2" svg:width="280.6pt" svg:height="121.49pt" svg:x="651.6pt" svg:y="171.75pt" draw:caption-point-x="58.59pt" draw:caption-point-y="-22.99pt">
              <dc:date>2024-03-12T00:00:00</dc:date>
              <text:p text:style-name="P1">Zephyr can be any sword type.</text:p>
              <text:p text:style-name="P1"/>
              <text:p text:style-name="P1">A magical bladeless sword that gains the "Reach" property when attacking.</text:p>
              <text:p text:style-name="P1"/>
              <text:p text:style-name="P1">Target takes an extra 1d6 slashing damage.</text:p>
              <text:p text:style-name="P1"/>
              <text:p text:style-name="P1">(Requires Attunement)</text:p>
            </office:annotation>
            <text:p>Zephyr</text:p>
          </table:table-cell>
          <table:covered-table-cell/>
          <table:table-cell table:style-name="ce52" office:value-type="string" calcext:value-type="string">
            <text:p>3,0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7" draw:text-style-name="P2" svg:width="286.16pt" svg:height="308.01pt" svg:x="81.38pt" svg:y="110.01pt" draw:caption-point-x="64.18pt" draw:caption-point-y="54.51pt">
              <dc:date>2024-03-12T00:00:00</dc:date>
              <text:p text:style-name="P1">A spell scroll bears the words of a single spell, written as a mystical cipher. If the spell is on your class's spell list, you can read the scroll and cast its spell without having to provide any of the spell's components. Otherwise, the scroll is unintelligible. Casting the spell by reading the scroll requires the spell's normal casting time. Once the spell is cast, the words on the scroll fade, and it crumbles to dust. If the casting is interrupted, the scroll is not lost.</text:p>
              <text:p text:style-name="P1"/>
              <text:p text:style-name="P1">If the spell is on your class's spell list but of a higher level than you can normally cast, you must make an ability check using your spellcasting ability to determine whether you cast it successfully. The DC is 15. On a failed check, the spell disappears from the scroll with no other effect.</text:p>
              <text:p text:style-name="P1"/>
              <text:p text:style-name="P1">Once the spell is cast, the words on the scroll fade, and the scroll itself crumbles to dust.</text:p>
              <text:p text:style-name="P1"/>
              <text:p text:style-name="P1">A spell cast from this scroll has a save DC of 17 and an attack bonus of +9.</text:p>
              <text:p text:style-name="P1"/>
              <text:p text:style-name="P1">A wizard spell on a spell scroll can be copied just as spells in spellbooks can be copied. When a spell is copied from a spell scroll, the copier must succeed on a DC 15 Intelligence (Arcana) check. If the check succeeds, the spell is successfully copied. Whether the check succeeds or fails, the spell scroll is destroyed.</text:p>
            </office:annotation>
            <text:p>Spell Scroll Level 5</text:p>
          </table:table-cell>
          <table:covered-table-cell/>
          <table:table-cell table:style-name="ce19" office:value-type="string" calcext:value-type="string">
            <text:p>7.500 gp</text:p>
          </table:table-cell>
          <table:table-cell table:style-name="ce26" office:value-type="string" calcext:value-type="string">
            <text:p>Rare</text:p>
          </table:table-cell>
          <table:table-cell table:style-name="ce41" office:value-type="string" calcext:value-type="string" table:number-columns-spanned="2" table:number-rows-spanned="1">
            <office:annotation draw:style-name="gr6" draw:text-style-name="P2" svg:width="284.06pt" svg:height="26.99pt" svg:x="367.54pt" svg:y="187.51pt" draw:caption-point-x="62.05pt" draw:caption-point-y="-22.99pt">
              <dc:date>2024-03-12T00:00:00</dc:date>
              <text:p text:style-name="P1">You have a +3 bonus to AC while wearing this armor.</text:p>
            </office:annotation>
            <text:p>(+3) Armor</text:p>
          </table:table-cell>
          <table:covered-table-cell/>
          <table:table-cell table:style-name="ce43" office:value-type="string" calcext:value-type="string">
            <text:p>25,000 gp</text:p>
          </table:table-cell>
          <table:table-cell table:style-name="ce48" office:value-type="string" calcext:value-type="string">
            <text:p>Legendary</text:p>
          </table:table-cell>
          <table:table-cell table:style-name="ce51" office:value-type="string" calcext:value-type="string" table:number-columns-spanned="2" table:number-rows-spanned="1">
            <office:annotation draw:style-name="gr9" draw:text-style-name="P2" svg:width="280.6pt" svg:height="121.49pt" svg:x="651.6pt" svg:y="187.51pt" draw:caption-point-x="58.59pt" draw:caption-point-y="-22.99pt">
              <dc:date>2024-03-12T00:00:00</dc:date>
              <text:p text:style-name="P1">(Sword of any type)</text:p>
              <text:p text:style-name="P1">You have a +2 bonus to attack and damage rolls made with this weapon.</text:p>
              <text:p text:style-name="P1"/>
              <text:p text:style-name="P1">Gain 10 movment speed,</text:p>
              <text:p text:style-name="P1">as a bonus you can take the dash action.</text:p>
              <text:p text:style-name="P1"/>
              <text:p text:style-name="P1">(Requires Attunement)</text:p>
            </office:annotation>
            <text:p>Blade of Swiftness</text:p>
          </table:table-cell>
          <table:covered-table-cell/>
          <table:table-cell table:style-name="ce52" office:value-type="string" calcext:value-type="string">
            <text:p>20,000 gp</text:p>
          </table:table-cell>
          <table:table-cell table:style-name="ce54" office:value-type="string" calcext:value-type="string">
            <text:p>Legendary</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7" draw:text-style-name="P2" svg:width="286.16pt" svg:height="308.01pt" svg:x="81.38pt" svg:y="125.74pt" draw:caption-point-x="64.18pt" draw:caption-point-y="54.54pt">
              <dc:date>2024-03-12T00:00:00</dc:date>
              <text:p text:style-name="P1">A spell scroll bears the words of a single spell, written as a mystical cipher. If the spell is on your class's spell list, you can read the scroll and cast its spell without having to provide any of the spell's components. Otherwise, the scroll is unintelligible. Casting the spell by reading the scroll requires the spell's normal casting time. Once the spell is cast, the words on the scroll fade, and it crumbles to dust. If the casting is interrupted, the scroll is not lost.</text:p>
              <text:p text:style-name="P1"/>
              <text:p text:style-name="P1">If the spell is on your class's spell list but of a higher level than you can normally cast, you must make an ability check using your spellcasting ability to determine whether you cast it successfully. The DC is 16. On a failed check, the spell disappears from the scroll with no other effect.</text:p>
              <text:p text:style-name="P1"/>
              <text:p text:style-name="P1">Once the spell is cast, the words on the scroll fade, and the scroll itself crumbles to dust.</text:p>
              <text:p text:style-name="P1"/>
              <text:p text:style-name="P1">A spell cast from this scroll has a save DC of 17 and an attack bonus of +9.</text:p>
              <text:p text:style-name="P1"/>
              <text:p text:style-name="P1">A wizard spell on a spell scroll can be copied just as spells in spellbooks can be copied. When a spell is copied from a spell scroll, the copier must succeed on a DC 16 Intelligence (Arcana) check. If the check succeeds, the spell is successfully copied. Whether the check succeeds or fails, the spell scroll is destroyed.</text:p>
            </office:annotation>
            <text:p>Spell Scroll Level 6</text:p>
          </table:table-cell>
          <table:covered-table-cell/>
          <table:table-cell table:style-name="ce19" office:value-type="string" calcext:value-type="string">
            <text:p>22,500 gp</text:p>
          </table:table-cell>
          <table:table-cell table:style-name="ce27" office:value-type="string" calcext:value-type="string">
            <text:p>Very Rare</text:p>
          </table:table-cell>
          <table:table-cell table:style-name="ce41" office:value-type="string" calcext:value-type="string" table:number-columns-spanned="2" table:number-rows-spanned="1">
            <office:annotation draw:style-name="gr6" draw:text-style-name="P2" svg:width="284.06pt" svg:height="28.09pt" svg:x="367.54pt" svg:y="202.71pt" draw:caption-point-x="62.05pt" draw:caption-point-y="-22.42pt">
              <dc:date>2024-03-12T00:00:00</dc:date>
              <text:p text:style-name="P1">While holding this shield, you have a +1 bonus to AC. This bonus is in addition to the shield's normal bonus to AC.</text:p>
            </office:annotation>
            <text:p>(+1) Shield</text:p>
          </table:table-cell>
          <table:covered-table-cell/>
          <table:table-cell table:style-name="ce43" office:value-type="string" calcext:value-type="string">
            <text:p>1,000 gp</text:p>
          </table:table-cell>
          <table:table-cell table:style-name="ce44" office:value-type="string" calcext:value-type="string">
            <text:p>Uncommon</text:p>
          </table:table-cell>
          <table:table-cell table:style-name="ce51" office:value-type="string" calcext:value-type="string" table:number-columns-spanned="2" table:number-rows-spanned="1">
            <office:annotation draw:style-name="gr9" draw:text-style-name="P2" svg:width="280.6pt" svg:height="121.49pt" svg:x="651.6pt" svg:y="203.24pt" draw:caption-point-x="58.59pt" draw:caption-point-y="-22.96pt">
              <dc:date>2024-03-12T00:00:00</dc:date>
              <text:p text:style-name="P1">This Klein bottle contains 4 charges, you can use an Action to expend 1-4 charges, each charge heals 1d12 hit points.</text:p>
              <text:p text:style-name="P1"/>
              <text:p text:style-name="P1">At dawn the Klein bottle regains 1d4+1 charges, the Klein bottle can not exceed 4 charges.</text:p>
              <text:p text:style-name="P1"/>
              <text:p text:style-name="P1">If the Klein bottle has zero charges roll a d20, on a 1 it will shatter.</text:p>
              <text:p text:style-name="P1"/>
              <text:p text:style-name="P1">(Requires Attunement)</text:p>
            </office:annotation>
            <text:p>Felix's Endless Healing Elixir</text:p>
          </table:table-cell>
          <table:covered-table-cell/>
          <table:table-cell table:style-name="ce52" office:value-type="string" calcext:value-type="string">
            <text:p>15,000 gp</text:p>
          </table:table-cell>
          <table:table-cell table:style-name="ce54" office:value-type="string" calcext:value-type="string">
            <text:p>Legendary</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7" draw:text-style-name="P2" svg:width="286.16pt" svg:height="308.01pt" svg:x="81.38pt" svg:y="141.51pt" draw:caption-point-x="64.18pt" draw:caption-point-y="54.51pt">
              <dc:date>2024-03-12T00:00:00</dc:date>
              <text:p text:style-name="P1">A spell scroll bears the words of a single spell, written as a mystical cipher. If the spell is on your class's spell list, you can read the scroll and cast its spell without having to provide any of the spell's components. Otherwise, the scroll is unintelligible. Casting the spell by reading the scroll requires the spell's normal casting time. Once the spell is cast, the words on the scroll fade, and it crumbles to dust. If the casting is interrupted, the scroll is not lost.</text:p>
              <text:p text:style-name="P1"/>
              <text:p text:style-name="P1">If the spell is on your class's spell list but of a higher level than you can normally cast, you must make an ability check using your spellcasting ability to determine whether you cast it successfully. The DC is 17. On a failed check, the spell disappears from the scroll with no other effect.</text:p>
              <text:p text:style-name="P1"/>
              <text:p text:style-name="P1">Once the spell is cast, the words on the scroll fade, and the scroll itself crumbles to dust.</text:p>
              <text:p text:style-name="P1"/>
              <text:p text:style-name="P1">A spell cast from this scroll has a save DC of 18 and an attack bonus of +10.</text:p>
              <text:p text:style-name="P1"/>
              <text:p text:style-name="P1">A wizard spell on a spell scroll can be copied just as spells in spellbooks can be copied. When a spell is copied from a spell scroll, the copier must succeed on a DC 17 Intelligence (Arcana) check. If the check succeeds, the spell is successfully copied. Whether the check succeeds or fails, the spell scroll is destroyed.</text:p>
            </office:annotation>
            <text:p>Spell Scroll Level 7</text:p>
          </table:table-cell>
          <table:covered-table-cell/>
          <table:table-cell table:style-name="ce19" office:value-type="string" calcext:value-type="string">
            <text:p>25,000 gp</text:p>
          </table:table-cell>
          <table:table-cell table:style-name="ce27" office:value-type="string" calcext:value-type="string">
            <text:p>Very Rare</text:p>
          </table:table-cell>
          <table:table-cell table:style-name="ce41" office:value-type="string" calcext:value-type="string" table:number-columns-spanned="2" table:number-rows-spanned="1">
            <office:annotation draw:style-name="gr6" draw:text-style-name="P2" svg:width="284.06pt" svg:height="28.09pt" svg:x="367.54pt" svg:y="218.47pt" draw:caption-point-x="62.05pt" draw:caption-point-y="-22.45pt">
              <dc:date>2024-03-12T00:00:00</dc:date>
              <text:p text:style-name="P1">While holding this shield, you have a +2 bonus to AC. This bonus is in addition to the shield's normal bonus to AC.</text:p>
            </office:annotation>
            <text:p>(+2) Shield</text:p>
          </table:table-cell>
          <table:covered-table-cell/>
          <table:table-cell table:style-name="ce43" office:value-type="string" calcext:value-type="string">
            <text:p>4,000 gp</text:p>
          </table:table-cell>
          <table:table-cell table:style-name="ce47" office:value-type="string" calcext:value-type="string">
            <text:p>Rare</text:p>
          </table:table-cell>
          <table:table-cell table:style-name="ce51" office:value-type="string" calcext:value-type="string" table:number-columns-spanned="2" table:number-rows-spanned="1">
            <office:annotation draw:style-name="gr10" draw:text-style-name="P2" svg:width="280.6pt" svg:height="151.26pt" svg:x="651.6pt" svg:y="212pt" draw:caption-point-x="58.59pt" draw:caption-point-y="-15.99pt">
              <dc:date>2024-03-12T00:00:00</dc:date>
              <text:p text:style-name="P1">You have a +1 bonus to attack and damage rolls made with this Polearm.</text:p>
              <text:p text:style-name="P1"/>
              <text:p text:style-name="P1">This Chauve-Souris Polearm </text:p>
              <text:p text:style-name="P1">will allow it's wielder to use a bonus action to enter a defensive stance that lasts until the start of your next turn. While in your defensive stance, you can make opportunity attacks without using your reaction</text:p>
              <text:p text:style-name="P1"/>
              <text:p text:style-name="P1">1d10 piercing - Heavy, Reach, Two-Handed, Martial Weapon, Melee Weapon.</text:p>
              <text:p text:style-name="P1"/>
              <text:p text:style-name="P1">(Requires Attunement)</text:p>
            </office:annotation>
            <text:p>Lancers Iron Wall</text:p>
          </table:table-cell>
          <table:covered-table-cell/>
          <table:table-cell table:style-name="ce52" office:value-type="string" calcext:value-type="string">
            <text:p>10,000 gp</text:p>
          </table:table-cell>
          <table:table-cell table:style-name="ce55" office:value-type="string" calcext:value-type="string">
            <text:p>Very 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 draw:text-style-name="P2" svg:width="286.16pt" svg:height="308.01pt" svg:x="81.38pt" svg:y="157.24pt" draw:caption-point-x="64.18pt" draw:caption-point-y="54.54pt">
              <dc:date>2024-03-12T00:00:00</dc:date>
              <text:p text:style-name="P1">A spell scroll bears the words of a single spell, written as a mystical cipher. If the spell is on your class's spell list, you can read the scroll and cast its spell without having to provide any of the spell's components. Otherwise, the scroll is unintelligible. Casting the spell by reading the scroll requires the spell's normal casting time. Once the spell is cast, the words on the scroll fade, and it crumbles to dust. If the casting is interrupted, the scroll is not lost.</text:p>
              <text:p text:style-name="P1"/>
              <text:p text:style-name="P1">If the spell is on your class's spell list but of a higher level than you can normally cast, you must make an ability check using your spellcasting ability to determine whether you cast it successfully. The DC is 18. On a failed check, the spell disappears from the scroll with no other effect.</text:p>
              <text:p text:style-name="P1"/>
              <text:p text:style-name="P1">Once the spell is cast, the words on the scroll fade, and the scroll itself crumbles to dust.</text:p>
              <text:p text:style-name="P1"/>
              <text:p text:style-name="P1">A spell cast from this scroll has a save DC of 18 and an attack bonus of +10.</text:p>
              <text:p text:style-name="P1"/>
              <text:p text:style-name="P1">A wizard spell on a spell scroll can be copied just as spells in spellbooks can be copied. When a spell is copied from a spell scroll, the copier must succeed on a DC 18 Intelligence (Arcana) check. If the check succeeds, the spell is successfully copied. Whether the check succeeds or fails, the spell scroll is destroyed.</text:p>
            </office:annotation>
            <text:p>Spell Scroll Level 8</text:p>
          </table:table-cell>
          <table:covered-table-cell/>
          <table:table-cell table:style-name="ce19" office:value-type="string" calcext:value-type="string">
            <text:p>75,000 gp</text:p>
          </table:table-cell>
          <table:table-cell table:style-name="ce27" office:value-type="string" calcext:value-type="string">
            <text:p>Very Rare</text:p>
          </table:table-cell>
          <table:table-cell table:style-name="ce41" office:value-type="string" calcext:value-type="string" table:number-columns-spanned="2" table:number-rows-spanned="1">
            <office:annotation draw:style-name="gr2" draw:text-style-name="P2" svg:width="284.06pt" svg:height="28.09pt" svg:x="367.54pt" svg:y="234.2pt" draw:caption-point-x="62.05pt" draw:caption-point-y="-22.42pt">
              <dc:date>2024-03-12T00:00:00</dc:date>
              <text:p text:style-name="P1">While holding this shield, you have a +3 bonus to AC. This bonus is in addition to the shield's normal bonus to AC.</text:p>
            </office:annotation>
            <text:p>(+3) Shield</text:p>
          </table:table-cell>
          <table:covered-table-cell/>
          <table:table-cell table:style-name="ce43" office:value-type="string" calcext:value-type="string">
            <text:p>25,000 gp</text:p>
          </table:table-cell>
          <table:table-cell table:style-name="ce48" office:value-type="string" calcext:value-type="string">
            <text:p>Legendary</text:p>
          </table:table-cell>
          <table:table-cell table:style-name="ce51" office:value-type="string" calcext:value-type="string" table:number-columns-spanned="2" table:number-rows-spanned="1">
            <office:annotation draw:style-name="gr9" draw:text-style-name="P2" svg:width="280.6pt" svg:height="121.49pt" svg:x="651.6pt" svg:y="234.74pt" draw:caption-point-x="58.59pt" draw:caption-point-y="-22.96pt">
              <dc:date>2024-03-12T00:00:00</dc:date>
              <text:p text:style-name="P1">You have a +1 bonus to attack and damage rolls made with this weapon.</text:p>
              <text:p text:style-name="P1"/>
              <text:p text:style-name="P1">As a bonus action you speak the command word to turn this shortsword into a bladed whip.</text:p>
              <text:p text:style-name="P1"/>
              <text:p text:style-name="P1">Bladed Whip:</text:p>
              <text:p text:style-name="P1">Martial Weapon, Melee Weapon.</text:p>
              <text:p text:style-name="P1">1d6 slashing - finesse, reach.</text:p>
            </office:annotation>
            <text:p>Razertail</text:p>
          </table:table-cell>
          <table:covered-table-cell/>
          <table:table-cell table:style-name="ce52" office:value-type="string" calcext:value-type="string">
            <text:p>2,0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7" draw:text-style-name="P2" svg:width="286.16pt" svg:height="308.01pt" svg:x="81.38pt" svg:y="173pt" draw:caption-point-x="64.18pt" draw:caption-point-y="54.51pt">
              <dc:date>2024-03-12T00:00:00</dc:date>
              <text:p text:style-name="P1">A spell scroll bears the words of a single spell, written as a mystical cipher. If the spell is on your class's spell list, you can read the scroll and cast its spell without having to provide any of the spell's components. Otherwise, the scroll is unintelligible. Casting the spell by reading the scroll requires the spell's normal casting time. Once the spell is cast, the words on the scroll fade, and it crumbles to dust. If the casting is interrupted, the scroll is not lost.</text:p>
              <text:p text:style-name="P1"/>
              <text:p text:style-name="P1">If the spell is on your class's spell list but of a higher level than you can normally cast, you must make an ability check using your spellcasting ability to determine whether you cast it successfully. The DC is 19. On a failed check, the spell disappears from the scroll with no other effect.</text:p>
              <text:p text:style-name="P1"/>
              <text:p text:style-name="P1">Once the spell is cast, the words on the scroll fade, and the scroll itself crumbles to dust.</text:p>
              <text:p text:style-name="P1"/>
              <text:p text:style-name="P1">A spell cast from this scroll has a save DC of 19 and an attack bonus of +11.</text:p>
              <text:p text:style-name="P1"/>
              <text:p text:style-name="P1">A wizard spell on a spell scroll can be copied just as spells in spellbooks can be copied. When a spell is copied from a spell scroll, the copier must succeed on a DC 19 Intelligence (Arcana) check. If the check succeeds, the spell is successfully copied. Whether the check succeeds or fails, the spell scroll is destroyed.</text:p>
            </office:annotation>
            <text:p>Spell Scroll Level 9</text:p>
          </table:table-cell>
          <table:covered-table-cell/>
          <table:table-cell table:style-name="ce19" office:value-type="string" calcext:value-type="string">
            <text:p>375,000 gp</text:p>
          </table:table-cell>
          <table:table-cell table:style-name="ce28" office:value-type="string" calcext:value-type="string">
            <text:p>Legendary</text:p>
          </table:table-cell>
          <table:table-cell table:style-name="ce41" office:value-type="string" calcext:value-type="string" table:number-columns-spanned="2" table:number-rows-spanned="1">
            <office:annotation draw:style-name="gr6" draw:text-style-name="P2" svg:width="284.06pt" svg:height="28.09pt" svg:x="367.54pt" svg:y="249.96pt" draw:caption-point-x="62.05pt" draw:caption-point-y="-22.45pt">
              <dc:date>2024-03-12T00:00:00</dc:date>
              <text:p text:style-name="P1">When you roll a 20 with this magic weapon, the target takes an extra 7 of its damage type</text:p>
            </office:annotation>
            <text:p>Vicious Weapon</text:p>
          </table:table-cell>
          <table:covered-table-cell/>
          <table:table-cell table:style-name="ce43" office:value-type="string" calcext:value-type="string">
            <text:p>350 gp</text:p>
          </table:table-cell>
          <table:table-cell table:style-name="ce47" office:value-type="string" calcext:value-type="string">
            <text:p>Rare</text:p>
          </table:table-cell>
          <table:table-cell table:style-name="ce51" office:value-type="string" calcext:value-type="string" table:number-columns-spanned="2" table:number-rows-spanned="1">
            <office:annotation draw:style-name="gr7" draw:text-style-name="P2" svg:width="280.6pt" svg:height="152.99pt" svg:x="651.6pt" svg:y="250.5pt" draw:caption-point-x="58.59pt" draw:caption-point-y="-22.99pt">
              <dc:date>2024-03-12T00:00:00</dc:date>
              <text:p text:style-name="P1">You gain a +1 bonus to AC and saving throws while you wear this crown.</text:p>
              <text:p text:style-name="P1"/>
              <text:p text:style-name="P1">• You gain proficiency in the Investigation skill.</text:p>
              <text:p text:style-name="P1">If you’re already proficient in </text:p>
              <text:p text:style-name="P1">Investigation, your proficiency bonus is doubled.</text:p>
              <text:p text:style-name="P1"/>
              <text:p text:style-name="P1">• when you make an insight check for the purpose of detecting deception, you automatically pass.</text:p>
              <text:p text:style-name="P1"/>
              <text:p text:style-name="P1">(Requires Attunement)</text:p>
            </office:annotation>
            <text:p>Crown of Gilgamesh</text:p>
          </table:table-cell>
          <table:covered-table-cell/>
          <table:table-cell table:style-name="ce52" office:value-type="string" calcext:value-type="string">
            <text:p>45,000 gp</text:p>
          </table:table-cell>
          <table:table-cell table:style-name="ce54" office:value-type="string" calcext:value-type="string">
            <text:p>Legendary</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1" draw:text-style-name="P2" svg:width="286.16pt" svg:height="162.45pt" svg:x="81.38pt" svg:y="222.15pt" draw:caption-point-x="64.18pt" draw:caption-point-y="21.12pt">
              <dc:date>2024-03-12T00:00:00</dc:date>
              <text:p text:style-name="P1">Using an action to read the scroll encloses you in an invisible barrier that extends from you to form a 5-foot-radius, 10-foot-high cylinder. For 5 minutes, this barrier prevents a type of creature from entering or affecting anything within the cylinder. The cylinder moves with you and remains centered on you. However, if you move in such a way that an aberration would be inside the cylinder, the effect ends. A creature can attempt to overcome the barrier by using an action to make a DC 15 Charisma check. On a success, the creature ceases to be affected by the barrier.</text:p>
              <text:p text:style-name="P1"/>
              <text:p text:style-name="P1">Types of creatures you can use.</text:p>
              <text:p text:style-name="P1">(Aberrations, Beasts, Celestials, Elementals, Fey, Fiends, Plants, Undead)</text:p>
            </office:annotation>
            <text:p>Scroll of Protection</text:p>
          </table:table-cell>
          <table:covered-table-cell/>
          <table:table-cell table:style-name="ce19" office:value-type="string" calcext:value-type="string">
            <text:p>20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4" draw:text-style-name="P2" svg:width="284.06pt" svg:height="61.68pt" svg:x="367.54pt" svg:y="256.79pt" draw:caption-point-x="62.05pt" draw:caption-point-y="-13.52pt">
              <dc:date>2024-03-12T00:00:00</dc:date>
              <text:p text:style-name="P1">When you attack a creature with this magic weapon and roll a 20 on the attack roll, that target takes an extra 10 necrotic damage if it isn't a construct or an undead. You also gain 10 temporary hit points.</text:p>
              <text:p text:style-name="P1">(Requires Attunement)</text:p>
            </office:annotation>
            <text:p>Sword of Life-Stealing</text:p>
          </table:table-cell>
          <table:covered-table-cell/>
          <table:table-cell table:style-name="ce43" office:value-type="string" calcext:value-type="string">
            <text:p>1,000 gp</text:p>
          </table:table-cell>
          <table:table-cell table:style-name="ce47" office:value-type="string" calcext:value-type="string">
            <text:p>Rare</text:p>
          </table:table-cell>
          <table:table-cell table:style-name="ce51" office:value-type="string" calcext:value-type="string" table:number-columns-spanned="2" table:number-rows-spanned="1">
            <office:annotation draw:style-name="gr10" draw:text-style-name="P2" svg:width="280.6pt" svg:height="137.23pt" svg:x="651.6pt" svg:y="266.26pt" draw:caption-point-x="58.59pt" draw:caption-point-y="-22.99pt">
              <dc:date>2024-03-12T00:00:00</dc:date>
              <text:p text:style-name="P1">While wearing this mask you gain the following benefits:</text:p>
              <text:p text:style-name="P1"/>
              <text:p text:style-name="P1">• Increase your Charisma score by 2</text:p>
              <text:p text:style-name="P1"/>
              <text:p text:style-name="P1">• You gain proficiency in the Deception and Persuasion skills. </text:p>
              <text:p text:style-name="P1">If you’re already proficient in </text:p>
              <text:p text:style-name="P1">either skill, your proficiency bonus is doubled for any check you make with that skill.</text:p>
              <text:p text:style-name="P1">(Requires Attunement)</text:p>
            </office:annotation>
            <text:p>Visage</text:p>
          </table:table-cell>
          <table:covered-table-cell/>
          <table:table-cell table:style-name="ce52" office:value-type="string" calcext:value-type="string">
            <text:p>3,0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 draw:text-style-name="P2" svg:width="286.16pt" svg:height="319.21pt" svg:x="81.38pt" svg:y="198.91pt" draw:caption-point-x="64.18pt" draw:caption-point-y="60.12pt">
              <dc:date>2024-03-12T00:00:00</dc:date>
              <text:p text:style-name="P1">Typically found in 1d4 pots inside a fine wooden box with a brush (weighing 1 pound in total), these pigments allow you to create three-dimensional objects by painting them in two dimensions. The paint flows from the brush to form the desired object as you concentrate on its image.</text:p>
              <text:p text:style-name="P1"/>
              <text:p text:style-name="P1">Each pot of paint is sufficient to cover 1,000 square feet of a surface, which lets you create inanimate objects or terrain features-such as a door, a pit, flowers, trees, cells, rooms, or weapons- that are up to 10,000 cubic feet. It takes 10 minutes to cover 100 square feet.</text:p>
              <text:p text:style-name="P1"/>
              <text:p text:style-name="P1">When you complete the painting, the object or terrain feature depicted becomes a real, nonmagical object. Thus, painting a door on a wall creates an actual door that can be opened to whatever is beyond. Painting a pit on a floor creates a real pit, and its depth counts against the total area of objects you create.</text:p>
              <text:p text:style-name="P1"/>
              <text:p text:style-name="P1">Nothing created by the pigments can have a value greater than 25 gp. If you paint an object of greater value (such as a diamond or a pile of gold), the object looks authentic, but close inspection reveals it is made from paste, bone, or some other worthless material.</text:p>
              <text:p text:style-name="P1"/>
              <text:p text:style-name="P1">If you paint a form of energy such as fire or lightning, the energy appears but dissipates as soon as you complete the painting, doing no harm to anything.</text:p>
            </office:annotation>
            <text:p>Nolzur's Marvelous Pigments</text:p>
          </table:table-cell>
          <table:covered-table-cell/>
          <table:table-cell table:style-name="ce19" office:value-type="string" calcext:value-type="string">
            <text:p>200 gp</text:p>
          </table:table-cell>
          <table:table-cell table:style-name="ce27" office:value-type="string" calcext:value-type="string">
            <text:p>Very Rare</text:p>
          </table:table-cell>
          <table:table-cell table:style-name="ce41" office:value-type="string" calcext:value-type="string" table:number-columns-spanned="2" table:number-rows-spanned="1">
            <office:annotation draw:style-name="gr12" draw:text-style-name="P2" svg:width="284.06pt" svg:height="173.65pt" svg:x="367.54pt" svg:y="248.06pt" draw:caption-point-x="62.05pt" draw:caption-point-y="10.97pt">
              <dc:date>2024-03-12T00:00:00</dc:date>
              <text:p text:style-name="P1">When you attack an object with this magic sword and hit, maximize your weapon damage dice against the target.</text:p>
              <text:p text:style-name="P1"/>
              <text:p text:style-name="P1">When you attack a creature with this weapon and roll a 20 on the attack roll, that target takes an extra 14 slashing damage. Then roll another d20. If you roll a 20, you lop off one of the target's limbs, with the effect of such loss determined by the DM. If the creature has no limb to sever, you lop off a portion of its body instead.</text:p>
              <text:p text:style-name="P1"/>
              <text:p text:style-name="P1">In addition, you can speak the sword's command to cause the blade to shed bright light in a 10-foot radius and dim light for an additional 10 feet. Speaking the command word again or sheathing the sword puts out the light.</text:p>
              <text:p text:style-name="P1">(Requires Attunement)</text:p>
            </office:annotation>
            <text:p>Sword of Sharpness</text:p>
          </table:table-cell>
          <table:covered-table-cell/>
          <table:table-cell table:style-name="ce43" office:value-type="string" calcext:value-type="string">
            <text:p>1,700 gp</text:p>
          </table:table-cell>
          <table:table-cell table:style-name="ce47" office:value-type="string" calcext:value-type="string">
            <text:p>Rare</text:p>
          </table:table-cell>
          <table:table-cell table:style-name="ce51" office:value-type="string" calcext:value-type="string" table:number-columns-spanned="2" table:number-rows-spanned="1">
            <office:annotation draw:style-name="gr1" draw:text-style-name="P2" svg:width="280.6pt" svg:height="153.01pt" svg:x="651.6pt" svg:y="281.99pt" draw:caption-point-x="58.59pt" draw:caption-point-y="-22.96pt">
              <dc:date>2024-03-12T00:00:00</dc:date>
              <text:p text:style-name="P1">You have a +1 bonus to attack and damage rolls made with this Shortbow,</text:p>
              <text:p text:style-name="P1">Target takes an extra 1d6 piercing damage.</text:p>
              <text:p text:style-name="P1"/>
              <text:p text:style-name="P1">(Iron Grip) When making an attack with this weapon, you use your choice of your Strength or Dexterity modifier for the attack and damage rolls. You must use the same modifier for both rolls.</text:p>
              <text:p text:style-name="P1"/>
              <text:p text:style-name="P1">(Requires 18 Strength)</text:p>
              <text:p text:style-name="P1">(Requires Attunement)</text:p>
              <text:p text:style-name="P1"/>
              <text:p text:style-name="P1"/>
            </office:annotation>
            <text:p>Tilicon's Bow</text:p>
          </table:table-cell>
          <table:covered-table-cell/>
          <table:table-cell table:style-name="ce52" office:value-type="string" calcext:value-type="string">
            <text:p>15,000 gp</text:p>
          </table:table-cell>
          <table:table-cell table:style-name="ce55" office:value-type="string" calcext:value-type="string">
            <text:p>Very 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6" draw:text-style-name="P2" svg:width="286.16pt" svg:height="39.29pt" svg:x="81.38pt" svg:y="291.6pt" draw:caption-point-x="64.18pt" draw:caption-point-y="-16.84pt">
              <dc:date>2024-03-12T00:00:00</dc:date>
              <text:p text:style-name="P1">You have a +1 bonus to attack and damage rolls made with this piece of magic ammunition. Once it hits a target, the ammunition is no longer magical.</text:p>
            </office:annotation>
            <text:p>Ammunition +1 (Per)</text:p>
          </table:table-cell>
          <table:covered-table-cell/>
          <table:table-cell table:style-name="ce19" office:value-type="string" calcext:value-type="string">
            <text:p>15 gp</text:p>
          </table:table-cell>
          <table:table-cell table:style-name="ce25" office:value-type="string" calcext:value-type="string">
            <text:p>Uncommon</text:p>
          </table:table-cell>
          <table:table-cell table:style-name="ce41" office:value-type="string" calcext:value-type="string" table:number-columns-spanned="2" table:number-rows-spanned="1">
            <office:annotation draw:style-name="gr4" draw:text-style-name="P2" svg:width="284.06pt" svg:height="50.49pt" svg:x="367.54pt" svg:y="293.9pt" draw:caption-point-x="62.05pt" draw:caption-point-y="-19.13pt">
              <dc:date>2024-03-12T00:00:00</dc:date>
              <text:p text:style-name="P1">You gain a +2 bonus to attack and damage rolls made with this magic weapon. In addition, you can make one attack with it as a bonus action on each of your turns.</text:p>
              <text:p text:style-name="P1">(Requires Attunement)</text:p>
            </office:annotation>
            <text:p>Scimitar of Speed</text:p>
          </table:table-cell>
          <table:covered-table-cell/>
          <table:table-cell table:style-name="ce43" office:value-type="string" calcext:value-type="string">
            <text:p>5,000 gp</text:p>
          </table:table-cell>
          <table:table-cell table:style-name="ce46" office:value-type="string" calcext:value-type="string">
            <text:p>Very Rare</text:p>
          </table:table-cell>
          <table:table-cell table:style-name="ce51" office:value-type="string" calcext:value-type="string" table:number-columns-spanned="2" table:number-rows-spanned="1">
            <office:annotation draw:style-name="gr11" draw:text-style-name="P2" svg:width="280.6pt" svg:height="74.24pt" svg:x="651.6pt" svg:y="297.75pt" draw:caption-point-x="58.59pt" draw:caption-point-y="-22.99pt">
              <dc:date>2024-03-12T00:00:00</dc:date>
              <text:p text:style-name="P1">Every 48 hours, the user can cast the "Death Ward" spell.</text:p>
              <text:p text:style-name="P1"/>
              <text:p text:style-name="P1">(Requires Attunement)</text:p>
              <text:p text:style-name="P1"/>
            </office:annotation>
            <text:p>Reaper's Bangle</text:p>
          </table:table-cell>
          <table:covered-table-cell/>
          <table:table-cell table:style-name="ce52" office:value-type="string" calcext:value-type="string">
            <text:p>5,0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6" draw:text-style-name="P2" svg:width="286.16pt" svg:height="39.29pt" svg:x="81.38pt" svg:y="307.36pt" draw:caption-point-x="64.18pt" draw:caption-point-y="-16.84pt">
              <dc:date>2024-03-12T00:00:00</dc:date>
              <text:p text:style-name="P1">You have a +2 bonus to attack and damage rolls made with this piece of magic ammunition. Once it hits a target, the ammunition is no longer magical.</text:p>
            </office:annotation>
            <text:p>Ammunition +2 (Per)</text:p>
          </table:table-cell>
          <table:covered-table-cell/>
          <table:table-cell table:style-name="ce19" office:value-type="string" calcext:value-type="string">
            <text:p>5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13" draw:text-style-name="P2" svg:width="284.06pt" svg:height="207.24pt" svg:x="367.54pt" svg:y="262.77pt" draw:caption-point-x="62.05pt" draw:caption-point-y="27.75pt">
              <dc:date>2024-03-12T00:00:00</dc:date>
              <text:p text:style-name="P1">You can use a bonus action to toss this magic sword into the air and speak the command word. When you do so, the sword begins to hover, flies up to 30 feet, and attacks one creature of your choice within 5 feet of it. The sword uses your attack roll and ability score modifier for damage rolls.</text:p>
              <text:p text:style-name="P1"/>
              <text:p text:style-name="P1">While the sword hovers, you can use a bonus action to cause it to fly up to 30 feet to another spot within 30 feet of you. As part of the same bonus action, you can cause the sword to attack one creature within 5 feet of it.</text:p>
              <text:p text:style-name="P1"/>
              <text:p text:style-name="P1">After the hovering sword attacks for the fourth time, it flies up to 30 feet and tries to return to your hand. If you have no hand free, it falls to the ground at your feet. If the sword has no unobstructed path to you, it moves as close to you as it can and then falls to the ground. It also ceases to hover if you grasp it or move more than 30 feet away from it.</text:p>
              <text:p text:style-name="P1">(Requires Attunement)</text:p>
            </office:annotation>
            <text:p>Dancing Sword</text:p>
          </table:table-cell>
          <table:covered-table-cell/>
          <table:table-cell table:style-name="ce43" office:value-type="string" calcext:value-type="string">
            <text:p>2,000 gp</text:p>
          </table:table-cell>
          <table:table-cell table:style-name="ce46" office:value-type="string" calcext:value-type="string">
            <text:p>Very Rare</text:p>
          </table:table-cell>
          <table:table-cell table:style-name="ce51" office:value-type="string" calcext:value-type="string" table:number-columns-spanned="2" table:number-rows-spanned="1">
            <office:annotation draw:style-name="gr14" draw:text-style-name="P2" svg:width="280.6pt" svg:height="50.49pt" svg:x="651.6pt" svg:y="309.63pt" draw:caption-point-x="58.59pt" draw:caption-point-y="-19.11pt">
              <dc:date>2024-03-12T00:00:00</dc:date>
              <text:p text:style-name="P1">Your carrying capacity (including maximum load and maximum lift) is doubled, and you have advantage on Strength checks made to push, pull, lift, or break objects.</text:p>
              <text:p text:style-name="P1">(Requires Attunement)</text:p>
            </office:annotation>
            <text:p>Bangle of the Pack Mule</text:p>
          </table:table-cell>
          <table:covered-table-cell/>
          <table:table-cell table:style-name="ce52" office:value-type="string" calcext:value-type="string">
            <text:p>1,0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6" draw:text-style-name="P2" svg:width="286.16pt" svg:height="39.29pt" svg:x="81.38pt" svg:y="323.09pt" draw:caption-point-x="64.18pt" draw:caption-point-y="-16.81pt">
              <dc:date>2024-03-12T00:00:00</dc:date>
              <text:p text:style-name="P1">You have a +3 bonus to attack and damage rolls made with this piece of magic ammunition. Once it hits a target, the ammunition is no longer magical.</text:p>
            </office:annotation>
            <text:p>Ammunition +3 (Per)</text:p>
          </table:table-cell>
          <table:covered-table-cell/>
          <table:table-cell table:style-name="ce19" office:value-type="string" calcext:value-type="string">
            <text:p>250 gp</text:p>
          </table:table-cell>
          <table:table-cell table:style-name="ce27" office:value-type="string" calcext:value-type="string">
            <text:p>Very Rare</text:p>
          </table:table-cell>
          <table:table-cell table:style-name="ce41" office:value-type="string" calcext:value-type="string" table:number-columns-spanned="2" table:number-rows-spanned="1">
            <office:annotation draw:style-name="gr3" draw:text-style-name="P2" svg:width="284.06pt" svg:height="151.26pt" svg:x="367.54pt" svg:y="282.87pt" draw:caption-point-x="62.05pt" draw:caption-point-y="23.41pt">
              <dc:date>2024-03-12T00:00:00</dc:date>
              <text:p text:style-name="P1">Hit points lost to this weapon's damage can be regained only through a short or long rest, rather than by regeneration, magic, or any other means.</text:p>
              <text:p text:style-name="P1">Once per turn, when you hit a creature with an attack using this magic weapon, you can wound the target. At the start of each of the wounded creature's turns, it takes 1d4 necrotic damage for each time you've wounded it, and it can then make a DC 15 Constitution saving throw, ending the effect of all such wounds on itself on a success. Alternatively, the wounded creature, or a creature within 5 feet of it, can use an action to make a DC 15 Wisdom (Medicine) check, ending the effect of such wounds on it on a success.</text:p>
              <text:p text:style-name="P1">(Requires Attunement)</text:p>
            </office:annotation>
            <text:p>Sword of Wounding</text:p>
          </table:table-cell>
          <table:covered-table-cell/>
          <table:table-cell table:style-name="ce43" office:value-type="string" calcext:value-type="string">
            <text:p>2,000 gp</text:p>
          </table:table-cell>
          <table:table-cell table:style-name="ce47" office:value-type="string" calcext:value-type="string">
            <text:p>Rare</text:p>
          </table:table-cell>
          <table:table-cell table:style-name="ce51" office:value-type="string" calcext:value-type="string" table:number-columns-spanned="2" table:number-rows-spanned="1">
            <office:annotation draw:style-name="gr3" draw:text-style-name="P2" svg:width="280.6pt" svg:height="61.68pt" svg:x="651.6pt" svg:y="327.66pt" draw:caption-point-x="58.59pt" draw:caption-point-y="-21.37pt">
              <dc:date>2024-03-12T00:00:00</dc:date>
              <text:p text:style-name="P1">You have a +1 bonus to AC while wearing these leather straps.</text:p>
              <text:p text:style-name="P1"/>
              <text:p text:style-name="P1">These are not considered armor for the purposes of "Unarmored Defense" and "Bracers of Defense"</text:p>
            </office:annotation>
            <text:p>Harness of the Jackal</text:p>
          </table:table-cell>
          <table:covered-table-cell/>
          <table:table-cell table:style-name="ce52" office:value-type="string" calcext:value-type="string">
            <text:p>2,000 gp</text:p>
          </table:table-cell>
          <table:table-cell table:style-name="ce56" office:value-type="string" calcext:value-type="string">
            <text:p>Uncommon</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5" draw:text-style-name="P2" svg:width="286.16pt" svg:height="95.27pt" svg:x="81.38pt" svg:y="326.61pt" draw:caption-point-x="64.18pt" draw:caption-point-y="-4.59pt">
              <dc:date>2024-03-12T00:00:00</dc:date>
              <text:p text:style-name="P1">This glass jar, 3 inches in diameter, contains 1d4 + 1 doses of a thick mixture that smells faintly of aloe. The jar and its contents weigh 1/2 pound.</text:p>
              <text:p text:style-name="P1"/>
              <text:p text:style-name="P1">As an action, one dose of the ointment can be swallowed or applied to the skin. The creature that receives it regains 2d8 + 2 hit points, ceases to be poisoned, and is cured of any disease.</text:p>
            </office:annotation>
            <text:p>Keoghtom's Ointment (1 Dose)</text:p>
          </table:table-cell>
          <table:covered-table-cell/>
          <table:table-cell table:style-name="ce19" office:value-type="string" calcext:value-type="string">
            <text:p>150 gp</text:p>
          </table:table-cell>
          <table:table-cell table:style-name="ce25" office:value-type="string" calcext:value-type="string">
            <text:p>Uncommon</text:p>
          </table:table-cell>
          <table:table-cell table:style-name="ce41" office:value-type="string" calcext:value-type="string" table:number-columns-spanned="2" table:number-rows-spanned="1">
            <office:annotation draw:style-name="gr15" draw:text-style-name="P2" svg:width="284.06pt" svg:height="173.65pt" svg:x="367.54pt" svg:y="287.43pt" draw:caption-point-x="62.05pt" draw:caption-point-y="34.58pt">
              <dc:date>2024-03-12T00:00:00</dc:date>
              <text:p text:style-name="P1">You can use a bonus action to speak this magic weapon's command word, causing flames to erupt from the weapon. These flames shed bright light in a 40-foot radius and dim light for an additional 40 feet. While the sword is ablaze, it deals an extra 2d6 fire damage to any target it hits. The flames last until you use a bonus action to speak the command word again or until you drop or sheathe the sword.</text:p>
              <text:p text:style-name="P1">You can use a bonus action to speak this magic sword' command word, causing flames to erupt from the blade. These flames shed bright light in a 40-foot radius and dim light for an additional 40 feet. While the sword is ablaze, it deals an extra 2d6 fire damage to any target it hits. The flames last until you use a bonus action to speak the command word again or until you drop or sheathe the weapon.</text:p>
              <text:p text:style-name="P1">(Requires Attunement)</text:p>
            </office:annotation>
            <text:p>Flame Tongue</text:p>
          </table:table-cell>
          <table:covered-table-cell/>
          <table:table-cell table:style-name="ce43" office:value-type="string" calcext:value-type="string">
            <text:p>4,500 gp</text:p>
          </table:table-cell>
          <table:table-cell table:style-name="ce47" office:value-type="string" calcext:value-type="string">
            <text:p>Rare</text:p>
          </table:table-cell>
          <table:table-cell table:style-name="ce51" office:value-type="string" calcext:value-type="string" table:number-columns-spanned="2" table:number-rows-spanned="1">
            <office:annotation draw:style-name="gr4" draw:text-style-name="P2" svg:width="280.6pt" svg:height="42.75pt" svg:x="651.6pt" svg:y="345pt" draw:caption-point-x="58.59pt" draw:caption-point-y="-22.99pt">
              <dc:date>2024-03-12T00:00:00</dc:date>
              <text:p text:style-name="P1">While holding this Book, you gain a +1 bonus to spell attack rolls and to the saving throw DCs of your spells.</text:p>
              <text:p text:style-name="P1">(Requires Attunement)</text:p>
            </office:annotation>
            <text:p>Xanor's Spellbook</text:p>
          </table:table-cell>
          <table:covered-table-cell/>
          <table:table-cell table:style-name="ce52" office:value-type="string" calcext:value-type="string">
            <text:p>15,000 gp</text:p>
          </table:table-cell>
          <table:table-cell table:style-name="ce56" office:value-type="string" calcext:value-type="string">
            <text:p>Uncommon</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3" draw:text-style-name="P2" svg:width="286.16pt" svg:height="72.88pt" svg:x="81.38pt" svg:y="353.57pt" draw:caption-point-x="64.18pt" draw:caption-point-y="-15.79pt">
              <dc:date>2024-03-12T00:00:00</dc:date>
              <text:p text:style-name="P1">his tiny object looks like a feather.</text:p>
              <text:p text:style-name="P1"/>
              <text:p text:style-name="P1">Anchor: You can use an action to touch the token to a boat or ship. For the next 24 hours, the vessel can't be moved by any means. Touching the token to the vessel again ends the effect. When the effect ends, the token disappears.</text:p>
            </office:annotation>
            <text:p>Quaal's Feather Token Anchor</text:p>
          </table:table-cell>
          <table:covered-table-cell/>
          <table:table-cell table:style-name="ce19" office:value-type="string" calcext:value-type="string">
            <text:p>5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16" draw:text-style-name="P2" svg:width="284.06pt" svg:height="140.06pt" svg:x="367.54pt" svg:y="327.86pt" draw:caption-point-x="62.05pt" draw:caption-point-y="9.92pt">
              <dc:date>2024-03-12T00:00:00</dc:date>
              <text:p text:style-name="P1">You gain a +3 bonus to attack and damage rolls made with this magic weapon.</text:p>
              <text:p text:style-name="P1"/>
              <text:p text:style-name="P1">The first time you attack with the sword on each of your turns, you can transfer some or all of the sword's bonus to your Armor Class, instead of using the bonus on any attacks that turn. For example, you could reduce the bonus to your attack and damage rolls to +1 and gain a +2 bonus to AC. The adjusted bonuses remain in effect until the start of your next turn, although you must hold the sword to gain a bonus to AC from it.</text:p>
              <text:p text:style-name="P1">(Requires Attunement)</text:p>
            </office:annotation>
            <text:p>Defender</text:p>
          </table:table-cell>
          <table:covered-table-cell/>
          <table:table-cell table:style-name="ce43" office:value-type="string" calcext:value-type="string">
            <text:p>20,000 gp</text:p>
          </table:table-cell>
          <table:table-cell table:style-name="ce48" office:value-type="string" calcext:value-type="string">
            <text:p>Legendary</text:p>
          </table:table-cell>
          <table:table-cell table:style-name="ce51" office:value-type="string" calcext:value-type="string" table:number-columns-spanned="2" table:number-rows-spanned="1">
            <office:annotation draw:style-name="gr4" draw:text-style-name="P2" svg:width="280.6pt" svg:height="42.75pt" svg:x="651.6pt" svg:y="360.74pt" draw:caption-point-x="58.59pt" draw:caption-point-y="-22.96pt">
              <dc:date>2024-03-12T00:00:00</dc:date>
              <text:p text:style-name="P1">While holding this Book, you gain a +2 bonus to spell attack rolls and to the saving throw DCs of your spells.</text:p>
              <text:p text:style-name="P1">(Requires Attunement)</text:p>
            </office:annotation>
            <text:p>Xanor's Tome</text:p>
          </table:table-cell>
          <table:covered-table-cell/>
          <table:table-cell table:style-name="ce52" office:value-type="string" calcext:value-type="string">
            <text:p>28,0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3" draw:text-style-name="P2" svg:width="286.16pt" svg:height="95.27pt" svg:x="81.38pt" svg:y="358.13pt" draw:caption-point-x="64.18pt" draw:caption-point-y="-4.62pt">
              <dc:date>2024-03-12T00:00:00</dc:date>
              <text:p text:style-name="P1">This tiny object looks like a feather.</text:p>
              <text:p text:style-name="P1"/>
              <text:p text:style-name="P1">Fan: If you are on a boat or ship, you can use an action to toss the token up to 10 feet in the air. The token disappears, and a giant flapping fan takes its place. The fan floats and creates a wind strong enough to fill the sails of one ship, increasing its speed by 5 miles per hour for 8 hours. You can dismiss the fan as an action.</text:p>
            </office:annotation>
            <text:p>Quaal's Feather Token Fan</text:p>
          </table:table-cell>
          <table:covered-table-cell/>
          <table:table-cell table:style-name="ce19" office:value-type="string" calcext:value-type="string">
            <text:p>25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13" draw:text-style-name="P2" svg:width="284.06pt" svg:height="128.86pt" svg:x="367.54pt" svg:y="364.93pt" draw:caption-point-x="62.05pt" draw:caption-point-y="-11.42pt">
              <dc:date>2024-03-12T00:00:00</dc:date>
              <text:p text:style-name="P1">When you hit with an attack using this magic sword, the target takes an extra 1d6 cold damage. In addition, while you hold the sword, you have resistance to fire damage.</text:p>
              <text:p text:style-name="P1"/>
              <text:p text:style-name="P1">In freezing temperatures, the blade sheds bright light in a 10-foot radius and dim light for an additional 10 feet.</text:p>
              <text:p text:style-name="P1"/>
              <text:p text:style-name="P1">When you draw this weapon, you can extinguish all nonmagical flames within 30 feet of you. This property can be used no more than once per hour.</text:p>
              <text:p text:style-name="P1">(Requires Attunement)</text:p>
            </office:annotation>
            <text:p>Frost Brand</text:p>
          </table:table-cell>
          <table:covered-table-cell/>
          <table:table-cell table:style-name="ce43" office:value-type="string" calcext:value-type="string">
            <text:p>2,000 gp</text:p>
          </table:table-cell>
          <table:table-cell table:style-name="ce46" office:value-type="string" calcext:value-type="string">
            <text:p>Very Rare</text:p>
          </table:table-cell>
          <table:table-cell table:style-name="ce51" office:value-type="string" calcext:value-type="string" table:number-columns-spanned="2" table:number-rows-spanned="1">
            <office:annotation draw:style-name="gr4" draw:text-style-name="P2" svg:width="280.6pt" svg:height="42.75pt" svg:x="651.6pt" svg:y="376.5pt" draw:caption-point-x="58.59pt" draw:caption-point-y="-22.99pt">
              <dc:date>2024-03-12T00:00:00</dc:date>
              <text:p text:style-name="P1">While holding this Book, you gain a +3 bonus to spell attack rolls and to the saving throw DCs of your spells.</text:p>
              <text:p text:style-name="P1">(Requires Attunement)</text:p>
            </office:annotation>
            <text:p>Xanor's Grimoire </text:p>
          </table:table-cell>
          <table:covered-table-cell/>
          <table:table-cell table:style-name="ce52" office:value-type="string" calcext:value-type="string">
            <text:p>35,000 gp</text:p>
          </table:table-cell>
          <table:table-cell table:style-name="ce55" office:value-type="string" calcext:value-type="string">
            <text:p>Very 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7" draw:text-style-name="P2" svg:width="286.16pt" svg:height="151.26pt" svg:x="81.38pt" svg:y="361.62pt" draw:caption-point-x="64.18pt" draw:caption-point-y="7.65pt">
              <dc:date>2024-03-12T00:00:00</dc:date>
              <text:p text:style-name="P1">This tiny object looks like a feather.</text:p>
              <text:p text:style-name="P1"/>
              <text:p text:style-name="P1">Whip: You can use an action to throw the token to a point within 10 feet of you. The token disappears, and a floating whip takes its place. You can then use a bonus action to make a melee spell attack against a creature within 10 feet of the whip, with an attack bonus of +9. On a hit, the target takes 1d6 + 5 force damage.</text:p>
              <text:p text:style-name="P1"/>
              <text:p text:style-name="P1">As a bonus action on your turn, you can direct the whip to fly up to 20 feet and repeat the attack against a creature within 10 feet of it. The whip disappears after 1 hour, when you use an action to dismiss it, or when you are incapacitated or die.</text:p>
            </office:annotation>
            <text:p>Quaal's Feather Token Whip</text:p>
          </table:table-cell>
          <table:covered-table-cell/>
          <table:table-cell table:style-name="ce19" office:value-type="string" calcext:value-type="string">
            <text:p>25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11" draw:text-style-name="P2" svg:width="284.06pt" svg:height="128.86pt" svg:x="367.54pt" svg:y="364.96pt" draw:caption-point-x="62.05pt" draw:caption-point-y="4.31pt">
              <dc:date>2024-03-12T00:00:00</dc:date>
              <text:p text:style-name="P1">You gain a +2 bonus to attack and damage rolls made with this magic weapon.</text:p>
              <text:p text:style-name="P1"/>
              <text:p text:style-name="P1">The sword has 1d8 + 1 charges. If you score a critical hit against a creature that has fewer than 100 hit points, it must succeed on a DC 15 Constitution saving throw or be slain instantly as the sword tears its life force from its body (a construct or an undead is immune). The sword loses 1 charge if the creature is slain. When the sword has no charges remaining, it loses this property.</text:p>
              <text:p text:style-name="P1">(Requires Attunement)</text:p>
            </office:annotation>
            <text:p>Nine Lives Stealer (Fully Charged)</text:p>
          </table:table-cell>
          <table:covered-table-cell/>
          <table:table-cell table:style-name="ce43" office:value-type="string" calcext:value-type="string">
            <text:p>7,000 gp</text:p>
          </table:table-cell>
          <table:table-cell table:style-name="ce46" office:value-type="string" calcext:value-type="string">
            <text:p>Very Rare</text:p>
          </table:table-cell>
          <table:table-cell table:style-name="ce51" office:value-type="string" calcext:value-type="string" table:number-columns-spanned="2" table:number-rows-spanned="1">
            <office:annotation draw:style-name="gr15" draw:text-style-name="P2" svg:width="280.6pt" svg:height="58.48pt" svg:x="651.6pt" svg:y="392.26pt" draw:caption-point-x="58.59pt" draw:caption-point-y="-22.99pt">
              <dc:date>2024-03-12T00:00:00</dc:date>
              <text:p text:style-name="P1">This ring has 3 charges. While holding it, you can use an action to expend 1 of its charges to cast the sending spell.</text:p>
              <text:p text:style-name="P1"/>
              <text:p text:style-name="P1">The ring regains 3 expended charges daily at dawn.</text:p>
            </office:annotation>
            <text:p>Ring of the Raven</text:p>
          </table:table-cell>
          <table:covered-table-cell/>
          <table:table-cell table:style-name="ce52" office:value-type="string" calcext:value-type="string">
            <text:p>3,0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3" draw:text-style-name="P2" svg:width="286.16pt" svg:height="140.06pt" svg:x="81.38pt" svg:y="367.23pt" draw:caption-point-x="64.18pt" draw:caption-point-y="17.8pt">
              <dc:date>2024-03-12T00:00:00</dc:date>
              <text:p text:style-name="P1">This tiny object looks like a feather.</text:p>
              <text:p text:style-name="P1"/>
              <text:p text:style-name="P1">Bird: You can use an action to toss the token 5 feet into the air. The token disappears and an enormous, multicolored bird takes its place. The bird has the statistics of a roc (see the Monster Manual), but it obeys your simple commands and can't attack. It can carry up to 500 pounds while flying at its maximum speed (16 miles an hour for a maximum of 144 miles per day. with a one-hour rest for every 3 hours of flying), or 1,000 pounds at half that speed. The bird disappears after flying its maximum distance for a day or if it drops to 0 hit points. You can dismiss the bird as an action.</text:p>
            </office:annotation>
            <text:p>Quaal's Feather Token Bird</text:p>
          </table:table-cell>
          <table:covered-table-cell/>
          <table:table-cell table:style-name="ce19" office:value-type="string" calcext:value-type="string">
            <text:p>3,00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12" draw:text-style-name="P2" svg:width="284.06pt" svg:height="218.44pt" svg:x="367.54pt" svg:y="351.67pt" draw:caption-point-x="62.05pt" draw:caption-point-y="33.36pt">
              <dc:date>2024-03-12T00:00:00</dc:date>
              <text:p text:style-name="P1">This item appears to be a longsword hilt. While grasping the hilt, you can use a bonus action to cause a blade of pure radiance to spring into existence, or make the blade disappear. While the blade exists, this magic longsword has the finesse property. If you are proficient with shortswords or longswords, you are proficient with the sun blade.</text:p>
              <text:p text:style-name="P1"/>
              <text:p text:style-name="P1">You gain a +2 bonus to attack and damage rolls made with this weapon, which deals radiant damage instead of slashing damage. When you hit an undead with it, that target takes an extra 1d8 radiant damage.</text:p>
              <text:p text:style-name="P1"/>
              <text:p text:style-name="P1">The sword's luminous blade emits bright light in a 15-foot radius and dim light for an additional 15 feet. The light is sunlight. While the blade persists, you can use an action to expand or reduce its radius of bright and dim light by 5 feet each, to a maximum of 30 feet each or a minimum of 10 feet each.</text:p>
              <text:p text:style-name="P1">(Requires Attunement)</text:p>
            </office:annotation>
            <text:p>Sunblade</text:p>
          </table:table-cell>
          <table:covered-table-cell/>
          <table:table-cell table:style-name="ce43" office:value-type="string" calcext:value-type="string">
            <text:p>8,000 gp</text:p>
          </table:table-cell>
          <table:table-cell table:style-name="ce47" office:value-type="string" calcext:value-type="string">
            <text:p>Rare</text:p>
          </table:table-cell>
          <table:table-cell table:style-name="ce51" office:value-type="string" calcext:value-type="string" table:number-columns-spanned="2" table:number-rows-spanned="1">
            <office:annotation draw:style-name="gr11" draw:text-style-name="P2" svg:width="280.6pt" svg:height="74.24pt" svg:x="651.6pt" svg:y="407.99pt" draw:caption-point-x="58.59pt" draw:caption-point-y="-22.96pt">
              <dc:date>2024-03-12T00:00:00</dc:date>
              <text:p text:style-name="P1">As an action, you place the tombstone next to the creature and cast the Raise Dead spell with no material components required.</text:p>
              <text:p text:style-name="P1"/>
              <text:p text:style-name="P1">Once the spell has been cast the tombstone crumbles.</text:p>
              <text:p text:style-name="P1"/>
            </office:annotation>
            <text:p>Shallow Grave Tombstone</text:p>
          </table:table-cell>
          <table:covered-table-cell/>
          <table:table-cell table:style-name="ce52" office:value-type="string" calcext:value-type="string">
            <text:p>8,0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5" draw:text-style-name="P2" svg:width="286.16pt" svg:height="140.06pt" svg:x="81.38pt" svg:y="382.96pt" draw:caption-point-x="64.18pt" draw:caption-point-y="17.8pt">
              <dc:date>2024-03-12T00:00:00</dc:date>
              <text:p text:style-name="P1">This tiny object looks like a feather.</text:p>
              <text:p text:style-name="P1"/>
              <text:p text:style-name="P1">Swan Boat: You can use an action to touch the token to a body of water at least 60 feet in diameter. The token disappears, and a 50-foot-long, 20-foot-wide boat shaped like a swan takes its place. The boat is self-propelled and moves across water at a speed of 6 miles per hour. You can use an action while on the boat to command it to move or to turn up to 90 degrees. The boat can carry up to thirty-two Medium or smaller creatures. A Large creature counts as four Medium creatures, while a Huge creature counts as nine. The boat remains for 24 hours and then disappears. You can dismiss the boat as an action.</text:p>
            </office:annotation>
            <text:p>Quaal's Feather Token Swan Boat</text:p>
          </table:table-cell>
          <table:covered-table-cell/>
          <table:table-cell table:style-name="ce19" office:value-type="string" calcext:value-type="string">
            <text:p>2,00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4" draw:text-style-name="P2" svg:width="284.06pt" svg:height="84.08pt" svg:x="367.54pt" svg:y="403.09pt" draw:caption-point-x="62.05pt" draw:caption-point-y="-2.32pt">
              <dc:date>2024-03-12T00:00:00</dc:date>
              <text:p text:style-name="P1">You gain a +3 bonus to attack and damage rolls made with this magic weapon. It has the thrown property with a normal range of 20 feet and a long range of 60 feet. When you hit with a ranged attack using this weapon, it deals an extra 1d8 damage or, if the target is a giant, 2d8 damage. Immediately after the attack, the weapon flies back to your hand.</text:p>
              <text:p text:style-name="P1">(Requires Attunement)</text:p>
            </office:annotation>
            <text:p>Dwarven Thrower</text:p>
          </table:table-cell>
          <table:covered-table-cell/>
          <table:table-cell table:style-name="ce43" office:value-type="string" calcext:value-type="string">
            <text:p>10,000 gp</text:p>
          </table:table-cell>
          <table:table-cell table:style-name="ce46" office:value-type="string" calcext:value-type="string">
            <text:p>Very Rare</text:p>
          </table:table-cell>
          <table:table-cell table:style-name="ce51" office:value-type="string" calcext:value-type="string" table:number-columns-spanned="2" table:number-rows-spanned="1">
            <office:annotation draw:style-name="gr9" draw:text-style-name="P2" svg:width="280.6pt" svg:height="128.86pt" svg:x="651.6pt" svg:y="420.07pt" draw:caption-point-x="58.59pt" draw:caption-point-y="-19.3pt">
              <dc:date>2024-03-12T00:00:00</dc:date>
              <text:p text:style-name="P1">While using this pike, you are able to take the a special readied action.</text:p>
              <text:p text:style-name="P1"/>
              <text:p text:style-name="P1">"Boar the Pike"</text:p>
              <text:p text:style-name="P1">as a ready action, you can boar your pike into the ground. When a creature enters your threat range the pike extends an additional 5 feet piercing the the target.</text:p>
              <text:p text:style-name="P1">The target must make a DC 16 dexterity saving throw or take 3d10+5 damage and their speed becomes zero.</text:p>
              <text:p text:style-name="P1">(Requires Attunement)</text:p>
              <text:p text:style-name="P1"/>
            </office:annotation>
            <text:p>Anticipation</text:p>
          </table:table-cell>
          <table:covered-table-cell/>
          <table:table-cell table:style-name="ce52" office:value-type="string" calcext:value-type="string">
            <text:p>3,0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5" draw:text-style-name="P2" svg:width="286.16pt" svg:height="95.27pt" svg:x="81.38pt" svg:y="421.11pt" draw:caption-point-x="64.18pt" draw:caption-point-y="-4.59pt">
              <dc:date>2024-03-12T00:00:00</dc:date>
              <text:p text:style-name="P1">This tiny object looks like a feather.</text:p>
              <text:p text:style-name="P1"/>
              <text:p text:style-name="P1">Tree: You must be outdoors to use this token. You can use an action to touch it to an unoccupied space on the ground. The token disappears, and in its place a nonmagical oak tree springs into existence. The tree is 60 feet tall and has a 5-foot-diameter trunk, and its branches at the top spread out in a 20-foot radius.</text:p>
            </office:annotation>
            <text:p>Quaal's Feather Token Tree</text:p>
          </table:table-cell>
          <table:covered-table-cell/>
          <table:table-cell table:style-name="ce19" office:value-type="string" calcext:value-type="string">
            <text:p>50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13" draw:text-style-name="P2" svg:width="284.06pt" svg:height="252.03pt" svg:x="367.54pt" svg:y="366.38pt" draw:caption-point-x="62.05pt" draw:caption-point-y="50.14pt">
              <dc:date>2024-03-12T00:00:00</dc:date>
              <text:p text:style-name="P1">You gain a +1 bonus to attack and damage rolls made with this magic weapon.</text:p>
              <text:p text:style-name="P1"/>
              <text:p text:style-name="P1">You must be wearing a belt of giant strength (any variety) and gauntlets of ogre power to attune to this weapon. The attunement ends if you take off either of those items. While you are attuned to this weapon and holding it, your Strength score increases by 4 and can exceed 20, but not 30. When you roll a 20 on an attack roll made with this weapon against a giant, the giant must succeed on a DC 17 Constitution saving throw or die.</text:p>
              <text:p text:style-name="P1"/>
              <text:p text:style-name="P1">The hammer also has 5 charges. While attuned to it, you can expend 1 charge and make a ranged weapon attack with the hammer, hurling it as if it had the thrown property with a normal range of 20 feet and a long range of 60 feet. If the attack hits, the hammer unleashes a thunderclap audible out to 300 feet. The target and every creature within 30 feet of it must succeed on a DC 17 Constitution saving throw or be stunned until the end of your next turn. The hammer regains 1d4 + 1 expended charges daily at dawn.</text:p>
              <text:p text:style-name="P1">(Requires Attunement)</text:p>
            </office:annotation>
            <text:p>Hammer of Thunderbolts</text:p>
          </table:table-cell>
          <table:covered-table-cell/>
          <table:table-cell table:style-name="ce43" office:value-type="string" calcext:value-type="string">
            <text:p>11,000 gp</text:p>
          </table:table-cell>
          <table:table-cell table:style-name="ce48" office:value-type="string" calcext:value-type="string">
            <text:p>Legendary</text:p>
          </table:table-cell>
          <table:table-cell table:style-name="ce51" office:value-type="string" calcext:value-type="string" table:number-columns-spanned="2" table:number-rows-spanned="1">
            <office:annotation draw:style-name="gr13" draw:text-style-name="P2" svg:width="280.6pt" svg:height="117.67pt" svg:x="651.6pt" svg:y="433.56pt" draw:caption-point-x="58.59pt" draw:caption-point-y="-17.04pt">
              <dc:date>2024-03-12T00:00:00</dc:date>
              <text:p text:style-name="P1">Cursed.</text:p>
              <text:p text:style-name="P1"/>
              <text:p text:style-name="P1">This book contains old folk stories, and its words are charged with magic. If you spend 1 hour studying the book's contents you fall unconscious for 48 hours, and are thrown into one of its stories. </text:p>
              <text:p text:style-name="P1"/>
              <text:p text:style-name="P1">After 48 hours have passed or the story has been complete you awaken and gain one feat.</text:p>
              <text:p text:style-name="P1"/>
            </office:annotation>
            <text:p>Fable </text:p>
          </table:table-cell>
          <table:covered-table-cell/>
          <table:table-cell table:style-name="ce52" office:value-type="string" calcext:value-type="string">
            <text:p>20,000 gp</text:p>
          </table:table-cell>
          <table:table-cell table:style-name="ce55" office:value-type="string" calcext:value-type="string">
            <text:p>Very 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8" draw:text-style-name="P2" svg:width="286.16pt" svg:height="699.9pt" svg:x="81.38pt" svg:y="449.55pt" draw:caption-point-x="64.18pt" draw:caption-point-y="-17.26pt">
              <dc:date>2024-03-12T00:00:00</dc:date>
              <text:p text:style-name="P1">This box contains a set of parchment cards. A full deck has 34 cards. A deck found as treasure is usually missing 1d20 - 1 cards.</text:p>
              <text:p text:style-name="P1"/>
              <text:p text:style-name="P1">The magic of the deck functions only if cards are drawn at random (you can use an altered deck of playing cards to simulate the deck). You can use an action to draw a card at random from the deck and throw it to the ground at a point within 30 feet of you.</text:p>
              <text:p text:style-name="P1"/>
              <text:p text:style-name="P1">An illusion of one or more creatures forms over the thrown card and remains until dispelled. An illusory creature appears real, of the appropriate size, and behaves as if it were a real creature (as presented in the Monster Manual), except that it can do no harm. While you are within 120 feet of the illusory creature and can see it, you can use an action to move it magically anywhere within 30 feet of its card. Any physical interaction with the illusory creature reveals it to be an illusion, because objects pass through it. Someone who uses an action to visually inspect the creature identifies it as illusory with a successful DC 15 Intelligence (Investigation) check. The creature then appears translucent.</text:p>
              <text:p text:style-name="P1"/>
              <text:p text:style-name="P1">The illusion lasts until its card is moved or the illusion is dispelled. When the illusion ends, the image on its card disappears, and that card can't be used again.</text:p>
              <text:p text:style-name="P1"/>
              <text:p text:style-name="P1">Playing Card — Illusion:</text:p>
              <text:p text:style-name="P1"/>
              <text:p text:style-name="P1">Ace of hearts — Red dragon</text:p>
              <text:p text:style-name="P1">King of hearts — Knight and four guards</text:p>
              <text:p text:style-name="P1">Queen of hearts — Succubus or incubus</text:p>
              <text:p text:style-name="P1">Jack of hearts — Druid</text:p>
              <text:p text:style-name="P1">Ten of hearts — Cloud giant</text:p>
              <text:p text:style-name="P1">Nine of hearts — Ettin</text:p>
              <text:p text:style-name="P1">Eight of hearts — Bugbear</text:p>
              <text:p text:style-name="P1">Two of hearts — Goblin</text:p>
              <text:p text:style-name="P1">Ace of diamonds — Beholder</text:p>
              <text:p text:style-name="P1">King of diamonds — Archmage and mage apprentice</text:p>
              <text:p text:style-name="P1">Queen of diamonds — Night hag</text:p>
              <text:p text:style-name="P1">Jack of diamonds — Assassin</text:p>
              <text:p text:style-name="P1">Ten of diamonds — Fire giant</text:p>
              <text:p text:style-name="P1">Nine of diamonds — Ogre mage</text:p>
              <text:p text:style-name="P1">Eight of diamonds — Gnoll</text:p>
              <text:p text:style-name="P1">Two of diamonds — Kobold</text:p>
              <text:p text:style-name="P1">Ace of spades — Lich</text:p>
              <text:p text:style-name="P1">King of spades — Priest and two acolytes</text:p>
              <text:p text:style-name="P1">Queen of spades — Medusa</text:p>
              <text:p text:style-name="P1">Jack of spades — Veteran</text:p>
              <text:p text:style-name="P1">Ten of spades — Frost giant</text:p>
              <text:p text:style-name="P1">Nine of spades — Troll</text:p>
              <text:p text:style-name="P1">Eight of spades — Hobgoblin</text:p>
              <text:p text:style-name="P1">Two of spades — Goblin</text:p>
              <text:p text:style-name="P1">Ace of clubs — Iron golem</text:p>
              <text:p text:style-name="P1">King of clubs — Bandit captain and three bandits</text:p>
              <text:p text:style-name="P1">Queen of clubs — Erinyes</text:p>
              <text:p text:style-name="P1">Jack of clubs — Berserker</text:p>
              <text:p text:style-name="P1">Ten of clubs — Hill giant</text:p>
              <text:p text:style-name="P1">Nine of clubs — Ogre</text:p>
              <text:p text:style-name="P1">Eight of clubs — Ore</text:p>
              <text:p text:style-name="P1">Two of clubs — Kobold</text:p>
              <text:p text:style-name="P1">jokers (2) — You (the deck's owner)</text:p>
            </office:annotation>
            <text:p>Deck of Illusions</text:p>
          </table:table-cell>
          <table:covered-table-cell/>
          <table:table-cell table:style-name="ce19" office:value-type="string" calcext:value-type="string">
            <text:p>6,000 gp</text:p>
          </table:table-cell>
          <table:table-cell table:style-name="ce25" office:value-type="string" calcext:value-type="string">
            <text:p>Uncommon</text:p>
          </table:table-cell>
          <table:table-cell table:style-name="ce41" office:value-type="string" calcext:value-type="string" table:number-columns-spanned="2" table:number-rows-spanned="1">
            <office:annotation draw:style-name="gr11" draw:text-style-name="P2" svg:width="284.06pt" svg:height="117.67pt" svg:x="367.54pt" svg:y="433.53pt" draw:caption-point-x="62.05pt" draw:caption-point-y="-1.25pt">
              <dc:date>2024-03-12T00:00:00</dc:date>
              <text:p text:style-name="P1">You gain a +3 bonus to attack and damage rolls made with this magic weapon. When you hit a fiend or an undead with it, that creature takes an extra 2d10 radiant damage.</text:p>
              <text:p text:style-name="P1"/>
              <text:p text:style-name="P1">While you hold the drawn sword, it creates an aura in a 10-foot radius around you. You and all creatures friendly to you in the aura have advantage on saving throws against spells and other magical effects. If you have 17 or more levels in the paladin class, the radius of the aura increases to 30 feet.</text:p>
              <text:p text:style-name="P1">(Requires Attunement)</text:p>
            </office:annotation>
            <text:p>Holy Avenger</text:p>
          </table:table-cell>
          <table:covered-table-cell/>
          <table:table-cell table:style-name="ce43" office:value-type="string" calcext:value-type="string">
            <text:p>150,000 gp</text:p>
          </table:table-cell>
          <table:table-cell table:style-name="ce48" office:value-type="string" calcext:value-type="string">
            <text:p>Legendary</text:p>
          </table:table-cell>
          <table:table-cell table:style-name="ce51" office:value-type="string" calcext:value-type="string" table:number-columns-spanned="2" table:number-rows-spanned="1">
            <office:annotation draw:style-name="gr4" draw:text-style-name="P2" svg:width="280.6pt" svg:height="42.75pt" svg:x="651.6pt" svg:y="455.24pt" draw:caption-point-x="58.59pt" draw:caption-point-y="-22.96pt">
              <dc:date>2024-03-12T00:00:00</dc:date>
              <text:p text:style-name="P1">While wearing this circlet, you are able to concentrate on two spells at a time.</text:p>
              <text:p text:style-name="P1">(Requires Attunement)</text:p>
            </office:annotation>
            <text:p>Band of Two Minds</text:p>
          </table:table-cell>
          <table:covered-table-cell/>
          <table:table-cell table:style-name="ce52" office:value-type="string" calcext:value-type="string">
            <text:p>10,000 gp</text:p>
          </table:table-cell>
          <table:table-cell table:style-name="ce55" office:value-type="string" calcext:value-type="string">
            <text:p>Very 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6" draw:text-style-name="P2" svg:width="286.16pt" svg:height="84.08pt" svg:x="81.38pt" svg:y="442.46pt" draw:caption-point-x="64.18pt" draw:caption-point-y="5.56pt">
              <dc:date>2024-03-12T00:00:00</dc:date>
              <text:p text:style-name="P1">Found in a small packet, this powder resembles very fine sand. There is enough of it for one use. When you use an action to throw the dust into the air, you and each creature and object within 10 feet of you become invisible for 2d4 minutes. The duration is the same for all subjects, and the dust is consumed when its magic takes effect. If a creature affected by the dust attacks or casts a spell, the invisibility ends for that creature.</text:p>
            </office:annotation>
            <text:p>Dust of Disappearance</text:p>
          </table:table-cell>
          <table:covered-table-cell/>
          <table:table-cell table:style-name="ce19" office:value-type="string" calcext:value-type="string">
            <text:p>300 gp</text:p>
          </table:table-cell>
          <table:table-cell table:style-name="ce25" office:value-type="string" calcext:value-type="string">
            <text:p>Uncommon</text:p>
          </table:table-cell>
          <table:table-cell table:style-name="ce41" office:value-type="string" calcext:value-type="string" table:number-columns-spanned="2" table:number-rows-spanned="1">
            <office:annotation draw:style-name="gr11" draw:text-style-name="P2" svg:width="284.06pt" svg:height="162.45pt" svg:x="367.54pt" svg:y="426.9pt" draw:caption-point-x="62.05pt" draw:caption-point-y="21.12pt">
              <dc:date>2024-03-12T00:00:00</dc:date>
              <text:p text:style-name="P1">In the world of Greyhawk, only nine of these blades are known to exist. Each is patterned after the legendary sword Fragarach, which is variously translated as "Final Word." Each of the nine swords has its own name and alignment, and each bears a different gem in its pommel.</text:p>
              <text:p text:style-name="P1"/>
              <text:p text:style-name="P1">You gain a +3 bonus to attack and damage rolls made with this sword. In addition, while you hold the sword, you can use your reaction to make one melee attack with it against any creature in your reach that deals damage to you. You have advantage on the attack roll, and any damage dealt with this special attack ignores any damage immunity or resistance the target has.</text:p>
              <text:p text:style-name="P1">(Requires Attunement)</text:p>
            </office:annotation>
            <text:p>Sword of Answering</text:p>
          </table:table-cell>
          <table:covered-table-cell/>
          <table:table-cell table:style-name="ce43" office:value-type="string" calcext:value-type="string">
            <text:p>30,000 gp</text:p>
          </table:table-cell>
          <table:table-cell table:style-name="ce48" office:value-type="string" calcext:value-type="string">
            <text:p>Legendary</text:p>
          </table:table-cell>
          <table:table-cell table:style-name="ce51" office:value-type="string" calcext:value-type="string" table:number-columns-spanned="2" table:number-rows-spanned="1">
            <office:annotation draw:style-name="gr10" draw:text-style-name="P2" svg:width="280.6pt" svg:height="137.23pt" svg:x="651.6pt" svg:y="471pt" draw:caption-point-x="58.59pt" draw:caption-point-y="-22.99pt">
              <dc:date>2024-03-12T00:00:00</dc:date>
              <text:p text:style-name="P1">The gloves have 6 charges for the following properties. The gloves regains 1d4+2 expended charges daily at dawn</text:p>
              <text:p text:style-name="P1"/>
              <text:p text:style-name="P1">Silence: You can expend 2 charge as an action to cast silence from the gloves.</text:p>
              <text:p text:style-name="P1"/>
              <text:p text:style-name="P1">Counter Spell: You can expend 3 charge as a reaction to cast Counter spell from the gloves.</text:p>
              <text:p text:style-name="P1"/>
              <text:p text:style-name="P1">(Requires Attunement)</text:p>
              <text:p text:style-name="P1"/>
            </office:annotation>
            <text:p>Hush</text:p>
          </table:table-cell>
          <table:covered-table-cell/>
          <table:table-cell table:style-name="ce52" office:value-type="string" calcext:value-type="string">
            <text:p>7000 gp</text:p>
          </table:table-cell>
          <table:table-cell table:style-name="ce55" office:value-type="string" calcext:value-type="string">
            <text:p>Very 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2" draw:text-style-name="P2" svg:width="286.16pt" svg:height="50.49pt" svg:x="81.38pt" svg:y="475pt" draw:caption-point-x="64.18pt" draw:caption-point-y="-11.23pt">
              <dc:date>2024-03-12T00:00:00</dc:date>
              <text:p text:style-name="P1">This tube holds milky liquid with a strong alcohol smell. You can use an action to pour the contents of the tube onto a surface within reach. The liquid instantly dissolves up to 1 square foot of adhesive it touches, including sovereign glue.</text:p>
            </office:annotation>
            <text:p>Universal Solvent</text:p>
          </table:table-cell>
          <table:covered-table-cell/>
          <table:table-cell table:style-name="ce19" office:value-type="string" calcext:value-type="string">
            <text:p>300 gp</text:p>
          </table:table-cell>
          <table:table-cell table:style-name="ce28" office:value-type="string" calcext:value-type="string">
            <text:p>Legendary</text:p>
          </table:table-cell>
          <table:table-cell table:style-name="ce41" office:value-type="string" calcext:value-type="string" table:number-columns-spanned="2" table:number-rows-spanned="1">
            <office:annotation draw:style-name="gr4" draw:text-style-name="P2" svg:width="284.06pt" svg:height="61.68pt" svg:x="367.54pt" svg:y="477.27pt" draw:caption-point-x="62.05pt" draw:caption-point-y="-13.49pt">
              <dc:date>2024-03-12T00:00:00</dc:date>
              <text:p text:style-name="P1">While wearing this armor, you gain a +3 bonus to AC, you are immune to fire damage, and you can understand and speak Primordial. In addition, you can stand on and walk across molten rock as if it were solid ground.</text:p>
              <text:p text:style-name="P1">(Requires Attunement)</text:p>
            </office:annotation>
            <text:p>Efreeti Chain</text:p>
          </table:table-cell>
          <table:covered-table-cell/>
          <table:table-cell table:style-name="ce43" office:value-type="string" calcext:value-type="string">
            <text:p>20,000 gp</text:p>
          </table:table-cell>
          <table:table-cell table:style-name="ce48" office:value-type="string" calcext:value-type="string">
            <text:p>Legendary</text:p>
          </table:table-cell>
          <table:table-cell table:style-name="ce51" office:value-type="string" calcext:value-type="string" table:number-columns-spanned="2" table:number-rows-spanned="1">
            <office:annotation draw:style-name="gr8" draw:text-style-name="P2" svg:width="280.6pt" svg:height="173.65pt" svg:x="651.6pt" svg:y="484.3pt" draw:caption-point-x="58.59pt" draw:caption-point-y="-20.52pt">
              <dc:date>2024-03-12T00:00:00</dc:date>
              <text:p text:style-name="P1">This cloak has 4 charges. While wearing it, </text:p>
              <text:p text:style-name="P1"/>
              <text:p text:style-name="P1">you can use an action to expend 2 of its charges to activate Misty Cloud</text:p>
              <text:p text:style-name="P1"/>
              <text:p text:style-name="P1">"Misty Cloud"</text:p>
              <text:p text:style-name="P1">You create a 15-foot-radius sphere of fog centered on yourself which moves with you. The sphere spreads around corners, and its area is heavily obscured to everyone but yourself.</text:p>
              <text:p text:style-name="P1">The mist lasts for 10 minute or until a wind of moderate or greater speed (at least 10 miles per hour) disperses it.</text:p>
              <text:p text:style-name="P1"/>
              <text:p text:style-name="P1">Gain 1d4 charges at dawn</text:p>
              <text:p text:style-name="P1">(Requires Attunement)</text:p>
            </office:annotation>
            <text:p>Mist</text:p>
          </table:table-cell>
          <table:covered-table-cell/>
          <table:table-cell table:style-name="ce52" office:value-type="string" calcext:value-type="string">
            <text:p>2,0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9" draw:text-style-name="P2" svg:width="286.16pt" svg:height="162.45pt" svg:x="81.38pt" svg:y="466.27pt" draw:caption-point-x="64.18pt" draw:caption-point-y="13.24pt">
              <dc:date>2024-03-12T00:00:00</dc:date>
              <text:p text:style-name="P1">This small packet contains 1d6 + 4 pinches of dust. You can use an action to sprinkle a pinch of it over water. The dust turns a cube of water 15 feet on a side into one marble-sized pellet, which floats or rests near where the dust was sprinkled. The pellet's weight is negligible.</text:p>
              <text:p text:style-name="P1"/>
              <text:p text:style-name="P1">Someone can use an action to smash the pellet against a hard surface, causing the pellet to shatter and release the water the dust absorbed. Doing so ends that pellet's magic.</text:p>
              <text:p text:style-name="P1"/>
              <text:p text:style-name="P1">An elemental composed mostly of water that is exposed to a pinch of the dust must make a DC 13 Constitution saving throw, taking 10d6 necrotic damage on a failed save, or half as much damage on a successful one.</text:p>
            </office:annotation>
            <text:p>Dust of Dryness(Per Pinch)</text:p>
          </table:table-cell>
          <table:covered-table-cell/>
          <table:table-cell table:style-name="ce19" office:value-type="string" calcext:value-type="string">
            <text:p>100 gp</text:p>
          </table:table-cell>
          <table:table-cell table:style-name="ce25" office:value-type="string" calcext:value-type="string">
            <text:p>Uncommon</text:p>
          </table:table-cell>
          <table:table-cell table:style-name="ce41" office:value-type="string" calcext:value-type="string" table:number-columns-spanned="2" table:number-rows-spanned="1">
            <office:annotation draw:style-name="gr11" draw:text-style-name="P2" svg:width="284.06pt" svg:height="173.65pt" svg:x="367.54pt" svg:y="452.81pt" draw:caption-point-x="62.05pt" draw:caption-point-y="26.7pt">
              <dc:date>2024-03-12T00:00:00</dc:date>
              <text:p text:style-name="P1">This javelin is a magic weapon. When you hurl it and speak its command word, it transforms into a bolt of lightning, forming a line 5 feet wide that extends out from you to a target within 120 feet. Each creature in the line excluding you and the target must make a DC 13 Dexterity saving throw, taking 4d6 lightning damage on a failed save, and half as much damage on a successful one. The lightning bolt turns back into a javelin when it reaches the target. Make a ranged weapon attack against the target. On a hit, the target takes damage from the javelin plus 4d6 lightning damage.</text:p>
              <text:p text:style-name="P1"/>
              <text:p text:style-name="P1">The javelin's property can't be used again until the next dawn. In the meantime, the javelin can still be used as a magic weapon.</text:p>
              <text:p text:style-name="P1"/>
            </office:annotation>
            <text:p>Javelin of Lightning</text:p>
          </table:table-cell>
          <table:covered-table-cell/>
          <table:table-cell table:style-name="ce43" office:value-type="string" calcext:value-type="string">
            <text:p>500 gp</text:p>
          </table:table-cell>
          <table:table-cell table:style-name="ce44" office:value-type="string" calcext:value-type="string">
            <text:p>Uncommon</text:p>
          </table:table-cell>
          <table:table-cell table:style-name="ce51" office:value-type="string" calcext:value-type="string" table:number-columns-spanned="2" table:number-rows-spanned="1">
            <office:annotation draw:style-name="gr3" draw:text-style-name="P2" svg:width="280.6pt" svg:height="61.68pt" svg:x="651.6pt" svg:y="500.91pt" draw:caption-point-x="58.59pt" draw:caption-point-y="-21.4pt">
              <dc:date>2024-03-12T00:00:00</dc:date>
              <text:p text:style-name="P1">While holding this shield, you have a +1 bonus to AC. This bonus is in addition to the shield's normal bonus to AC.</text:p>
              <text:p text:style-name="P1"/>
              <text:p text:style-name="P1">When you are hit with an attack that targets only you, you can use your reaction to reduce the damage by 3.</text:p>
            </office:annotation>
            <text:p>Bulwark</text:p>
          </table:table-cell>
          <table:covered-table-cell/>
          <table:table-cell table:style-name="ce52" office:value-type="string" calcext:value-type="string">
            <text:p>3,0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5" draw:text-style-name="P2" svg:width="286.16pt" svg:height="106.47pt" svg:x="81.38pt" svg:y="494.28pt" draw:caption-point-x="64.18pt" draw:caption-point-y="0.99pt">
              <dc:date>2024-03-12T00:00:00</dc:date>
              <text:p text:style-name="P1">This viscous, milky-white substance can form a permanent adhesive bond between any two objects. It must be stored in a jar or flask that has been coated inside with oil of slipperiness. When found, a container contains 1d6 + 1 ounces.</text:p>
              <text:p text:style-name="P1"/>
              <text:p text:style-name="P1">One ounce of the glue can cover a 1-foot square surface. The glue takes 1 minute to set. Once it has done so, the bond it creates can be broken only by the application of universal solvent or oil of etherealness, or with a wish spell.</text:p>
            </office:annotation>
            <text:p>Sovereign Glue</text:p>
          </table:table-cell>
          <table:covered-table-cell/>
          <table:table-cell table:style-name="ce19" office:value-type="string" calcext:value-type="string">
            <text:p>400 gp</text:p>
          </table:table-cell>
          <table:table-cell table:style-name="ce28" office:value-type="string" calcext:value-type="string">
            <text:p>Legendary</text:p>
          </table:table-cell>
          <table:table-cell table:style-name="ce41" office:value-type="string" calcext:value-type="string" table:number-columns-spanned="2" table:number-rows-spanned="1">
            <office:annotation draw:style-name="gr11" draw:text-style-name="P2" svg:width="284.06pt" svg:height="117.67pt" svg:x="367.54pt" svg:y="496.54pt" draw:caption-point-x="62.05pt" draw:caption-point-y="-1.28pt">
              <dc:date>2024-03-12T00:00:00</dc:date>
              <text:p text:style-name="P1">You gain a +1 bonus to attack and damage rolls made with this magic weapon.</text:p>
              <text:p text:style-name="P1"/>
              <text:p text:style-name="P1">You can use an action to cause thick, black poison to coat the blade. The poison remains for 1 minute or until an attack using this weapon hits a creature. That creature must succeed on a DC 15 Constitution saving throw or take 2d10 poison damage and become poisoned for 1 minute. The dagger can't be used this way again until the next dawn.</text:p>
              <text:p text:style-name="P1"/>
            </office:annotation>
            <text:p>Dagger of Venom</text:p>
          </table:table-cell>
          <table:covered-table-cell/>
          <table:table-cell table:style-name="ce43" office:value-type="string" calcext:value-type="string">
            <text:p>1,500 gp</text:p>
          </table:table-cell>
          <table:table-cell table:style-name="ce47" office:value-type="string" calcext:value-type="string">
            <text:p>Rare</text:p>
          </table:table-cell>
          <table:table-cell table:style-name="ce51" office:value-type="string" calcext:value-type="string" table:number-columns-spanned="2" table:number-rows-spanned="1">
            <office:annotation draw:style-name="gr10" draw:text-style-name="P2" svg:width="280.6pt" svg:height="137.23pt" svg:x="651.6pt" svg:y="518.26pt" draw:caption-point-x="58.59pt" draw:caption-point-y="-22.99pt">
              <dc:date>2024-03-12T00:00:00</dc:date>
              <text:p text:style-name="P1">You have a +1 bonus to attack and damage rolls made with this Longbow.</text:p>
              <text:p text:style-name="P1"/>
              <text:p text:style-name="P1">When you take the attack action, you can use your reaction to have the weaver’s bow spindle silk and have it tethered to the arrow.</text:p>
              <text:p text:style-name="P1"/>
              <text:p text:style-name="P1">Max length of silk rope: 500 ft</text:p>
              <text:p text:style-name="P1">Max weight: 400 lbs</text:p>
              <text:p text:style-name="P1">(Requires Attunement)</text:p>
              <text:p text:style-name="P1"/>
            </office:annotation>
            <text:p>Weaver's Bow</text:p>
          </table:table-cell>
          <table:covered-table-cell/>
          <table:table-cell table:style-name="ce52" office:value-type="string" calcext:value-type="string">
            <text:p>1,5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3" draw:text-style-name="P2" svg:width="286.16pt" svg:height="151.26pt" svg:x="81.38pt" svg:y="487.62pt" draw:caption-point-x="64.18pt" draw:caption-point-y="23.41pt">
              <dc:date>2024-03-12T00:00:00</dc:date>
              <text:p text:style-name="P1">You can use an action to speak the horn's command word and then blow the horn, which emits a thunderous blast in a 30-foot cone that is audible 600 feet away. Each creature in the cone must make a DC 15 Constitution saving throw. On a failed save, a creature takes 5d6 thunder damage and is deafened for 1 minute. On a successful save, a creature takes half as much damage and isn't deafened. Creatures and objects made of glass or crystal have disadvantage on the saving throw and take 10d6 thunder damage instead of 5d6.</text:p>
              <text:p text:style-name="P1"/>
              <text:p text:style-name="P1">Each use of the horn's magic has a 20 percent chance of causing the horn to explode. The explosion deals 10d6 fire damage to the blower and destroys the horn.</text:p>
            </office:annotation>
            <text:p>Horn of Blasting</text:p>
          </table:table-cell>
          <table:covered-table-cell/>
          <table:table-cell table:style-name="ce19" office:value-type="string" calcext:value-type="string">
            <text:p>45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11" draw:text-style-name="P2" svg:width="284.06pt" svg:height="162.45pt" svg:x="367.54pt" svg:y="489.88pt" draw:caption-point-x="62.05pt" draw:caption-point-y="21.15pt">
              <dc:date>2024-03-12T00:00:00</dc:date>
              <text:p text:style-name="P1">You gain a +3 bonus to attack and damage rolls made with this magic weapon. In addition, the weapon ignores resistance to slashing damage.</text:p>
              <text:p text:style-name="P1"/>
              <text:p text:style-name="P1">When you attack a creature that has at least one head with this weapon and roll a 20 on the attack roll, you cut off one of the creature's heads. The creature dies if it can't survive without the lost head. A creature is immune to this effect if it is immune to slashing damage, doesn't have or need a head, has legendary actions, or the DM decides that the creature is too big for its head to be cut off with this weapon. Such a creature instead takes an extra 6d8 slashing damage from the hit.</text:p>
              <text:p text:style-name="P1">(Requires Attunement)</text:p>
            </office:annotation>
            <text:p>Vorpal Sword</text:p>
          </table:table-cell>
          <table:covered-table-cell/>
          <table:table-cell table:style-name="ce43" office:value-type="string" calcext:value-type="string">
            <text:p>15,000 gp</text:p>
          </table:table-cell>
          <table:table-cell table:style-name="ce48" office:value-type="string" calcext:value-type="string">
            <text:p>Legendary</text:p>
          </table:table-cell>
          <table:table-cell table:style-name="ce51" office:value-type="string" calcext:value-type="string" table:number-columns-spanned="2" table:number-rows-spanned="1">
            <office:annotation draw:style-name="gr3" draw:text-style-name="P2" svg:width="280.6pt" svg:height="61.68pt" svg:x="651.6pt" svg:y="532.4pt" draw:caption-point-x="58.59pt" draw:caption-point-y="-21.37pt">
              <dc:date>2024-03-12T00:00:00</dc:date>
              <text:p text:style-name="P1">These boots have 3 charges. While wearing them, you can use an action to expend 1 of its charges to enter the Ethereal plane untill the end of your next turn.</text:p>
              <text:p text:style-name="P1"/>
              <text:p text:style-name="P1">Gain 3 charges at dawn.</text:p>
            </office:annotation>
            <text:p>Wraith's Trek</text:p>
          </table:table-cell>
          <table:covered-table-cell/>
          <table:table-cell table:style-name="ce52" office:value-type="string" calcext:value-type="string">
            <text:p>3,0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5" draw:text-style-name="P2" svg:width="286.16pt" svg:height="151.26pt" svg:x="81.38pt" svg:y="503.38pt" draw:caption-point-x="64.18pt" draw:caption-point-y="23.39pt">
              <dc:date>2024-03-12T00:00:00</dc:date>
              <text:p text:style-name="P1">Found in a small container, this powder resembles very fine sand. It appears to be dust of disappearance, and an identify spell reveals it to be such. There is enough of it for one use.</text:p>
              <text:p text:style-name="P1"/>
              <text:p text:style-name="P1">When you use an action to throw a handful of the dust into the air, you and each creature that needs to breathe within 30 feet of you must succeed on a DC 15 Constitution saving throw or become unable to breathe while sneezing uncontrollably. A creature affected in this way is incapacitated and suffocating. As long as it is conscious, a creature can repeat the saving throw at the end of each of its turns, ending the effect on it on a success. The lesser restoration spell can also end the effect on a creature.</text:p>
            </office:annotation>
            <text:p>Dust of Sneezing and Choking</text:p>
          </table:table-cell>
          <table:covered-table-cell/>
          <table:table-cell table:style-name="ce19" office:value-type="string" calcext:value-type="string">
            <text:p>500 gp</text:p>
          </table:table-cell>
          <table:table-cell table:style-name="ce25" office:value-type="string" calcext:value-type="string">
            <text:p>Uncommon</text:p>
          </table:table-cell>
          <table:table-cell table:style-name="ce41" office:value-type="string" calcext:value-type="string" table:number-columns-spanned="2" table:number-rows-spanned="1">
            <office:annotation draw:style-name="gr4" draw:text-style-name="P2" svg:width="284.06pt" svg:height="95.27pt" svg:x="367.54pt" svg:y="523.5pt" draw:caption-point-x="62.05pt" draw:caption-point-y="3.26pt">
              <dc:date>2024-03-12T00:00:00</dc:date>
              <text:p text:style-name="P1">This magic weapon warns you of danger. While the weapon is on your person, you have advantage on initiative rolls. In addition, you and any of your companions within 30 feet of you can't be surprised, except when incapacitated by something other than nonmagical sleep. The weapon magically awakens you and your companions within range if any of you are sleeping naturally when combat begins.</text:p>
              <text:p text:style-name="P1">(Requires Attunement)</text:p>
            </office:annotation>
            <text:p>Weapon of Warning</text:p>
          </table:table-cell>
          <table:covered-table-cell/>
          <table:table-cell table:style-name="ce43" office:value-type="string" calcext:value-type="string">
            <text:p>4,000 gp</text:p>
          </table:table-cell>
          <table:table-cell table:style-name="ce44" office:value-type="string" calcext:value-type="string">
            <text:p>Uncommon</text:p>
          </table:table-cell>
          <table:table-cell table:style-name="ce51" office:value-type="string" calcext:value-type="string" table:number-columns-spanned="2" table:number-rows-spanned="1">
            <office:annotation draw:style-name="gr4" draw:text-style-name="P2" svg:width="280.6pt" svg:height="50.49pt" svg:x="651.6pt" svg:y="545.9pt" draw:caption-point-x="58.59pt" draw:caption-point-y="-19.13pt">
              <dc:date>2024-03-12T00:00:00</dc:date>
              <text:p text:style-name="P1">While you wear this ring, you are immune to the charmed condition, and magic can not put you to sleep.(Requires attunement)</text:p>
              <text:p text:style-name="P1"/>
            </office:annotation>
            <text:p>Ring of Self Control</text:p>
          </table:table-cell>
          <table:covered-table-cell/>
          <table:table-cell table:style-name="ce52" office:value-type="string" calcext:value-type="string">
            <text:p>15,000 gp</text:p>
          </table:table-cell>
          <table:table-cell table:style-name="ce55" office:value-type="string" calcext:value-type="string">
            <text:p>Very 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5" draw:text-style-name="P2" svg:width="286.16pt" svg:height="140.06pt" svg:x="81.38pt" svg:y="524.72pt" draw:caption-point-x="64.18pt" draw:caption-point-y="17.8pt">
              <dc:date>2024-03-12T00:00:00</dc:date>
              <text:p text:style-name="P1">An arrow of slaying is a magic weapon meant to slay a particular kind of creature. Some are more focused than others; for example, there are both arrows of dragon slaying and arrows of blue dragon slaying. If a creature belonging to the type, race, or group associated with an arrow of slaying takes damage from the arrow, the creature must make a DC 17 Constitution saving throw, taking an extra 6d10 piercing damage on a failed save, or half as much extra damage on a successful one.</text:p>
              <text:p text:style-name="P1"/>
              <text:p text:style-name="P1">Once an arrow of slaying deals its extra damage to a creature, it becomes a nonmagical arrow.</text:p>
            </office:annotation>
            <text:p>Arrow of Slaying</text:p>
          </table:table-cell>
          <table:covered-table-cell/>
          <table:table-cell table:style-name="ce19" office:value-type="string" calcext:value-type="string">
            <text:p>400 gp</text:p>
          </table:table-cell>
          <table:table-cell table:style-name="ce27" office:value-type="string" calcext:value-type="string">
            <text:p>Very Rare</text:p>
          </table:table-cell>
          <table:table-cell table:style-name="ce41" office:value-type="string" calcext:value-type="string" table:number-columns-spanned="2" table:number-rows-spanned="1">
            <office:annotation draw:style-name="gr11" draw:text-style-name="P2" svg:width="284.06pt" svg:height="95.27pt" svg:x="367.54pt" svg:y="555pt" draw:caption-point-x="62.05pt" draw:caption-point-y="-12.47pt">
              <dc:date>2024-03-12T00:00:00</dc:date>
              <text:p text:style-name="P1">You gain a +1 bonus to attack and damage rolls made with this magic weapon.</text:p>
              <text:p text:style-name="P1"/>
              <text:p text:style-name="P1">When you hit a dragon with this weapon, the dragon takes an extra 3d6 damage of the weapon's type. For the purpose of this weapon, "dragon" refers to any creature with the dragon type, including dragon turtles and wyverns.</text:p>
              <text:p text:style-name="P1">(Requires Attunement)</text:p>
            </office:annotation>
            <text:p>Dragon Slayer</text:p>
          </table:table-cell>
          <table:covered-table-cell/>
          <table:table-cell table:style-name="ce43" office:value-type="string" calcext:value-type="string">
            <text:p>4,000 gp</text:p>
          </table:table-cell>
          <table:table-cell table:style-name="ce47" office:value-type="string" calcext:value-type="string">
            <text:p>Rare</text:p>
          </table:table-cell>
          <table:table-cell table:style-name="ce51" office:value-type="string" calcext:value-type="string" table:number-columns-spanned="2" table:number-rows-spanned="1">
            <office:annotation draw:style-name="gr15" draw:text-style-name="P2" svg:width="280.6pt" svg:height="58.48pt" svg:x="651.6pt" svg:y="565.51pt" draw:caption-point-x="58.59pt" draw:caption-point-y="-22.99pt">
              <dc:date>2024-03-12T00:00:00</dc:date>
              <text:p text:style-name="P1">While you wear this belt spells that you cast have their duration doubled.</text:p>
              <text:p text:style-name="P1">(Requires attunement by a spellcaster)</text:p>
              <text:p text:style-name="P1"/>
            </office:annotation>
            <text:p>Sash of Prolonged Effects</text:p>
          </table:table-cell>
          <table:covered-table-cell/>
          <table:table-cell table:style-name="ce52" office:value-type="string" calcext:value-type="string">
            <text:p>2,0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9" draw:text-style-name="P2" svg:width="286.16pt" svg:height="240.83pt" svg:x="81.38pt" svg:y="505.84pt" draw:caption-point-x="64.18pt" draw:caption-point-y="52.44pt">
              <dc:date>2024-03-12T00:00:00</dc:date>
              <text:p text:style-name="P1">This small black sphere measures 3/4 of an inch in diameter and weighs an ounce. Typically, 1d4 + 4 beads of force are found together.</text:p>
              <text:p text:style-name="P1"/>
              <text:p text:style-name="P1">You can use an action to throw the bead up to 60 feet. The bead explodes on impact and is destroyed. Each creature within a 10-foot radius of where the bead landed must succeed on a DC 15 Dexterity saving throw or take 5d4 force damage. A sphere of transparent force then encloses the area for 1 minute. Any creature that failed the save and is completely within the area is trapped inside this sphere. Creatures that succeeded on the save, or are partially within the area, are pushed away from the center of the sphere until they are no longer inside it. Only breathable air can pass through the sphere's wall. No attack or other effect can.</text:p>
              <text:p text:style-name="P1"/>
              <text:p text:style-name="P1">An enclosed creature can use its action to push against the sphere's wall, moving the sphere up to half the creature's walking speed. The sphere can be picked up, and its magic causes it to weigh only 1 pound, regardless of the weight of creatures inside.</text:p>
            </office:annotation>
            <text:p>Bead of Force</text:p>
          </table:table-cell>
          <table:covered-table-cell/>
          <table:table-cell table:style-name="ce19" office:value-type="string" calcext:value-type="string">
            <text:p>1,00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12" draw:text-style-name="P2" svg:width="284.06pt" svg:height="207.24pt" svg:x="367.54pt" svg:y="530.5pt" draw:caption-point-x="62.05pt" draw:caption-point-y="27.78pt">
              <dc:date>2024-03-12T00:00:00</dc:date>
              <text:p text:style-name="P1">When you nock an arrow on this bow, it whispers in Elvish, "Swift defeat to my enemies." When you use this weapon to make a ranged attack, you can, as a command phrase, say, "Swift death to you who have wronged me." The target of your attack becomes your sworn enemy until it dies or until dawn seven days later. You can have only one such sworn enemy at a time. When your sworn enemy dies, you can choose a new one after the next dawn.</text:p>
              <text:p text:style-name="P1"/>
              <text:p text:style-name="P1">When you make a ranged attack roll with this weapon against your sworn enemy, you have advantage on the roll. In addition, your target gains no benefit from cover, other than total cover, and you suffer no disadvantage due to long range. If the attack hits, your sworn enemy takes an extra 3d6 piercing damage.</text:p>
              <text:p text:style-name="P1"/>
              <text:p text:style-name="P1">While your sworn enemy lives, you have disadvantage on attack rolls with all other weapons.</text:p>
              <text:p text:style-name="P1">(Requires Attunement)</text:p>
            </office:annotation>
            <text:p>Oathbow</text:p>
          </table:table-cell>
          <table:covered-table-cell/>
          <table:table-cell table:style-name="ce43" office:value-type="string" calcext:value-type="string">
            <text:p>3,000 gp</text:p>
          </table:table-cell>
          <table:table-cell table:style-name="ce46" office:value-type="string" calcext:value-type="string">
            <text:p>Very Rare</text:p>
          </table:table-cell>
          <table:table-cell table:style-name="ce51" office:value-type="string" calcext:value-type="string" table:number-columns-spanned="2" table:number-rows-spanned="1">
            <office:annotation draw:style-name="gr3" draw:text-style-name="P2" svg:width="280.6pt" svg:height="61.68pt" svg:x="651.6pt" svg:y="579.66pt" draw:caption-point-x="58.59pt" draw:caption-point-y="-21.37pt">
              <dc:date>2024-03-12T00:00:00</dc:date>
              <text:p text:style-name="P1">While you wear this belt, spells that you cast have their range doubled. When you cast a</text:p>
              <text:p text:style-name="P1">spell of 4th level or higher, the spell's range is increased by 50%.</text:p>
              <text:p text:style-name="P1">(Requires attunement by a spellcaster)</text:p>
            </office:annotation>
            <text:p>Sash of Extension</text:p>
          </table:table-cell>
          <table:covered-table-cell/>
          <table:table-cell table:style-name="ce52" office:value-type="string" calcext:value-type="string">
            <text:p>2,0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6" draw:text-style-name="P2" svg:width="286.16pt" svg:height="50.49pt" svg:x="81.38pt" svg:y="585.27pt" draw:caption-point-x="64.18pt" draw:caption-point-y="-11.25pt">
              <dc:date>2024-03-12T00:00:00</dc:date>
              <text:p text:style-name="P1">This gem contains a mote of elemental energy. When you use an action to break the gem,(Based on the color of the gem) an air, fire, earth, or water elemental is summoned as if you had cast the conjure elemental spell, and the gem's magic is lost.</text:p>
            </office:annotation>
            <text:p>Elemental Gem</text:p>
          </table:table-cell>
          <table:covered-table-cell/>
          <table:table-cell table:style-name="ce19" office:value-type="string" calcext:value-type="string">
            <text:p>1,000 gp</text:p>
          </table:table-cell>
          <table:table-cell table:style-name="ce25" office:value-type="string" calcext:value-type="string">
            <text:p>Uncommon</text:p>
          </table:table-cell>
          <table:table-cell table:style-name="ce41" office:value-type="string" calcext:value-type="string" table:number-columns-spanned="2" table:number-rows-spanned="1">
            <office:annotation draw:style-name="gr11" draw:text-style-name="P2" svg:width="284.06pt" svg:height="106.47pt" svg:x="367.54pt" svg:y="580.9pt" draw:caption-point-x="62.05pt" draw:caption-point-y="-6.89pt">
              <dc:date>2024-03-12T00:00:00</dc:date>
              <text:p text:style-name="P1">You gain a +1 bonus to attack and damage rolls made with this magic weapon.</text:p>
              <text:p text:style-name="P1"/>
              <text:p text:style-name="P1">When you hit a giant with it, the giant takes an extra 2d6 damage of the weapon's type and must succeed on a DC 15 Strength saving throw or fall prone. For the purpose of this weapon, "giant" refers to any creature with the giant type, including ettins and trolls.</text:p>
              <text:p text:style-name="P1">(Requires Attunement)</text:p>
            </office:annotation>
            <text:p>Giant Slayer</text:p>
          </table:table-cell>
          <table:covered-table-cell/>
          <table:table-cell table:style-name="ce43" office:value-type="string" calcext:value-type="string">
            <text:p>4,000 gp</text:p>
          </table:table-cell>
          <table:table-cell table:style-name="ce47" office:value-type="string" calcext:value-type="string">
            <text:p>Rare</text:p>
          </table:table-cell>
          <table:table-cell table:style-name="ce51" office:value-type="string" calcext:value-type="string" table:number-columns-spanned="2" table:number-rows-spanned="1">
            <office:annotation draw:style-name="gr15" draw:text-style-name="P2" svg:width="280.6pt" svg:height="58.48pt" svg:x="651.6pt" svg:y="597pt" draw:caption-point-x="58.59pt" draw:caption-point-y="-22.99pt">
              <dc:date>2024-03-12T00:00:00</dc:date>
              <text:p text:style-name="P1">Your speed is set to 70, difficult terrain does not cost extra movement.</text:p>
              <text:p text:style-name="P1">(Requires attunement)</text:p>
              <text:p text:style-name="P1"/>
            </office:annotation>
            <text:p>Seven-League Boots</text:p>
          </table:table-cell>
          <table:covered-table-cell/>
          <table:table-cell table:style-name="ce52" office:value-type="string" calcext:value-type="string">
            <text:p>10,000 gp</text:p>
          </table:table-cell>
          <table:table-cell table:style-name="ce55" office:value-type="string" calcext:value-type="string">
            <text:p>Very 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3" draw:text-style-name="P2" svg:width="286.16pt" svg:height="95.27pt" svg:x="81.38pt" svg:y="594.37pt" draw:caption-point-x="64.18pt" draw:caption-point-y="-4.59pt">
              <dc:date>2024-03-12T00:00:00</dc:date>
              <text:p text:style-name="P1">This necklace has 1d6 + 3 beads hanging from it. You can use an action to detach a bead and throw it up to 6 feet away. When it reaches the end of its trajectory, the bead detonates as a 3rd-level fireball spell (save DC 15).</text:p>
              <text:p text:style-name="P1"/>
              <text:p text:style-name="P1">You can hurl multiple beads, or even the whole necklace, as one action. When you do so, increase the level of the fireball by 1 for each bead beyond the first.</text:p>
            </office:annotation>
            <text:p>Necklace of Fireballs (1 bead)</text:p>
          </table:table-cell>
          <table:covered-table-cell/>
          <table:table-cell table:style-name="ce19" office:value-type="string" calcext:value-type="string">
            <text:p>30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16" draw:text-style-name="P2" svg:width="284.06pt" svg:height="106.47pt" svg:x="367.54pt" svg:y="596.64pt" draw:caption-point-x="62.05pt" draw:caption-point-y="-6.86pt">
              <dc:date>2024-03-12T00:00:00</dc:date>
              <text:p text:style-name="P1">You gain a +1 bonus to attack and damage rolls made with this magic weapon. The bonus increases to +3 when you use the mace to attack a construct.</text:p>
              <text:p text:style-name="P1"/>
              <text:p text:style-name="P1">When you roll a 20 on an attack roll made with this weapon, the target takes an extra 7 bludgeoning damage, or an extra 14 bludgeoning damage if it's a construct. If a construct has 25 hit points or fewer after taking this damage, it is destroyed.</text:p>
              <text:p text:style-name="P1">(Requires Attunement)</text:p>
            </office:annotation>
            <text:p>Mace of Smiting</text:p>
          </table:table-cell>
          <table:covered-table-cell/>
          <table:table-cell table:style-name="ce43" office:value-type="string" calcext:value-type="string">
            <text:p>5,000 gp</text:p>
          </table:table-cell>
          <table:table-cell table:style-name="ce47" office:value-type="string" calcext:value-type="string">
            <text:p>Rare</text:p>
          </table:table-cell>
          <table:table-cell table:style-name="ce51" office:value-type="string" calcext:value-type="string" table:number-columns-spanned="2" table:number-rows-spanned="1">
            <office:annotation draw:style-name="gr4" draw:text-style-name="P2" svg:width="280.6pt" svg:height="50.49pt" svg:x="651.6pt" svg:y="608.88pt" draw:caption-point-x="58.59pt" draw:caption-point-y="-19.11pt">
              <dc:date>2024-03-12T00:00:00</dc:date>
              <text:p text:style-name="P1">While wearing this plate armor, you gain a +3 bonus to AC. In addition, bludgeoning, piercing, and slashing damage from non magical weapons that you take is reduced by 5.</text:p>
              <text:p text:style-name="P1">(Requires attunement)</text:p>
            </office:annotation>
            <text:p>Kraken Shell</text:p>
          </table:table-cell>
          <table:covered-table-cell/>
          <table:table-cell table:style-name="ce52" office:value-type="string" calcext:value-type="string">
            <text:p>65,000 gp</text:p>
          </table:table-cell>
          <table:table-cell table:style-name="ce54" office:value-type="string" calcext:value-type="string">
            <text:p>Legendary</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3" draw:text-style-name="P2" svg:width="286.16pt" svg:height="95.27pt" svg:x="81.38pt" svg:y="610.13pt" draw:caption-point-x="64.18pt" draw:caption-point-y="-4.62pt">
              <dc:date>2024-03-12T00:00:00</dc:date>
              <text:p text:style-name="P1">This necklace has 1d6 + 3 beads hanging from it. You can use an action to detach a bead and throw it up to 6 feet away. When it reaches the end of its trajectory, the bead detonates as a 3rd-level fireball spell (save DC 15).</text:p>
              <text:p text:style-name="P1"/>
              <text:p text:style-name="P1">You can hurl multiple beads, or even the whole necklace, as one action. When you do so, increase the level of the fireball by 1 for each bead beyond the first.</text:p>
            </office:annotation>
            <text:p>Necklace of Fireballs (2 beads)</text:p>
          </table:table-cell>
          <table:covered-table-cell/>
          <table:table-cell table:style-name="ce19" office:value-type="string" calcext:value-type="string">
            <text:p>50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11" draw:text-style-name="P2" svg:width="284.06pt" svg:height="117.67pt" svg:x="367.54pt" svg:y="606.78pt" draw:caption-point-x="62.05pt" draw:caption-point-y="-1.28pt">
              <dc:date>2024-03-12T00:00:00</dc:date>
              <text:p text:style-name="P1">When you hit a fiend or an undead with this magic weapon, that creature takes an extra 2d6 radiant damage. If the target has 25 hit points or fewer after taking this damage, it must succeed on a DC 15 Wisdom saving throw or be destroyed. On a successful save, the creature becomes frightened of you until the end of your next turn.</text:p>
              <text:p text:style-name="P1"/>
              <text:p text:style-name="P1">While you hold this weapon, it sheds bright light in a 20-foot radius and dim light for an additional 20 feet.</text:p>
              <text:p text:style-name="P1">(Requires Attunement)</text:p>
            </office:annotation>
            <text:p>Mace of Disruption</text:p>
          </table:table-cell>
          <table:covered-table-cell/>
          <table:table-cell table:style-name="ce43" office:value-type="string" calcext:value-type="string">
            <text:p>6,000 gp</text:p>
          </table:table-cell>
          <table:table-cell table:style-name="ce47" office:value-type="string" calcext:value-type="string">
            <text:p>Rare</text:p>
          </table:table-cell>
          <table:table-cell table:style-name="ce51" office:value-type="string" calcext:value-type="string" table:number-columns-spanned="2" table:number-rows-spanned="1">
            <office:annotation draw:style-name="gr8" draw:text-style-name="P2" svg:width="280.6pt" svg:height="285.62pt" svg:x="651.6pt" svg:y="570.08pt" draw:caption-point-x="58.59pt" draw:caption-point-y="35.43pt">
              <dc:date>2024-03-12T00:00:00</dc:date>
              <text:p text:style-name="P1">This bone sickle has 7 charges for the following properties. It regains 1d4 + 1 expended charges daily at dawn. If you expend the sickle’s last charge, roll a d20. On a 1, the sickle crumbles into ashes and is destroyed.</text:p>
              <text:p text:style-name="P1"/>
              <text:p text:style-name="P1">Invoke: While holding the sickle, you can use an action to expend 1 charge and summon a skeleton, you can expend 3 charges to summon a spectre, you may expend multiple charges.</text:p>
              <text:p text:style-name="P1"/>
              <text:p text:style-name="P1">As a bonus action on each of your turns, you can mentally command any creature you summoned within 120 feet of you (if you control multiple creatures, you can command any or all of them at the same time, issuing the same command to each one). You decide what action the creature will take and where it will move during its next turn, or you can issue a general command, such as to guard a particular chamber or corridor. If you issue no commands, the creature only defends itself against hostile creatures. Once given an order, the creature continues to follow it until its task is complete.</text:p>
              <text:p text:style-name="P1"/>
              <text:p text:style-name="P1">The creatures last for 24 hours.</text:p>
              <text:p text:style-name="P1"/>
              <text:p text:style-name="P1">(Requires attunement)</text:p>
              <text:p text:style-name="P1"/>
            </office:annotation>
            <text:p>Invoker</text:p>
          </table:table-cell>
          <table:covered-table-cell/>
          <table:table-cell table:style-name="ce52" office:value-type="string" calcext:value-type="string">
            <text:p>3,5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5" draw:text-style-name="P2" svg:width="286.16pt" svg:height="95.27pt" svg:x="81.38pt" svg:y="625.86pt" draw:caption-point-x="64.18pt" draw:caption-point-y="-4.59pt">
              <dc:date>2024-03-12T00:00:00</dc:date>
              <text:p text:style-name="P1">This necklace has 1d6 + 3 beads hanging from it. You can use an action to detach a bead and throw it up to 6 feet away. When it reaches the end of its trajectory, the bead detonates as a 3rd-level fireball spell (save DC 15).</text:p>
              <text:p text:style-name="P1"/>
              <text:p text:style-name="P1">You can hurl multiple beads, or even the whole necklace, as one action. When you do so, increase the level of the fireball by 1 for each bead beyond the first.</text:p>
            </office:annotation>
            <text:p>Necklace of Fireballs (3 beads)</text:p>
          </table:table-cell>
          <table:covered-table-cell/>
          <table:table-cell table:style-name="ce19" office:value-type="string" calcext:value-type="string">
            <text:p>1,00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11" draw:text-style-name="P2" svg:width="284.06pt" svg:height="184.85pt" svg:x="367.54pt" svg:y="588.95pt" draw:caption-point-x="62.05pt" draw:caption-point-y="32.31pt">
              <dc:date>2024-03-12T00:00:00</dc:date>
              <text:p text:style-name="P1">This magic weapon has 3 charges. While holding it, you can use an action and expend 1 charge to release a wave of terror. Each creature of your choice in a 30-foot radius extending from you must succeed on a DC 15 Wisdom saving throw or become frightened of you for 1 minute. While it is frightened in this way, a creature must spend its turns trying to move as far away from you as it can, and it can't willingly move to a space within 30 feet of you. It also can't take reactions. For its action it can use only the Dash action or try to escape from an effect that prevents it from moving. If it has nowhere it can move, the creature can use the Dodge action. At the end of each of its turns, a creature can repeat the saving throw, ending the effect on itself on a success.</text:p>
              <text:p text:style-name="P1"/>
              <text:p text:style-name="P1">The mace regains 1d3 expended charges daily at dawn.</text:p>
              <text:p text:style-name="P1">(Requires Attunement)</text:p>
            </office:annotation>
            <text:p>Mace of Terror</text:p>
          </table:table-cell>
          <table:covered-table-cell/>
          <table:table-cell table:style-name="ce43" office:value-type="string" calcext:value-type="string">
            <text:p>6,000 gp</text:p>
          </table:table-cell>
          <table:table-cell table:style-name="ce47" office:value-type="string" calcext:value-type="string">
            <text:p>Rare</text:p>
          </table:table-cell>
          <table:table-cell table:style-name="ce51" office:value-type="string" calcext:value-type="string" table:number-columns-spanned="2" table:number-rows-spanned="1">
            <office:annotation draw:style-name="gr15" draw:text-style-name="P2" svg:width="280.6pt" svg:height="58.48pt" svg:x="651.6pt" svg:y="644.26pt" draw:caption-point-x="58.59pt" draw:caption-point-y="-22.99pt">
              <dc:date>2024-03-12T00:00:00</dc:date>
              <text:p text:style-name="P1">While you wear these robes your AC is 14 + your Dexterity bonus.</text:p>
              <text:p text:style-name="P1">(Requires attunement by a spellcaster)</text:p>
              <text:p text:style-name="P1"/>
            </office:annotation>
            <text:p>Robes of Instinct</text:p>
          </table:table-cell>
          <table:covered-table-cell/>
          <table:table-cell table:style-name="ce52" office:value-type="string" calcext:value-type="string">
            <text:p>12,000 gp</text:p>
          </table:table-cell>
          <table:table-cell table:style-name="ce55" office:value-type="string" calcext:value-type="string">
            <text:p>Very 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3" draw:text-style-name="P2" svg:width="286.16pt" svg:height="95.27pt" svg:x="81.38pt" svg:y="641.62pt" draw:caption-point-x="64.18pt" draw:caption-point-y="-4.59pt">
              <dc:date>2024-03-12T00:00:00</dc:date>
              <text:p text:style-name="P1">This necklace has 1d6 + 3 beads hanging from it. You can use an action to detach a bead and throw it up to 6 feet away. When it reaches the end of its trajectory, the bead detonates as a 3rd-level fireball spell (save DC 15).</text:p>
              <text:p text:style-name="P1"/>
              <text:p text:style-name="P1">You can hurl multiple beads, or even the whole necklace, as one action. When you do so, increase the level of the fireball by 1 for each bead beyond the first.</text:p>
            </office:annotation>
            <text:p>Necklace of Fireballs (4 beads)</text:p>
          </table:table-cell>
          <table:covered-table-cell/>
          <table:table-cell table:style-name="ce19" office:value-type="string" calcext:value-type="string">
            <text:p>1,60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20" draw:text-style-name="P2" svg:width="284.06pt" svg:height="196.04pt" svg:x="367.54pt" svg:y="630.6pt" draw:caption-point-x="62.05pt" draw:caption-point-y="6.43pt">
              <dc:date>2024-03-12T00:00:00</dc:date>
              <text:p text:style-name="P1">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text:p>
              <text:p text:style-name="P1"/>
              <text:p text:style-name="P1">A stone has AC 24, 10 hit points, and resistance to all damage. It is considered to be an object that is being worn while it orbits your head.</text:p>
              <text:p text:style-name="P1"/>
              <text:p text:style-name="P1">Protection.</text:p>
              <text:p text:style-name="P1"/>
              <text:p text:style-name="P1">You gain a +1 bonus to AC while this dusty rose prism orbits your head.</text:p>
              <text:p text:style-name="P1">(Requires Attunement)</text:p>
            </office:annotation>
            <text:p>Ioun Stone Protection</text:p>
          </table:table-cell>
          <table:covered-table-cell/>
          <table:table-cell table:style-name="ce43" office:value-type="string" calcext:value-type="string">
            <text:p>1,2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6"/>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5" draw:text-style-name="P2" svg:width="286.16pt" svg:height="95.27pt" svg:x="81.38pt" svg:y="657.35pt" draw:caption-point-x="64.18pt" draw:caption-point-y="-4.59pt">
              <dc:date>2024-03-12T00:00:00</dc:date>
              <text:p text:style-name="P1">This necklace has 1d6 + 3 beads hanging from it. You can use an action to detach a bead and throw it up to 6 feet away. When it reaches the end of its trajectory, the bead detonates as a 3rd-level fireball spell (save DC 15).</text:p>
              <text:p text:style-name="P1"/>
              <text:p text:style-name="P1">You can hurl multiple beads, or even the whole necklace, as one action. When you do so, increase the level of the fireball by 1 for each bead beyond the first.</text:p>
            </office:annotation>
            <text:p>Necklace of Fireballs (5 beads)</text:p>
          </table:table-cell>
          <table:covered-table-cell/>
          <table:table-cell table:style-name="ce19" office:value-type="string" calcext:value-type="string">
            <text:p>4,00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21" draw:text-style-name="P2" svg:width="284.06pt" svg:height="364pt" svg:x="367.54pt" svg:y="593.89pt" draw:caption-point-x="62.05pt" draw:caption-point-y="58.88pt">
              <dc:date>2024-03-12T00:00:00</dc:date>
              <text:p text:style-name="P1">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text:p>
              <text:p text:style-name="P1"/>
              <text:p text:style-name="P1">A stone has AC 24, 10 hit points, and resistance to all damage. It is considered to be an object that is being worn while it orbits your head.</text:p>
              <text:p text:style-name="P1"/>
              <text:p text:style-name="P1">Reserve.</text:p>
              <text:p text:style-name="P1"/>
              <text:p text:style-name="P1">This vibrant purple prism stores spells cast into it, holding them until you use them. The stone can store up to 3 levels worth of spells at a time. When found, it contains 1d4 - 1 levels of stored spells chosen by the DM.</text:p>
              <text:p text:style-name="P1"/>
              <text:p text:style-name="P1">Any creature can cast a spell of 1st through 3rd level into the stone by touching it as the spell is cast. The spell has no effect, other than to be stored in the stone. If the stone can't hold the spell, the spell is expended without effect. The level of the slot used to cast the spell determines how much space it uses.</text:p>
              <text:p text:style-name="P1"/>
              <text:p text:style-name="P1">While this stone orbits your head, you can cast any spell stored in it. The spell uses the slot level, spell save DC, spell attack bonus, and spellcasting ability of the original caster, but is otherwise treated as if you cast the spell. The spell cast from the stone is no longer stored in it, freeing up space.</text:p>
              <text:p text:style-name="P1">(Requires Attunement)</text:p>
            </office:annotation>
            <text:p>Ioun Stone Reserve</text:p>
          </table:table-cell>
          <table:covered-table-cell/>
          <table:table-cell table:style-name="ce43" office:value-type="string" calcext:value-type="string">
            <text:p>6,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6"/>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5" draw:text-style-name="P2" svg:width="286.16pt" svg:height="95.27pt" svg:x="81.38pt" svg:y="673.11pt" draw:caption-point-x="64.18pt" draw:caption-point-y="-4.59pt">
              <dc:date>2024-03-12T00:00:00</dc:date>
              <text:p text:style-name="P1">This necklace has 1d6 + 3 beads hanging from it. You can use an action to detach a bead and throw it up to 6 feet away. When it reaches the end of its trajectory, the bead detonates as a 3rd-level fireball spell (save DC 15).</text:p>
              <text:p text:style-name="P1"/>
              <text:p text:style-name="P1">You can hurl multiple beads, or even the whole necklace, as one action. When you do so, increase the level of the fireball by 1 for each bead beyond the first.</text:p>
            </office:annotation>
            <text:p>Necklace of Fireballs (6 beads)</text:p>
          </table:table-cell>
          <table:covered-table-cell/>
          <table:table-cell table:style-name="ce19" office:value-type="string" calcext:value-type="string">
            <text:p>8,00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10" draw:text-style-name="P2" svg:width="284.06pt" svg:height="196.04pt" svg:x="367.54pt" svg:y="662.12pt" draw:caption-point-x="62.05pt" draw:caption-point-y="6.41pt">
              <dc:date>2024-03-12T00:00:00</dc:date>
              <text:p text:style-name="P1">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text:p>
              <text:p text:style-name="P1"/>
              <text:p text:style-name="P1">A stone has AC 24, 10 hit points, and resistance to all damage. It is considered to be an object that is being worn while it orbits your head.</text:p>
              <text:p text:style-name="P1"/>
              <text:p text:style-name="P1">Agility.</text:p>
              <text:p text:style-name="P1"/>
              <text:p text:style-name="P1">Your Dexterity score increases by 2, to a maximum of 20, while this deep red sphere orbits your head.</text:p>
              <text:p text:style-name="P1">(Requires Attunement)</text:p>
            </office:annotation>
            <text:p>Ioun Stone Agility</text:p>
          </table:table-cell>
          <table:covered-table-cell/>
          <table:table-cell table:style-name="ce43" office:value-type="string" calcext:value-type="string">
            <text:p>3,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6"/>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3" draw:text-style-name="P2" svg:width="286.16pt" svg:height="106.47pt" svg:x="81.38pt" svg:y="683.26pt" draw:caption-point-x="64.18pt" draw:caption-point-y="1.02pt">
              <dc:date>2024-03-12T00:00:00</dc:date>
              <text:p text:style-name="P1">This hollow metal tube measures about 1 foot long and weighs 1 pound. You can strike it as an action, pointing it at an object within 120 feet of you that can be opened, such as a door, lid, or lock. The chime issues a clear tone, and one lock or latch on the object opens unless the sound can't reach the object. If no locks or latches remain, the object itself opens.</text:p>
              <text:p text:style-name="P1"/>
              <text:p text:style-name="P1">The chime can be used ten times. After the tenth time it cracks and becomes useless.</text:p>
            </office:annotation>
            <text:p>Chime of Opening</text:p>
          </table:table-cell>
          <table:covered-table-cell/>
          <table:table-cell table:style-name="ce19" office:value-type="string" calcext:value-type="string">
            <text:p>1,50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20" draw:text-style-name="P2" svg:width="284.06pt" svg:height="196.04pt" svg:x="367.54pt" svg:y="677.85pt" draw:caption-point-x="62.05pt" draw:caption-point-y="6.43pt">
              <dc:date>2024-03-12T00:00:00</dc:date>
              <text:p text:style-name="P1">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text:p>
              <text:p text:style-name="P1"/>
              <text:p text:style-name="P1">A stone has AC 24, 10 hit points, and resistance to all damage. It is considered to be an object that is being worn while it orbits your head.</text:p>
              <text:p text:style-name="P1"/>
              <text:p text:style-name="P1">Fortitude</text:p>
              <text:p text:style-name="P1"/>
              <text:p text:style-name="P1">Your Constitution score increases by 2, to a maximum of 20, while this pink rhomboid orbits your head.</text:p>
              <text:p text:style-name="P1">(Requires Attunement)</text:p>
            </office:annotation>
            <text:p>Ioun Stone Fortitude</text:p>
          </table:table-cell>
          <table:covered-table-cell/>
          <table:table-cell table:style-name="ce43" office:value-type="string" calcext:value-type="string">
            <text:p>3,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6"/>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22" draw:text-style-name="P2" svg:width="286.16pt" svg:height="296.82pt" svg:x="81.38pt" svg:y="666.85pt" draw:caption-point-x="64.18pt" draw:caption-point-y="33.17pt">
              <dc:date>2024-03-12T00:00:00</dc:date>
              <text:p text:style-name="P1">An Ioun stone is named after Ioun, a god of knowledge and prophecy revered on some worlds. Many types of Ioun stone exist, each type a distinct combination of shape and color.</text:p>
              <text:p text:style-name="P1"/>
              <text:p text:style-name="P1">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text:p>
              <text:p text:style-name="P1"/>
              <text:p text:style-name="P1">A stone has AC 24, 10 hit points, and resistance to all damage. It is considered to be an object that is being worn while it orbits your head.</text:p>
              <text:p text:style-name="P1"/>
              <text:p text:style-name="P1">Absorption.</text:p>
              <text:p text:style-name="P1"/>
              <text:p text:style-name="P1">While this pale lavender ellipsoid orbits your head, you can use your reaction to cancel a spell of 4th level or lower cast by a creature you can see and targeting only you.</text:p>
              <text:p text:style-name="P1"/>
              <text:p text:style-name="P1">Once the stone has canceled 20 levels of spells, it burns out and turns dull gray, losing its magic. If you are targeted by a spell whose level is higher than the number of spell levels the stone has left, the stone can't cancel it.</text:p>
            </office:annotation>
            <text:p>Ioun Stone Absorption</text:p>
          </table:table-cell>
          <table:covered-table-cell/>
          <table:table-cell table:style-name="ce19" office:value-type="string" calcext:value-type="string">
            <text:p>2,400 gp</text:p>
          </table:table-cell>
          <table:table-cell table:style-name="ce27" office:value-type="string" calcext:value-type="string">
            <text:p>Very Rare</text:p>
          </table:table-cell>
          <table:table-cell table:style-name="ce41" office:value-type="string" calcext:value-type="string" table:number-columns-spanned="2" table:number-rows-spanned="1">
            <office:annotation draw:style-name="gr10" draw:text-style-name="P2" svg:width="284.06pt" svg:height="196.04pt" svg:x="367.54pt" svg:y="693.61pt" draw:caption-point-x="62.05pt" draw:caption-point-y="6.41pt">
              <dc:date>2024-03-12T00:00:00</dc:date>
              <text:p text:style-name="P1">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text:p>
              <text:p text:style-name="P1"/>
              <text:p text:style-name="P1">A stone has AC 24, 10 hit points, and resistance to all damage. It is considered to be an object that is being worn while it orbits your head.</text:p>
              <text:p text:style-name="P1"/>
              <text:p text:style-name="P1">Insight.</text:p>
              <text:p text:style-name="P1"/>
              <text:p text:style-name="P1">Your Wisdom score increases by 2, to a maximum of 20, while this incandescent blue sphere orbits your head.</text:p>
              <text:p text:style-name="P1">(Requires Attunement)</text:p>
            </office:annotation>
            <text:p>Ioun Stone Insight</text:p>
          </table:table-cell>
          <table:covered-table-cell/>
          <table:table-cell table:style-name="ce43" office:value-type="string" calcext:value-type="string">
            <text:p>3,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6"/>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 draw:text-style-name="P2" svg:width="286.16pt" svg:height="285.62pt" svg:x="81.38pt" svg:y="672.43pt" draw:caption-point-x="64.18pt" draw:caption-point-y="43.34pt">
              <dc:date>2024-03-12T00:00:00</dc:date>
              <text:p text:style-name="P1">An Ioun stone is named after Ioun, a god of knowledge and prophecy revered on some worlds. Many types of Ioun stone exist, each type a distinct combination of shape and color.</text:p>
              <text:p text:style-name="P1"/>
              <text:p text:style-name="P1">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text:p>
              <text:p text:style-name="P1"/>
              <text:p text:style-name="P1">A stone has AC 24, 10 hit points, and resistance to all damage. It is considered to be an object that is being worn while it orbits your head.</text:p>
              <text:p text:style-name="P1"/>
              <text:p text:style-name="P1">Greater Absorption.</text:p>
              <text:p text:style-name="P1"/>
              <text:p text:style-name="P1">While this marbled lavender and green ellipsoid orbits your head, you can use your reaction to cancel a spell of 8th level or lower cast by a creature you can see and targeting only you. Once the stone has canceled 50 levels of spells, it burns out and turns dull gray, losing its magic. If you are targeted by a spell whose level is higher than the number of spell levels the stone has left, the stone can't cancel it.</text:p>
            </office:annotation>
            <text:p>Ioun Stone Greater Absorption</text:p>
          </table:table-cell>
          <table:covered-table-cell/>
          <table:table-cell table:style-name="ce19" office:value-type="string" calcext:value-type="string">
            <text:p>30,000 gp</text:p>
          </table:table-cell>
          <table:table-cell table:style-name="ce28" office:value-type="string" calcext:value-type="string">
            <text:p>Legendary</text:p>
          </table:table-cell>
          <table:table-cell table:style-name="ce41" office:value-type="string" calcext:value-type="string" table:number-columns-spanned="2" table:number-rows-spanned="1">
            <office:annotation draw:style-name="gr20" draw:text-style-name="P2" svg:width="284.06pt" svg:height="196.04pt" svg:x="367.54pt" svg:y="709.34pt" draw:caption-point-x="62.05pt" draw:caption-point-y="6.43pt">
              <dc:date>2024-03-12T00:00:00</dc:date>
              <text:p text:style-name="P1">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text:p>
              <text:p text:style-name="P1"/>
              <text:p text:style-name="P1">A stone has AC 24, 10 hit points, and resistance to all damage. It is considered to be an object that is being worn while it orbits your head.</text:p>
              <text:p text:style-name="P1"/>
              <text:p text:style-name="P1">Intellect.</text:p>
              <text:p text:style-name="P1"/>
              <text:p text:style-name="P1">Your Intelligence score increases by 2, to a maximum of 20, while this marbled scarlet and blue sphere orbits your head.</text:p>
              <text:p text:style-name="P1">(Requires Attunement)</text:p>
            </office:annotation>
            <text:p>Ioun Stone Intellect</text:p>
          </table:table-cell>
          <table:covered-table-cell/>
          <table:table-cell table:style-name="ce43" office:value-type="string" calcext:value-type="string">
            <text:p>3,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6"/>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7" draw:text-style-name="P2" svg:width="286.16pt" svg:height="274.42pt" svg:x="81.38pt" svg:y="693.78pt" draw:caption-point-x="64.18pt" draw:caption-point-y="37.73pt">
              <dc:date>2024-03-12T00:00:00</dc:date>
              <text:p text:style-name="P1">This prism has 50 charges. While you are holding it, you can use an action to speak one of three command words to cause one of the following effects:</text:p>
              <text:p text:style-name="P1"/>
              <text:p text:style-name="P1">• The first command word causes the gem to shed bright light in a 30-foot radius and dim light for an additional 30 feet. This effect doesn't expend a charge. It lasts until you use a bonus action to repeat the command word or until you use another function of the gem.</text:p>
              <text:p text:style-name="P1"/>
              <text:p text:style-name="P1">• The second command word expends 1 charge and causes the gem to fire a brilliant beam of light at one creature you can see within 60 feet of you. The creature must succeed on a DC 15 Constitution saving throw or become blinded for 1 minute. The creature can repeat the saving throw at the end of each of its turns, ending the effect on itself on a success.</text:p>
              <text:p text:style-name="P1"/>
              <text:p text:style-name="P1">• The third command word expends 5 charges and causes the gem to flare with blinding light in a 30-foot cone originating from it. Each creature in the cone must make a saving throw as if struck by the beam created with the second command word.</text:p>
              <text:p text:style-name="P1"/>
              <text:p text:style-name="P1">When all of the gem's charges are expended, the gem becomes a nonmagical jewel worth 50 gp.</text:p>
            </office:annotation>
            <text:p>Gem of Brightness</text:p>
          </table:table-cell>
          <table:covered-table-cell/>
          <table:table-cell table:style-name="ce19" office:value-type="string" calcext:value-type="string">
            <text:p>5,000 gp</text:p>
          </table:table-cell>
          <table:table-cell table:style-name="ce25" office:value-type="string" calcext:value-type="string">
            <text:p>Uncommon</text:p>
          </table:table-cell>
          <table:table-cell table:style-name="ce41" office:value-type="string" calcext:value-type="string" table:number-columns-spanned="2" table:number-rows-spanned="1">
            <office:annotation draw:style-name="gr20" draw:text-style-name="P2" svg:width="284.06pt" svg:height="196.04pt" svg:x="367.54pt" svg:y="725.1pt" draw:caption-point-x="62.05pt" draw:caption-point-y="6.41pt">
              <dc:date>2024-03-12T00:00:00</dc:date>
              <text:p text:style-name="P1">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text:p>
              <text:p text:style-name="P1"/>
              <text:p text:style-name="P1">A stone has AC 24, 10 hit points, and resistance to all damage. It is considered to be an object that is being worn while it orbits your head.</text:p>
              <text:p text:style-name="P1"/>
              <text:p text:style-name="P1">Leadership.</text:p>
              <text:p text:style-name="P1"/>
              <text:p text:style-name="P1">Your Charisma score increases by 2, to a maximum of 20, while this marbled pink and green sphere orbits your head.</text:p>
              <text:p text:style-name="P1">(Requires Attunement)</text:p>
            </office:annotation>
            <text:p>Ioun Stone Leadership</text:p>
          </table:table-cell>
          <table:covered-table-cell/>
          <table:table-cell table:style-name="ce43" office:value-type="string" calcext:value-type="string">
            <text:p>3,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6"/>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0" draw:text-style-name="P2" svg:width="286.16pt" svg:height="308.01pt" svg:x="81.38pt" svg:y="684.88pt" draw:caption-point-x="64.18pt" draw:caption-point-y="62.39pt">
              <dc:date>2024-03-12T00:00:00</dc:date>
              <text:p text:style-name="P1">While holding this rod, you can use your reaction to absorb a spell that is targeting only you and not with an area of effect. The absorbed spell's effect is canceled, and the spell's energy — not the spell itself — is stored in the rod. The energy has the same level as the spell when it was cast. The rod can absorb and store up to 50 levels of energy over the course of its existence. Once the rod absorbs 50 levels of energy, it can't absorb more. If you are targeted by a spell that the rod can't store, the rod has no effect on that spell.</text:p>
              <text:p text:style-name="P1"/>
              <text:p text:style-name="P1">When you become attuned to the rod, you know how many levels of energy the rod has absorbed over the course of its existence, and how many levels of spell energy it currently has stored.</text:p>
              <text:p text:style-name="P1"/>
              <text:p text:style-name="P1">If you are a spellcaster holding the rod, you can convert energy stored in it into spell slots to cast spells you have prepared or know. You can create spell slots only of a level equal to or lower than your own spell slots, up to a maximum of 5th level. You use the stored levels in place of your slots, but otherwise cast the spell as normal. For example, you can use 3 levels stored in the rod as a 3rd-level spell slot.</text:p>
              <text:p text:style-name="P1"/>
              <text:p text:style-name="P1">A newly found rod has 1d10 levels of spell energy stored in it already. A rod that can no longer absorb spell energy and has no energy remaining becomes nonmagical.</text:p>
              <text:p text:style-name="P1">(Requires Attunement)</text:p>
            </office:annotation>
            <text:p>Rod of Absorption</text:p>
          </table:table-cell>
          <table:covered-table-cell/>
          <table:table-cell table:style-name="ce19" office:value-type="string" calcext:value-type="string">
            <text:p>50,000 gp</text:p>
          </table:table-cell>
          <table:table-cell table:style-name="ce27" office:value-type="string" calcext:value-type="string">
            <text:p>Very Rare</text:p>
          </table:table-cell>
          <table:table-cell table:style-name="ce41" office:value-type="string" calcext:value-type="string" table:number-columns-spanned="2" table:number-rows-spanned="1">
            <office:annotation draw:style-name="gr10" draw:text-style-name="P2" svg:width="284.06pt" svg:height="196.04pt" svg:x="367.54pt" svg:y="740.86pt" draw:caption-point-x="62.05pt" draw:caption-point-y="6.41pt">
              <dc:date>2024-03-12T00:00:00</dc:date>
              <text:p text:style-name="P1">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text:p>
              <text:p text:style-name="P1"/>
              <text:p text:style-name="P1">A stone has AC 24, 10 hit points, and resistance to all damage. It is considered to be an object that is being worn while it orbits your head.</text:p>
              <text:p text:style-name="P1"/>
              <text:p text:style-name="P1">Strength.</text:p>
              <text:p text:style-name="P1"/>
              <text:p text:style-name="P1">Your Strength score increases by 2, to a maximum of 20, while this pale blue rhomboid orbits your head.</text:p>
              <text:p text:style-name="P1">(Requires Attunement)</text:p>
            </office:annotation>
            <text:p>Ioun Stone Strength</text:p>
          </table:table-cell>
          <table:covered-table-cell/>
          <table:table-cell table:style-name="ce43" office:value-type="string" calcext:value-type="string">
            <text:p>3,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6"/>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9" draw:text-style-name="P2" svg:width="286.16pt" svg:height="229.63pt" svg:x="81.38pt" svg:y="716.17pt" draw:caption-point-x="64.18pt" draw:caption-point-y="46.86pt">
              <dc:date>2024-03-12T00:00:00</dc:date>
              <text:p text:style-name="P1">This item symbolizes unrepentant evil. A creature that is neither good nor evil in alignment takes 6d6 necrotic damage upon touching the talisman. A good creature takes 8d6 necrotic damage upon touching the talisman. Either sort of creature takes the damage again each time it ends its turn holding or carrying the talisman.</text:p>
              <text:p text:style-name="P1"/>
              <text:p text:style-name="P1">If you are an evil cleric or paladin, you can use the talisman as a holy symbol, and you gain a +2 bonus to spell attack rolls while you wear or hold it.</text:p>
              <text:p text:style-name="P1"/>
              <text:p text:style-name="P1">The talisman has 6 charges. If you are wearing or holding it, you can use an action to expend 1 charge from the talisman and choose one creature you can see on the ground within 120 feet of you. If the target is of good alignment, a flaming fissure opens under it. The target must succeed on a DC 20 Dexterity saving throw or fall into the fissure and be destroyed, leaving no remains. The fissure then closes, leaving no trace of its existence. When you expend the last charge, the talisman dissolves into foul-smelling slime and is destroyed.</text:p>
            </office:annotation>
            <text:p>Talisman of Ultimate Evil</text:p>
          </table:table-cell>
          <table:covered-table-cell/>
          <table:table-cell table:style-name="ce19" office:value-type="string" calcext:value-type="string">
            <text:p>62,000 gp</text:p>
          </table:table-cell>
          <table:table-cell table:style-name="ce28" office:value-type="string" calcext:value-type="string">
            <text:p>Legendary</text:p>
          </table:table-cell>
          <table:table-cell table:style-name="ce41" office:value-type="string" calcext:value-type="string" table:number-columns-spanned="2" table:number-rows-spanned="1">
            <office:annotation draw:style-name="gr20" draw:text-style-name="P2" svg:width="284.06pt" svg:height="207.24pt" svg:x="367.54pt" svg:y="751.01pt" draw:caption-point-x="62.05pt" draw:caption-point-y="12.02pt">
              <dc:date>2024-03-12T00:00:00</dc:date>
              <text:p text:style-name="P1">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text:p>
              <text:p text:style-name="P1"/>
              <text:p text:style-name="P1">A stone has AC 24, 10 hit points, and resistance to all damage. It is considered to be an object that is being worn while it orbits your head.</text:p>
              <text:p text:style-name="P1"/>
              <text:p text:style-name="P1">Regeneration.</text:p>
              <text:p text:style-name="P1"/>
              <text:p text:style-name="P1">You regain 15 hit points at the end of each hour this pearly white spindle orbits your head, provided that you have at least 1 hit point.</text:p>
              <text:p text:style-name="P1">(Requires Attunement)</text:p>
            </office:annotation>
            <text:p>Ioun Stone Regeneration</text:p>
          </table:table-cell>
          <table:covered-table-cell/>
          <table:table-cell table:style-name="ce43" office:value-type="string" calcext:value-type="string">
            <text:p>5,000 gp</text:p>
          </table:table-cell>
          <table:table-cell table:style-name="ce48" office:value-type="string" calcext:value-type="string">
            <text:p>Legendary</text:p>
          </table:table-cell>
          <table:table-cell table:style-name="ce51" table:number-columns-spanned="2" table:number-rows-spanned="1"/>
          <table:covered-table-cell/>
          <table:table-cell table:style-name="ce52"/>
          <table:table-cell table:style-name="ce56"/>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9" draw:text-style-name="P2" svg:width="286.16pt" svg:height="229.63pt" svg:x="81.38pt" svg:y="731.93pt" draw:caption-point-x="64.18pt" draw:caption-point-y="46.83pt">
              <dc:date>2024-03-12T00:00:00</dc:date>
              <text:p text:style-name="P1">This talisman is a mighty symbol of goodness. A creature that is neither good nor evil in alignment takes 6d6 radiant damage upon touching the talisman. An evil creature takes 8d6 radiant damage upon touching the talisman. Either sort of creature takes the damage again each time it ends its turn holding or carrying the talisman.</text:p>
              <text:p text:style-name="P1"/>
              <text:p text:style-name="P1">If you are a good cleric or paladin, you can use the talisman as a holy symbol, and you gain a +2 bonus to spell attack rolls while you wear or hold it.</text:p>
              <text:p text:style-name="P1"/>
              <text:p text:style-name="P1">The talisman has 7 charges. If you are wearing or holding it, you can use an action to expend 1 charge from it and choose one creature you can see on the ground within 120 feet of you. If the target is of evil alignment, a flaming fissure opens under it. The target must succeed on a DC 20 Dexterity saving throw or fall into the fissure and be destroyed, leaving no remains. The fissure then closes, leaving no trace of its existence. When you expend the last charge, the talisman disperses into motes of golden light and is destroyed.</text:p>
            </office:annotation>
            <text:p>Talisman of Pure Good</text:p>
          </table:table-cell>
          <table:covered-table-cell/>
          <table:table-cell table:style-name="ce19" office:value-type="string" calcext:value-type="string">
            <text:p>72,000 gp</text:p>
          </table:table-cell>
          <table:table-cell table:style-name="ce28" office:value-type="string" calcext:value-type="string">
            <text:p>Legendary</text:p>
          </table:table-cell>
          <table:table-cell table:style-name="ce41" office:value-type="string" calcext:value-type="string" table:number-columns-spanned="2" table:number-rows-spanned="1">
            <office:annotation draw:style-name="gr20" draw:text-style-name="P2" svg:width="284.06pt" svg:height="196.04pt" svg:x="367.54pt" svg:y="772.36pt" draw:caption-point-x="62.05pt" draw:caption-point-y="6.41pt">
              <dc:date>2024-03-12T00:00:00</dc:date>
              <text:p text:style-name="P1">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text:p>
              <text:p text:style-name="P1"/>
              <text:p text:style-name="P1">A stone has AC 24, 10 hit points, and resistance to all damage. It is considered to be an object that is being worn while it orbits your head.</text:p>
              <text:p text:style-name="P1"/>
              <text:p text:style-name="P1">Awareness.</text:p>
              <text:p text:style-name="P1"/>
              <text:p text:style-name="P1">You can't be surprised while this dark blue rhomboid orbits your head.</text:p>
              <text:p text:style-name="P1">(Requires Attunement)</text:p>
            </office:annotation>
            <text:p>Ioun Stone Awareness</text:p>
          </table:table-cell>
          <table:covered-table-cell/>
          <table:table-cell table:style-name="ce43" office:value-type="string" calcext:value-type="string">
            <text:p>12,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6"/>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23" draw:text-style-name="P2" svg:width="286.16pt" svg:height="719.97pt" svg:x="81.38pt" svg:y="817.51pt" draw:caption-point-x="64.18pt" draw:caption-point-y="-22.99pt">
              <dc:date>2024-03-12T00:00:00</dc:date>
              <text:p text:style-name="P1">This robe has cloth patches of various shapes and colors covering it. While wearing the robe. you can use an action to detach one of the patches, causing it to become the object or creature it represents. Once the last patch is removed, the robe becomes an ordinary garment.</text:p>
              <text:p text:style-name="P1"/>
              <text:p text:style-name="P1">The robe has two of each of the following patches:</text:p>
              <text:p text:style-name="P1"/>
              <text:p text:style-name="P1">• Dagger</text:p>
              <text:p text:style-name="P1"/>
              <text:p text:style-name="P1">• Bullseye lantern (filled and lit)</text:p>
              <text:p text:style-name="P1"/>
              <text:p text:style-name="P1">• Steel mirror</text:p>
              <text:p text:style-name="P1"/>
              <text:p text:style-name="P1">• 10-foot pole</text:p>
              <text:p text:style-name="P1"/>
              <text:p text:style-name="P1">• Hempen rope (50 feet, coiled)</text:p>
              <text:p text:style-name="P1"/>
              <text:p text:style-name="P1">• Sack</text:p>
              <text:p text:style-name="P1"/>
              <text:p text:style-name="P1">In addition, the robe has 4d4 other patches. The DM chooses the patches or determines them randomly.</text:p>
              <text:p text:style-name="P1"/>
              <text:p text:style-name="P1">d100 — Patch:</text:p>
              <text:p text:style-name="P1"/>
              <text:p text:style-name="P1">01-08 — Bag of 100 gp</text:p>
              <text:p text:style-name="P1"/>
              <text:p text:style-name="P1">09-15 — Silver coffer (1 foot long, 6 inches wide and deep) worth 500 gp</text:p>
              <text:p text:style-name="P1"/>
              <text:p text:style-name="P1">16-22 — Iron door (up to 10 feet wide and 10 feet high, barred on one side of your choice), which you can place in an opening you can reach; it conforms to fit the opening, attaching and hinging itself</text:p>
              <text:p text:style-name="P1"/>
              <text:p text:style-name="P1">23-30 — 10 gems worth 100 gp each</text:p>
              <text:p text:style-name="P1"/>
              <text:p text:style-name="P1">31-44 — Wooden ladder (24 feet long)</text:p>
              <text:p text:style-name="P1"/>
              <text:p text:style-name="P1">45-51 — A riding horse with saddle bags (see the Monster Manual for statistics)</text:p>
              <text:p text:style-name="P1"/>
              <text:p text:style-name="P1">52-59 — Pit (a cube 10 feet on a side), which you can place on the ground within 10 feet of you</text:p>
              <text:p text:style-name="P1"/>
              <text:p text:style-name="P1">60-68 — 4 potions of healing</text:p>
              <text:p text:style-name="P1"/>
              <text:p text:style-name="P1">69-75 — Rowboat (12 feet long)</text:p>
              <text:p text:style-name="P1"/>
              <text:p text:style-name="P1">76-83 — Spell scroll containing one spell of 1st to 3rd level</text:p>
              <text:p text:style-name="P1"/>
              <text:p text:style-name="P1">84-90 — 2 mastiffs (see the Monster Manual for statistics)</text:p>
              <text:p text:style-name="P1"/>
              <text:p text:style-name="P1">91-96 — Window (2 feet by 4 feet, up to 2 feet deep), which you can place on a vertical surface you can reach</text:p>
              <text:p text:style-name="P1"/>
              <text:p text:style-name="P1">97-00 — Portable ram</text:p>
            </office:annotation>
            <text:p>Robe of Useful Items</text:p>
          </table:table-cell>
          <table:covered-table-cell/>
          <table:table-cell table:style-name="ce19" office:value-type="string" calcext:value-type="string">
            <text:p>7,000 gp</text:p>
          </table:table-cell>
          <table:table-cell table:style-name="ce25" office:value-type="string" calcext:value-type="string">
            <text:p>Uncommon</text:p>
          </table:table-cell>
          <table:table-cell table:style-name="ce41" office:value-type="string" calcext:value-type="string" table:number-columns-spanned="2" table:number-rows-spanned="1">
            <office:annotation draw:style-name="gr10" draw:text-style-name="P2" svg:width="284.06pt" svg:height="196.04pt" svg:x="367.54pt" svg:y="788.12pt" draw:caption-point-x="62.05pt" draw:caption-point-y="6.41pt">
              <dc:date>2024-03-12T00:00:00</dc:date>
              <text:p text:style-name="P1">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text:p>
              <text:p text:style-name="P1"/>
              <text:p text:style-name="P1">A stone has AC 24, 10 hit points, and resistance to all damage. It is considered to be an object that is being worn while it orbits your head.</text:p>
              <text:p text:style-name="P1"/>
              <text:p text:style-name="P1">Mastery.</text:p>
              <text:p text:style-name="P1"/>
              <text:p text:style-name="P1">Your proficiency bonus increases by 1 while this pale green prism orbits your head.</text:p>
              <text:p text:style-name="P1">(Requires Attunement)</text:p>
            </office:annotation>
            <text:p>Ioun Stone Mastery</text:p>
          </table:table-cell>
          <table:covered-table-cell/>
          <table:table-cell table:style-name="ce43" office:value-type="string" calcext:value-type="string">
            <text:p>15,000 gp</text:p>
          </table:table-cell>
          <table:table-cell table:style-name="ce48" office:value-type="string" calcext:value-type="string">
            <text:p>Legendary</text:p>
          </table:table-cell>
          <table:table-cell table:style-name="ce51" table:number-columns-spanned="2" table:number-rows-spanned="1"/>
          <table:covered-table-cell/>
          <table:table-cell table:style-name="ce52"/>
          <table:table-cell table:style-name="ce56"/>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6" draw:text-style-name="P2" svg:width="286.16pt" svg:height="72.88pt" svg:x="81.38pt" svg:y="810.31pt" draw:caption-point-x="64.18pt" draw:caption-point-y="-0.03pt">
              <dc:date>2024-03-12T00:00:00</dc:date>
              <text:p text:style-name="P1">This book contains health and diet tips, and its words are charged with magic. If you spend 48 hours over a period of 6 days or fewer studying the book's contents and practicing its guidelines, your Constitution score increases by 2, as does your maximum for that score. The manual then loses its magic, but regains it in a century.</text:p>
            </office:annotation>
            <text:p>Manual of Bodily Health</text:p>
          </table:table-cell>
          <table:covered-table-cell/>
          <table:table-cell table:style-name="ce19" office:value-type="string" calcext:value-type="string">
            <text:p>55,000 gp</text:p>
          </table:table-cell>
          <table:table-cell table:style-name="ce27" office:value-type="string" calcext:value-type="string">
            <text:p>Very Rare</text:p>
          </table:table-cell>
          <table:table-cell table:style-name="ce41" office:value-type="string" calcext:value-type="string" table:number-columns-spanned="2" table:number-rows-spanned="1">
            <office:annotation draw:style-name="gr11" draw:text-style-name="P2" svg:width="284.06pt" svg:height="117.67pt" svg:x="367.54pt" svg:y="811.53pt" draw:caption-point-x="62.05pt" draw:caption-point-y="-1.25pt">
              <dc:date>2024-03-12T00:00:00</dc:date>
              <text:p text:style-name="P1">This staff has 3 charges and regains 1d3 expended charges daily at dawn.</text:p>
              <text:p text:style-name="P1"/>
              <text:p text:style-name="P1">The staff can be wielded as a magic quarterstaff. On a hit, it deals damage as a normal quarterstaff, and you can expend 1 charge to deal an extra 2d10 necrotic damage to the target. In addition, the target must succeed on a DC 15 Constitution saving throw or have disadvantage for 1 hour on any ability check or saving throw that uses Strength or Constitution.</text:p>
              <text:p text:style-name="P1">(Requires Attunement)</text:p>
            </office:annotation>
            <text:p>Staff of Withering</text:p>
          </table:table-cell>
          <table:covered-table-cell/>
          <table:table-cell table:style-name="ce43" office:value-type="string" calcext:value-type="string">
            <text:p>3,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6"/>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6" draw:text-style-name="P2" svg:width="286.16pt" svg:height="72.88pt" svg:x="81.38pt" svg:y="826.07pt" draw:caption-point-x="64.18pt" draw:caption-point-y="-0.06pt">
              <dc:date>2024-03-12T00:00:00</dc:date>
              <text:p text:style-name="P1">This book contains coordination and balance exercises, and its words are charged with magic. If you spend 48 hours over a period of 6 days or fewer studying the book's contents and practicing its guidelines, your Dexterity score increases by 2, as does your maximum for that score. The manual then loses its magic, but regains it in a century.</text:p>
            </office:annotation>
            <text:p>Manual of Gainful Exercise</text:p>
          </table:table-cell>
          <table:covered-table-cell/>
          <table:table-cell table:style-name="ce19" office:value-type="string" calcext:value-type="string">
            <text:p>55,000 gp</text:p>
          </table:table-cell>
          <table:table-cell table:style-name="ce27" office:value-type="string" calcext:value-type="string">
            <text:p>Very Rare</text:p>
          </table:table-cell>
          <table:table-cell table:style-name="ce41" office:value-type="string" calcext:value-type="string" table:number-columns-spanned="2" table:number-rows-spanned="1">
            <office:annotation draw:style-name="gr24" draw:text-style-name="P2" svg:width="284.06pt" svg:height="408.78pt" svg:x="367.54pt" svg:y="760.48pt" draw:caption-point-x="62.05pt" draw:caption-point-y="65.54pt">
              <dc:date>2024-03-12T00:00:00</dc:date>
              <text:p text:style-name="P1">This staff can be wielded as a magic quarterstaff that grants a +2 bonus to attack and damage rolls made with it. It also has the following additional properties. When one of these properties is used, it can't be used again until the next dawn.</text:p>
              <text:p text:style-name="P1"/>
              <text:p text:style-name="P1">Lightning: When you hit with a melee attack using the staff, you can cause the target to take an extra 2d6 lightning damage.</text:p>
              <text:p text:style-name="P1"/>
              <text:p text:style-name="P1">Thunder: When you hit with a melee attack using the staff, you can cause the staff to emit a crack of thunder, audible out to 300 feet. The target you hit must succeed on a DC 17 Constitution saving throw or become stunned until the end of your next turn.</text:p>
              <text:p text:style-name="P1"/>
              <text:p text:style-name="P1">Lightning Strike.</text:p>
              <text:p text:style-name="P1"/>
              <text:p text:style-name="P1">You can use an action to cause a bolt of lightning to leap from the staff's tip in a line that is 5 feet wide and 120 feet long. Each creature in that line must make a DC 17 Dexterity saving throw, taking 9d6 lightning damage on a failed save, or half as much damage on a successful one.</text:p>
              <text:p text:style-name="P1"/>
              <text:p text:style-name="P1">Thunderclap: You can use an action to cause the staff to issue a deafening thunderclap, audible out to 600 feet. Each creature within 60 feet of you (not including you) must make a DC 17 Constitution saving throw. On a failed save, a creature takes 2d6 thunder damage and becomes deafened for 1 minute. On a successful save, a creature takes half damage and isn't deafened.</text:p>
              <text:p text:style-name="P1"/>
              <text:p text:style-name="P1">Thunder and Lightning: You can use an action to use the Lightning Strike and Thunderclap properties at the same time. Doing so doesn't expend the daily use of those properties, only the use of this one.</text:p>
              <text:p text:style-name="P1">(Requires Attunement)</text:p>
            </office:annotation>
            <text:p>Staff of Thunder and Lightning</text:p>
          </table:table-cell>
          <table:covered-table-cell/>
          <table:table-cell table:style-name="ce43" office:value-type="string" calcext:value-type="string">
            <text:p>10,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2" draw:text-style-name="P2" svg:width="286.16pt" svg:height="72.88pt" svg:x="81.38pt" svg:y="841.8pt" draw:caption-point-x="64.18pt" draw:caption-point-y="-0.03pt">
              <dc:date>2024-03-12T00:00:00</dc:date>
              <text:p text:style-name="P1">This book contains coordination and balance exercises, and its words are charged with magic. If you spend 48 hours over a period of 6 days or fewer studying the book's contents and practicing its guidelines, your Dexterity score increases by 2, as does your maximum for that score. The manual then loses its magic, but regains it in a century.</text:p>
            </office:annotation>
            <text:p>Manual of Quickness of Action</text:p>
          </table:table-cell>
          <table:covered-table-cell/>
          <table:table-cell table:style-name="ce19" office:value-type="string" calcext:value-type="string">
            <text:p>55,000 gp</text:p>
          </table:table-cell>
          <table:table-cell table:style-name="ce27" office:value-type="string" calcext:value-type="string">
            <text:p>Very Rare</text:p>
          </table:table-cell>
          <table:table-cell table:style-name="ce41" office:value-type="string" calcext:value-type="string" table:number-columns-spanned="2" table:number-rows-spanned="1">
            <office:annotation draw:style-name="gr12" draw:text-style-name="P2" svg:width="284.06pt" svg:height="207.24pt" svg:x="367.54pt" svg:y="814pt" draw:caption-point-x="62.05pt" draw:caption-point-y="27.78pt">
              <dc:date>2024-03-12T00:00:00</dc:date>
              <text:p text:style-name="P1">You can use a bonus action to speak this staff's command word and make the head of the staff become that of an animate poisonous snake for 1 minute. By using another bonus action to speak the command word again, you return the staff to its normal inanimate form.</text:p>
              <text:p text:style-name="P1"/>
              <text:p text:style-name="P1">You can make a melee attack using the snake head, which has a reach of 5 feet. Your proficiency bonus applies to the attack roll. On a hit, the target takes 1d6 piercing damage and must succeed on a DC 15 Constitution saving throw or take 3d6 poison damage.</text:p>
              <text:p text:style-name="P1"/>
              <text:p text:style-name="P1">The snake head can be attacked while it is animate. It has an Armor Class of 15 and 20 hit points. If the head drops to 0 hit points, the staff is destroyed. As long as it's not destroyed, the staff regains all lost hit points when it reverts to its inanimate form.</text:p>
              <text:p text:style-name="P1">(Requires Attunement)</text:p>
            </office:annotation>
            <text:p>Staff of the Adder</text:p>
          </table:table-cell>
          <table:covered-table-cell/>
          <table:table-cell table:style-name="ce43" office:value-type="string" calcext:value-type="string">
            <text:p>1,8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6" draw:text-style-name="P2" svg:width="286.16pt" svg:height="72.88pt" svg:x="81.38pt" svg:y="857.57pt" draw:caption-point-x="64.18pt" draw:caption-point-y="-0.06pt">
              <dc:date>2024-03-12T00:00:00</dc:date>
              <text:p text:style-name="P1">This book contains memory and mental exercises, and its words are charged with magic. If you spend 48 hours over a period of 6 days or fewer studying the book's contents and practicing its guidelines, your Intelligence score increases by 2, as does your maximum for that score. The manual then loses its magic, but regains it in a century.</text:p>
            </office:annotation>
            <text:p>Manual of Sharpened Mind</text:p>
          </table:table-cell>
          <table:covered-table-cell/>
          <table:table-cell table:style-name="ce19" office:value-type="string" calcext:value-type="string">
            <text:p>55,000 gp</text:p>
          </table:table-cell>
          <table:table-cell table:style-name="ce27" office:value-type="string" calcext:value-type="string">
            <text:p>Very Rare</text:p>
          </table:table-cell>
          <table:table-cell table:style-name="ce42" office:value-type="string" calcext:value-type="string" table:number-columns-spanned="2" table:number-rows-spanned="1">
            <office:annotation draw:style-name="gr11" draw:text-style-name="P2" svg:width="284.06pt" svg:height="117.67pt" svg:x="367.54pt" svg:y="858.78pt" draw:caption-point-x="62.05pt" draw:caption-point-y="-1.28pt">
              <dc:date>2024-03-12T00:00:00</dc:date>
              <text:p text:style-name="P1">This staff can be wielded as a magic quarterstaff that grants a +3 bonus to attack and damage rolls made with it.</text:p>
              <text:p text:style-name="P1"/>
              <text:p text:style-name="P1">The staff has 10 charges. When you hit with a melee attack using it, you can expend up to 3 of its charges. For each charge you expend, the target takes an extra 1d6 force damage. The staff regains 1d6 + 4 expended charges daily at dawn. If you expend the last charge, roll a d20. On a 1, the staff becomes a nonmagical quarterstaff.</text:p>
              <text:p text:style-name="P1">(Requires Attunement)</text:p>
            </office:annotation>
            <text:p>Staff of Striking</text:p>
          </table:table-cell>
          <table:covered-table-cell/>
          <table:table-cell table:style-name="ce43" office:value-type="string" calcext:value-type="string">
            <text:p>21,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6" draw:text-style-name="P2" svg:width="286.16pt" svg:height="72.88pt" svg:x="81.38pt" svg:y="873.33pt" draw:caption-point-x="64.18pt" draw:caption-point-y="-0.06pt">
              <dc:date>2024-03-12T00:00:00</dc:date>
              <text:p text:style-name="P1">This book contains tactical and prediction exercises, and its words are charged with magic. If you spend 48 hours over a period of 6 days or fewer studying the book's contents and practicing its guidelines, your Wisdom score increases by 2, as does your maximum for that score. The manual then loses its magic, but regains it in a century.</text:p>
            </office:annotation>
            <text:p>Manual of Glamour and Prestige</text:p>
          </table:table-cell>
          <table:covered-table-cell/>
          <table:table-cell table:style-name="ce19" office:value-type="string" calcext:value-type="string">
            <text:p>55,000 gp</text:p>
          </table:table-cell>
          <table:table-cell table:style-name="ce27" office:value-type="string" calcext:value-type="string">
            <text:p>Very Rare</text:p>
          </table:table-cell>
          <table:table-cell table:style-name="ce42" office:value-type="string" calcext:value-type="string" table:number-columns-spanned="2" table:number-rows-spanned="1">
            <office:annotation draw:style-name="gr13" draw:text-style-name="P2" svg:width="284.06pt" svg:height="140.06pt" svg:x="367.54pt" svg:y="879.11pt" draw:caption-point-x="62.05pt" draw:caption-point-y="-5.84pt">
              <dc:date>2024-03-12T00:00:00</dc:date>
              <text:p text:style-name="P1">You have resistance to fire damage while you hold this staff.</text:p>
              <text:p text:style-name="P1"/>
              <text:p text:style-name="P1">The staff has 10 charges. While holding it, you can use an action to expend 1 or more of its charges to cast one of the following spells from it, using your spell save DC: burning hands (1 charge), fireball (3 charges), or wall of fire (4 charges).</text:p>
              <text:p text:style-name="P1"/>
              <text:p text:style-name="P1">The staff regains 1d6 + 4 expended charges daily at dawn. If you expend the last charge, roll a d20. On a 1, the staff blackens, crumbles into cinders, and is destroyed.</text:p>
              <text:p text:style-name="P1">(Requires Attunement)</text:p>
            </office:annotation>
            <text:p>Staff of Fire</text:p>
          </table:table-cell>
          <table:covered-table-cell/>
          <table:table-cell table:style-name="ce43" office:value-type="string" calcext:value-type="string">
            <text:p>16,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2" draw:text-style-name="P2" svg:width="286.16pt" svg:height="72.88pt" svg:x="81.38pt" svg:y="889.06pt" draw:caption-point-x="64.18pt" draw:caption-point-y="-0.03pt">
              <dc:date>2024-03-12T00:00:00</dc:date>
              <text:p text:style-name="P1">This book contains social and mannerism exercises, and its words are charged with magic. If you spend 48 hours over a period of 6 days or fewer studying the book's contents and practicing its guidelines, your Charisma score increases by 2, as does your maximum for that score. The manual then loses its magic, but regains it in a century.</text:p>
            </office:annotation>
            <text:p>Manual of Prudent Foresight</text:p>
          </table:table-cell>
          <table:covered-table-cell/>
          <table:table-cell table:style-name="ce19" office:value-type="string" calcext:value-type="string">
            <text:p>55,000 gp</text:p>
          </table:table-cell>
          <table:table-cell table:style-name="ce27" office:value-type="string" calcext:value-type="string">
            <text:p>Very Rare</text:p>
          </table:table-cell>
          <table:table-cell table:style-name="ce42" office:value-type="string" calcext:value-type="string" table:number-columns-spanned="2" table:number-rows-spanned="1">
            <office:annotation draw:style-name="gr12" draw:text-style-name="P2" svg:width="284.06pt" svg:height="207.24pt" svg:x="367.54pt" svg:y="861.25pt" draw:caption-point-x="62.05pt" draw:caption-point-y="27.78pt">
              <dc:date>2024-03-12T00:00:00</dc:date>
              <text:p text:style-name="P1">This staff has 10 charges and regains 1d6 + 4 expended charges daily at dawn. If you expend the last charge, roll a d20. On a 1, a swarm of insects consumes and destroys the staff, then disperses.</text:p>
              <text:p text:style-name="P1"/>
              <text:p text:style-name="P1">Spells: While holding the staff, you can use an action to expend some of its charges to cast one of the following spells from it, using your spell save DC: giant insect (4 charges) or insect plague (5 charges).</text:p>
              <text:p text:style-name="P1"/>
              <text:p text:style-name="P1">Insect Cloud: While holding the staff, you can use an action and expend 1 charge to cause a swarm of harmless flying insects to spread out in a 30-foot radius from you. The insects remain for 10 minutes, making the area heavily obscured for creatures other than you. The swarm moves with you, remaining centered on you. A wind of at least 10 miles per hour disperses the swarm and ends the effect.</text:p>
              <text:p text:style-name="P1">(Requires Attunement)</text:p>
            </office:annotation>
            <text:p>Staff of Swarming Insects</text:p>
          </table:table-cell>
          <table:covered-table-cell/>
          <table:table-cell table:style-name="ce43" office:value-type="string" calcext:value-type="string">
            <text:p>16,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7" office:value-type="string" calcext:value-type="string" table:number-columns-spanned="4" table:number-rows-spanned="1">
            <text:p>Non Combat Items</text:p>
          </table:table-cell>
          <table:covered-table-cell table:number-columns-repeated="3" table:style-name="ce17"/>
          <table:table-cell table:style-name="ce42" office:value-type="string" calcext:value-type="string" table:number-columns-spanned="2" table:number-rows-spanned="1">
            <office:annotation draw:style-name="gr13" draw:text-style-name="P2" svg:width="284.06pt" svg:height="207.24pt" svg:x="367.54pt" svg:y="877.01pt" draw:caption-point-x="62.05pt" draw:caption-point-y="27.75pt">
              <dc:date>2024-03-12T00:00:00</dc:date>
              <text:p text:style-name="P1">While holding this staff, you can use an action to expend 1 of its 10 charges to cast charm person, command, or comprehend languages from it using your spell save DC. The staff can also be used as a magic quarterstaff.</text:p>
              <text:p text:style-name="P1"/>
              <text:p text:style-name="P1">If you are holding the staff and fail a saving throw against an enchantment spell that targets only you, you can turn your failed save into a successful one. You can't use this property of the staff again until the next dawn. If you succeed on a save against an enchantment spell that targets only you, with or without the staff's intervention, you can use your reaction to expend 1 charge from the staff and turn the spell back on its caster as if you had cast the spell.</text:p>
              <text:p text:style-name="P1"/>
              <text:p text:style-name="P1">The staff regains 1d8 + 2 expended charges daily at dawn. If you expend the last charge, roll a d20. On a 1, the staff becomes a nonmagical quarterstaff.</text:p>
              <text:p text:style-name="P1">(Requires Attunement)</text:p>
            </office:annotation>
            <text:p>Staff of Charming</text:p>
          </table:table-cell>
          <table:covered-table-cell/>
          <table:table-cell table:style-name="ce43" office:value-type="string" calcext:value-type="string">
            <text:p>12,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8" office:value-type="string" calcext:value-type="string" table:number-columns-spanned="2" table:number-rows-spanned="1">
            <text:p>Name</text:p>
          </table:table-cell>
          <table:covered-table-cell table:style-name="ce16"/>
          <table:table-cell table:style-name="ce20" office:value-type="string" calcext:value-type="string">
            <text:p>Price</text:p>
          </table:table-cell>
          <table:table-cell table:style-name="ce20" office:value-type="string" calcext:value-type="string">
            <text:p>Rarity</text:p>
          </table:table-cell>
          <table:table-cell table:style-name="ce42" office:value-type="string" calcext:value-type="string" table:number-columns-spanned="2" table:number-rows-spanned="1">
            <office:annotation draw:style-name="gr11" draw:text-style-name="P2" svg:width="284.06pt" svg:height="128.86pt" svg:x="367.54pt" svg:y="916.21pt" draw:caption-point-x="62.05pt" draw:caption-point-y="4.31pt">
              <dc:date>2024-03-12T00:00:00</dc:date>
              <text:p text:style-name="P1">This staff has 10 charges. While holding it, you can use an action to expend 1 or more of its charges to cast one of the following spells from it, using your spell save DC and spellcasting ability modifier: cure wounds (1 charge per spell level, up to 4th), lesser restoration (2 charges). or mass cure wounds (5 charges).</text:p>
              <text:p text:style-name="P1"/>
              <text:p text:style-name="P1">The staff regains 1d6 + 4 expended charges daily at dawn. If you expend the last charge, roll a d20. On a 1. the staff vanishes in a flash of light, lost forever.</text:p>
              <text:p text:style-name="P1">(Requires Attunement)</text:p>
            </office:annotation>
            <text:p>Staff of Healing</text:p>
          </table:table-cell>
          <table:covered-table-cell/>
          <table:table-cell table:style-name="ce43" office:value-type="string" calcext:value-type="string">
            <text:p>13,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6" draw:text-style-name="P2" svg:width="286.16pt" svg:height="28.09pt" svg:x="81.38pt" svg:y="958.71pt" draw:caption-point-x="64.18pt" draw:caption-point-y="-22.42pt">
              <dc:date>2024-03-12T00:00:00</dc:date>
              <text:p text:style-name="P1">While wearing this helm, you can use an action to cast the comprehend languages spell from it at will.</text:p>
            </office:annotation>
            <text:p>Helm of Comprehend Languages</text:p>
          </table:table-cell>
          <table:covered-table-cell/>
          <table:table-cell table:style-name="ce21" office:value-type="string" calcext:value-type="string">
            <text:p>5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12" draw:text-style-name="P2" svg:width="284.06pt" svg:height="140.06pt" svg:x="367.54pt" svg:y="942.09pt" draw:caption-point-x="62.05pt" draw:caption-point-y="-5.81pt">
              <dc:date>2024-03-12T00:00:00</dc:date>
              <text:p text:style-name="P1">You have resistance to cold damage while you hold this staff.</text:p>
              <text:p text:style-name="P1"/>
              <text:p text:style-name="P1">The staff has 10 charges. While holding it, you can use an action to expend 1 or more of its charges to cast one of the following spells from it, using your spell save DC: cone of cold (5 charges), fog cloud (1 charge), ice storm (4 charges), or wall of ice (4 charges).</text:p>
              <text:p text:style-name="P1"/>
              <text:p text:style-name="P1">The staff regains 1d6 + 4 expended charges daily at dawn. If you expend the last charge, roll a d20. On a 1. the staff turns to water and is destroyed.</text:p>
              <text:p text:style-name="P1">(Requires Attunement)</text:p>
            </office:annotation>
            <text:p>Staff of Frost</text:p>
          </table:table-cell>
          <table:covered-table-cell/>
          <table:table-cell table:style-name="ce43" office:value-type="string" calcext:value-type="string">
            <text:p>26,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15" draw:text-style-name="P2" svg:width="286.16pt" svg:height="151.26pt" svg:x="81.38pt" svg:y="928.63pt" draw:caption-point-x="64.18pt" draw:caption-point-y="23.39pt">
              <dc:date>2024-03-12T00:00:00</dc:date>
              <text:p text:style-name="P1">This small sphere of thick glass weighs 1 pound. If you are within 60 feet of it, you can speak its command word and cause it to emanate the light or daylight spell. Once used, the daylight effect can't be used again until the next dawn.</text:p>
              <text:p text:style-name="P1"/>
              <text:p text:style-name="P1">You can speak another command word as an action to make the illuminated globe rise into the air and float no more than 5 feet off the ground. The globe hovers in this way until you or another creature grasps it. If you move more than 60 feet from the hovering globe, it follows you until it is within 60 feet of you. It takes the shortest route to do so. If prevented from moving, the globe sinks gently to the ground and becomes inactive, and its light winks out.</text:p>
            </office:annotation>
            <text:p>Driftglobe</text:p>
          </table:table-cell>
          <table:covered-table-cell/>
          <table:table-cell table:style-name="ce21" office:value-type="string" calcext:value-type="string">
            <text:p>75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25" draw:text-style-name="P2" svg:width="284.06pt" svg:height="531.95pt" svg:x="367.54pt" svg:y="872.16pt" draw:caption-point-x="62.05pt" draw:caption-point-y="79.85pt">
              <dc:date>2024-03-12T00:00:00</dc:date>
              <text:p text:style-name="P1">This staff can be wielded as a magic quarterstaff that grants a +2 bonus to attack and damage rolls made with it. While holding it, you gain a +2 bonus to Armor Class, saving throws, and spell attack rolls.</text:p>
              <text:p text:style-name="P1"/>
              <text:p text:style-name="P1">The staff has 20 charges for the following properties. The staff regains 2d8 + 4 expended charges daily at dawn. If you expend the last charge, roll a d20. On a 1, the staff retains its +2 bonus to attack and damage roll but loses all other properties. On a 20, the staff regain 1d8 + 2 charges.</text:p>
              <text:p text:style-name="P1"/>
              <text:p text:style-name="P1">Power Strike: When you hit with a melee attack using the staff, you can expend 1 charge to deal an extra 1d6 force damage to the target.</text:p>
              <text:p text:style-name="P1"/>
              <text:p text:style-name="P1">Spells: While holding this staff, you can use an action to expend 1 or more of its charges to cast one of the following spells from it, using your spell save DC and spell attack bonus: cone of cold (5 charges), fireball (5th-level version, 5 charges), globe of invulnerability (6 charges), hold monster (5 charges), levitate (2 charges). lightning bolt (5th-level version, 5 charges), magic missile (1 charge), ray of enfeeblement (1 charge), or wall of force (5 charges).</text:p>
              <text:p text:style-name="P1"/>
              <text:p text:style-name="P1">Retributive Strike: You can use an action to break the staff over your knee or against a solid surface, performing a retributive strike. The staff is destroyed and releases its remaining magic in an explosion that expands to fill a 30-foot-radius sphere centered on it.</text:p>
              <text:p text:style-name="P1"/>
              <text:p text:style-name="P1">You have a 50 percent chance to instantly travel to a random plane of existence, avoiding the explosion. If you fail to avoid the effect, you take force damage equal to 16 x the number of charges in the staff. Every other creature in the area must make a DC 17 Dexterity saving throw. On a failed save, a creature takes an amount of damage based on how far away it is from the point of origin, as shown in the following table. On a successful save, a creature takes half as much damage.</text:p>
              <text:p text:style-name="P1"/>
              <text:p text:style-name="P1">Distance from Origin — Damage:</text:p>
              <text:p text:style-name="P1"/>
              <text:p text:style-name="P1">10 ft. away or closer — 8 x the number of charges in the staff</text:p>
              <text:p text:style-name="P1"/>
              <text:p text:style-name="P1">11 to 20 ft. away — 6 x the number of charges in the staff</text:p>
              <text:p text:style-name="P1"/>
              <text:p text:style-name="P1">21 to 30 ft. away — 4 x the number of charges in the staff</text:p>
              <text:p text:style-name="P1">(Requires Attunement)</text:p>
            </office:annotation>
            <text:p>Staff of Power</text:p>
          </table:table-cell>
          <table:covered-table-cell/>
          <table:table-cell table:style-name="ce43" office:value-type="string" calcext:value-type="string">
            <text:p>95,5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9" draw:text-style-name="P2" svg:width="286.16pt" svg:height="308.01pt" svg:x="81.38pt" svg:y="897.48pt" draw:caption-point-x="64.18pt" draw:caption-point-y="70.3pt">
              <dc:date>2024-03-12T00:00:00</dc:date>
              <text:p text:style-name="P1">This trident is a magic weapon. It has 3 charges. While you carry it, you can use an action and expend 1 charge to cast dominate beast (save DC 15) from it on a beast that has an innate swimming speed. The trident regains 1d3 expended charges daily at dawn.</text:p>
              <text:p text:style-name="P1"/>
              <text:p text:style-name="P1">Range: A weapon that can be used to make a ranged attack has a range shown in parentheses after the ammunition or thrown property. The range lists two numbers. The first is the weapon's normal range in feet, and the second indicates the weapon's maximum range. When attacking a target beyond normal range, you have disadvantage on the attack roll. You can't attack a target beyond the weapon's long range</text:p>
              <text:p text:style-name="P1"/>
              <text:p text:style-name="P1">Thrown: If a weapon has the thrown property, you can throw the weapon to make a ranged attack. If the weapon is a melee weapon, you use the same ability modifier for that attack roll and damage roll that you would use for a melee attack with the weapon. For example, if you throw a handaxe, you use your Strength, but if you throw a dagger, you can use either your Strength or your Dexterity, since the dagger has the finesse property.</text:p>
              <text:p text:style-name="P1"/>
              <text:p text:style-name="P1">Versatile: This weapon can be used with one or two hands. A damage value in parentheses appears with the property — the damage when the weapon is used with two hands to make a melee attack.</text:p>
            </office:annotation>
            <text:p>Trident of Fish Command</text:p>
          </table:table-cell>
          <table:covered-table-cell/>
          <table:table-cell table:style-name="ce21" office:value-type="string" calcext:value-type="string">
            <text:p>8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8" draw:text-style-name="P2" svg:width="284.06pt" svg:height="330.41pt" svg:x="367.54pt" svg:y="909.92pt" draw:caption-point-x="62.05pt" draw:caption-point-y="57.86pt">
              <dc:date>2024-03-12T00:00:00</dc:date>
              <text:p text:style-name="P1">This staff can be wielded as a magic quarterstaff that grants a +2 bonus to attack and damage rolls made with it. While holding it, you have a +2 bonus to spell attack rolls.</text:p>
              <text:p text:style-name="P1"/>
              <text:p text:style-name="P1">The staff has 10 charges for the following properties. It regains 1d6 + 4 expended charges daily at dawn. If you expend the last charge, roll a d20. On a 1, the staff loses its properties and becomes a nonmagical quarterstaff.</text:p>
              <text:p text:style-name="P1"/>
              <text:p text:style-name="P1">Spells: You can use an action to expend 1 or more of the staff's charges to cast one of the following spells from it, using your spell save DC: animal friendship (1 charge), awaken (5 charges), barkskin (2 charges), locate animals or plants (2 charges), speak with animals (1 charge), speak with plants (3 charges), or wall of thorns (6 charges).</text:p>
              <text:p text:style-name="P1"/>
              <text:p text:style-name="P1">You can also use an action to cast the pass without trace spell from the staff without using any charges.</text:p>
              <text:p text:style-name="P1"/>
              <text:p text:style-name="P1">Tree Form: You can use an action to plant one end of the staff in fertile earth and expend 1 charge to transform the staff into a healthy tree. The tree is 60 feet tall and has a 5-foot-diameter trunk, and its branches at the top spread out in a 20-foot radius. The tree appears ordinary but radiates a faint aura of transmutation magic if targeted by detect magic. While touching the tree and using another action to speak its command, word, you return the staff to its normal form. Any creature in the tree falls when it reverts to a staff.</text:p>
              <text:p text:style-name="P1">(Requires Attunement)</text:p>
            </office:annotation>
            <text:p>Staff of the Woodlands</text:p>
          </table:table-cell>
          <table:covered-table-cell/>
          <table:table-cell table:style-name="ce43" office:value-type="string" calcext:value-type="string">
            <text:p>44,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6" draw:text-style-name="P2" svg:width="286.16pt" svg:height="61.68pt" svg:x="81.38pt" svg:y="989.15pt" draw:caption-point-x="64.18pt" draw:caption-point-y="-5.64pt">
              <dc:date>2024-03-12T00:00:00</dc:date>
              <text:p text:style-name="P1">While wearing this cap underwater, you can speak its command word as an action to create a bubble of air around your head. It allows you to breathe normally underwater. This bubble stays with you until you speak the command word again, the cap is removed, or you are no longer underwater.</text:p>
            </office:annotation>
            <text:p>Cap of Water Breathing</text:p>
          </table:table-cell>
          <table:covered-table-cell/>
          <table:table-cell table:style-name="ce21" office:value-type="string" calcext:value-type="string">
            <text:p>1,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11" draw:text-style-name="P2" svg:width="284.06pt" svg:height="140.06pt" svg:x="367.54pt" svg:y="973.59pt" draw:caption-point-x="62.05pt" draw:caption-point-y="9.92pt">
              <dc:date>2024-03-12T00:00:00</dc:date>
              <text:p text:style-name="P1">This wand has 7 charges. While holding it, you can use an action and expend 1 charge to speak its command word. For the next minute, you know the direction of the nearest creature hostile to you within 60 feet, but not its distance from you. The wand can sense the presence of hostile creatures that are ethereal, invisible, disguised, or hidden, as well as those in plain sight. The effect ends if you stop holding the wand.</text:p>
              <text:p text:style-name="P1"/>
              <text:p text:style-name="P1">The wand regains 1d6 + 1 expended charges daily at dawn. If you expend the wand's last charge, roll a d20. On a 1, the wand crumbles into ashes and is destroyed.</text:p>
              <text:p text:style-name="P1">(Requires Attunement)</text:p>
            </office:annotation>
            <text:p>Wand of Enemy Detection</text:p>
          </table:table-cell>
          <table:covered-table-cell/>
          <table:table-cell table:style-name="ce43" office:value-type="string" calcext:value-type="string">
            <text:p>2,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15" draw:text-style-name="P2" svg:width="286.16pt" svg:height="162.45pt" svg:x="81.38pt" svg:y="970.27pt" draw:caption-point-x="64.18pt" draw:caption-point-y="29pt">
              <dc:date>2024-03-12T00:00:00</dc:date>
              <text:p text:style-name="P1">Smoke leaks from the lead-stoppered mouth of this brass bottle, which weighs 1 pound. When you use an action to remove the stopper, a cloud of thick smoke pours out in a 60-foot radius from the bottle. The cloud's area is heavily obscured. Each minute the bottle remains open and within the cloud, the radius increases by 10 feet until it reaches its maximum radius of 120 feet.</text:p>
              <text:p text:style-name="P1"/>
              <text:p text:style-name="P1">The cloud persists as long as the bottle is open. Closing the bottle requires you to speak its command word as an action. Once the bottle is closed, the cloud disperses after 10 minutes. A moderate wind (11 to 20 miles per hour) can also disperse the smoke after 1 minute, and a strong wind (21 or more miles per hour) can do so after 1 round.</text:p>
            </office:annotation>
            <text:p>Eversmoking Bottle</text:p>
          </table:table-cell>
          <table:covered-table-cell/>
          <table:table-cell table:style-name="ce21" office:value-type="string" calcext:value-type="string">
            <text:p>1,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15" draw:text-style-name="P2" svg:width="284.06pt" svg:height="106.47pt" svg:x="367.54pt" svg:y="998.28pt" draw:caption-point-x="62.05pt" draw:caption-point-y="0.99pt">
              <dc:date>2024-03-12T00:00:00</dc:date>
              <text:p text:style-name="P1">This wand has 7 charges. While holding it, you can use an action to expend 1 or more of its charges to cast the magic missile spell from it. For 1 charge, you cast the 1st-level version of the spell. You can increase the spell slot level by one for each additional charge you expend.</text:p>
              <text:p text:style-name="P1"/>
              <text:p text:style-name="P1">The wand regains 1d6 + 1 expended charges daily at dawn. If you expend the wand's last charge, roll a d20. On a 1, the wand crumbles into ashes and is destroyed.</text:p>
            </office:annotation>
            <text:p>Wand of Magic Missiles</text:p>
          </table:table-cell>
          <table:covered-table-cell/>
          <table:table-cell table:style-name="ce43" office:value-type="string" calcext:value-type="string">
            <text:p>5,0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3" draw:text-style-name="P2" svg:width="286.16pt" svg:height="117.67pt" svg:x="81.38pt" svg:y="1008.43pt" draw:caption-point-x="64.18pt" draw:caption-point-y="6.6pt">
              <dc:date>2024-03-12T00:00:00</dc:date>
              <text:p text:style-name="P1">Each of the quiver's three compartments connects to an extradimensional space that allows the quiver to hold numerous items while never weighing more than 2 pounds. The shortest compartment can hold up to sixty arrows, bolts, or similar objects. The midsize compartment holds up to eighteen javelins or similar objects. The longest compartment holds up to six long objects, such as bows, quarterstaffs, or spears.</text:p>
              <text:p text:style-name="P1"/>
              <text:p text:style-name="P1">You can draw any item the quiver contains as if doing so from a regular quiver or scabbard.</text:p>
            </office:annotation>
            <text:p>Quiver of Ehlonna</text:p>
          </table:table-cell>
          <table:covered-table-cell/>
          <table:table-cell table:style-name="ce21" office:value-type="string" calcext:value-type="string">
            <text:p>1,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11" draw:text-style-name="P2" svg:width="284.06pt" svg:height="95.27pt" svg:x="367.54pt" svg:y="1027.47pt" draw:caption-point-x="62.05pt" draw:caption-point-y="-12.44pt">
              <dc:date>2024-03-12T00:00:00</dc:date>
              <text:p text:style-name="P1">This wand has 7 charges. While holding it, you can use an action to expend 1 of its charges to cast the web spell (save DC 15) from it.</text:p>
              <text:p text:style-name="P1"/>
              <text:p text:style-name="P1">The wand regains 1d6 + 1 expended charges daily at dawn. If you expend the wand's last charge, roll a d20. On a 1, the wand crumbles into ashes and is destroyed.</text:p>
              <text:p text:style-name="P1">(Requires Attunement)</text:p>
            </office:annotation>
            <text:p>Wand of Web</text:p>
          </table:table-cell>
          <table:covered-table-cell/>
          <table:table-cell table:style-name="ce43" office:value-type="string" calcext:value-type="string">
            <text:p>8,0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22" draw:text-style-name="P2" svg:width="286.16pt" svg:height="252.03pt" svg:x="81.38pt" svg:y="1019.99pt" draw:caption-point-x="64.18pt" draw:caption-point-y="10.77pt">
              <dc:date>2024-03-12T00:00:00</dc:date>
              <text:p text:style-name="P1">An Ioun stone is named after Ioun, a god of knowledge and prophecy revered on some worlds. Many types of Ioun stone exist, each type a distinct combination of shape and color.</text:p>
              <text:p text:style-name="P1"/>
              <text:p text:style-name="P1">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text:p>
              <text:p text:style-name="P1"/>
              <text:p text:style-name="P1">A stone has AC 24, 10 hit points, and resistance to all damage. It is considered to be an object that is being worn while it orbits your head.</text:p>
              <text:p text:style-name="P1"/>
              <text:p text:style-name="P1">Sustenance.</text:p>
              <text:p text:style-name="P1"/>
              <text:p text:style-name="P1">You don't need to eat or drink while this clear spindle orbits your head</text:p>
              <text:p text:style-name="P1"/>
              <text:p text:style-name="P1">(Requires Attunement)</text:p>
            </office:annotation>
            <text:p>Ioun Stone Sustenance</text:p>
          </table:table-cell>
          <table:covered-table-cell/>
          <table:table-cell table:style-name="ce21" office:value-type="string" calcext:value-type="string">
            <text:p>1,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13" draw:text-style-name="P2" svg:width="284.06pt" svg:height="184.85pt" svg:x="367.54pt" svg:y="1014.21pt" draw:caption-point-x="62.05pt" draw:caption-point-y="16.55pt">
              <dc:date>2024-03-12T00:00:00</dc:date>
              <text:p text:style-name="P1">This wand has 7 charges for the following properties. It regains 1d6 + 1 expended charges daily at dawn. If you expend the wand's last charge, roll a d20. On a 1, the wand crumbles into ashes and is destroyed.</text:p>
              <text:p text:style-name="P1"/>
              <text:p text:style-name="P1">Spells: While holding the wand, you can use an action to expend some of its charges to cast one of the following spells (save DC 17): hold monster (5 charges) or hold person (2 charges).</text:p>
              <text:p text:style-name="P1"/>
              <text:p text:style-name="P1">Assisted Escape: While holding the wand, you can use your reaction to expend 1 charge and gain advantage on a saving throw you make to avoid being paralyzed or restrained, or you can expend 1 charge and gain advantage on any check you make to escape a grapple.</text:p>
              <text:p text:style-name="P1">(Requires Attunement)</text:p>
            </office:annotation>
            <text:p>Wand of Binding</text:p>
          </table:table-cell>
          <table:covered-table-cell/>
          <table:table-cell table:style-name="ce43" office:value-type="string" calcext:value-type="string">
            <text:p>10,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6" draw:text-style-name="P2" svg:width="286.16pt" svg:height="61.68pt" svg:x="81.38pt" svg:y="1052.16pt" draw:caption-point-x="64.18pt" draw:caption-point-y="-5.64pt">
              <dc:date>2024-03-12T00:00:00</dc:date>
              <text:p text:style-name="P1">While wearing this necklace, you can breathe normally in any environment, and you have advantage on saving throws made against harmful gases and vapors (such as cloudkill and stinking cloud effects, inhaled poisons, and the breath weapons of some dragons).</text:p>
            </office:annotation>
            <text:p>Necklace of Adaption</text:p>
          </table:table-cell>
          <table:covered-table-cell/>
          <table:table-cell table:style-name="ce21" office:value-type="string" calcext:value-type="string">
            <text:p>1,5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13" draw:text-style-name="P2" svg:width="284.06pt" svg:height="263.23pt" svg:x="367.54pt" svg:y="990.77pt" draw:caption-point-x="62.05pt" draw:caption-point-y="55.76pt">
              <dc:date>2024-03-12T00:00:00</dc:date>
              <text:p text:style-name="P1">This wand has 7 charges for the following properties. It regains 1d6 + 1 expended charges daily at dawn. If you expend the wand's last charge, roll a d20. On a 1, the wand crumbles into ashes and is destroyed.</text:p>
              <text:p text:style-name="P1"/>
              <text:p text:style-name="P1">Command: While holding the wand, you can use an action to expend 1 charge and command another creature to flee or grovel, as with the command spell (save DC 15).</text:p>
              <text:p text:style-name="P1"/>
              <text:p text:style-name="P1">Cone of Fear: While holding the wand, you can use an action to expend 2 charges, causing the wand's tip to emit a 60-foot cone of amber light. Each creature in the cone must succeed on a DC 15 Wisdom saving throw or become frightened of you for 1 minute. While it is frightened in this way, a creature must spend its turns trying to move as far away from you as it can, and it can- willingly move to a space within 30 feet of you. It also can't take reactions. For its action, it can use only the Dash action or try to escape from an effect that prevent it from moving. If it has nowhere it can move, the creature can use the Dodge action. At the end of each of its turns, a creature can repeat the saving throw, ending the effect on itself on a success.</text:p>
              <text:p text:style-name="P1">(Requires Attunement)</text:p>
            </office:annotation>
            <text:p>Wand of Fear</text:p>
          </table:table-cell>
          <table:covered-table-cell/>
          <table:table-cell table:style-name="ce43" office:value-type="string" calcext:value-type="string">
            <text:p>10,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4" draw:text-style-name="P2" svg:width="286.16pt" svg:height="50.49pt" svg:x="81.38pt" svg:y="1081.39pt" draw:caption-point-x="64.18pt" draw:caption-point-y="-19.11pt">
              <dc:date>2024-03-12T00:00:00</dc:date>
              <text:p text:style-name="P1">While wearing these dark lenses, you have darkvision out to a range of 60 feet. If you already have darkvision. wearing the goggles increases its range by 60 feet.</text:p>
              <text:p text:style-name="P1"/>
            </office:annotation>
            <text:p>Goggles of Night</text:p>
          </table:table-cell>
          <table:covered-table-cell/>
          <table:table-cell table:style-name="ce21" office:value-type="string" calcext:value-type="string">
            <text:p>1,5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11" draw:text-style-name="P2" svg:width="284.06pt" svg:height="140.06pt" svg:x="367.54pt" svg:y="1052.33pt" draw:caption-point-x="62.05pt" draw:caption-point-y="9.95pt">
              <dc:date>2024-03-12T00:00:00</dc:date>
              <text:p text:style-name="P1">This wand has 7 charges. While holding it, you can use an action to expend 1 of its charges to cause a thin blue ray to streak from the tip toward a creature you can see within 60 feet of you. The target must succeed on a DC 15 Constitution saving throw or be paralyzed for 1 minute. At the end of each of the target's turns, it can repeat the saving throw, ending the effect on itself on a success.</text:p>
              <text:p text:style-name="P1"/>
              <text:p text:style-name="P1">The wand regains 1d6 + 1 expended charges daily at dawn. If you expend the wand's last charge, roll a d20. On a 1, the wand crumbles into ashes and is destroyed.</text:p>
              <text:p text:style-name="P1">(Requires Attunement)</text:p>
            </office:annotation>
            <text:p>Wand of Paralysis</text:p>
          </table:table-cell>
          <table:covered-table-cell/>
          <table:table-cell table:style-name="ce43" office:value-type="string" calcext:value-type="string">
            <text:p>15,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6" draw:text-style-name="P2" svg:width="286.16pt" svg:height="95.27pt" svg:x="81.38pt" svg:y="1066.88pt" draw:caption-point-x="64.18pt" draw:caption-point-y="11.14pt">
              <dc:date>2024-03-12T00:00:00</dc:date>
              <text:p text:style-name="P1">These iron horseshoes come in a set of four. While all four shoes are affixed to the hooves of a horse or similar creature, they allow the creature to move normally while floating 4 inches above the ground. This effect means the creature can cross or stand above nonsolid or unstable surfaces, such as water or lava. The creature leaves no tracks and ignores difficult terrain. In addition, the creature can move at normal speed for up to 12 hours a day without suffering exhaustion from a forced march.</text:p>
            </office:annotation>
            <text:p>Horseshoes of the Zephyr</text:p>
          </table:table-cell>
          <table:covered-table-cell/>
          <table:table-cell table:style-name="ce21" office:value-type="string" calcext:value-type="string">
            <text:p>1,500 gp</text:p>
          </table:table-cell>
          <table:table-cell table:style-name="ce32" office:value-type="string" calcext:value-type="string">
            <text:p>Very Rare</text:p>
          </table:table-cell>
          <table:table-cell table:style-name="ce42" office:value-type="string" calcext:value-type="string" table:number-columns-spanned="2" table:number-rows-spanned="1">
            <office:annotation draw:style-name="gr11" draw:text-style-name="P2" svg:width="284.06pt" svg:height="117.67pt" svg:x="367.54pt" svg:y="1079.29pt" draw:caption-point-x="62.05pt" draw:caption-point-y="-1.28pt">
              <dc:date>2024-03-12T00:00:00</dc:date>
              <text:p text:style-name="P1">This wand has 7 charges. While holding it, you can use an action to expend 1 or more of its charges to cast the fireball spell (save DC 15) from it. For 1 charge, you cast the 3rd-level version of the spell. You can increase the spell slot level by one for each additional charge you expend.</text:p>
              <text:p text:style-name="P1"/>
              <text:p text:style-name="P1">The wand regains 1d6 + 1 expended charges daily at dawn. If you expend the wand's last charge, roll a d20. On a 1, the wand crumbles into ashes and is destroyed</text:p>
              <text:p text:style-name="P1">(Requires Attunement)</text:p>
            </office:annotation>
            <text:p>Wand of Fireballs</text:p>
          </table:table-cell>
          <table:covered-table-cell/>
          <table:table-cell table:style-name="ce43" office:value-type="string" calcext:value-type="string">
            <text:p>30,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2" draw:text-style-name="P2" svg:width="286.16pt" svg:height="39.29pt" svg:x="81.38pt" svg:y="1110.61pt" draw:caption-point-x="64.18pt" draw:caption-point-y="-16.84pt">
              <dc:date>2024-03-12T00:00:00</dc:date>
              <text:p text:style-name="P1">This wand has 3 charges. While holding it, you can expend 1 charge as an action to cast the detect magic spell from it. The wand regains 1d3 expended charges daily at dawn.</text:p>
            </office:annotation>
            <text:p>Wand of Magic Detection</text:p>
          </table:table-cell>
          <table:covered-table-cell/>
          <table:table-cell table:style-name="ce21" office:value-type="string" calcext:value-type="string">
            <text:p>1,5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16" draw:text-style-name="P2" svg:width="284.06pt" svg:height="117.67pt" svg:x="367.54pt" svg:y="1095.05pt" draw:caption-point-x="62.05pt" draw:caption-point-y="-1.28pt">
              <dc:date>2024-03-12T00:00:00</dc:date>
              <text:p text:style-name="P1">This wand has 7 charges. While holding it, you can use an action to expend 1 or more of its charges to cast the lightning bolt spell (save DC 15) from it. For 1 charge, you cast the 3rd-level version of the spell. You can increase the spell slot level by one for each additional charge you expend.</text:p>
              <text:p text:style-name="P1"/>
              <text:p text:style-name="P1">The wand regains 1d6 + 1 expended charges daily at dawn. If you expend the wand's last charge, roll a d20. On a 1, the wand crumbles into ashes and is destroyed.</text:p>
              <text:p text:style-name="P1">(Requires Attunement)</text:p>
            </office:annotation>
            <text:p>Wand of Lightning Bolts</text:p>
          </table:table-cell>
          <table:covered-table-cell/>
          <table:table-cell table:style-name="ce43" office:value-type="string" calcext:value-type="string">
            <text:p>30,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6" draw:text-style-name="P2" svg:width="286.16pt" svg:height="61.68pt" svg:x="81.38pt" svg:y="1115.15pt" draw:caption-point-x="64.18pt" draw:caption-point-y="-5.64pt">
              <dc:date>2024-03-12T00:00:00</dc:date>
              <text:p text:style-name="P1">The wand has 3 charges. While holding it. you can use an action to expend 1 of its charges, and if a secret door or trap is within 30 feet of you, the wand pulses and points at the one nearest to you. The wand regains 1d3 expended charges daily at dawn.</text:p>
            </office:annotation>
            <text:p>Wand of Secrets</text:p>
          </table:table-cell>
          <table:covered-table-cell/>
          <table:table-cell table:style-name="ce21" office:value-type="string" calcext:value-type="string">
            <text:p>1,5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11" draw:text-style-name="P2" svg:width="284.06pt" svg:height="95.27pt" svg:x="367.54pt" svg:y="1121.98pt" draw:caption-point-x="62.05pt" draw:caption-point-y="-12.47pt">
              <dc:date>2024-03-12T00:00:00</dc:date>
              <text:p text:style-name="P1">This wand has 7 charges. While holding it, you can use an action to expend 1 of its charges to cast the polymorph spell (save DC 15) from it.</text:p>
              <text:p text:style-name="P1"/>
              <text:p text:style-name="P1">The wand regains 1d6 + 1 expended charges daily at dawn. If you expend the wand's last charge, roll a d20. On a 1, the wand crumbles into ashes and is destroyed.</text:p>
              <text:p text:style-name="P1">(Requires Attunement)</text:p>
            </office:annotation>
            <text:p>Wand of Polymorph</text:p>
          </table:table-cell>
          <table:covered-table-cell/>
          <table:table-cell table:style-name="ce43" office:value-type="string" calcext:value-type="string">
            <text:p>40,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4" draw:text-style-name="P2" svg:width="286.16pt" svg:height="50.49pt" svg:x="81.38pt" svg:y="1144.4pt" draw:caption-point-x="64.18pt" draw:caption-point-y="-19.13pt">
              <dc:date>2024-03-12T00:00:00</dc:date>
              <text:p text:style-name="P1">While wearing these gloves, climbing and swimming don't cost you extra movement, and you gain a +5 bonus to Strength (Athletics) checks made to climb or swim.</text:p>
              <text:p text:style-name="P1">(Requires Attunement)</text:p>
            </office:annotation>
            <text:p>Gloves of Swimming and Climbing</text:p>
          </table:table-cell>
          <table:covered-table-cell/>
          <table:table-cell table:style-name="ce21" office:value-type="string" calcext:value-type="string">
            <text:p>2,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4" draw:text-style-name="P2" svg:width="284.06pt" svg:height="50.49pt" svg:x="367.54pt" svg:y="1144.4pt" draw:caption-point-x="62.05pt" draw:caption-point-y="-19.13pt">
              <dc:date>2024-03-12T00:00:00</dc:date>
              <text:p text:style-name="P1">While you are holding this wand, you gain a +1 bonus to spell attack rolls. In addition, you ignore half cover when making a spell attack.</text:p>
              <text:p text:style-name="P1">(Requires Attunement)</text:p>
            </office:annotation>
            <text:p>Wand of the War Mage +1</text:p>
          </table:table-cell>
          <table:covered-table-cell/>
          <table:table-cell table:style-name="ce43" office:value-type="string" calcext:value-type="string">
            <text:p>1,2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9" draw:text-style-name="P2" svg:width="286.16pt" svg:height="352.8pt" svg:x="81.38pt" svg:y="1048.34pt" draw:caption-point-x="64.18pt" draw:caption-point-y="92.69pt">
              <dc:date>2024-03-12T00:00:00</dc:date>
              <text:p text:style-name="P1">This backpack has a central pouch and two side pouches, each of which is an extradimensional space. Each side pouch can hold up to 20 pounds of material, not exceeding a volume of 2 cubic feet. The large central pouch can hold up to 8 cubic feet or 80 pounds of material. The backpack always weighs 5 pounds, regardless of its contents.</text:p>
              <text:p text:style-name="P1"/>
              <text:p text:style-name="P1">Placing an object in the haversack follows the normal rules for interacting with objects. Retrieving an item from the haversack requires you to use an action. When you reach into the haversack for a specific item, the item is always magically on top.</text:p>
              <text:p text:style-name="P1"/>
              <text:p text:style-name="P1">The haversack has a few limitations. If it is overloaded, or if a sharp object pierces it or tears it, the haversack ruptures and is destroyed. If the haversack is destroyed, its contents are lost forever, although an artifact always turns up again somewhere. If the haversack is turned inside out, its contents spill forth, unharmed, and the haversack must be put right before it can be used again. If a breathing creature is placed within the haversack, the creature can survive for up to 10 minutes, after which time it begins to suffocate.</text:p>
              <text:p text:style-name="P1"/>
              <text:p text:style-name="P1">Placing the haversack inside an extradimensional space created by a bag of holding, portable hole, or similar item instantly destroys both items and opens a gate to the Astral Plane. The gate originates where the one item was placed inside the other. Any creature within 10-feet of the gate is sucked through it and deposited in a random location on the Astral Plane. The gate then closes. The gate is one-way only and can't be reopened.</text:p>
            </office:annotation>
            <text:p>Heward's Handy Haversack</text:p>
          </table:table-cell>
          <table:covered-table-cell/>
          <table:table-cell table:style-name="ce21" office:value-type="string" calcext:value-type="string">
            <text:p>2,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4" draw:text-style-name="P2" svg:width="284.06pt" svg:height="50.49pt" svg:x="367.54pt" svg:y="1160.14pt" draw:caption-point-x="62.05pt" draw:caption-point-y="-19.11pt">
              <dc:date>2024-03-12T00:00:00</dc:date>
              <text:p text:style-name="P1">While you are holding this wand, you gain a +2 bonus to spell attack rolls. In addition, you ignore half cover when making a spell attack.</text:p>
              <text:p text:style-name="P1">(Requires Attunement)</text:p>
            </office:annotation>
            <text:p>Wand of the War Mage +2</text:p>
          </table:table-cell>
          <table:covered-table-cell/>
          <table:table-cell table:style-name="ce43" office:value-type="string" calcext:value-type="string">
            <text:p>4,8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19" draw:text-style-name="P2" svg:width="286.16pt" svg:height="218.44pt" svg:x="81.38pt" svg:y="1115.55pt" draw:caption-point-x="64.18pt" draw:caption-point-y="41.22pt">
              <dc:date>2024-03-12T00:00:00</dc:date>
              <text:p text:style-name="P1">This 60-foot length of silk rope weighs 3 pounds and can hold up to 3,000 pounds. If you hold one end of the rope and use an action to speak the command word, the rope animates. As a bonus action, you can command the other end to move toward a destination you choose. That end moves 10 feet on your turn when you first command it and 10 feet on each of your turns until reaching its destination, up to its maximum length away, or until you tell it to stop. You can also tell the rope to fasten itself securely to an object or to unfasten itself, to knot or unknot itself, or to coil itself for carrying.</text:p>
              <text:p text:style-name="P1"/>
              <text:p text:style-name="P1">If you tell the rope to knot, large knots appear at 1-foot intervals along the rope. While knotted, the rope shortens to a 50-foot length and grants advantage on checks made to climb it.</text:p>
              <text:p text:style-name="P1"/>
              <text:p text:style-name="P1">The rope has AC 20 and 20 hit points. It regains 1 hit point every 5 minutes as long as it has at least 1 hit point. If the rope drops to 0 hit points, it is destroyed.</text:p>
            </office:annotation>
            <text:p>Rope of Climbing</text:p>
          </table:table-cell>
          <table:covered-table-cell/>
          <table:table-cell table:style-name="ce21" office:value-type="string" calcext:value-type="string">
            <text:p>2,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4" draw:text-style-name="P2" svg:width="284.06pt" svg:height="50.49pt" svg:x="367.54pt" svg:y="1175.9pt" draw:caption-point-x="62.05pt" draw:caption-point-y="-19.13pt">
              <dc:date>2024-03-12T00:00:00</dc:date>
              <text:p text:style-name="P1">While you are holding this wand, you gain a +3 bonus to spell attack rolls. In addition, you ignore half cover when making a spell attack.</text:p>
              <text:p text:style-name="P1">(Requires Attunement)</text:p>
            </office:annotation>
            <text:p>Wand of the War Mage +3</text:p>
          </table:table-cell>
          <table:covered-table-cell/>
          <table:table-cell table:style-name="ce43" office:value-type="string" calcext:value-type="string">
            <text:p>19,2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6" draw:text-style-name="P2" svg:width="286.16pt" svg:height="50.49pt" svg:x="81.38pt" svg:y="1183.78pt" draw:caption-point-x="64.18pt" draw:caption-point-y="-11.25pt">
              <dc:date>2024-03-12T00:00:00</dc:date>
              <text:p text:style-name="P1">While you wear these boots, your steps make no sound, regardless of the surface you are moving across. You also have advantage on Dexterity (Stealth) checks that rely on moving silently.</text:p>
            </office:annotation>
            <text:p>Boots of Elvenkind</text:p>
          </table:table-cell>
          <table:covered-table-cell/>
          <table:table-cell table:style-name="ce21" office:value-type="string" calcext:value-type="string">
            <text:p>2,5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14" draw:text-style-name="P2" svg:width="284.06pt" svg:height="162.45pt" svg:x="367.54pt" svg:y="1135.64pt" draw:caption-point-x="62.05pt" draw:caption-point-y="36.88pt">
              <dc:date>2024-03-12T00:00:00</dc:date>
              <text:p text:style-name="P1">Made by the drow, this rod is a magic weapon that ends in three rubbery tentacles. While holding the rod, you can use an action to direct each tentacle to attack a creature you can see within 15 feet of you. Each tentacle makes a melee attack roll with a +9 bonus. On a hit, the tentacle deals 1d6 bludgeoning damage. If you hit a target with all three tentacles, it must make a DC 15 Constitution saving throw. On a failure, the creature's speed is halved, it has disadvantage on Dexterity saving throws, and it can't use reactions for 1 minute. Moreover, on each of its turns, it can take either an action or a bonus action, but not both. At the end of each of its turns, it can repeat the saving throw, ending the effect on itself on a success.</text:p>
              <text:p text:style-name="P1">(Requires Attunement)</text:p>
            </office:annotation>
            <text:p>Tentacle Rod</text:p>
          </table:table-cell>
          <table:covered-table-cell/>
          <table:table-cell table:style-name="ce43" office:value-type="string" calcext:value-type="string">
            <text:p>5,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4" draw:text-style-name="P2" svg:width="286.16pt" svg:height="72.88pt" svg:x="81.38pt" svg:y="1196.19pt" draw:caption-point-x="64.18pt" draw:caption-point-y="-7.91pt">
              <dc:date>2024-03-12T00:00:00</dc:date>
              <text:p text:style-name="P1">These crystal lenses fit over the eyes. While wearing them, you can see much better than normal out to a range of 1 foot. You have advantage on Intelligence (Investigation) checks that rely on sight while searching an area or studying an object within that range.</text:p>
              <text:p text:style-name="P1"/>
            </office:annotation>
            <text:p>Eyes of Minute Seeing</text:p>
          </table:table-cell>
          <table:covered-table-cell/>
          <table:table-cell table:style-name="ce21" office:value-type="string" calcext:value-type="string">
            <text:p>2,5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26" draw:text-style-name="P2" svg:width="284.06pt" svg:height="755.89pt" svg:x="367.54pt" svg:y="1012.2pt" draw:caption-point-x="62.05pt" draw:caption-point-y="176.09pt">
              <dc:date>2024-03-12T00:00:00</dc:date>
              <text:p text:style-name="P1">This rod has a flanged head, and it functions as a magic mace that grants a +3 bonus to attack and damage roll made with it. The rod has properties associated with six different buttons that are set in a row along the haft. It has three other properties as well, detailed below.</text:p>
              <text:p text:style-name="P1"/>
              <text:p text:style-name="P1">Six Buttons: You can press one of the rod's six buttons as a bonus action. A button's effect lasts until you push a different button or until you push the same button again, which causes the rod to revert to its normal form.</text:p>
              <text:p text:style-name="P1"/>
              <text:p text:style-name="P1">If you press button 1, the rod becomes a flame tongue as a fiery blade sprouts from the end opposite the rod's flanged head.</text:p>
              <text:p text:style-name="P1"/>
              <text:p text:style-name="P1">If you press button 2, the rod's flanged head folds down and two crescent-shaped blades spring out, transforming the rod into a magic battleaxe that grants a +3 bonus to attack and damage rolls made with it.</text:p>
              <text:p text:style-name="P1"/>
              <text:p text:style-name="P1">If you press button 3, the rod's flanged head folds down, a spear point springs from the rod's tip, and the rod's handle lengthens into a 6-foot haft, transforming the rod into a magic spear that grants a+3 bonus to attack and damage rolls made with it.</text:p>
              <text:p text:style-name="P1"/>
              <text:p text:style-name="P1">If you press button 4, the rod transforms into a climbing pole up to 50 feet long, as you specify. In surfaces as hard as granite, a spike at the bottom and three hooks at the top anchor the pole. Horizontal bars 3 inches long fold out from the sides, 1 foot apart, forming a ladder. The pole can bear up to 4,000 pounds. More weight or lack of solid anchoring causes the rod to revert to its normal form.</text:p>
              <text:p text:style-name="P1"/>
              <text:p text:style-name="P1">If you press button 5, the rod transforms into a handheld battering ram and gram its user a +10 bonus to Strength checks made to break through doors, barricades, and other barriers.</text:p>
              <text:p text:style-name="P1"/>
              <text:p text:style-name="P1">If you press button 6, the rod assumes or remains in its normal form and indicates magnetic north. (Nothing happens if this function of the rod is used in a location that has no magnetic north.) The rod also gives you knowledge of your approximate depth beneath the ground or your height above it.</text:p>
              <text:p text:style-name="P1"/>
              <text:p text:style-name="P1">Drain Life: When you hit a creature with a melee attack using the rod, you can force the target to make a DC 17 Constitution saving throw. On a failure, the target rakes an extra 4d6 necrotic damage, and you regain a number of hit points equal to half that necrotic damage. This property can't be used again until the next dawn.</text:p>
              <text:p text:style-name="P1"/>
              <text:p text:style-name="P1">Paralyze: When you hit a creature with a melee attack using the rod, you can force the target to make a DC 17 Strength saving throw. On a failure, the target is paralyzed for 1 minute. The target can repeat the saving throw at the end of each of its turns, ending the effect on a success. This property can't be used again until the next dawn.</text:p>
              <text:p text:style-name="P1"/>
              <text:p text:style-name="P1">Terrify: While holding the rod, you can use an action to force each creature you can see within 30 feet of you to make a DC 17 Wisdom saving throw. On a failure, a target is frightened of you for 1 minute. A frightened target can repeat the saving throw at the end of each of its turns, ending the effect on itself on a success. This property can't be used again until the next dawn.</text:p>
              <text:p text:style-name="P1">(Requires Attunement)</text:p>
            </office:annotation>
            <text:p>Rod of Lordly Might</text:p>
          </table:table-cell>
          <table:covered-table-cell/>
          <table:table-cell table:style-name="ce43" office:value-type="string" calcext:value-type="string">
            <text:p>28,000 gp</text:p>
          </table:table-cell>
          <table:table-cell table:style-name="ce48" office:value-type="string" calcext:value-type="string">
            <text:p>Legendary</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4" draw:text-style-name="P2" svg:width="286.16pt" svg:height="72.88pt" svg:x="81.38pt" svg:y="1211.95pt" draw:caption-point-x="64.18pt" draw:caption-point-y="-7.94pt">
              <dc:date>2024-03-12T00:00:00</dc:date>
              <text:p text:style-name="P1">These crystal lenses fit over the eyes. While wearing them, you have advantage on Wisdom (Perception) checks that rely on sight. In conditions of clear visibility, you can make out details of even extremely distant creatures and objects as small as 2 feet across.</text:p>
              <text:p text:style-name="P1">(Requires Attunement)</text:p>
            </office:annotation>
            <text:p>Eyes of the Eagle</text:p>
          </table:table-cell>
          <table:covered-table-cell/>
          <table:table-cell table:style-name="ce21" office:value-type="string" calcext:value-type="string">
            <text:p>2,5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8" draw:text-style-name="P2" svg:width="284.06pt" svg:height="252.03pt" svg:x="367.54pt" svg:y="1185.36pt" draw:caption-point-x="62.05pt" draw:caption-point-y="18.65pt">
              <dc:date>2024-03-12T00:00:00</dc:date>
              <text:p text:style-name="P1">This rod has a flanged head and the following properties.</text:p>
              <text:p text:style-name="P1"/>
              <text:p text:style-name="P1">Alertness: While holding the rod, you have advantage on Wisdom (Perception) checks and on rolls for initiative.</text:p>
              <text:p text:style-name="P1"/>
              <text:p text:style-name="P1">Spells: While holding the rod, you can use an action to cast one of the following spells from it: detect evil and good, detect magic, detect poison and disease, or see invisibility.</text:p>
              <text:p text:style-name="P1"/>
              <text:p text:style-name="P1">Protective Aura: As an action, you can plant the haft end of the rod in the ground, whereupon the rod's head sheds bright light in a 60-foot radius and dim light for an additional 60 feet. While in that bright light, you and any creature that is friendly to you gain a +1 bonus to AC and saving throws and can sense the location of any invisible hostile creature that is also in the bright light.</text:p>
              <text:p text:style-name="P1"/>
              <text:p text:style-name="P1">The rod's head stops glowing and the effect ends after 10 minutes, or when a creature uses an action to pull the rod from the ground. This property can't be used again until the next dawn.</text:p>
              <text:p text:style-name="P1">(Requires Attunement)</text:p>
            </office:annotation>
            <text:p>Rod of Alertness</text:p>
          </table:table-cell>
          <table:covered-table-cell/>
          <table:table-cell table:style-name="ce43" office:value-type="string" calcext:value-type="string">
            <text:p>25,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3" draw:text-style-name="P2" svg:width="286.16pt" svg:height="162.45pt" svg:x="81.38pt" svg:y="1190.78pt" draw:caption-point-x="64.18pt" draw:caption-point-y="29pt">
              <dc:date>2024-03-12T00:00:00</dc:date>
              <text:p text:style-name="P1">You can use an action to place these shackles on an incapacitated creature. The shackles adjust to fit a creature of Small to Large size. In addition to serving as mundane manacles, the shackles prevent a creature bound by them from using any method of extradimensional movement, including teleportation or travel to a different plane of existence. They don't prevent the creature from passing-through an interdimensional portal.</text:p>
              <text:p text:style-name="P1"/>
              <text:p text:style-name="P1">You and any creature you designate when you use the shackles can use an action to remove them. Once every 30 days, the bound creature can make a DC 30 Strength Athletics) check. On a success, the creature breaks free and destroys the shackles.</text:p>
            </office:annotation>
            <text:p>Dimensional Shackles</text:p>
          </table:table-cell>
          <table:covered-table-cell/>
          <table:table-cell table:style-name="ce21" office:value-type="string" calcext:value-type="string">
            <text:p>3,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16" draw:text-style-name="P2" svg:width="284.06pt" svg:height="84.08pt" svg:x="367.54pt" svg:y="1237.83pt" draw:caption-point-x="62.05pt" draw:caption-point-y="-18.06pt">
              <dc:date>2024-03-12T00:00:00</dc:date>
              <text:p text:style-name="P1">While holding this rod, you gain a +1 bonus to spell attack rolls and to the saving throw DCs of your warlock spells.</text:p>
              <text:p text:style-name="P1"/>
              <text:p text:style-name="P1">In addition, you can regain one warlock spell slot as an action while holding the rod. You can't use this property again until you finish a long rest.</text:p>
              <text:p text:style-name="P1">(Requires Attunement)</text:p>
            </office:annotation>
            <text:p>Rod of the Pact Keeper +1</text:p>
          </table:table-cell>
          <table:covered-table-cell/>
          <table:table-cell table:style-name="ce43" office:value-type="string" calcext:value-type="string">
            <text:p>12,0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4" draw:text-style-name="P2" svg:width="286.16pt" svg:height="84.08pt" svg:x="81.38pt" svg:y="1237.83pt" draw:caption-point-x="64.18pt" draw:caption-point-y="-2.32pt">
              <dc:date>2024-03-12T00:00:00</dc:date>
              <text:p text:style-name="P1">These crystal lenses fit over the eyes. They have 3 charges. While wearing them, you can expend 1 charge as an action to cast the charm person spell (save DC 13) on a humanoid within 30 feet of you, provided that you and the target can see each other. The lenses regain all expended charges daily at dawn.</text:p>
              <text:p text:style-name="P1">(Requires Attunement)</text:p>
            </office:annotation>
            <text:p>Eyes of Charming</text:p>
          </table:table-cell>
          <table:covered-table-cell/>
          <table:table-cell table:style-name="ce21" office:value-type="string" calcext:value-type="string">
            <text:p>3,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11" draw:text-style-name="P2" svg:width="284.06pt" svg:height="84.08pt" svg:x="367.54pt" svg:y="1253.59pt" draw:caption-point-x="62.05pt" draw:caption-point-y="-18.09pt">
              <dc:date>2024-03-12T00:00:00</dc:date>
              <text:p text:style-name="P1">While holding this rod, you gain a +2 bonus to spell attack rolls and to the saving throw DCs of your warlock spells.</text:p>
              <text:p text:style-name="P1"/>
              <text:p text:style-name="P1">In addition, you can regain one warlock spell slot as an action while holding the rod. You can't use this property again until you finish a long rest.</text:p>
              <text:p text:style-name="P1">(Requires Attunement)</text:p>
            </office:annotation>
            <text:p>Rod of the Pact Keeper +2</text:p>
          </table:table-cell>
          <table:covered-table-cell/>
          <table:table-cell table:style-name="ce43" office:value-type="string" calcext:value-type="string">
            <text:p>16,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7" draw:text-style-name="P2" svg:width="286.16pt" svg:height="375.19pt" svg:x="81.38pt" svg:y="1163.17pt" draw:caption-point-x="64.18pt" draw:caption-point-y="88.1pt">
              <dc:date>2024-03-12T00:00:00</dc:date>
              <text:p text:style-name="P1">This fine black cloth, soft as silk, is folded up to the dimensions of a handkerchief. It unfolds into a circular sheet 6 feet in diameter.</text:p>
              <text:p text:style-name="P1"/>
              <text:p text:style-name="P1">You can use an action to unfold a portable hole and place it on or against a solid surface, whereupon the portable hole creates an extradimensional hole 10 feet deep. The cylindrical space within the hole exists on a different plane, so it can't be used to create open passages. Any creature inside an open portable hole can exit the hole by climbing out of it.</text:p>
              <text:p text:style-name="P1"/>
              <text:p text:style-name="P1">You can use an action to close a portable hole by taking hold of the edges of the cloth and folding it up. Folding the cloth closes the hole, and any creatures or objects within remain in the extradimensional space. No matter what's in it, the hole weighs next to nothing.</text:p>
              <text:p text:style-name="P1"/>
              <text:p text:style-name="P1">If the hole is folded up, a creature within the hole's extradimensional space can use an action to make a DC 10 Strength check. On a successful check, the creature forces its way out and appears within 5 feet of the portable hole or the creature carrying it. A breathing creature within a closed portable hole can survive for up to 10 minutes, after which time it begins to suffocate.</text:p>
              <text:p text:style-name="P1"/>
              <text:p text:style-name="P1">Placing a portable hole inside an extradimensional space created by a bag of holding, Heward's handy haversack, or similar item instantly destroys both items and opens a gate to the Astral Plane. The gate originates where the one item was placed inside the other. Any creature within 10 feet of the gate is sucked through it and deposited in a random location on the Astral Plane. The gate then closes. The gate is one-way only and can't be reopened.</text:p>
            </office:annotation>
            <text:p>Portable Hole</text:p>
          </table:table-cell>
          <table:covered-table-cell/>
          <table:table-cell table:style-name="ce21" office:value-type="string" calcext:value-type="string">
            <text:p>6,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11" draw:text-style-name="P2" svg:width="284.06pt" svg:height="84.08pt" svg:x="367.54pt" svg:y="1269.35pt" draw:caption-point-x="62.05pt" draw:caption-point-y="-18.09pt">
              <dc:date>2024-03-12T00:00:00</dc:date>
              <text:p text:style-name="P1">While holding this rod, you gain a +3 bonus to spell attack rolls and to the saving throw DCs of your warlock spells.</text:p>
              <text:p text:style-name="P1"/>
              <text:p text:style-name="P1">In addition, you can regain one warlock spell slot as an action while holding the rod. You can't use this property again until you finish a long rest.</text:p>
              <text:p text:style-name="P1">(Requires Attunement)</text:p>
            </office:annotation>
            <text:p>Rod of the Pact Keeper +3</text:p>
          </table:table-cell>
          <table:covered-table-cell/>
          <table:table-cell table:style-name="ce43" office:value-type="string" calcext:value-type="string">
            <text:p>28,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19" draw:text-style-name="P2" svg:width="286.16pt" svg:height="263.23pt" svg:x="81.38pt" svg:y="1203.39pt" draw:caption-point-x="64.18pt" draw:caption-point-y="63.64pt">
              <dc:date>2024-03-12T00:00:00</dc:date>
              <text:p text:style-name="P1">This bag has an interior space considerably larger than its outside dimensions, roughly 2 feet in diameter at the mouth and 4 feet deep. The bag can hold up to 500 pounds, not exceeding a volume of 64 cubic feet. The bag weighs 15 pounds, regardless of its contents. Retrieving an item from the bag requires an action.</text:p>
              <text:p text:style-name="P1"/>
              <text:p text:style-name="P1">If the bag is overloaded, pierced, or torn, it ruptures and is destroyed, and its contents are scattered in the Astral Plane. If the bag is turned inside out, its contents spill forth, unharmed, but the bag must be put right before it can be used again. Breathing creatures inside the bag can survive up to a number of minutes equal to 10 divided by the number of creatures (minimum 1 minute), after which time they begin to suffocate.</text:p>
              <text:p text:style-name="P1"/>
              <text:p text:style-name="P1">Placing a bag of holding inside an extradimensional space created by a Heward's handy haversack, portable hole, or similar item instantly destroys both items and opens a gate to the Astral Plane. The gate originates where the one item was placed inside the other. Any creature within 10 feet of the gate is sucked through it to a random location on the Astral Plane. The gate then closes. The gate is one-way only and can't be reopened.</text:p>
            </office:annotation>
            <text:p>Bag of Holding</text:p>
          </table:table-cell>
          <table:covered-table-cell/>
          <table:table-cell table:style-name="ce21" office:value-type="string" calcext:value-type="string">
            <text:p>2,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19" draw:text-style-name="P2" svg:width="284.06pt" svg:height="274.42pt" svg:x="367.54pt" svg:y="1197.78pt" draw:caption-point-x="62.05pt" draw:caption-point-y="69.25pt">
              <dc:date>2024-03-12T00:00:00</dc:date>
              <text:p text:style-name="P1">While holding this rod, you can use an action to activate it. The rod then instantly transports you and up to 199 other willing creatures you can see to a paradise that exists in an extraplanar space. You choose the form that the paradise takes. It could be a tranquil garden, lovely glade, cheery tavern, immense palace, tropical island, fantastic carnival, or whatever else you can imagine. Regardless of its nature, the paradise contains enough water and food to sustain its visitors. Everything else that can be interacted with inside the extraplanar space can exist only there. For example, a flower picked from a garden in the paradise disappears if it is taken outside the extraplanar space.</text:p>
              <text:p text:style-name="P1"/>
              <text:p text:style-name="P1">For each hour spent in the paradise, a visitor regains hit points as if it had spent 1 Hit Die. Also, creatures don't age while in the paradise, although time passes normally. Visitors can remain in the paradise for up to 200 days divided by the number of creatures present (round down).</text:p>
              <text:p text:style-name="P1"/>
              <text:p text:style-name="P1">When the time runs out or you use an action to end it, all visitors reappear in the location they occupied when you activated the rod, or an unoccupied space nearest that location. The rod can't be used again until ten days have passed.</text:p>
            </office:annotation>
            <text:p>Rod of Security</text:p>
          </table:table-cell>
          <table:covered-table-cell/>
          <table:table-cell table:style-name="ce43" office:value-type="string" calcext:value-type="string">
            <text:p>90,000 gp</text:p>
          </table:table-cell>
          <table:table-cell table:style-name="ce46" office:value-type="string" calcext:value-type="string">
            <text:p>Very Rare </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4" draw:text-style-name="P2" svg:width="286.16pt" svg:height="42.75pt" svg:x="81.38pt" svg:y="1305.75pt" draw:caption-point-x="64.18pt" draw:caption-point-y="-22.99pt">
              <dc:date>2024-03-12T00:00:00</dc:date>
              <text:p text:style-name="P1">While you wear these boots, you can use an action to cast the levitate spell on yourself at will.</text:p>
              <text:p text:style-name="P1">(Requires Attunement)</text:p>
            </office:annotation>
            <text:p>Boots of Levitation</text:p>
          </table:table-cell>
          <table:covered-table-cell/>
          <table:table-cell table:style-name="ce21" office:value-type="string" calcext:value-type="string">
            <text:p>2,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19" draw:text-style-name="P2" svg:width="284.06pt" svg:height="90pt" svg:x="367.54pt" svg:y="1305.75pt" draw:caption-point-x="62.05pt" draw:caption-point-y="-22.99pt">
              <dc:date>2024-03-12T00:00:00</dc:date>
              <text:p text:style-name="P1">You have resistance to a type of damage while you wear this armor.</text:p>
              <text:p text:style-name="P1"/>
              <text:p text:style-name="P1">(Acid, Cold, Fire, Force, Lightning, Necrotic, Poison, Psychic, Radiant, Thunder)</text:p>
              <text:p text:style-name="P1"/>
              <text:p text:style-name="P1">(Requires Attunement)</text:p>
            </office:annotation>
            <text:p>Armor of Resistance</text:p>
          </table:table-cell>
          <table:covered-table-cell/>
          <table:table-cell table:style-name="ce43" office:value-type="string" calcext:value-type="string">
            <text:p>6,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14" draw:text-style-name="P2" svg:width="286.16pt" svg:height="84.08pt" svg:x="81.38pt" svg:y="1300.85pt" draw:caption-point-x="64.18pt" draw:caption-point-y="-2.32pt">
              <dc:date>2024-03-12T00:00:00</dc:date>
              <text:p text:style-name="P1">While you wear these boots, your walking speed becomes 30 feet, unless your walking speed is higher, and your speed isn't reduced if you are encumbered or wearing heavy armor. In addition, you can jump three times the normal distance, though you can't jump farther than your remaining movement would allow.</text:p>
              <text:p text:style-name="P1">(Requires Attunement)</text:p>
            </office:annotation>
            <text:p>Boots of Striding and Springing</text:p>
          </table:table-cell>
          <table:covered-table-cell/>
          <table:table-cell table:style-name="ce21" office:value-type="string" calcext:value-type="string">
            <text:p>3,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14" draw:text-style-name="P2" svg:width="284.06pt" svg:height="50.49pt" svg:x="367.54pt" svg:y="1317.63pt" draw:caption-point-x="62.05pt" draw:caption-point-y="-19.11pt">
              <dc:date>2024-03-12T00:00:00</dc:date>
              <text:p text:style-name="P1">This suit of armor is reinforced with adamantine, one of the hardest substances in existence. While you're wearing it, any critical hit against you becomes a normal hit.</text:p>
              <text:p text:style-name="P1"/>
            </office:annotation>
            <text:p>Adamantine Armor</text:p>
          </table:table-cell>
          <table:covered-table-cell/>
          <table:table-cell table:style-name="ce43" office:value-type="string" calcext:value-type="string">
            <text:p>Armor + 5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21" draw:text-style-name="P2" svg:width="286.16pt" svg:height="218.44pt" svg:x="81.38pt" svg:y="1328.14pt" draw:caption-point-x="64.18pt" draw:caption-point-y="-13.86pt">
              <dc:date>2024-03-12T00:00:00</dc:date>
              <text:p text:style-name="P1">This fine garment is made of black silk interwoven with faint silvery threads. While wearing it, you gain the following benefits:</text:p>
              <text:p text:style-name="P1"/>
              <text:p text:style-name="P1">• You have resistance to poison damage.</text:p>
              <text:p text:style-name="P1"/>
              <text:p text:style-name="P1">• You have a climbing speed equal to your walking speed.</text:p>
              <text:p text:style-name="P1"/>
              <text:p text:style-name="P1">• You can move up, down, and across vertical surfaces and upside down along ceilings, while leaving your hands free.</text:p>
              <text:p text:style-name="P1"/>
              <text:p text:style-name="P1">• You can't be caught in webs of any sort and can move through webs as if they were difficult terrain.</text:p>
              <text:p text:style-name="P1"/>
              <text:p text:style-name="P1">• You can use an action to cast the web spell (save DC 13). The web created by the spell fills twice its normal area. Once used, this property of the cloak can't be used again until the next dawn.</text:p>
              <text:p text:style-name="P1">(Requires Attunement)</text:p>
            </office:annotation>
            <text:p>Cloak of Arachnida</text:p>
          </table:table-cell>
          <table:covered-table-cell/>
          <table:table-cell table:style-name="ce21" office:value-type="string" calcext:value-type="string">
            <text:p>3,000 gp</text:p>
          </table:table-cell>
          <table:table-cell table:style-name="ce32" office:value-type="string" calcext:value-type="string">
            <text:p>Very Rare</text:p>
          </table:table-cell>
          <table:table-cell table:style-name="ce42" office:value-type="string" calcext:value-type="string" table:number-columns-spanned="2" table:number-rows-spanned="1">
            <office:annotation draw:style-name="gr4" draw:text-style-name="P2" svg:width="284.06pt" svg:height="72.88pt" svg:x="367.54pt" svg:y="1322.19pt" draw:caption-point-x="62.05pt" draw:caption-point-y="-7.91pt">
              <dc:date>2024-03-12T00:00:00</dc:date>
              <text:p text:style-name="P1">Mithral is a light, flexible metal. A mithral chain shirt or breastplate can be worn under normal clothes. If the armor normally imposes disadvantage on Dexterity (Stealth) checks or has a Strength requirement, the mithral version of the armor doesn't.</text:p>
              <text:p text:style-name="P1"/>
            </office:annotation>
            <text:p>Mithral Armor</text:p>
          </table:table-cell>
          <table:covered-table-cell/>
          <table:table-cell table:style-name="ce43" office:value-type="string" calcext:value-type="string">
            <text:p>Armor + 8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4" draw:text-style-name="P2" svg:width="286.16pt" svg:height="72.88pt" svg:x="81.38pt" svg:y="1337.95pt" draw:caption-point-x="64.18pt" draw:caption-point-y="-7.94pt">
              <dc:date>2024-03-12T00:00:00</dc:date>
              <text:p text:style-name="P1">While you wear this cloak with its hood up, Wisdom (Perception) checks made to see you have disadvantage. and you have advantage on Dexterity (Stealth) checks made to hide, as the cloak's color shifts to camouflage you. Pulling the hood up or down requires an action.</text:p>
              <text:p text:style-name="P1">(Requires Attunement)</text:p>
            </office:annotation>
            <text:p>Cloak of Elvenkind</text:p>
          </table:table-cell>
          <table:covered-table-cell/>
          <table:table-cell table:style-name="ce21" office:value-type="string" calcext:value-type="string">
            <text:p>4,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4" draw:text-style-name="P2" svg:width="284.06pt" svg:height="72.88pt" svg:x="367.54pt" svg:y="1337.95pt" draw:caption-point-x="62.05pt" draw:caption-point-y="-7.94pt">
              <dc:date>2024-03-12T00:00:00</dc:date>
              <text:p text:style-name="P1">While wearing this armor, you have a swimming speed equal to your walking speed. In addition, whenever you start your turn underwater with 0 hit points, the armor causes you to rise 60 feet toward the surface. The armor is decorated with fish and shell motifs</text:p>
              <text:p text:style-name="P1"/>
            </office:annotation>
            <text:p>Mariner's Armor</text:p>
          </table:table-cell>
          <table:covered-table-cell/>
          <table:table-cell table:style-name="ce43" office:value-type="string" calcext:value-type="string">
            <text:p>1,5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2" draw:text-style-name="P2" svg:width="286.16pt" svg:height="39.29pt" svg:x="81.38pt" svg:y="1362.61pt" draw:caption-point-x="64.18pt" draw:caption-point-y="-16.84pt">
              <dc:date>2024-03-12T00:00:00</dc:date>
              <text:p text:style-name="P1">These gloves are invisible while worn. While wearing them, you gain a +5 bonus to Dexterity (Sleight of Hand) checks and Dexterity checks made to pick locks.</text:p>
            </office:annotation>
            <text:p>Gloves of Thievery</text:p>
          </table:table-cell>
          <table:covered-table-cell/>
          <table:table-cell table:style-name="ce21" office:value-type="string" calcext:value-type="string">
            <text:p>1,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4" draw:text-style-name="P2" svg:width="284.06pt" svg:height="72.88pt" svg:x="367.54pt" svg:y="1353.69pt" draw:caption-point-x="62.05pt" draw:caption-point-y="-7.91pt">
              <dc:date>2024-03-12T00:00:00</dc:date>
              <text:p text:style-name="P1">While you're wearing this armor, you can speak its command word as an action to gain the effect of the etherealness spell, which last for 10 minutes or until you remove the armor or use an action to speak the command word again. This property of the armor can't be used again until the next dawn.</text:p>
              <text:p text:style-name="P1">(Requires Attunement)</text:p>
            </office:annotation>
            <text:p>Plate Armor of Etherealness</text:p>
          </table:table-cell>
          <table:covered-table-cell/>
          <table:table-cell table:style-name="ce43" office:value-type="string" calcext:value-type="string">
            <text:p>48,000 gp</text:p>
          </table:table-cell>
          <table:table-cell table:style-name="ce48" office:value-type="string" calcext:value-type="string">
            <text:p>Legendary</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4" draw:text-style-name="P2" svg:width="286.16pt" svg:height="50.49pt" svg:x="81.38pt" svg:y="1380.64pt" draw:caption-point-x="64.18pt" draw:caption-point-y="-19.13pt">
              <dc:date>2024-03-12T00:00:00</dc:date>
              <text:p text:style-name="P1">While wearing this hat, you can use an action to cast the disguise self spell from it at will. The spell ends if the hat is removed.</text:p>
              <text:p text:style-name="P1">(Requires Attunement)</text:p>
            </office:annotation>
            <text:p>Hat of Disguise</text:p>
          </table:table-cell>
          <table:covered-table-cell/>
          <table:table-cell table:style-name="ce21" office:value-type="string" calcext:value-type="string">
            <text:p>2,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4" draw:text-style-name="P2" svg:width="284.06pt" svg:height="72.88pt" svg:x="367.54pt" svg:y="1369.45pt" draw:caption-point-x="62.05pt" draw:caption-point-y="-7.94pt">
              <dc:date>2024-03-12T00:00:00</dc:date>
              <text:p text:style-name="P1">You have resistance to nonmagical damage while you wear this armor. Additionally, you can use an action to make yourself immune to nonmagical damage for 10 minutes or until you are no longer wearing the armor. Once this special action is used, it can't be used again until the next dawn.</text:p>
              <text:p text:style-name="P1">(Requires Attunement)</text:p>
            </office:annotation>
            <text:p>Armor of Invulnerability</text:p>
          </table:table-cell>
          <table:covered-table-cell/>
          <table:table-cell table:style-name="ce43" office:value-type="string" calcext:value-type="string">
            <text:p>18,000 gp</text:p>
          </table:table-cell>
          <table:table-cell table:style-name="ce48" office:value-type="string" calcext:value-type="string">
            <text:p>Legendary</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6" draw:text-style-name="P2" svg:width="286.16pt" svg:height="39.29pt" svg:x="81.38pt" svg:y="1394.11pt" draw:caption-point-x="64.18pt" draw:caption-point-y="-16.84pt">
              <dc:date>2024-03-12T00:00:00</dc:date>
              <text:p text:style-name="P1">These iron horseshoes come in a set of four. While all four shoes are affixed to the hooves of a horse or similar creature, they increase the creature's walking speed by 30 feet.</text:p>
            </office:annotation>
            <text:p>Horseshoes of Speed</text:p>
          </table:table-cell>
          <table:covered-table-cell/>
          <table:table-cell table:style-name="ce21" office:value-type="string" calcext:value-type="string">
            <text:p>5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6" draw:text-style-name="P2" svg:width="284.06pt" svg:height="95.27pt" svg:x="367.54pt" svg:y="1366.13pt" draw:caption-point-x="62.05pt" draw:caption-point-y="11.14pt">
              <dc:date>2024-03-12T00:00:00</dc:date>
              <text:p text:style-name="P1">While wearing this armor, you gain a +1 bonus to AC. You can also use a bonus action to speak the armor's command word and cause the armor to assume the appearance of a normal set of clothing or some other kind of armor. You decide what it looks like, including color, style, and accessories, but the armor retains its normal bulk and weight. The illusory appearance last until you use this property again or remove the armor.</text:p>
            </office:annotation>
            <text:p>Glamoured Armor</text:p>
          </table:table-cell>
          <table:covered-table-cell/>
          <table:table-cell table:style-name="ce43" office:value-type="string" calcext:value-type="string">
            <text:p>2,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2" draw:text-style-name="P2" svg:width="286.16pt" svg:height="95.27pt" svg:x="81.38pt" svg:y="1381.86pt" draw:caption-point-x="64.18pt" draw:caption-point-y="11.17pt">
              <dc:date>2024-03-12T00:00:00</dc:date>
              <text:p text:style-name="P1">This flat iron rod has a button on one end. You can use an action to press the button, which causes the rod to become magically fixed in place. Until you or another creature uses an action to push the button again, the rod doesn't move, even if it is defying gravity. The rod can hold up to 8,000 pounds of weight. More weight causes the rod to deactivate and fall. A creature can use an action to make a DC 30 Strength check, moving the fixed rod up to 10 feet on a success</text:p>
            </office:annotation>
            <text:p>Immovable Rod</text:p>
          </table:table-cell>
          <table:covered-table-cell/>
          <table:table-cell table:style-name="ce21" office:value-type="string" calcext:value-type="string">
            <text:p>5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11" draw:text-style-name="P2" svg:width="284.06pt" svg:height="162.45pt" svg:x="367.54pt" svg:y="1371.88pt" draw:caption-point-x="62.05pt" draw:caption-point-y="21.15pt">
              <dc:date>2024-03-12T00:00:00</dc:date>
              <text:p text:style-name="P1">Dragon scale mail is made of the scales of one kind of dragon. Sometimes dragons collect their cast-off scales and gift them to humanoids. Other times, hunters carefully skin and preserve the hide of a dead dragon. In either case, dragon scale mail is highly valued. While wearing this armor, you gain a +1 bonus to AC, you have advantage on saving throws against the Frightful Presence and breath weapons of dragons, and you have resistance to damage based on the color of the scales</text:p>
              <text:p text:style-name="P1"/>
              <text:p text:style-name="P1">Additionally, you can focus your senses as an action to magically discern the distance and direction to the closest same scaled dragon within 30 miles of you. This special action can't be used again until the next dawn.</text:p>
              <text:p text:style-name="P1">(Requires Attunement)</text:p>
            </office:annotation>
            <text:p>Dragon Scale Mail</text:p>
          </table:table-cell>
          <table:covered-table-cell/>
          <table:table-cell table:style-name="ce43" office:value-type="string" calcext:value-type="string">
            <text:p>4,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4" draw:text-style-name="P2" svg:width="286.16pt" svg:height="84.08pt" svg:x="81.38pt" svg:y="1411.09pt" draw:caption-point-x="64.18pt" draw:caption-point-y="-2.32pt">
              <dc:date>2024-03-12T00:00:00</dc:date>
              <text:p text:style-name="P1">While lit, this hooded lantern burns for 6 hours on 1 pint of oil, shedding bright light in a 30-foot radius and dim light for an additional 30 feet. Invisible creatures and objects are visible as long as they are in the lantern's bright light. You can use an action to lower the hood, reducing the light to dim light in a 5-foot radius.</text:p>
              <text:p text:style-name="P1"/>
            </office:annotation>
            <text:p>Lantern of Revealing</text:p>
          </table:table-cell>
          <table:covered-table-cell/>
          <table:table-cell table:style-name="ce21" office:value-type="string" calcext:value-type="string">
            <text:p>1,5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4" draw:text-style-name="P2" svg:width="284.06pt" svg:height="61.68pt" svg:x="367.54pt" svg:y="1422.28pt" draw:caption-point-x="62.05pt" draw:caption-point-y="-13.52pt">
              <dc:date>2024-03-12T00:00:00</dc:date>
              <text:p text:style-name="P1">While wearing this armor, you gain a +2 bonus to AC. In addition, if an effect moves you against your will along the ground, you can use your reaction to reduce the distance you are moved by up to 10 feet.</text:p>
              <text:p text:style-name="P1"/>
            </office:annotation>
            <text:p>Dwarven Plate</text:p>
          </table:table-cell>
          <table:covered-table-cell/>
          <table:table-cell table:style-name="ce43" office:value-type="string" calcext:value-type="string">
            <text:p>9,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6" draw:text-style-name="P2" svg:width="286.16pt" svg:height="50.49pt" svg:x="81.38pt" svg:y="1435.78pt" draw:caption-point-x="64.18pt" draw:caption-point-y="-11.25pt">
              <dc:date>2024-03-12T00:00:00</dc:date>
              <text:p text:style-name="P1">You are immune to contracting any disease while you wear this pendant. If you are already infected with a disease, the effects of the disease are suppressed you while you wear the pendant.</text:p>
            </office:annotation>
            <text:p>Periapt of Health</text:p>
          </table:table-cell>
          <table:covered-table-cell/>
          <table:table-cell table:style-name="ce21" office:value-type="string" calcext:value-type="string">
            <text:p>4,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6" draw:text-style-name="P2" svg:width="284.06pt" svg:height="39.29pt" svg:x="367.54pt" svg:y="1441.36pt" draw:caption-point-x="62.05pt" draw:caption-point-y="-16.84pt">
              <dc:date>2024-03-12T00:00:00</dc:date>
              <text:p text:style-name="P1">You gain a +1 bonus to AC while you wear this armor. You are considered proficient with this armor even if you lack proficiency with medium armor.</text:p>
            </office:annotation>
            <text:p>Elven Chain</text:p>
          </table:table-cell>
          <table:covered-table-cell/>
          <table:table-cell table:style-name="ce43" office:value-type="string" calcext:value-type="string">
            <text:p>4,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6" draw:text-style-name="P2" svg:width="286.16pt" svg:height="50.49pt" svg:x="81.38pt" svg:y="1451.51pt" draw:caption-point-x="64.18pt" draw:caption-point-y="-11.23pt">
              <dc:date>2024-03-12T00:00:00</dc:date>
              <text:p text:style-name="P1">This delicate silver chain has a brilliant-cut black gem pendant. While you wear it, poisons have no effect on you. You are immune to the poisoned condition and have immunity to poison damage.</text:p>
            </office:annotation>
            <text:p>Periapt of Proof Against Poison</text:p>
          </table:table-cell>
          <table:covered-table-cell/>
          <table:table-cell table:style-name="ce21" office:value-type="string" calcext:value-type="string">
            <text:p>5,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4" draw:text-style-name="P2" svg:width="284.06pt" svg:height="42.75pt" svg:x="367.54pt" svg:y="1463.24pt" draw:caption-point-x="62.05pt" draw:caption-point-y="-22.96pt">
              <dc:date>2024-03-12T00:00:00</dc:date>
              <text:p text:style-name="P1">You have advantage on saving throws against spells while you wear this cloak.</text:p>
              <text:p text:style-name="P1">(Requires Attunement)</text:p>
            </office:annotation>
            <text:p>Mantle of Spell Resistance</text:p>
          </table:table-cell>
          <table:covered-table-cell/>
          <table:table-cell table:style-name="ce43" office:value-type="string" calcext:value-type="string">
            <text:p>15,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4" draw:text-style-name="P2" svg:width="286.16pt" svg:height="84.08pt" svg:x="81.38pt" svg:y="1458.34pt" draw:caption-point-x="64.18pt" draw:caption-point-y="-2.32pt">
              <dc:date>2024-03-12T00:00:00</dc:date>
              <text:p text:style-name="P1">While you wear these light shoes, you can move up, down, and across vertical surfaces and upside down along ceilings, while leaving your hands free. You have a climbing speed equal to your walking speed. However, the slippers don't allow you to move this way on a slippery surface, such as one covered by ice or oil.</text:p>
              <text:p text:style-name="P1">(Requires Attunement)</text:p>
            </office:annotation>
            <text:p>Slippers of Spider Climbing</text:p>
          </table:table-cell>
          <table:covered-table-cell/>
          <table:table-cell table:style-name="ce21" office:value-type="string" calcext:value-type="string">
            <text:p>2,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13" draw:text-style-name="P2" svg:width="284.06pt" svg:height="196.04pt" svg:x="367.54pt" svg:y="1433.85pt" draw:caption-point-x="62.05pt" draw:caption-point-y="22.17pt">
              <dc:date>2024-03-12T00:00:00</dc:date>
              <text:p text:style-name="P1">This black or dark blue robe is embroidered with small white or silver stars. You gain a +1 bonus to saving throws while you wear it.</text:p>
              <text:p text:style-name="P1"/>
              <text:p text:style-name="P1">Six stars, located on the robe's upper front portion, are particularly large. While wearing this robe, you can use an action to pull off one of the stars and use it to cast magic missile as a 5th-level spell. Daily at dusk, 1d6 removed stars reappear on the robe.</text:p>
              <text:p text:style-name="P1"/>
              <text:p text:style-name="P1">While you wear the robe, you can use an action to enter the Astral Plane along with everything you are wearing and carrying. You remain there until you use an action to return to the plane you were on. You reappear in the last space you occupied, or if that space is occupied, the nearest unoccupied space.</text:p>
              <text:p text:style-name="P1">(Requires Attunement)</text:p>
            </office:annotation>
            <text:p>Robe of Stars</text:p>
          </table:table-cell>
          <table:covered-table-cell/>
          <table:table-cell table:style-name="ce43" office:value-type="string" calcext:value-type="string">
            <text:p>30,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16" draw:text-style-name="P2" svg:width="286.16pt" svg:height="151.26pt" svg:x="81.38pt" svg:y="1456.24pt" draw:caption-point-x="64.18pt" draw:caption-point-y="15.53pt">
              <dc:date>2024-03-12T00:00:00</dc:date>
              <text:p text:style-name="P1">While wearing this cloak, you have advantage on Dexterity (Stealth) checks. In an area of dim light or darkness, you can grip the edges of the cloak with both hands and use it to fly at a speed of 40 feet. If you ever fail to grip the cloak's edges while flying in this way, or if you are no longer in dim light or darkness, you lose this flying speed.</text:p>
              <text:p text:style-name="P1"/>
              <text:p text:style-name="P1">While wearing the cloak in an area of dim light or darkness, you can use your action to cast polymorph on yourself, transforming into a bat. While you are in the form of the bat, you retain your Intelligence, Wisdom, and Charisma scores. The cloak can't be used this way again until the next dawn.</text:p>
              <text:p text:style-name="P1">(Requires Attunement)</text:p>
            </office:annotation>
            <text:p>Cloak of the Bat</text:p>
          </table:table-cell>
          <table:covered-table-cell/>
          <table:table-cell table:style-name="ce21" office:value-type="string" calcext:value-type="string">
            <text:p>3,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4" draw:text-style-name="P2" svg:width="284.06pt" svg:height="128.86pt" svg:x="367.54pt" svg:y="1451.68pt" draw:caption-point-x="62.05pt" draw:caption-point-y="20.1pt">
              <dc:date>2024-03-12T00:00:00</dc:date>
              <text:p text:style-name="P1">This robe has 3 charges, and it regains 1d3 expended charges daily at dawn. While you wear it, you can use an action and expend 1 charge to cause the garment to display a shifting pattern of dazzling hues until the end of your next turn. During this time, the robe sheds bright light in a 30-foot radius and dim light for an additional 30 feet. Creatures that can see you have disadvantage on attack rolls against you. In addition, any creature in the bright light that can see you when the robe's power is activated must succeed on a DC 15 Wisdom saving throw or become stunned until the effect ends.</text:p>
              <text:p text:style-name="P1">(Requires Attunement)</text:p>
            </office:annotation>
            <text:p>Robe of Scintillating Colors</text:p>
          </table:table-cell>
          <table:covered-table-cell/>
          <table:table-cell table:style-name="ce43" office:value-type="string" calcext:value-type="string">
            <text:p>6,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4" draw:text-style-name="P2" svg:width="286.16pt" svg:height="50.49pt" svg:x="81.38pt" svg:y="1506.64pt" draw:caption-point-x="64.18pt" draw:caption-point-y="-19.13pt">
              <dc:date>2024-03-12T00:00:00</dc:date>
              <text:p text:style-name="P1">While wearing this cloak with its hood up, you can breathe underwater, and you have a swimming speed of 60 feet. Pulling the hood up or down requires an action.</text:p>
              <text:p text:style-name="P1"/>
            </office:annotation>
            <text:p>Cloak of the Manta Ray</text:p>
          </table:table-cell>
          <table:covered-table-cell/>
          <table:table-cell table:style-name="ce21" office:value-type="string" calcext:value-type="string">
            <text:p>2,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8" draw:text-style-name="P2" svg:width="284.06pt" svg:height="207.24pt" svg:x="367.54pt" svg:y="1491.25pt" draw:caption-point-x="62.05pt" draw:caption-point-y="-3.74pt">
              <dc:date>2024-03-12T00:00:00</dc:date>
              <text:p text:style-name="P1">This elegant garment is made from exquisite cloth of white, gray, or black and adorned with silvery runes. The robe's color corresponds to the alignment for which the item was created. A white robe was made for good, gray for neutral, and black for evil. You can't attune to a robe of the archmagi that doesn't correspond to your alignment.</text:p>
              <text:p text:style-name="P1"/>
              <text:p text:style-name="P1">You gain these benefits while wearing the robe:</text:p>
              <text:p text:style-name="P1"/>
              <text:p text:style-name="P1">• If you aren't wearing armor, your base Armor Class is 15 + your Dexterity modifier.</text:p>
              <text:p text:style-name="P1"/>
              <text:p text:style-name="P1">• You have advantage on saving throws against spell and other magical effects.</text:p>
              <text:p text:style-name="P1"/>
              <text:p text:style-name="P1">• Your spell save DC and spell attack bonus each increase by 2.</text:p>
              <text:p text:style-name="P1">(Requires Attunement)</text:p>
            </office:annotation>
            <text:p>Robe of the Archmagi</text:p>
          </table:table-cell>
          <table:covered-table-cell/>
          <table:table-cell table:style-name="ce43" office:value-type="string" calcext:value-type="string">
            <text:p>50,000 gp</text:p>
          </table:table-cell>
          <table:table-cell table:style-name="ce48" office:value-type="string" calcext:value-type="string">
            <text:p>Legendary</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15" draw:text-style-name="P2" svg:width="286.16pt" svg:height="106.47pt" svg:x="81.38pt" svg:y="1502.28pt" draw:caption-point-x="64.18pt" draw:caption-point-y="0.99pt">
              <dc:date>2024-03-12T00:00:00</dc:date>
              <text:p text:style-name="P1">This cape smells faintly of brimstone. While wearing it, you can use it to cast the dimension door spell as an action. This property of the cape can't be used again until the next dawn.</text:p>
              <text:p text:style-name="P1"/>
              <text:p text:style-name="P1">When you disappear, you leave behind a cloud of smoke, and you appear in a similar cloud of smoke at your destination. The smoke lightly obscures the space you left and the space you appear in, and it dissipates at the end of your next turn. A light or stronger wind disperses the smoke.</text:p>
            </office:annotation>
            <text:p>Cape of the Mountebank</text:p>
          </table:table-cell>
          <table:covered-table-cell/>
          <table:table-cell table:style-name="ce21" office:value-type="string" calcext:value-type="string">
            <text:p>8,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21" draw:text-style-name="P2" svg:width="284.06pt" svg:height="240.83pt" svg:x="367.54pt" svg:y="1505.96pt" draw:caption-point-x="62.05pt" draw:caption-point-y="-2.69pt">
              <dc:date>2024-03-12T00:00:00</dc:date>
              <text:p text:style-name="P1">This robe is adorned with eyelike patterns. While you wear the robe, you gain the following benefits:</text:p>
              <text:p text:style-name="P1"/>
              <text:p text:style-name="P1">• The robe lets you see in all directions, and you have advantage on Wisdom (Perception) checks that rely on sight.</text:p>
              <text:p text:style-name="P1"/>
              <text:p text:style-name="P1">• You have darkvision out to a range of 120 feet.</text:p>
              <text:p text:style-name="P1"/>
              <text:p text:style-name="P1">• You can see invisible creatures and objects, as well as see into the Ethereal Plane, out to a range of 120 feet.</text:p>
              <text:p text:style-name="P1"/>
              <text:p text:style-name="P1">The eyes on the robe can't be closed or averted. Although you can close or avert your own eyes, you are never considered to be doing so while wearing this robe.</text:p>
              <text:p text:style-name="P1"/>
              <text:p text:style-name="P1">A light spell cast on the robe or a daylight spell cast within 5 feet of the robe causes you to be blinded for 1 minute. At the end of each of your turns, you can make a Constitution saving throw (DC 11 for light or DC 15 for daylight), ending the blindness on a success</text:p>
              <text:p text:style-name="P1">(Requires Attunement)</text:p>
            </office:annotation>
            <text:p>Robe of Eyes</text:p>
          </table:table-cell>
          <table:covered-table-cell/>
          <table:table-cell table:style-name="ce43" office:value-type="string" calcext:value-type="string">
            <text:p>20,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4" draw:text-style-name="P2" svg:width="286.16pt" svg:height="84.08pt" svg:x="81.38pt" svg:y="1521.33pt" draw:caption-point-x="64.18pt" draw:caption-point-y="-2.3pt">
              <dc:date>2024-03-12T00:00:00</dc:date>
              <text:p text:style-name="P1">When you make an Intelligence (Arcana) check to control a sphere of annihilation while you are holding this talisman, you double your proficiency bonus on the check. In addition, when you start your turn with control over a sphere of annihilation, you can use an action to levitate it 10 feet plus a number of additional feet equal to 10 x your Intelligence modifier.</text:p>
              <text:p text:style-name="P1">(Requires Attunement)</text:p>
            </office:annotation>
            <text:p>Talisman of the Sphere</text:p>
          </table:table-cell>
          <table:covered-table-cell/>
          <table:table-cell table:style-name="ce21" office:value-type="string" calcext:value-type="string">
            <text:p>20,000 gp</text:p>
          </table:table-cell>
          <table:table-cell table:style-name="ce33" office:value-type="string" calcext:value-type="string">
            <text:p>Legendary</text:p>
          </table:table-cell>
          <table:table-cell table:style-name="ce42" office:value-type="string" calcext:value-type="string" table:number-columns-spanned="2" table:number-rows-spanned="1">
            <office:annotation draw:style-name="gr4" draw:text-style-name="P2" svg:width="284.06pt" svg:height="50.49pt" svg:x="367.54pt" svg:y="1538.14pt" draw:caption-point-x="62.05pt" draw:caption-point-y="-19.11pt">
              <dc:date>2024-03-12T00:00:00</dc:date>
              <text:p text:style-name="P1">This helm has 3 charges. While wearing it, you can use an action and expend 1 charge to cast the teleport spell from it. The helm regains 1d3 expended charges daily at dawn.</text:p>
              <text:p text:style-name="P1">(Requires Attunement)</text:p>
            </office:annotation>
            <text:p>Helm of Teleportation</text:p>
          </table:table-cell>
          <table:covered-table-cell/>
          <table:table-cell table:style-name="ce43" office:value-type="string" calcext:value-type="string">
            <text:p>40,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27" draw:text-style-name="P2" svg:width="286.16pt" svg:height="778.28pt" svg:x="81.38pt" svg:y="1489.24pt" draw:caption-point-x="64.18pt" draw:caption-point-y="45.52pt">
              <dc:date>2024-03-12T00:00:00</dc:date>
              <text:p text:style-name="P1">This item first appears to be a Large sealed iron barrel weighing 500 pounds. The barrel has a hidden catch, which can be found with a successful DC 20 Intelligence (Investigation) check. Releasing the catch unlocks a hatch at one end of the barrel, allowing two Medium or smaller creatures to crawl inside. Ten levers are set in a row at the far end, each in a neutral position, able to move either up or down. When certain levers are used, the apparatus transforms to resemble a giant lobster.</text:p>
              <text:p text:style-name="P1"/>
              <text:p text:style-name="P1">The apparatus of Kwalish is a Large object with the following statistics:</text:p>
              <text:p text:style-name="P1"/>
              <text:p text:style-name="P1">Armor Class: 20</text:p>
              <text:p text:style-name="P1"/>
              <text:p text:style-name="P1">Hit Points: 200</text:p>
              <text:p text:style-name="P1"/>
              <text:p text:style-name="P1">Speed: 30 ft., swim 30 ft. (or 0 ft. for both if the legs and tail aren't extended)</text:p>
              <text:p text:style-name="P1"/>
              <text:p text:style-name="P1">Damage Immunities: poison, psychic</text:p>
              <text:p text:style-name="P1"/>
              <text:p text:style-name="P1">To be used as a vehicle, the apparatus requires one pilot. While the apparatus's hatch is closed, the compartment is airtight and watertight. The compartment holds enough air for 10 hours of breathing, divided by the number of breathing creatures inside.</text:p>
              <text:p text:style-name="P1"/>
              <text:p text:style-name="P1">The apparatus floats on water. It can also go underwater to a depth of 900 feet. Below that, the vehicle takes 2d6 bludgeoning damage per minute from pressure.</text:p>
              <text:p text:style-name="P1"/>
              <text:p text:style-name="P1">A creature in the compartment can use an action to move as many as two of the apparatus's levers up or down. After each use, a lever goes back to its neutral position. Each lever, from left to right, functions as shown in the Apparatus of Kwalish Levers table.</text:p>
              <text:p text:style-name="P1"/>
              <text:p text:style-name="P1">Apparatus of Kwalish Levers:</text:p>
              <text:p text:style-name="P1"/>
              <text:p text:style-name="P1">1 — Up: Legs and tail extend, allowing the apparatus to walk and swim.</text:p>
              <text:p text:style-name="P1">1 — Down: Legs and tail retract, reducing the apparatus's speed to 0 and making it unable to benefit from bonuses to speed.</text:p>
              <text:p text:style-name="P1">2 — Up: Forward window shutter opens.</text:p>
              <text:p text:style-name="P1">2 — Down: Forward window shutter closes.</text:p>
              <text:p text:style-name="P1">3 — Up: Side window shutters open (two per side).</text:p>
              <text:p text:style-name="P1">3 — Down: Side window shutters close (two per side).</text:p>
              <text:p text:style-name="P1">4 — Up: Two claws extend from the front sides of the apparatus.</text:p>
              <text:p text:style-name="P1">4 — Down: The claws retract.</text:p>
              <text:p text:style-name="P1">5 — Up: Each extended claw makes the following melee weapon attack: +8 to hit, reach 5 ft., one target. Hit: 7 (2d6) bludgeoning damage.</text:p>
              <text:p text:style-name="P1">5 — Down: Each extended claw makes the following melee weapon attack: +8 to hit, reach 5 ft., one target. Hit: The target is grappled (escape DC 15).</text:p>
              <text:p text:style-name="P1">6 — Up: The apparatus walks or swims forward.</text:p>
              <text:p text:style-name="P1">6 — Down: The apparatus walks or swims backward.</text:p>
              <text:p text:style-name="P1">7 — Up: The apparatus turns 90 degrees left.</text:p>
              <text:p text:style-name="P1">7 — Down: The apparatus turns 90 degrees right.</text:p>
              <text:p text:style-name="P1">8 — Up: Eyelike fixtures emit bright light in a 30-foot radius and dim light for an additional 30 feet.</text:p>
              <text:p text:style-name="P1">8 — Down: The light turns off.</text:p>
              <text:p text:style-name="P1">9 — Up: The apparatus sinks as much as 20 feet in liquid.</text:p>
              <text:p text:style-name="P1">9 — Down: The apparatus rises up to 20 feet in liquid.</text:p>
              <text:p text:style-name="P1">10 — Up: The rear hatch unseals and opens.</text:p>
              <text:p text:style-name="P1">10 — Down: The rear hatch closes and seals.</text:p>
            </office:annotation>
            <text:p>Apparatus of Kwalish</text:p>
          </table:table-cell>
          <table:covered-table-cell/>
          <table:table-cell table:style-name="ce21" office:value-type="string" calcext:value-type="string">
            <text:p>10,000 gp</text:p>
          </table:table-cell>
          <table:table-cell table:style-name="ce33" office:value-type="string" calcext:value-type="string">
            <text:p>Legendary</text:p>
          </table:table-cell>
          <table:table-cell table:style-name="ce42" office:value-type="string" calcext:value-type="string" table:number-columns-spanned="2" table:number-rows-spanned="1">
            <office:annotation draw:style-name="gr4" draw:text-style-name="P2" svg:width="284.06pt" svg:height="106.47pt" svg:x="367.54pt" svg:y="1525.89pt" draw:caption-point-x="62.05pt" draw:caption-point-y="8.87pt">
              <dc:date>2024-03-12T00:00:00</dc:date>
              <text:p text:style-name="P1">While holding this shield, you can speak its command word as a bonus action to cause it to animate. The shield leaps into the air and hovers in your space to protect you as if you were wielding it, leaving your hands free. The shield remains animated for 1 minute, until you use a bonus action to end this effect, or until you are incapacitated or die, at which point the shield falls to the ground or into your hand if you have one free.</text:p>
              <text:p text:style-name="P1">(Requires Attunement)</text:p>
            </office:annotation>
            <text:p>Animated Shield</text:p>
          </table:table-cell>
          <table:covered-table-cell/>
          <table:table-cell table:style-name="ce43" office:value-type="string" calcext:value-type="string">
            <text:p>6,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10" draw:text-style-name="P2" svg:width="286.16pt" svg:height="140.06pt" svg:x="81.38pt" svg:y="1572.09pt" draw:caption-point-x="64.18pt" draw:caption-point-y="-21.57pt">
              <dc:date>2024-03-12T00:00:00</dc:date>
              <text:p text:style-name="P1">These furred boots are snug and feel quite warm. While you wear them, you gain the following benefits:</text:p>
              <text:p text:style-name="P1"/>
              <text:p text:style-name="P1">• You have resistance to cold damage.</text:p>
              <text:p text:style-name="P1"/>
              <text:p text:style-name="P1">• You ignore difficult terrain created by ice or snow.</text:p>
              <text:p text:style-name="P1"/>
              <text:p text:style-name="P1">• You can tolerate temperatures as low as -50 degrees Fahrenheit without any additional protection. If you wear heavy clothes, you can tolerate temperatures as low as -100 degrees Fahrenheit.</text:p>
              <text:p text:style-name="P1">(Requires Attunement)</text:p>
            </office:annotation>
            <text:p>Boots of the Winterlands</text:p>
          </table:table-cell>
          <table:covered-table-cell/>
          <table:table-cell table:style-name="ce21" office:value-type="string" calcext:value-type="string">
            <text:p>5,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14" draw:text-style-name="P2" svg:width="284.06pt" svg:height="72.88pt" svg:x="367.54pt" svg:y="1558.43pt" draw:caption-point-x="62.05pt" draw:caption-point-y="-7.91pt">
              <dc:date>2024-03-12T00:00:00</dc:date>
              <text:p text:style-name="P1">You gain a +2 bonus to AC against ranged attacks while you wield this shield. This bonus is in addition to the shield's normal bonus to AC. In addition, whenever an attacker makes a ranged attack against a target within 5 feet of you, you can use your reaction to become the target of the attack instead</text:p>
              <text:p text:style-name="P1">(Requires Attunement)</text:p>
            </office:annotation>
            <text:p>Arrow-Catching Shield</text:p>
          </table:table-cell>
          <table:covered-table-cell/>
          <table:table-cell table:style-name="ce43" office:value-type="string" calcext:value-type="string">
            <text:p>5,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7" draw:text-style-name="P2" svg:width="286.16pt" svg:height="296.82pt" svg:x="81.38pt" svg:y="1517.33pt" draw:caption-point-x="64.18pt" draw:caption-point-y="48.95pt">
              <dc:date>2024-03-12T00:00:00</dc:date>
              <text:p text:style-name="P1">This object appears as a wooden box that measures 12 inches long, 6 inches wide, and 6 inches deep. It weighs 4 pounds and floats. It can be opened to store items inside. This item also has three command words, each requiring you to use an action to speak it.</text:p>
              <text:p text:style-name="P1"/>
              <text:p text:style-name="P1">One command word causes the box to unfold into a boat 10 feet long, 4 feet wide, and 2 feet deep. The boat has one pair of oars, an anchor, a mast, and a lateen sail. The boat can hold up to four Medium creatures comfortably.</text:p>
              <text:p text:style-name="P1"/>
              <text:p text:style-name="P1">The second command word causes the box to unfold into a ship 24 feet long, 8 feet wide; and 6 feet deep. The ship has a deck, rowing seats, five sets of oars, a steering oar, an anchor, a deck cabin, and a mast with a square sail. The ship can hold fifteen Medium creatures comfortably.</text:p>
              <text:p text:style-name="P1"/>
              <text:p text:style-name="P1">When the box becomes a vessel, its weight becomes that of a normal vessel its size, and anything that was stored in the box remains in the boat.</text:p>
              <text:p text:style-name="P1"/>
              <text:p text:style-name="P1">The third command word causes the folding boat to fold back into a box, provided that no creatures are aboard. Any objects in the vessel that can't fit inside the box remain outside the box as it folds. Any objects in the vessel that can fit inside the box do so.</text:p>
            </office:annotation>
            <text:p>Folding Boat</text:p>
          </table:table-cell>
          <table:covered-table-cell/>
          <table:table-cell table:style-name="ce21" office:value-type="string" calcext:value-type="string">
            <text:p>10,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11" draw:text-style-name="P2" svg:width="284.06pt" svg:height="106.47pt" svg:x="367.54pt" svg:y="1573.14pt" draw:caption-point-x="62.05pt" draw:caption-point-y="-6.86pt">
              <dc:date>2024-03-12T00:00:00</dc:date>
              <text:p text:style-name="P1">While holding this shield, you have resistance to damage from ranged weapon attacks.</text:p>
              <text:p text:style-name="P1"/>
              <text:p text:style-name="P1">Curse. This shield is cursed. Attuning to it curses you until you are targeted by the remove curse spell or similar magic. Removing the shield fails to end the curse on you. Whenever a ranged weapon attack is made against a target within 10 feet of you, the curse causes you to become the target instead.</text:p>
              <text:p text:style-name="P1">(Requires Attunement)</text:p>
            </office:annotation>
            <text:p>Shield of Missile Attraction</text:p>
          </table:table-cell>
          <table:covered-table-cell/>
          <table:table-cell table:style-name="ce43" office:value-type="string" calcext:value-type="string">
            <text:p>4,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11" draw:text-style-name="P2" svg:width="286.16pt" svg:height="140.06pt" svg:x="81.38pt" svg:y="1572.09pt" draw:caption-point-x="64.18pt" draw:caption-point-y="9.92pt">
              <dc:date>2024-03-12T00:00:00</dc:date>
              <text:p text:style-name="P1">While wearing this helm, you can use an action to cast the detect thoughts spell (save DC 13) from it. As long as you maintain concentration on the spell, you can use a bonus action to send a telepathic message to a creature you are focused on. It can reply — using a bonus action to do so — while your focus on it continues.</text:p>
              <text:p text:style-name="P1"/>
              <text:p text:style-name="P1">While focusing on a creature with detect thoughts, you can use an action to cast the suggestion spell (save DC 13) from the helm on that creature. Once used, the suggestion property can't be used again until the next dawn.</text:p>
              <text:p text:style-name="P1">(Requires Attunement)</text:p>
            </office:annotation>
            <text:p>Helm of Telepathy</text:p>
          </table:table-cell>
          <table:covered-table-cell/>
          <table:table-cell table:style-name="ce21" office:value-type="string" calcext:value-type="string">
            <text:p>12,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4" draw:text-style-name="P2" svg:width="284.06pt" svg:height="50.49pt" svg:x="367.54pt" svg:y="1601.15pt" draw:caption-point-x="62.05pt" draw:caption-point-y="-19.13pt">
              <dc:date>2024-03-12T00:00:00</dc:date>
              <text:p text:style-name="P1">While holding this shield, you have advantage on initiative rolls and Wisdom (Perception) checks. The shield is emblazoned with a symbol of an eye.</text:p>
              <text:p text:style-name="P1">(Requires Attunement)</text:p>
            </office:annotation>
            <text:p>Sentinel Shield</text:p>
          </table:table-cell>
          <table:covered-table-cell/>
          <table:table-cell table:style-name="ce43" office:value-type="string" calcext:value-type="string">
            <text:p>9,0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28" draw:text-style-name="P2" svg:width="286.16pt" svg:height="487.16pt" svg:x="81.38pt" svg:y="1571.78pt" draw:caption-point-x="64.18pt" draw:caption-point-y="25.99pt">
              <dc:date>2024-03-12T00:00:00</dc:date>
              <text:p text:style-name="P1">This cube is about an inch across. Each face has a distinct marking on it that can be pressed. The cube starts with 36 charges, and it regains 1d20 expended charges daily at dawn.</text:p>
              <text:p text:style-name="P1"/>
              <text:p text:style-name="P1">You can use an action to press one of the cube's faces, expending a number of charges based on the chosen face, as shown in the Cube of Force Faces table. Each face has a different effect. If the cube has insufficient charges remaining, nothing happens. Otherwise, a barrier of invisible force springs into existence, forming a cube 15 feet on a side. The barrier is centered on you, moves with you, and lasts for 1 minute, until you use an action to press the cube's sixth face, or the cube runs out of charges. You can change the barrier's effect by pressing a different face of the cube and expending the requisite number of charges, resetting the duration. If your movement causes the barrier to come into contact with a solid object that can't pass through the cube, you can't move any closer to that object as long as the barrier remains.</text:p>
              <text:p text:style-name="P1"/>
              <text:p text:style-name="P1">Cube of Force Faces:</text:p>
              <text:p text:style-name="P1"/>
              <text:p text:style-name="P1">Face — Charges — Effect:</text:p>
              <text:p text:style-name="P1"/>
              <text:p text:style-name="P1">1 — 1 — Gases, wind, and fog can't pass through the barrier.</text:p>
              <text:p text:style-name="P1">2 — 2 — Nonliving matter can't pass through the barrier. Walls, floors, and ceilings can pass through at your discretion.</text:p>
              <text:p text:style-name="P1">3 — 3 — Living matter can 't pass through the barrier.</text:p>
              <text:p text:style-name="P1">4 — 4 — Spell effects can 't pass through the barrier.</text:p>
              <text:p text:style-name="P1">5 — 5 — Nothing can pass through the barrier. Walls, floors, and ceilings can pass through at your discretion.</text:p>
              <text:p text:style-name="P1">6 — 0 — The barrier deactivates.</text:p>
              <text:p text:style-name="P1"/>
              <text:p text:style-name="P1">The cube loses charges when the barrier is targeted by certain spells or comes into contact with certain spell or magic item effects, as shown in the table below.</text:p>
              <text:p text:style-name="P1"/>
              <text:p text:style-name="P1">Spell or item — Charges Lost:</text:p>
              <text:p text:style-name="P1">Disintegrate — 1d12</text:p>
              <text:p text:style-name="P1">Horn of Blasting — 1d10</text:p>
              <text:p text:style-name="P1">Passwall — 1d6</text:p>
              <text:p text:style-name="P1">Prismatic spray — 1d20</text:p>
              <text:p text:style-name="P1">Wall of fire — 1d4</text:p>
              <text:p text:style-name="P1">(Requires Attunement)</text:p>
            </office:annotation>
            <text:p>Cube of Force</text:p>
          </table:table-cell>
          <table:covered-table-cell/>
          <table:table-cell table:style-name="ce21" office:value-type="string" calcext:value-type="string">
            <text:p>16,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4" draw:text-style-name="P2" svg:width="284.06pt" svg:height="50.49pt" svg:x="367.54pt" svg:y="1616.88pt" draw:caption-point-x="62.05pt" draw:caption-point-y="-19.11pt">
              <dc:date>2024-03-12T00:00:00</dc:date>
              <text:p text:style-name="P1">While holding this shield, you have advantage on saving throws against spells and other magical effects, and spell attacks have disadvantage against you</text:p>
              <text:p text:style-name="P1">(Requires Attunement)</text:p>
            </office:annotation>
            <text:p>Spellguard Shield</text:p>
          </table:table-cell>
          <table:covered-table-cell/>
          <table:table-cell table:style-name="ce43" office:value-type="string" calcext:value-type="string">
            <text:p>36,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4" draw:text-style-name="P2" svg:width="286.16pt" svg:height="117.67pt" svg:x="81.38pt" svg:y="1599.05pt" draw:caption-point-x="64.18pt" draw:caption-point-y="14.46pt">
              <dc:date>2024-03-12T00:00:00</dc:date>
              <text:p text:style-name="P1">You can use an action to present the rod and command obedience from each creature of your choice that you can see within 120 feet of you. Each target must succeed on a DC 15 Wisdom saving throw or be charmed by you for 8 hours. While charmed in this way, the creature regards you as its trusted leader. If harmed by you or your companions, or commanded to do something contrary to its nature, a target ceases to be charmed in this way. The rod can't be used again until the next dawn.</text:p>
              <text:p text:style-name="P1">(Requires Attunement)</text:p>
            </office:annotation>
            <text:p>Rod of Rulership</text:p>
          </table:table-cell>
          <table:covered-table-cell/>
          <table:table-cell table:style-name="ce21" office:value-type="string" calcext:value-type="string">
            <text:p>16,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4" draw:text-style-name="P2" svg:width="284.06pt" svg:height="50.49pt" svg:x="367.54pt" svg:y="1632.64pt" draw:caption-point-x="62.05pt" draw:caption-point-y="-19.13pt">
              <dc:date>2024-03-12T00:00:00</dc:date>
              <text:p text:style-name="P1">While wearing these bracers, you have proficiency with the longbow and shortbow, and you gain a +2 bonus to damage rolls on ranged attacks made with such weapons.</text:p>
              <text:p text:style-name="P1">(Requires Attunement)</text:p>
            </office:annotation>
            <text:p>Bracers of Archery</text:p>
          </table:table-cell>
          <table:covered-table-cell/>
          <table:table-cell table:style-name="ce43" office:value-type="string" calcext:value-type="string">
            <text:p>1,5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29" draw:text-style-name="P2" svg:width="286.16pt" svg:height="509.56pt" svg:x="81.38pt" svg:y="1505.48pt" draw:caption-point-x="64.18pt" draw:caption-point-y="123.79pt">
              <dc:date>2024-03-12T00:00:00</dc:date>
              <text:p text:style-name="P1">When this 4-foot-tall mirror is viewed indirectly, its surface shows faint images of creatures. The mirror weighs 50 pounds, and it has AC 11, 10 hit points, and vulnerability to bludgeoning damage. It shatters and is destroyed when reduced to 0 hit points.</text:p>
              <text:p text:style-name="P1"/>
              <text:p text:style-name="P1">If the mirror is hanging on a vertical surface and you are within 5 feet of it, you can use an action to speak its command word and activate it. It remains activated until you use an action to speak the command word again.</text:p>
              <text:p text:style-name="P1"/>
              <text:p text:style-name="P1">Any creature other than you that sees its reflection in the activated mirror while within 30 feet of it must succeed on a DC 15 Charisma saving throw or be trapped, along with anything it is wearing or carrying, in one of the mirror's twelve extradimensional cells. This saving throw is made with advantage if the creature knows the mirror's nature, and constructs succeed on the saving throw automatically.</text:p>
              <text:p text:style-name="P1"/>
              <text:p text:style-name="P1">An extradimensional cell is an infinite expanse filled with thick fog that reduces visibility to 10 feet. Creatures trapped in the mirror's cells don't age, and they don't need to eat, drink, or sleep. A creature trapped within a cell can escape using magic that permits planar travel. Otherwise, the creature is confined to the cell until freed.</text:p>
              <text:p text:style-name="P1"/>
              <text:p text:style-name="P1">If the mirror traps a creature but its twelve extradimensional cells are already occupied, the mirror frees one trapped creature at random to accommodate the new prisoner. A freed creature appears in an unoccupied space within sight of the mirror but facing away from it. If the mirror is shattered, all creatures it contains are freed and appear in unoccupied spaces near it.</text:p>
              <text:p text:style-name="P1"/>
              <text:p text:style-name="P1">While within 5 feet of the mirror, you can use an action to speak the name of one creature trapped in it or call out a particular cell by number. The creature named or contained in the named cell appears as an image on the mirror's surface. You and the creature can then communicate normally.</text:p>
              <text:p text:style-name="P1"/>
              <text:p text:style-name="P1">In a similar way, you can use an action to speak a second command word and free one creature trapped in the mirror. The freed creature appears, along with its possessions, in the unoccupied space nearest to the mirror and facing away from it.</text:p>
            </office:annotation>
            <text:p>Mirror of Life Trapping</text:p>
          </table:table-cell>
          <table:covered-table-cell/>
          <table:table-cell table:style-name="ce21" office:value-type="string" calcext:value-type="string">
            <text:p>18,000 gp</text:p>
          </table:table-cell>
          <table:table-cell table:style-name="ce32" office:value-type="string" calcext:value-type="string">
            <text:p>Very Rare</text:p>
          </table:table-cell>
          <table:table-cell table:style-name="ce42" office:value-type="string" calcext:value-type="string" table:number-columns-spanned="2" table:number-rows-spanned="1">
            <office:annotation draw:style-name="gr4" draw:text-style-name="P2" svg:width="284.06pt" svg:height="61.68pt" svg:x="367.54pt" svg:y="1642.79pt" draw:caption-point-x="62.05pt" draw:caption-point-y="-13.52pt">
              <dc:date>2024-03-12T00:00:00</dc:date>
              <text:p text:style-name="P1">While you wear this pendant, you stabilize whenever you are dying at the start of your turn. In addition, whenever you roll a Hit Die to regain hit points, double the number of hit points it restores.</text:p>
              <text:p text:style-name="P1">(Requires Attunement)</text:p>
            </office:annotation>
            <text:p>Periapt of Wound Closure</text:p>
          </table:table-cell>
          <table:covered-table-cell/>
          <table:table-cell table:style-name="ce43" office:value-type="string" calcext:value-type="string">
            <text:p>5,0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4" draw:text-style-name="P2" svg:width="286.16pt" svg:height="50.49pt" svg:x="81.38pt" svg:y="1664.14pt" draw:caption-point-x="64.18pt" draw:caption-point-y="-19.11pt">
              <dc:date>2024-03-12T00:00:00</dc:date>
              <text:p text:style-name="P1">While wearing this amulet, you are hidden from divination magic. You can't be targeted by such magic or perceived through magical scrying sensors.</text:p>
              <text:p text:style-name="P1">(Requires Attunement)</text:p>
            </office:annotation>
            <text:p>Amulet of Proof Against Detection and Location</text:p>
          </table:table-cell>
          <table:covered-table-cell/>
          <table:table-cell table:style-name="ce21" office:value-type="string" calcext:value-type="string">
            <text:p>10,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11" draw:text-style-name="P2" svg:width="284.06pt" svg:height="117.67pt" svg:x="367.54pt" svg:y="1646.28pt" draw:caption-point-x="62.05pt" draw:caption-point-y="-1.25pt">
              <dc:date>2024-03-12T00:00:00</dc:date>
              <text:p text:style-name="P1">While you wear these boots, you can use a bonus action and click the boots' heels together. If you do, the boots double your walking speed, and any creature that makes an opportunity attack against you has disadvantage on the attack roll. If you click your heels together again, you end the effect.</text:p>
              <text:p text:style-name="P1"/>
              <text:p text:style-name="P1">When the boots' property has been used for a total of 10 minutes, the magic ceases to function until you finish a long rest.</text:p>
              <text:p text:style-name="P1">(Requires Attunement)</text:p>
            </office:annotation>
            <text:p>Boots of Speed</text:p>
          </table:table-cell>
          <table:covered-table-cell/>
          <table:table-cell table:style-name="ce43" office:value-type="string" calcext:value-type="string">
            <text:p>4,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4" draw:text-style-name="P2" svg:width="286.16pt" svg:height="61.68pt" svg:x="81.38pt" svg:y="1674.28pt" draw:caption-point-x="64.18pt" draw:caption-point-y="-13.52pt">
              <dc:date>2024-03-12T00:00:00</dc:date>
              <text:p text:style-name="P1">The medallion has 3 charges. While wearing it, you can use an action and expend 1 charge to cast the detect thoughts spell (save DC 13) from it. The medallion regains 1d3 expended charges daily at dawn.</text:p>
              <text:p text:style-name="P1">(Requires Attunement)</text:p>
            </office:annotation>
            <text:p>Medallion of Thoughts</text:p>
          </table:table-cell>
          <table:covered-table-cell/>
          <table:table-cell table:style-name="ce21" office:value-type="string" calcext:value-type="string">
            <text:p>2,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20" draw:text-style-name="P2" svg:width="284.06pt" svg:height="252.03pt" svg:x="367.54pt" svg:y="1626.38pt" draw:caption-point-x="62.05pt" draw:caption-point-y="34.38pt">
              <dc:date>2024-03-12T00:00:00</dc:date>
              <text:p text:style-name="P1">This rusty iron sphere measures 3 inches in diameter and weighs 1 pound. You can use an action to speak the command word and throw the sphere at a Huge or smaller creature you can see within 60 feet of you. As the sphere moves through the air, it opens into a tangle of metal bands.</text:p>
              <text:p text:style-name="P1"/>
              <text:p text:style-name="P1">Make a ranged attack roll with an attack bonus equal to your Dexterity modifier plus your proficiency bonus. On a hit, the target is restrained until you take a bonus action to speak the command word again to release it. Doing so, or missing with the attack, causes the bands to contract and become a sphere once more.</text:p>
              <text:p text:style-name="P1"/>
              <text:p text:style-name="P1">A creature, including the one restrained, can use an action to make a DC 20 Strength check to break the iron bands. On a success, the item is destroyed, and the restrained creature is freed. If the check fails, any further attempts made by that creature automatically fail until 24 hours have elapsed.</text:p>
              <text:p text:style-name="P1"/>
              <text:p text:style-name="P1">Once the bands are used, they can't be used again until the next dawn.</text:p>
              <text:p text:style-name="P1"/>
            </office:annotation>
            <text:p>Iron Bands of Bilarro</text:p>
          </table:table-cell>
          <table:covered-table-cell/>
          <table:table-cell table:style-name="ce43" office:value-type="string" calcext:value-type="string">
            <text:p>4,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30" draw:text-style-name="P2" svg:width="286.16pt" svg:height="296.82pt" svg:x="81.38pt" svg:y="1690.61pt" draw:caption-point-x="64.18pt" draw:caption-point-y="-14.09pt">
              <dc:date>2024-03-12T00:00:00</dc:date>
              <text:p text:style-name="P1">This ceramic jug appears to be able to hold a gallon of liquid and weighs 12 pounds whether full or empty. Sloshing sounds can be heard from within the jug when it is shaken, even if the jug is empty.</text:p>
              <text:p text:style-name="P1"/>
              <text:p text:style-name="P1">You can use an action and name one liquid from the table below to cause the jug to produce the chosen liquid. Afterward, you can uncork the jug as an action and pour that liquid out, up to 2 gallons per minute. The maximum amount of liquid the jug can produce depends on the liquid you named.</text:p>
              <text:p text:style-name="P1"/>
              <text:p text:style-name="P1">Once the jug starts producing a liquid, it can't produce a different one, or more of one that has reached its maximum, until the next dawn.</text:p>
              <text:p text:style-name="P1"/>
              <text:p text:style-name="P1">Liquid — Max Amount:</text:p>
              <text:p text:style-name="P1">Acid — 8 ounces</text:p>
              <text:p text:style-name="P1">Basic poison — 1/2 ounce</text:p>
              <text:p text:style-name="P1">Beer — 4 gallons</text:p>
              <text:p text:style-name="P1">Honey — 1 gallon</text:p>
              <text:p text:style-name="P1">Mayonnaise — 2 gallons</text:p>
              <text:p text:style-name="P1">Oil — 1 quart</text:p>
              <text:p text:style-name="P1">Vinegar — 2 gallons</text:p>
              <text:p text:style-name="P1">Water, fresh — 8 gallons</text:p>
              <text:p text:style-name="P1">Water, salt — 12 gallons</text:p>
              <text:p text:style-name="P1">Wine — 1 gallon</text:p>
            </office:annotation>
            <text:p>Alchemy Jug</text:p>
          </table:table-cell>
          <table:covered-table-cell/>
          <table:table-cell table:style-name="ce21" office:value-type="string" calcext:value-type="string">
            <text:p>2,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6" draw:text-style-name="P2" svg:width="284.06pt" svg:height="50.49pt" svg:x="367.54pt" svg:y="1687.78pt" draw:caption-point-x="62.05pt" draw:caption-point-y="-11.25pt">
              <dc:date>2024-03-12T00:00:00</dc:date>
              <text:p text:style-name="P1">While wearing this circlet, you can use an action to cast the scorching ray spell with it. When you make the spell's attacks, you do so with an attack bonus of +5. The circlet can't be used this way again until the next dawn.</text:p>
            </office:annotation>
            <text:p>Circlet of Blasting</text:p>
          </table:table-cell>
          <table:covered-table-cell/>
          <table:table-cell table:style-name="ce43" office:value-type="string" calcext:value-type="string">
            <text:p>1,5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3" draw:text-style-name="P2" svg:width="286.16pt" svg:height="117.67pt" svg:x="81.38pt" svg:y="1685.68pt" draw:caption-point-x="64.18pt" draw:caption-point-y="6.6pt">
              <dc:date>2024-03-12T00:00:00</dc:date>
              <text:p text:style-name="P1">Sending stones come in pairs, with each smooth stone carved to match the other so the pairing is easily recognized. While you touch one stone, you can use an action to cast the sending spell from it. The target is the bearer of the other stone. If no creature bears the other stone, you know that fact as soon as you use the stone and don't cast the spell.</text:p>
              <text:p text:style-name="P1"/>
              <text:p text:style-name="P1">Once sending is cast through the stones, they can't be used again until the next dawn. If one of the stones in a pair is destroyed, the other one becomes nonmagical.</text:p>
            </office:annotation>
            <text:p>Sending Stones</text:p>
          </table:table-cell>
          <table:covered-table-cell/>
          <table:table-cell table:style-name="ce21" office:value-type="string" calcext:value-type="string">
            <text:p>5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12" draw:text-style-name="P2" svg:width="284.06pt" svg:height="364pt" svg:x="367.54pt" svg:y="1586.13pt" draw:caption-point-x="62.05pt" draw:caption-point-y="106.16pt">
              <dc:date>2024-03-12T00:00:00</dc:date>
              <text:p text:style-name="P1">You must be proficient with wind instruments to use these pipes. While you are attuned to the pipes, ordinary rats and giant rats are indifferent toward you and will not attack you unless you threaten or harm them.</text:p>
              <text:p text:style-name="P1"/>
              <text:p text:style-name="P1">The pipes have 3 charges. If you play the pipes as an action, you can use a bonus action to expend 1 to 3 charges, calling forth one swarm of rats (see the Monster Manual for statistics) with each expended charge, provided that enough rats are within half a mile of you to be called in this fashion (as determined by the DM). If there aren't enough rats to form a swarm, the charge is wasted. Called swarms move toward the music by the shortest available route but aren't under your control otherwise. The pipes regain 1d3 expended charges daily at dawn.</text:p>
              <text:p text:style-name="P1"/>
              <text:p text:style-name="P1">Whenever a swarm of rats that isn't under another creature's control comes within 30 feet of you while you are playing the pipes, you can make a Charisma check contested by the swarm's Wisdom check. If you lose the contest, the swarm behaves as it normally would and can't be swayed by the pipes' music for the next 24 hours. If you win the contest, the swarm is swayed by the pipes' music and becomes friendly to you and your companions for as long as you continue to play the pipes each round as an action. A friendly swarm obeys your commands. If you issue no commands to a friendly swarm, it defends itself but otherwise takes no actions. If a friendly swarm starts its turn and can't hear the pipes' music, your control over that swarm ends, and the swarm behaves as it normally would and can't be swayed by the pipes' music for the next 24 hours.</text:p>
              <text:p text:style-name="P1">(Requires Attunement)</text:p>
            </office:annotation>
            <text:p>Pipes of the Sewers</text:p>
          </table:table-cell>
          <table:covered-table-cell/>
          <table:table-cell table:style-name="ce43" office:value-type="string" calcext:value-type="string">
            <text:p>2,0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2" office:value-type="string" calcext:value-type="string" table:number-columns-spanned="4" table:number-rows-spanned="1">
            <text:p>Xanathar’s Guide to Everything</text:p>
          </table:table-cell>
          <table:covered-table-cell table:number-columns-repeated="3" table:style-name="ce17"/>
          <table:table-cell table:number-columns-repeated="1008"/>
        </table:table-row>
        <table:table-row table:style-name="ro3">
          <table:table-cell table:style-name="ce9" office:value-type="string" calcext:value-type="string" table:number-columns-spanned="2" table:number-rows-spanned="1">
            <office:annotation draw:style-name="gr19" draw:text-style-name="P2" svg:width="286.16pt" svg:height="162.45pt" svg:x="81.38pt" svg:y="1694.78pt" draw:caption-point-x="64.18pt" draw:caption-point-y="13.24pt">
              <dc:date>2024-03-12T00:00:00</dc:date>
              <text:p text:style-name="P1">This cube is 3 inches across and radiates palpable magical energy. The six sides of the cube are each keyed to a different plane of existence, one of which is the Material Plane. The other sides are linked to planes determined by the DM.</text:p>
              <text:p text:style-name="P1"/>
              <text:p text:style-name="P1">You can use an action to press one side of the cube to cast the gate spell with it, opening a portal to the plane keyed to that side. Alternatively, if you use an action to press one side twice, you can cast the plane shift spell (save DC 17) with the cube and transport the targets to the plane keyed to that side.</text:p>
              <text:p text:style-name="P1"/>
              <text:p text:style-name="P1">The cube has 3 charges. Each use of the cube expends 1 charge. The cube regains 1d3 expended charges daily at dawn.</text:p>
            </office:annotation>
            <text:p>Cubic Gate</text:p>
          </table:table-cell>
          <table:covered-table-cell/>
          <table:table-cell table:style-name="ce21" office:value-type="string" calcext:value-type="string">
            <text:p>40,000 gp</text:p>
          </table:table-cell>
          <table:table-cell table:style-name="ce33" office:value-type="string" calcext:value-type="string">
            <text:p>Legendary</text:p>
          </table:table-cell>
          <table:table-cell table:style-name="ce42" office:value-type="string" calcext:value-type="string" table:number-columns-spanned="2" table:number-rows-spanned="1">
            <office:annotation draw:style-name="gr13" draw:text-style-name="P2" svg:width="284.06pt" svg:height="207.24pt" svg:x="367.54pt" svg:y="1680.26pt" draw:caption-point-x="62.05pt" draw:caption-point-y="27.75pt">
              <dc:date>2024-03-12T00:00:00</dc:date>
              <text:p text:style-name="P1">This rope is 30 feet long and weighs 3 pounds. If you hold one end of the rope and use an action to speak its command word, the other end darts forward to entangle a creature you can see within 20 feet of you. The target must succeed on a DC 15 Dexterity saving throw or become restrained.</text:p>
              <text:p text:style-name="P1"/>
              <text:p text:style-name="P1">You can release the creature by using a bonus action to speak a second command word. A target restrained by the rope can use an action to make a DC 15 Strength or Dexterity check (target's choice). On a success, the creature is no longer restrained by the rope.</text:p>
              <text:p text:style-name="P1"/>
              <text:p text:style-name="P1">The rope has AC 20 and 20 hit points. It regains 1 hit point every 5 minutes as long as it has at least 1 hit point. If the rope drops to 0 hit points, it is destroyed. You can release the creature by using a bonus action to speak a second command word. A target restrained</text:p>
              <text:p text:style-name="P1"/>
            </office:annotation>
            <text:p>Rope of Entanglement</text:p>
          </table:table-cell>
          <table:covered-table-cell/>
          <table:table-cell table:style-name="ce43" office:value-type="string" calcext:value-type="string">
            <text:p>4,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3" office:value-type="string" calcext:value-type="string" table:number-columns-spanned="2" table:number-rows-spanned="1">
            <text:p>Name</text:p>
          </table:table-cell>
          <table:covered-table-cell table:style-name="ce17"/>
          <table:table-cell table:style-name="ce66" office:value-type="string" calcext:value-type="string">
            <text:p>Price</text:p>
          </table:table-cell>
          <table:table-cell table:style-name="ce66" office:value-type="string" calcext:value-type="string">
            <text:p>Rarity</text:p>
          </table:table-cell>
          <table:table-cell table:number-columns-repeated="1008"/>
        </table:table-row>
        <table:table-row table:style-name="ro3">
          <table:table-cell table:style-name="ce9" office:value-type="string" calcext:value-type="string" table:number-columns-spanned="2" table:number-rows-spanned="1">
            <office:annotation draw:style-name="gr31" draw:text-style-name="P2" svg:width="286.16pt" svg:height="319.21pt" svg:x="81.38pt" svg:y="1703.03pt" draw:caption-point-x="64.18pt" draw:caption-point-y="20.75pt">
              <dc:date>2024-03-12T00:00:00</dc:date>
              <text:p text:style-name="P1">This crystal ball is about 6 inches in diameter. While touching it, you can cast the scrying spell (save DC 17) with it.</text:p>
              <text:p text:style-name="P1"/>
              <text:p text:style-name="P1">(Requires Attunement)</text:p>
              <text:p text:style-name="P1"/>
              <text:p text:style-name="P1">three more versions of this item exist. but are far harder to come by.</text:p>
              <text:p text:style-name="P1"/>
              <text:p text:style-name="P1">(Telepathy)</text:p>
              <text:p text:style-name="P1">While scrying with the crystal ball, you can communicate telepathically with creatures you can see within 30 feet of the spell's sensor. You can also use an action to cast the suggestion spell (save DC 17) through the sensor on one of those creatures. You don't need to concentrate on this suggestion to maintain it during its duration, but it ends if scrying ends. Once used, the suggestion power of the crystal ball can't be used again until the next dawn.</text:p>
              <text:p text:style-name="P1"/>
              <text:p text:style-name="P1">(Mind Reading) </text:p>
              <text:p text:style-name="P1">You can use an action to cast the detect thoughts spell (save DC 17) while you are scrying with the crystal ball, targeting creatures you can see within 30 feet of the spell's sensor. You don't need to concentrate on this detect thoughts to maintain it during its duration, but it ends if scrying ends.</text:p>
              <text:p text:style-name="P1"/>
              <text:p text:style-name="P1">(True Sight)</text:p>
              <text:p text:style-name="P1">While scrying with the crystal ball, you have truesight with a radius of 120 feet centered on the spell's sensor.</text:p>
            </office:annotation>
            <text:p>Crystal Ball</text:p>
          </table:table-cell>
          <table:covered-table-cell/>
          <table:table-cell table:style-name="ce21" office:value-type="string" calcext:value-type="string">
            <text:p>50,000 gp</text:p>
          </table:table-cell>
          <table:table-cell table:style-name="ce32" office:value-type="string" calcext:value-type="string">
            <text:p>Very Rare</text:p>
          </table:table-cell>
          <table:table-cell table:style-name="ce42" office:value-type="string" calcext:value-type="string" table:number-columns-spanned="2" table:number-rows-spanned="1">
            <office:annotation draw:style-name="gr3" draw:text-style-name="P2" svg:width="284.06pt" svg:height="58.51pt" svg:x="367.54pt" svg:y="1746.74pt" draw:caption-point-x="62.05pt" draw:caption-point-y="-22.96pt">
              <dc:date>2024-03-12T00:00:00</dc:date>
              <text:p text:style-name="P1">While this polished agate is on your person, you gain a +1 bonus to ability checks and saving throws.</text:p>
              <text:p text:style-name="P1">(Requires Attunement)</text:p>
              <text:p text:style-name="P1"/>
            </office:annotation>
            <text:p>Luckstone</text:p>
          </table:table-cell>
          <table:covered-table-cell/>
          <table:table-cell table:style-name="ce43" office:value-type="string" calcext:value-type="string">
            <text:p>4,2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2" draw:text-style-name="P2" svg:width="280.6pt" svg:height="27.01pt" svg:x="932.2pt" svg:y="1746.74pt" draw:caption-point-x="58.59pt" draw:caption-point-y="-22.96pt">
              <dc:date>2024-03-12T00:00:00</dc:date>
              <text:p text:style-name="P1">This armor never gets dirty.</text:p>
            </office:annotation>
            <text:p>Armor of Gleaming (Any)</text:p>
          </table:table-cell>
          <table:covered-table-cell/>
          <table:table-cell table:style-name="ce67" office:value-type="string" calcext:value-type="string">
            <text:p>Armor + 5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9" draw:text-style-name="P2" svg:width="286.16pt" svg:height="364pt" svg:x="81.38pt" svg:y="1641.26pt" draw:caption-point-x="64.18pt" draw:caption-point-y="98.25pt">
              <dc:date>2024-03-12T00:00:00</dc:date>
              <text:p text:style-name="P1">You can use an action to place this 1-inch metal cube on the ground and speak its command word. The cube rapidly grows into a fortress that remains until you use an action to speak the command word that dismisses it, which works only if the fortress is empty.</text:p>
              <text:p text:style-name="P1"/>
              <text:p text:style-name="P1">The fortress is a square tower, 20 feet on a side and 30 feet high, with arrow slits on all sides and a battlement atop it. Its interior is divided into two floors. with a ladder running along one wall to connect them. The ladder ends at a trapdoor leading to the roof. When activated, the tower has a small door on the side facing you. The door opens only at your command, which you can speak as a bonus action. It is immune to the knock spell and similar magic, such as that of a chime of opening.</text:p>
              <text:p text:style-name="P1"/>
              <text:p text:style-name="P1">Each creature in the area where the fortress appears must make a DC 15 Dexterity saving throw, taking 10d10 bludgeoning damage on a failed save, or half as much damage on a successful one. In either case, the creature is pushed to an unoccupied space outside but next to the fortress. Objects in the area that aren't being worn or carried take this damage and are pushed automatically.</text:p>
              <text:p text:style-name="P1"/>
              <text:p text:style-name="P1">The tower is made of adamantine, and its magic prevents it from being tipped over. The roof, the door, and the walls each have 100 hit points, immunity to damage from nonmagical weapons excluding siege weapons, and resistance to all other damage. Only a wish spell can repair the fortress (this use of the spell counts as replicating a spell of 8th level or lower). Each casting of wish causes the roof, the door, or one wall to regain 50 hit points.</text:p>
            </office:annotation>
            <text:p>Daern's Instant Fortress</text:p>
          </table:table-cell>
          <table:covered-table-cell/>
          <table:table-cell table:style-name="ce21" office:value-type="string" calcext:value-type="string">
            <text:p>75,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4" draw:text-style-name="P2" svg:width="284.06pt" svg:height="50.49pt" svg:x="367.54pt" svg:y="1758.64pt" draw:caption-point-x="62.05pt" draw:caption-point-y="-19.13pt">
              <dc:date>2024-03-12T00:00:00</dc:date>
              <text:p text:style-name="P1">While in this saddle on a mount, you can't be dismounted against your will if you're conscious, and attack rolls against the mount have disadvantage.</text:p>
              <text:p text:style-name="P1"/>
            </office:annotation>
            <text:p>Saddle of the Cavalier</text:p>
          </table:table-cell>
          <table:covered-table-cell/>
          <table:table-cell table:style-name="ce43" office:value-type="string" calcext:value-type="string">
            <text:p>2,0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3" draw:text-style-name="P2" svg:width="280.6pt" svg:height="61.68pt" svg:x="932.2pt" svg:y="1760.91pt" draw:caption-point-x="58.59pt" draw:caption-point-y="-21.4pt">
              <dc:date>2024-03-12T00:00:00</dc:date>
              <text:p text:style-name="P1">This spongy, flavorless, gelatinous bead dissolves on your tongue and provides as much nourishment as 1 day of rations.</text:p>
              <text:p text:style-name="P1"/>
              <text:p text:style-name="P1">Source: Xanathar’s Guide to Everything, page 136</text:p>
            </office:annotation>
            <text:p>Bead of Nourishment</text:p>
          </table:table-cell>
          <table:covered-table-cell/>
          <table:table-cell table:style-name="ce67" office:value-type="string" calcext:value-type="string">
            <text:p>1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4" draw:text-style-name="P2" svg:width="286.16pt" svg:height="72.88pt" svg:x="81.38pt" svg:y="1763.21pt" draw:caption-point-x="64.18pt" draw:caption-point-y="-7.94pt">
              <dc:date>2024-03-12T00:00:00</dc:date>
              <text:p text:style-name="P1">While wearing this cloak, you can pull its hood over your head to cause yourself to become invisible. While you are invisible, anything you are carrying or wearing is invisible with you. You become visible when you cease wearing the hood. Pulling the hood up or down requires an action.</text:p>
              <text:p text:style-name="P1">(Requires Attunement)</text:p>
            </office:annotation>
            <text:p>Cloak of Invisibility</text:p>
          </table:table-cell>
          <table:covered-table-cell/>
          <table:table-cell table:style-name="ce21" office:value-type="string" calcext:value-type="string">
            <text:p>50,000 gp</text:p>
          </table:table-cell>
          <table:table-cell table:style-name="ce33" office:value-type="string" calcext:value-type="string">
            <text:p>Legendary</text:p>
          </table:table-cell>
          <table:table-cell table:style-name="ce42" office:value-type="string" calcext:value-type="string" table:number-columns-spanned="2" table:number-rows-spanned="1">
            <office:annotation draw:style-name="gr6" draw:text-style-name="P2" svg:width="284.06pt" svg:height="61.68pt" svg:x="367.54pt" svg:y="1760.91pt" draw:caption-point-x="62.05pt" draw:caption-point-y="-5.64pt">
              <dc:date>2024-03-12T00:00:00</dc:date>
              <text:p text:style-name="P1">While holding this fan, you can use an action to cast the gust of wind spell (save DC 13) from it. Once used, the fan shouldn't be used again until the next dawn. Each time it is used again before then, it has a cumulative 20 percent chance of not working and tearing into useless, nonmagical tatters.</text:p>
            </office:annotation>
            <text:p>Wind Fan</text:p>
          </table:table-cell>
          <table:covered-table-cell/>
          <table:table-cell table:style-name="ce43" office:value-type="string" calcext:value-type="string">
            <text:p>1,5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15" draw:text-style-name="P2" svg:width="280.6pt" svg:height="72.88pt" svg:x="932.2pt" svg:y="1771.06pt" draw:caption-point-x="58.59pt" draw:caption-point-y="-15.79pt">
              <dc:date>2024-03-12T00:00:00</dc:date>
              <text:p text:style-name="P1">This spongy, flavorless, gelatinous bead dissolves in liquid, transforming up to a pint of the liquid into fresh, cold drinking water. The bead has no effect on magical liquids or harmful substances such as poison.</text:p>
              <text:p text:style-name="P1"/>
              <text:p text:style-name="P1">Source: Xanathar’s Guide to Everything, page 136</text:p>
            </office:annotation>
            <text:p>Bead of Refreshment</text:p>
          </table:table-cell>
          <table:covered-table-cell/>
          <table:table-cell table:style-name="ce67" office:value-type="string" calcext:value-type="string">
            <text:p>1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1" draw:text-style-name="P2" svg:width="286.16pt" svg:height="252.03pt" svg:x="81.38pt" svg:y="1744.5pt" draw:caption-point-x="64.18pt" draw:caption-point-y="26.53pt">
              <dc:date>2024-03-12T00:00:00</dc:date>
              <text:p text:style-name="P1">This stoppered flask sloshes when shaken, as if it contains water. The decanter weighs 2 pounds.</text:p>
              <text:p text:style-name="P1"/>
              <text:p text:style-name="P1">You can use an action to remove the stopper and speak one of three command words, whereupon an amount of fresh water or salt water (your choice) pours out of the flask. The water stops pouring out at the start of your next turn. Choose from the following options:</text:p>
              <text:p text:style-name="P1"/>
              <text:p text:style-name="P1">• "Stream" produces 1 gallon of water.</text:p>
              <text:p text:style-name="P1"/>
              <text:p text:style-name="P1">• "Fountain" produces 5 gallons of water.</text:p>
              <text:p text:style-name="P1"/>
              <text:p text:style-name="P1">• "Geyser" produces 30 gallons of water that gushes forth in a geyser 30 feet long and 1 foot wide. As a bonus action while holding the decanter, you can aim the geyser at a creature you can see within 30 feet of you. The target must succeed on a DC 13 Strength saving throw or take 1d4 bludgeoning damage and fall prone. Instead of a creature, you can target an object that isn't being worn or carried and that weighs no more than 200 pounds. The object is either knocked over or pushed up to 15 feet away from you.</text:p>
            </office:annotation>
            <text:p>Decanter of Endless Water</text:p>
          </table:table-cell>
          <table:covered-table-cell/>
          <table:table-cell table:style-name="ce21" office:value-type="string" calcext:value-type="string">
            <text:p>5,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4" draw:text-style-name="P2" svg:width="284.06pt" svg:height="95.27pt" svg:x="367.54pt" svg:y="1767.74pt" draw:caption-point-x="62.05pt" draw:caption-point-y="3.29pt">
              <dc:date>2024-03-12T00:00:00</dc:date>
              <text:p text:style-name="P1">These gloves seem to almost meld into your hands when you don them. When a ranged weapon attack hits you while you're wearing them, you can use your reaction to reduce the damage by 1d10 +your Dexterity modifier. provided that you have a free hand. If you reduce the damage to 0, you can catch the missile if it is small enough for you to hold in that hand.</text:p>
              <text:p text:style-name="P1">(Requires Attunement)</text:p>
            </office:annotation>
            <text:p>Gloves of Missile Snaring</text:p>
          </table:table-cell>
          <table:covered-table-cell/>
          <table:table-cell table:style-name="ce43" office:value-type="string" calcext:value-type="string">
            <text:p>3,0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11" draw:text-style-name="P2" svg:width="280.6pt" svg:height="74.24pt" svg:x="932.2pt" svg:y="1793.99pt" draw:caption-point-x="58.59pt" draw:caption-point-y="-22.96pt">
              <dc:date>2024-03-12T00:00:00</dc:date>
              <text:p text:style-name="P1"><text:s/>Only humanoids can wear these boots. While wearing the boots, you can choose to have them leave tracks like those of another kind of humanoid of your size.</text:p>
              <text:p text:style-name="P1"/>
              <text:p text:style-name="P1">Source: Xanathar’s Guide to Everything, page 136</text:p>
              <text:p text:style-name="P1"/>
            </office:annotation>
            <text:p>Boots of False Tracks</text:p>
          </table:table-cell>
          <table:covered-table-cell/>
          <table:table-cell table:style-name="ce67" office:value-type="string" calcext:value-type="string">
            <text:p>10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4" draw:text-style-name="P2" svg:width="286.16pt" svg:height="106.47pt" svg:x="81.38pt" svg:y="1777.89pt" draw:caption-point-x="64.18pt" draw:caption-point-y="8.87pt">
              <dc:date>2024-03-12T00:00:00</dc:date>
              <text:p text:style-name="P1">While wearing this amulet, you can use an action to name a location that you are familiar with on another plane of existence. Then make a DC 15 Intelligence check. On a successful check, you cast the plane shift spell. On a failure, you and each creature and object within 15 feet of you travel to a random destination. Roll a d100. On a 1-60, you travel to a random location on the plane you named. On a 61-100, you travel to a randomly determined plane of existence.</text:p>
              <text:p text:style-name="P1">(Requires Attunement)</text:p>
            </office:annotation>
            <text:p>Amulet of the Planes</text:p>
          </table:table-cell>
          <table:covered-table-cell/>
          <table:table-cell table:style-name="ce21" office:value-type="string" calcext:value-type="string">
            <text:p>160,000 gp</text:p>
          </table:table-cell>
          <table:table-cell table:style-name="ce32" office:value-type="string" calcext:value-type="string">
            <text:p>Very Rare</text:p>
          </table:table-cell>
          <table:table-cell table:style-name="ce42" office:value-type="string" calcext:value-type="string" table:number-columns-spanned="2" table:number-rows-spanned="1">
            <office:annotation draw:style-name="gr4" draw:text-style-name="P2" svg:width="284.06pt" svg:height="42.75pt" svg:x="367.54pt" svg:y="1809.75pt" draw:caption-point-x="62.05pt" draw:caption-point-y="-22.99pt">
              <dc:date>2024-03-12T00:00:00</dc:date>
              <text:p text:style-name="P1">You gain a +1 bonus to AC and saving throws while you wear this cloak.</text:p>
              <text:p text:style-name="P1">(Requires Attunement)</text:p>
            </office:annotation>
            <text:p>Cloak of Protection</text:p>
          </table:table-cell>
          <table:covered-table-cell/>
          <table:table-cell table:style-name="ce43" office:value-type="string" calcext:value-type="string">
            <text:p>3,5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15" draw:text-style-name="P2" svg:width="280.6pt" svg:height="58.48pt" svg:x="932.2pt" svg:y="1809.75pt" draw:caption-point-x="58.59pt" draw:caption-point-y="-22.99pt">
              <dc:date>2024-03-12T00:00:00</dc:date>
              <text:p text:style-name="P1">The flame of this candle is not extinguished when immersed in water. It gives off light and heat like a normal candle.</text:p>
              <text:p text:style-name="P1"/>
              <text:p text:style-name="P1">Source: Xanathar’s Guide to Everything, page 136</text:p>
            </office:annotation>
            <text:p>Candle of the Deep</text:p>
          </table:table-cell>
          <table:covered-table-cell/>
          <table:table-cell table:style-name="ce67" office:value-type="string" calcext:value-type="string">
            <text:p>5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11" draw:text-style-name="P2" svg:width="286.16pt" svg:height="84.08pt" svg:x="81.38pt" svg:y="1820.61pt" draw:caption-point-x="64.18pt" draw:caption-point-y="-18.09pt">
              <dc:date>2024-03-12T00:00:00</dc:date>
              <text:p text:style-name="P1">This gem has 3 charges. As an action, you can speak the gem's command word and expend 1 charge. For the next 10 minutes, you have truesight out to 120 feet when you peer through the gem.</text:p>
              <text:p text:style-name="P1"/>
              <text:p text:style-name="P1">The gem regains 1d3 expended charges daily at dawn.</text:p>
              <text:p text:style-name="P1">(Requires Attunement)</text:p>
            </office:annotation>
            <text:p>Gem of Seeing</text:p>
          </table:table-cell>
          <table:covered-table-cell/>
          <table:table-cell table:style-name="ce21" office:value-type="string" calcext:value-type="string">
            <text:p>10,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32" draw:text-style-name="P2" svg:width="284.06pt" svg:height="263.23pt" svg:x="367.54pt" svg:y="1825.51pt" draw:caption-point-x="62.05pt" draw:caption-point-y="-22.99pt">
              <dc:date>2024-03-12T00:00:00</dc:date>
              <text:p text:style-name="P1">While wearing this belt, you gain the following benefits:</text:p>
              <text:p text:style-name="P1"/>
              <text:p text:style-name="P1">• Your Constitution score increases by 2, to a maximum of 20.</text:p>
              <text:p text:style-name="P1"/>
              <text:p text:style-name="P1">• You have advantage on Charisma (Persuasion) checks made to interact with dwarves.</text:p>
              <text:p text:style-name="P1"/>
              <text:p text:style-name="P1">In addition, while attuned to the belt, you have a 50 percent chance each day at dawn of growing a full beard if you're capable of growing one, or a visibly thicker beard if you already have one.</text:p>
              <text:p text:style-name="P1"/>
              <text:p text:style-name="P1">If you aren't a dwarf, you gain the following additional benefits while wearing the belt:</text:p>
              <text:p text:style-name="P1"/>
              <text:p text:style-name="P1">• You have advantage on saving throws against poison, and you have resistance against poison damage.</text:p>
              <text:p text:style-name="P1"/>
              <text:p text:style-name="P1">• You have darkvision out to a range of 60 feet.</text:p>
              <text:p text:style-name="P1"/>
              <text:p text:style-name="P1">• You can speak, read, and write Dwarvish.</text:p>
              <text:p text:style-name="P1">(Requires Attunement)</text:p>
            </office:annotation>
            <text:p>Belt of Dwarvenkind</text:p>
          </table:table-cell>
          <table:covered-table-cell/>
          <table:table-cell table:style-name="ce43" office:value-type="string" calcext:value-type="string">
            <text:p>6,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6" draw:text-style-name="P2" svg:width="280.6pt" svg:height="26.99pt" svg:x="932.2pt" svg:y="1825.51pt" draw:caption-point-x="58.59pt" draw:caption-point-y="-22.99pt">
              <dc:date>2024-03-12T00:00:00</dc:date>
              <text:p text:style-name="P1">You can doff this armor as an action.</text:p>
            </office:annotation>
            <text:p>Cast-Off Armor (Any)</text:p>
          </table:table-cell>
          <table:covered-table-cell/>
          <table:table-cell table:style-name="ce67" office:value-type="string" calcext:value-type="string">
            <text:p>Armor + 20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12" draw:text-style-name="P2" svg:width="286.16pt" svg:height="184.85pt" svg:x="81.38pt" svg:y="1801.7pt" draw:caption-point-x="64.18pt" draw:caption-point-y="16.58pt">
              <dc:date>2024-03-12T00:00:00</dc:date>
              <text:p text:style-name="P1">While wearing this ring, you are immune to magic that allows other creatures to read your thoughts, determine whether you are lying, know your alignment, or know your creature type. Creatures can telepathically communicate with you only if you allow it.</text:p>
              <text:p text:style-name="P1"/>
              <text:p text:style-name="P1">You can use an action to cause the ring to become invisible until you use another action to make it visible, until you remove the ring, or until you die.</text:p>
              <text:p text:style-name="P1"/>
              <text:p text:style-name="P1">If you die while wearing the ring, your soul enters it, unless it already houses a soul. You can remain in the ring or depart for the afterlife. As long as your soul is in the ring, you can telepathically communicate with any creature wearing it. A wearer can't prevent this telepathic communication.</text:p>
              <text:p text:style-name="P1">(Requires Attunement)</text:p>
            </office:annotation>
            <text:p>Ring of Mind Shielding</text:p>
          </table:table-cell>
          <table:covered-table-cell/>
          <table:table-cell table:style-name="ce21" office:value-type="string" calcext:value-type="string">
            <text:p>16,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4" draw:text-style-name="P2" svg:width="284.06pt" svg:height="50.49pt" svg:x="367.54pt" svg:y="1837.39pt" draw:caption-point-x="62.05pt" draw:caption-point-y="-19.11pt">
              <dc:date>2024-03-12T00:00:00</dc:date>
              <text:p text:style-name="P1">While wearing this belt, your Strength score changes to 21. The item has no effect on your if your Strength without the belt is equal to or greater than the belt's score.</text:p>
              <text:p text:style-name="P1">(Requires Attunement)</text:p>
            </office:annotation>
            <text:p>Belt of Hill Giant Strength</text:p>
          </table:table-cell>
          <table:covered-table-cell/>
          <table:table-cell table:style-name="ce43" office:value-type="string" calcext:value-type="string">
            <text:p>15,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11" draw:text-style-name="P2" svg:width="280.6pt" svg:height="74.24pt" svg:x="932.2pt" svg:y="1841.24pt" draw:caption-point-x="58.59pt" draw:caption-point-y="-22.96pt">
              <dc:date>2024-03-12T00:00:00</dc:date>
              <text:p text:style-name="P1">Whenever you roll this six—sided die, you can control which number it rolls.</text:p>
              <text:p text:style-name="P1"/>
              <text:p text:style-name="P1">Source: Xanathar’s Guide to Everything, page 136</text:p>
              <text:p text:style-name="P1">(Requires Attunement)</text:p>
            </office:annotation>
            <text:p>Charlatan's Die</text:p>
          </table:table-cell>
          <table:covered-table-cell/>
          <table:table-cell table:style-name="ce67" office:value-type="string" calcext:value-type="string">
            <text:p>5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11" draw:text-style-name="P2" svg:width="286.16pt" svg:height="95.27pt" svg:x="81.38pt" svg:y="1846.49pt" draw:caption-point-x="64.18pt" draw:caption-point-y="-12.47pt">
              <dc:date>2024-03-12T00:00:00</dc:date>
              <text:p text:style-name="P1"/>
              <text:p text:style-name="P1"/>
              <text:p text:style-name="P1">While wearing this ring, you can turn invisible as an action. Anything you are wearing or carrying is invisible with you. You remain invisible until the ring is removed, until you attack or cast a spell, or until you use a bonus action to become visible again.</text:p>
              <text:p text:style-name="P1">(Requires Attunement)</text:p>
            </office:annotation>
            <text:p>Ring of Invisibility</text:p>
          </table:table-cell>
          <table:covered-table-cell/>
          <table:table-cell table:style-name="ce21" office:value-type="string" calcext:value-type="string">
            <text:p>10,000 gp</text:p>
          </table:table-cell>
          <table:table-cell table:style-name="ce33" office:value-type="string" calcext:value-type="string">
            <text:p>Legendary</text:p>
          </table:table-cell>
          <table:table-cell table:style-name="ce42" office:value-type="string" calcext:value-type="string" table:number-columns-spanned="2" table:number-rows-spanned="1">
            <office:annotation draw:style-name="gr4" draw:text-style-name="P2" svg:width="284.06pt" svg:height="50.49pt" svg:x="367.54pt" svg:y="1853.15pt" draw:caption-point-x="62.05pt" draw:caption-point-y="-19.13pt">
              <dc:date>2024-03-12T00:00:00</dc:date>
              <text:p text:style-name="P1">While wearing this belt, your Strength score changes to 23. The item has no effect on your if your Strength without the belt is equal to or greater than the belt's score.</text:p>
              <text:p text:style-name="P1">(Requires Attunement)</text:p>
            </office:annotation>
            <text:p>Belt of Stone Giant Strength</text:p>
          </table:table-cell>
          <table:covered-table-cell/>
          <table:table-cell table:style-name="ce43" office:value-type="string" calcext:value-type="string">
            <text:p>25,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15" draw:text-style-name="P2" svg:width="280.6pt" svg:height="58.48pt" svg:x="932.2pt" svg:y="1857pt" draw:caption-point-x="58.59pt" draw:caption-point-y="-22.99pt">
              <dc:date>2024-03-12T00:00:00</dc:date>
              <text:p text:style-name="P1">While wearing this cloak, you can use a bonus action to make it billow dramatically.</text:p>
              <text:p text:style-name="P1"/>
              <text:p text:style-name="P1">Source: Xanathar’s Guide to Everything, page 136</text:p>
            </office:annotation>
            <text:p>Cloak of Billowing</text:p>
          </table:table-cell>
          <table:covered-table-cell/>
          <table:table-cell table:style-name="ce67" office:value-type="string" calcext:value-type="string">
            <text:p>10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16" draw:text-style-name="P2" svg:width="286.16pt" svg:height="151.26pt" svg:x="81.38pt" svg:y="1834.24pt" draw:caption-point-x="64.18pt" draw:caption-point-y="15.53pt">
              <dc:date>2024-03-12T00:00:00</dc:date>
              <text:p text:style-name="P1">While wearing this ring, you can use an action to speak its command word. When you do so, you can see into and through solid matter for 1 minute. This vision has a radius of 30 feet. To you, solid objects within that radius appear transparent and don't prevent light from passing through them. The vision can penetrate 1 foot of stone, 1 inch of common metal, or up to 3 feet of wood or dirt. Thicker substances block the vision, as does a thin sheet of lead.</text:p>
              <text:p text:style-name="P1"/>
              <text:p text:style-name="P1">Whenever you use the ring again before taking a long rest, you must succeed on a DC 15 Constitution saving throw or gain one level of exhaustion.</text:p>
              <text:p text:style-name="P1">(Requires Attunement)</text:p>
            </office:annotation>
            <text:p>Ring of X-Ray Vision</text:p>
          </table:table-cell>
          <table:covered-table-cell/>
          <table:table-cell table:style-name="ce21" office:value-type="string" calcext:value-type="string">
            <text:p>6,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4" draw:text-style-name="P2" svg:width="284.06pt" svg:height="50.49pt" svg:x="367.54pt" svg:y="1868.88pt" draw:caption-point-x="62.05pt" draw:caption-point-y="-19.11pt">
              <dc:date>2024-03-12T00:00:00</dc:date>
              <text:p text:style-name="P1">While wearing this belt, your Strength score changes to 23. The item has no effect on your if your Strength without the belt is equal to or greater than the belt's score.</text:p>
              <text:p text:style-name="P1">(Requires Attunement)</text:p>
            </office:annotation>
            <text:p>Belt of Frost Giant Strength</text:p>
          </table:table-cell>
          <table:covered-table-cell/>
          <table:table-cell table:style-name="ce43" office:value-type="string" calcext:value-type="string">
            <text:p>25,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3" draw:text-style-name="P2" svg:width="280.6pt" svg:height="95.27pt" svg:x="932.2pt" svg:y="1854.37pt" draw:caption-point-x="58.59pt" draw:caption-point-y="-4.59pt">
              <dc:date>2024-03-12T00:00:00</dc:date>
              <text:p text:style-name="P1">While wearing this cloak, you can use a bonus action to change the style, color, and apparent quality of the garment. The cloak's weight doesn't change. Regardless of its appearance, the cloak can't be anything but a cloak. Although it can duplicate the appearance of other magic cloaks, it doesn't gain their magical properties.</text:p>
              <text:p text:style-name="P1"/>
              <text:p text:style-name="P1">Source: Xanathar’s Guide to Everything, page 136</text:p>
            </office:annotation>
            <text:p>Cloak of Many Fashions</text:p>
          </table:table-cell>
          <table:covered-table-cell/>
          <table:table-cell table:style-name="ce67" office:value-type="string" calcext:value-type="string">
            <text:p>10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4" draw:text-style-name="P2" svg:width="286.16pt" svg:height="50.49pt" svg:x="81.38pt" svg:y="1884.64pt" draw:caption-point-x="64.18pt" draw:caption-point-y="-19.13pt">
              <dc:date>2024-03-12T00:00:00</dc:date>
              <text:p text:style-name="P1">While wearing this ring, you can cast the telekinesis spell at will, but you can target only objects that aren't being worn or carried.</text:p>
              <text:p text:style-name="P1">(Requires Attunement)</text:p>
            </office:annotation>
            <text:p>Ring of Telekinesis</text:p>
          </table:table-cell>
          <table:covered-table-cell/>
          <table:table-cell table:style-name="ce21" office:value-type="string" calcext:value-type="string">
            <text:p>80,000 gp</text:p>
          </table:table-cell>
          <table:table-cell table:style-name="ce32" office:value-type="string" calcext:value-type="string">
            <text:p>Very Rare</text:p>
          </table:table-cell>
          <table:table-cell table:style-name="ce42" office:value-type="string" calcext:value-type="string" table:number-columns-spanned="2" table:number-rows-spanned="1">
            <office:annotation draw:style-name="gr4" draw:text-style-name="P2" svg:width="284.06pt" svg:height="50.49pt" svg:x="367.54pt" svg:y="1884.64pt" draw:caption-point-x="62.05pt" draw:caption-point-y="-19.13pt">
              <dc:date>2024-03-12T00:00:00</dc:date>
              <text:p text:style-name="P1">While wearing this belt, your Strength score changes to 25. The item has no effect on your if your Strength without the belt is equal to or greater than the belt's score.</text:p>
              <text:p text:style-name="P1">(Requires Attunement)</text:p>
            </office:annotation>
            <text:p>Belt of Fire Giant Strength</text:p>
          </table:table-cell>
          <table:covered-table-cell/>
          <table:table-cell table:style-name="ce43" office:value-type="string" calcext:value-type="string">
            <text:p>60,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19" draw:text-style-name="P2" svg:width="280.6pt" svg:height="117.67pt" svg:x="932.2pt" svg:y="1874.66pt" draw:caption-point-x="58.59pt" draw:caption-point-y="-9.16pt">
              <dc:date>2024-03-12T00:00:00</dc:date>
              <text:p text:style-name="P1">This copper amulet contains tiny interlocking gears and is powered by magic from Mechanus, a plane of clockwork predictability. A creature that puts an ear to the amulet can hear faint ticking and whirring noises coming from within.</text:p>
              <text:p text:style-name="P1"/>
              <text:p text:style-name="P1">When you make an attack roll while wearing the amulet, you can forgo rolling the d20 to get a 10 on the die. Once used. this property can't be used again until the next dawn.</text:p>
              <text:p text:style-name="P1"/>
              <text:p text:style-name="P1">Source: Xanathar’s Guide to Everything, page 137</text:p>
            </office:annotation>
            <text:p>Clockwork Amulet</text:p>
          </table:table-cell>
          <table:covered-table-cell/>
          <table:table-cell table:style-name="ce67" office:value-type="string" calcext:value-type="string">
            <text:p>2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4" draw:text-style-name="P2" svg:width="286.16pt" svg:height="50.49pt" svg:x="81.38pt" svg:y="1900.4pt" draw:caption-point-x="64.18pt" draw:caption-point-y="-19.13pt">
              <dc:date>2024-03-12T00:00:00</dc:date>
              <text:p text:style-name="P1">While wearing this ring, you can use an action to expend 1 of its 3 charges to cast the Wish spell from it. The ring becomes nonmagical when you use the last charge.</text:p>
              <text:p text:style-name="P1">(Requires Attunement)</text:p>
            </office:annotation>
            <text:p>Ring of Three Wishes</text:p>
          </table:table-cell>
          <table:covered-table-cell/>
          <table:table-cell table:style-name="ce21" office:value-type="string" calcext:value-type="string">
            <text:p>150,000 gp</text:p>
          </table:table-cell>
          <table:table-cell table:style-name="ce33" office:value-type="string" calcext:value-type="string">
            <text:p>Legendary</text:p>
          </table:table-cell>
          <table:table-cell table:style-name="ce42" office:value-type="string" calcext:value-type="string" table:number-columns-spanned="2" table:number-rows-spanned="1">
            <office:annotation draw:style-name="gr4" draw:text-style-name="P2" svg:width="284.06pt" svg:height="50.49pt" svg:x="367.54pt" svg:y="1900.4pt" draw:caption-point-x="62.05pt" draw:caption-point-y="-19.13pt">
              <dc:date>2024-03-12T00:00:00</dc:date>
              <text:p text:style-name="P1">While wearing this belt, your Strength score changes to 27. The item has no effect on your if your Strength without the belt is equal to or greater than the belt's score.</text:p>
              <text:p text:style-name="P1">(Requires Attunement)</text:p>
            </office:annotation>
            <text:p>Belt of Cloud Giant Strength</text:p>
          </table:table-cell>
          <table:covered-table-cell/>
          <table:table-cell table:style-name="ce43" office:value-type="string" calcext:value-type="string">
            <text:p>150,000 gp</text:p>
          </table:table-cell>
          <table:table-cell table:style-name="ce48" office:value-type="string" calcext:value-type="string">
            <text:p>Legendary</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15" draw:text-style-name="P2" svg:width="280.6pt" svg:height="61.68pt" svg:x="932.2pt" svg:y="1902.67pt" draw:caption-point-x="58.59pt" draw:caption-point-y="-21.4pt">
              <dc:date>2024-03-12T00:00:00</dc:date>
              <text:p text:style-name="P1">This elegant outfit of traveler's clothes magically mends itself to counteract daily wear and tear. Pieces of the outfit that are destroyed can't be repaired in this way.</text:p>
              <text:p text:style-name="P1"/>
              <text:p text:style-name="P1">Source: Xanathar’s Guide to Everything, page 137</text:p>
            </office:annotation>
            <text:p>Clothes of Mending</text:p>
          </table:table-cell>
          <table:covered-table-cell/>
          <table:table-cell table:style-name="ce67" office:value-type="string" calcext:value-type="string">
            <text:p>5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31" draw:text-style-name="P2" svg:width="286.16pt" svg:height="285.62pt" svg:x="81.38pt" svg:y="1893.06pt" draw:caption-point-x="64.18pt" draw:caption-point-y="3.97pt">
              <dc:date>2024-03-12T00:00:00</dc:date>
              <text:p text:style-name="P1">While wearing this ring, you have advantage on attack rolls against elementals from the Elemental Plane of Air, and they have disadvantage on attack rolls against you. In addition, you have access to properties based on the Elemental Plane of Air.</text:p>
              <text:p text:style-name="P1"/>
              <text:p text:style-name="P1">The ring has 5 charges. It regains 1d4 + 1 expended charges daily at dawn. Spells cast from the ring have a save DC of 17.</text:p>
              <text:p text:style-name="P1"/>
              <text:p text:style-name="P1">You can expend 2 of the ring's charges to cast dominate monster on an air elemental. In addition, when you fall, you descend 60 feet per round and take no damage from falling. You can also speak and understand Auran.</text:p>
              <text:p text:style-name="P1"/>
              <text:p text:style-name="P1">If you help slay an air elemental while attuned to the ring, you gain access to the following additional properties:</text:p>
              <text:p text:style-name="P1"/>
              <text:p text:style-name="P1">• You have resistance to lightning damage.</text:p>
              <text:p text:style-name="P1"/>
              <text:p text:style-name="P1">• You have a flying speed equal to your walking speed and can hover.</text:p>
              <text:p text:style-name="P1"/>
              <text:p text:style-name="P1">• You can cast the following spells from the ring, expending the necessary number of charges: chain lightning (3 charges), gust of wind (2 charges), or wind wall (1 charge).</text:p>
              <text:p text:style-name="P1">(Requires Attunement)</text:p>
            </office:annotation>
            <text:p>Ring of Air Elemental Command</text:p>
          </table:table-cell>
          <table:covered-table-cell/>
          <table:table-cell table:style-name="ce21" office:value-type="string" calcext:value-type="string">
            <text:p>35,000 gp</text:p>
          </table:table-cell>
          <table:table-cell table:style-name="ce33" office:value-type="string" calcext:value-type="string">
            <text:p>Legendary</text:p>
          </table:table-cell>
          <table:table-cell table:style-name="ce42" office:value-type="string" calcext:value-type="string" table:number-columns-spanned="2" table:number-rows-spanned="1">
            <office:annotation draw:style-name="gr4" draw:text-style-name="P2" svg:width="284.06pt" svg:height="50.49pt" svg:x="367.54pt" svg:y="1916.14pt" draw:caption-point-x="62.05pt" draw:caption-point-y="-19.11pt">
              <dc:date>2024-03-12T00:00:00</dc:date>
              <text:p text:style-name="P1">While wearing this belt, your Strength score changes to 29. The item has no effect on your if your Strength without the belt is equal to or greater than the belt's score.</text:p>
              <text:p text:style-name="P1">(Requires Attunement)</text:p>
            </office:annotation>
            <text:p>Belt of Storm Giant Strength</text:p>
          </table:table-cell>
          <table:covered-table-cell/>
          <table:table-cell table:style-name="ce43" office:value-type="string" calcext:value-type="string">
            <text:p>Your Soul</text:p>
          </table:table-cell>
          <table:table-cell table:style-name="ce48" office:value-type="string" calcext:value-type="string">
            <text:p>Legendary</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1" draw:text-style-name="P2" svg:width="280.6pt" svg:height="207.24pt" svg:x="932.2pt" svg:y="1892.89pt" draw:caption-point-x="58.59pt" draw:caption-point-y="4.14pt">
              <dc:date>2024-03-12T00:00:00</dc:date>
              <text:p text:style-name="P1">This amulet is fashioned from a single shard of resilient extraplanar material originating from the realm of your warlock patron. While you are wearing it, you gain the following benefits:</text:p>
              <text:p text:style-name="P1"/>
              <text:p text:style-name="P1"><text:s text:c="4"/>You can use the amulet as a spellcasting focus for your warlock spells.</text:p>
              <text:p text:style-name="P1"/>
              <text:p text:style-name="P1"><text:s text:c="4"/>You can try to cast a cantrip that you don't know. The cantrip must be on the warlock spell list, and you must make a DC 10 Intelligence (Arcana) check. If the check succeeds, you cast the spell. If the check fails, so does the spell, and the action used to cast the spell is wasted. In either case, you can't use this property again until you finish a long rest.</text:p>
              <text:p text:style-name="P1"/>
              <text:p text:style-name="P1">Source: Xanathar’s Guide to Everything, page 137</text:p>
              <text:p text:style-name="P1"/>
              <text:p text:style-name="P1">(Requires Attunement by a Warlock)</text:p>
            </office:annotation>
            <text:p>Dark Shard Amulet</text:p>
          </table:table-cell>
          <table:covered-table-cell/>
          <table:table-cell table:style-name="ce67" office:value-type="string" calcext:value-type="string">
            <text:p>10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24" draw:text-style-name="P2" svg:width="286.16pt" svg:height="330.41pt" svg:x="81.38pt" svg:y="1886.43pt" draw:caption-point-x="64.18pt" draw:caption-point-y="26.33pt">
              <dc:date>2024-03-12T00:00:00</dc:date>
              <text:p text:style-name="P1">While wearing this ring, you have advantage on attack rolls against elementals from the Elemental Plane of Earth and they have disadvantage on attack rolls against you. In addition, you have access to properties based on the Elemental Plane of Earth.</text:p>
              <text:p text:style-name="P1"/>
              <text:p text:style-name="P1">The ring has 5 charges. It regains 1d4 + 1 expended charges daily at dawn. Spells cast from the ring have a save DC of 17.</text:p>
              <text:p text:style-name="P1"/>
              <text:p text:style-name="P1">You can expend 2 of the ring's charges to cast dominate monster on an earth elemental. In addition, you can move in difficult terrain that is composed of rubble, rocks, or dirt as if it were normal terrain. You can also speak and understand Terran.</text:p>
              <text:p text:style-name="P1"/>
              <text:p text:style-name="P1">If you help slay an earth elemental while attuned to the ring, you gain access to the following additional properties:</text:p>
              <text:p text:style-name="P1"/>
              <text:p text:style-name="P1">• You have resistance to acid damage.</text:p>
              <text:p text:style-name="P1"/>
              <text:p text:style-name="P1">• You can move through solid earth or rock as if those areas were difficult terrain. If you end your turn there, you are shunted out to the nearest unoccupied space you last occupied.</text:p>
              <text:p text:style-name="P1"/>
              <text:p text:style-name="P1">• You can cast the following spells from the ring, expending the necessary number of charges: stone shape (2 charges), stoneskin (3 charges), or wall of stone (3 charges).</text:p>
              <text:p text:style-name="P1">(Requires Attunement)</text:p>
            </office:annotation>
            <text:p>Ring of Earth Elemental Command</text:p>
          </table:table-cell>
          <table:covered-table-cell/>
          <table:table-cell table:style-name="ce21" office:value-type="string" calcext:value-type="string">
            <text:p>31,000 gp</text:p>
          </table:table-cell>
          <table:table-cell table:style-name="ce33" office:value-type="string" calcext:value-type="string">
            <text:p>Legendary</text:p>
          </table:table-cell>
          <table:table-cell table:style-name="ce42" office:value-type="string" calcext:value-type="string" table:number-columns-spanned="2" table:number-rows-spanned="1">
            <office:annotation draw:style-name="gr4" draw:text-style-name="P2" svg:width="284.06pt" svg:height="42.75pt" svg:x="367.54pt" svg:y="1935.75pt" draw:caption-point-x="62.05pt" draw:caption-point-y="-22.99pt">
              <dc:date>2024-03-12T00:00:00</dc:date>
              <text:p text:style-name="P1">While wearing these bracers, you gain a +2 bonus to AC if you are wearing no armor and using no shield.</text:p>
              <text:p text:style-name="P1">(Requires Attunement)</text:p>
            </office:annotation>
            <text:p>Bracers of Defense</text:p>
          </table:table-cell>
          <table:covered-table-cell/>
          <table:table-cell table:style-name="ce43" office:value-type="string" calcext:value-type="string">
            <text:p>6,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6" draw:text-style-name="P2" svg:width="280.6pt" svg:height="28.09pt" svg:x="932.2pt" svg:y="1935.21pt" draw:caption-point-x="58.59pt" draw:caption-point-y="-22.45pt">
              <dc:date>2024-03-12T00:00:00</dc:date>
              <text:p text:style-name="P1">This fearsome steel helm makes your eyes glow red while you wear it.</text:p>
            </office:annotation>
            <text:p>Dread Helm</text:p>
          </table:table-cell>
          <table:covered-table-cell/>
          <table:table-cell table:style-name="ce67" office:value-type="string" calcext:value-type="string">
            <text:p>20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10" draw:text-style-name="P2" svg:width="286.16pt" svg:height="137.23pt" svg:x="81.38pt" svg:y="1951.51pt" draw:caption-point-x="64.18pt" draw:caption-point-y="-22.99pt">
              <dc:date>2024-03-12T00:00:00</dc:date>
              <text:p text:style-name="P1">This ring has 3 charges, and it regains 1d3 expended charges daily at dawn. While wearing the ring, you can use an action to expend 1 of its charges to cast one of the following spells:</text:p>
              <text:p text:style-name="P1"/>
              <text:p text:style-name="P1">• Animal friendship (save DC 13)</text:p>
              <text:p text:style-name="P1"/>
              <text:p text:style-name="P1">• Fear (save DC 13), targeting only beasts that have an Intelligence of 3 or lower</text:p>
              <text:p text:style-name="P1"/>
              <text:p text:style-name="P1">• Speak with animals</text:p>
              <text:p text:style-name="P1"/>
            </office:annotation>
            <text:p>Ring of Animal Influence</text:p>
          </table:table-cell>
          <table:covered-table-cell/>
          <table:table-cell table:style-name="ce21" office:value-type="string" calcext:value-type="string">
            <text:p>4,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14" draw:text-style-name="P2" svg:width="284.06pt" svg:height="72.88pt" svg:x="367.54pt" svg:y="1936.43pt" draw:caption-point-x="62.05pt" draw:caption-point-y="-7.91pt">
              <dc:date>2024-03-12T00:00:00</dc:date>
              <text:p text:style-name="P1">While this pearl is on your person, you can use an action to speak its command word and regain one expended spell slot. If the expended slot of of 4th level or higher, the new slot is 3rd level. Once you have used the pearl, it can't be used again until the next dawn.</text:p>
              <text:p text:style-name="P1">(Requires Attunement)</text:p>
            </office:annotation>
            <text:p>Pearl of Power</text:p>
          </table:table-cell>
          <table:covered-table-cell/>
          <table:table-cell table:style-name="ce43" office:value-type="string" calcext:value-type="string">
            <text:p>6,0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15" draw:text-style-name="P2" svg:width="280.6pt" svg:height="58.48pt" svg:x="932.2pt" svg:y="1951.51pt" draw:caption-point-x="58.59pt" draw:caption-point-y="-22.99pt">
              <dc:date>2024-03-12T00:00:00</dc:date>
              <text:p text:style-name="P1">While held up to your ear, this horn suppresses the effects of the deafened condition on you, allowing you to hear normally.</text:p>
              <text:p text:style-name="P1"/>
              <text:p text:style-name="P1">Source: Xanathar’s Guide to Everything, page 137</text:p>
            </office:annotation>
            <text:p>Ear Horn of Hearing</text:p>
          </table:table-cell>
          <table:covered-table-cell/>
          <table:table-cell table:style-name="ce67" office:value-type="string" calcext:value-type="string">
            <text:p>15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4" draw:text-style-name="P2" svg:width="286.16pt" svg:height="42.75pt" svg:x="81.38pt" svg:y="1967.24pt" draw:caption-point-x="64.18pt" draw:caption-point-y="-22.96pt">
              <dc:date>2024-03-12T00:00:00</dc:date>
              <text:p text:style-name="P1">You have a swimming speed of 40 feet while wearing this ring.</text:p>
              <text:p text:style-name="P1"/>
            </office:annotation>
            <text:p>Ring of Swimming</text:p>
          </table:table-cell>
          <table:covered-table-cell/>
          <table:table-cell table:style-name="ce21" office:value-type="string" calcext:value-type="string">
            <text:p>3,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4" draw:text-style-name="P2" svg:width="284.06pt" svg:height="151.26pt" svg:x="367.54pt" svg:y="1912.99pt" draw:caption-point-x="62.05pt" draw:caption-point-y="31.29pt">
              <dc:date>2024-03-12T00:00:00</dc:date>
              <text:p text:style-name="P1">You must be proficient with wind instruments to use these pipes. They have 3 charges. You can use an action to play them and expend 1 charge to create an eerie, spellbinding tune. Each creature within 30 feet of you that hears you play must succeed on a DC 15 Wisdom saving throw or become frightened of you for 1 minute. If you wish, all creatures in the area that aren't hostile toward you automatically succeed on the saving throw. A creature that fails the saving throw can repeat it at the end of each of its turns, ending the effect on itself on a success. A creature that succeeds on its saving throw is immune to the effect of these pipes for 24 hours. The pipes regain 1d3 expended charges daily at dawn.</text:p>
              <text:p text:style-name="P1"/>
            </office:annotation>
            <text:p>Pipes of Haunting</text:p>
          </table:table-cell>
          <table:covered-table-cell/>
          <table:table-cell table:style-name="ce43" office:value-type="string" calcext:value-type="string">
            <text:p>2,0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3" draw:text-style-name="P2" svg:width="280.6pt" svg:height="61.68pt" svg:x="932.2pt" svg:y="1965.66pt" draw:caption-point-x="58.59pt" draw:caption-point-y="-21.37pt">
              <dc:date>2024-03-12T00:00:00</dc:date>
              <text:p text:style-name="P1">This spellbook, along with anything written on its pages, can't be damaged by fire or immersion in water. In addition, the spellbook doesn't deteriorate with age.</text:p>
              <text:p text:style-name="P1"/>
              <text:p text:style-name="P1">Source: Xanathar’s Guide to Everything, page 137</text:p>
            </office:annotation>
            <text:p>Enduring Spellbook</text:p>
          </table:table-cell>
          <table:covered-table-cell/>
          <table:table-cell table:style-name="ce67" office:value-type="string" calcext:value-type="string">
            <text:p>10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4" draw:text-style-name="P2" svg:width="286.16pt" svg:height="50.49pt" svg:x="81.38pt" svg:y="1979.15pt" draw:caption-point-x="64.18pt" draw:caption-point-y="-19.13pt">
              <dc:date>2024-03-12T00:00:00</dc:date>
              <text:p text:style-name="P1">While wearing this ring, you can cast the jump spell from it as a bonus action at will, but can target only yourself when you do so.</text:p>
              <text:p text:style-name="P1">(Requires Attunement)</text:p>
            </office:annotation>
            <text:p>Ring of Jumping</text:p>
          </table:table-cell>
          <table:covered-table-cell/>
          <table:table-cell table:style-name="ce21" office:value-type="string" calcext:value-type="string">
            <text:p>2,5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4" draw:text-style-name="P2" svg:width="284.06pt" svg:height="50.49pt" svg:x="367.54pt" svg:y="1979.15pt" draw:caption-point-x="62.05pt" draw:caption-point-y="-19.13pt">
              <dc:date>2024-03-12T00:00:00</dc:date>
              <text:p text:style-name="P1">While wearing this brooch, you have resistance to force damage, and you have immunity to damage from the magic missile spell.</text:p>
              <text:p text:style-name="P1">(Requires Attunement)</text:p>
            </office:annotation>
            <text:p>Brooch of Shielding</text:p>
          </table:table-cell>
          <table:covered-table-cell/>
          <table:table-cell table:style-name="ce43" office:value-type="string" calcext:value-type="string">
            <text:p>7,5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15" draw:text-style-name="P2" svg:width="280.6pt" svg:height="84.08pt" svg:x="932.2pt" svg:y="1970.22pt" draw:caption-point-x="58.59pt" draw:caption-point-y="-10.2pt">
              <dc:date>2024-03-12T00:00:00</dc:date>
              <text:p text:style-name="P1">This artificial eye replaces a real one that was lost or removed. While the ersata eye is embedded in your eye socket, it can't be removed by anyone other than you, and you can see through the tiny orb as though it were a normal eye.</text:p>
              <text:p text:style-name="P1"/>
              <text:p text:style-name="P1">Source: Xanathar’s Guide to Everything, page 137</text:p>
            </office:annotation>
            <text:p>Ersatz Eye</text:p>
          </table:table-cell>
          <table:covered-table-cell/>
          <table:table-cell table:style-name="ce67" office:value-type="string" calcext:value-type="string">
            <text:p>5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2" draw:text-style-name="P2" svg:width="286.16pt" svg:height="28.09pt" svg:x="81.38pt" svg:y="1998.2pt" draw:caption-point-x="64.18pt" draw:caption-point-y="-22.42pt">
              <dc:date>2024-03-12T00:00:00</dc:date>
              <text:p text:style-name="P1">While wearing this ring, you can stand on and move across any liquid surface as if it were solid ground.</text:p>
            </office:annotation>
            <text:p>Ring of Water Walking</text:p>
          </table:table-cell>
          <table:covered-table-cell/>
          <table:table-cell table:style-name="ce21" office:value-type="string" calcext:value-type="string">
            <text:p>1,5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4" draw:text-style-name="P2" svg:width="284.06pt" svg:height="50.49pt" svg:x="367.54pt" svg:y="1994.88pt" draw:caption-point-x="62.05pt" draw:caption-point-y="-19.11pt">
              <dc:date>2024-03-12T00:00:00</dc:date>
              <text:p text:style-name="P1">Your Constitution score is 19 while you wear this amulet. It has no effect on you if your Constitution score is already 19 or higher without it.</text:p>
              <text:p text:style-name="P1">(Requires Attunement)</text:p>
            </office:annotation>
            <text:p>Amulet of Health</text:p>
          </table:table-cell>
          <table:covered-table-cell/>
          <table:table-cell table:style-name="ce43" office:value-type="string" calcext:value-type="string">
            <text:p>8,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3" draw:text-style-name="P2" svg:width="280.6pt" svg:height="128.86pt" svg:x="932.2pt" svg:y="1963.56pt" draw:caption-point-x="58.59pt" draw:caption-point-y="12.22pt">
              <dc:date>2024-03-12T00:00:00</dc:date>
              <text:p text:style-name="P1">This hat has 3 charges. While holding the hat, you can use an action to expend 1 of its charges and speak a command word that summons your choice of a bat, a frog, or a rat. The summoned creature magically appears in the hat and tries to get away from you as quickly as possible. The creature is neither friendly nor hostile, and it isn't under your control. It behaves as an ordinary creature of its kind and disappears after 1 hour or when it drops to 0 hit points. The hat regains all expended charges daily at dawn.</text:p>
              <text:p text:style-name="P1"/>
              <text:p text:style-name="P1">Source: Xanathar’s Guide to Everything, page 137</text:p>
            </office:annotation>
            <text:p>Hat of Vermin</text:p>
          </table:table-cell>
          <table:covered-table-cell/>
          <table:table-cell table:style-name="ce67" office:value-type="string" calcext:value-type="string">
            <text:p>5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4" draw:text-style-name="P2" svg:width="286.16pt" svg:height="50.49pt" svg:x="81.38pt" svg:y="2010.64pt" draw:caption-point-x="64.18pt" draw:caption-point-y="-19.13pt">
              <dc:date>2024-03-12T00:00:00</dc:date>
              <text:p text:style-name="P1">While wearing this ring, you have resistance to cold damage. In addition, you and everything you wear and carry are unharmed by temperatures as low as -50 degrees Fahrenheit.</text:p>
              <text:p text:style-name="P1">(Requires Attunement)</text:p>
            </office:annotation>
            <text:p>Ring of Warmth</text:p>
          </table:table-cell>
          <table:covered-table-cell/>
          <table:table-cell table:style-name="ce21" office:value-type="string" calcext:value-type="string">
            <text:p>1,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4" draw:text-style-name="P2" svg:width="284.06pt" svg:height="50.49pt" svg:x="367.54pt" svg:y="2010.64pt" draw:caption-point-x="62.05pt" draw:caption-point-y="-19.13pt">
              <dc:date>2024-03-12T00:00:00</dc:date>
              <text:p text:style-name="P1">Your Strength score is 19 while you wear these gauntlets. They have no effect on you if your Strength is already 19 or higher without them.</text:p>
              <text:p text:style-name="P1">(Requires Attunement)</text:p>
            </office:annotation>
            <text:p>Gauntlets of Ogre Power</text:p>
          </table:table-cell>
          <table:covered-table-cell/>
          <table:table-cell table:style-name="ce43" office:value-type="string" calcext:value-type="string">
            <text:p>8,0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20" draw:text-style-name="P2" svg:width="280.6pt" svg:height="184.85pt" svg:x="932.2pt" svg:y="1990.71pt" draw:caption-point-x="58.59pt" draw:caption-point-y="0.79pt">
              <dc:date>2024-03-12T00:00:00</dc:date>
              <text:p text:style-name="P1">This antiquated, cone—shaped hat is adorned with gold crescent moons and stars. While you are wearing it, you gain the following benefits:</text:p>
              <text:p text:style-name="P1"/>
              <text:p text:style-name="P1"><text:s text:c="4"/>You can use the hat as a spellcasting focus for your wizard spells.</text:p>
              <text:p text:style-name="P1"><text:s text:c="4"/>You can try to cast a cantrip that you don't know. The cantrip must be on the wizard spell list, and you must make a DC 10 Intelligence (Arcana) check. If the check succeeds, you cast the spell. If the check fails, so does the spell, and the action used to cast the spell is wasted. In either case, you can't use this property again until you finish a long rest.</text:p>
              <text:p text:style-name="P1"/>
              <text:p text:style-name="P1">Source: Xanathar’s Guide to Everything, page 137</text:p>
              <text:p text:style-name="P1">(Requires Attunement by a Wizard)</text:p>
              <text:p text:style-name="P1"/>
            </office:annotation>
            <text:p>Hat of Wizardry</text:p>
          </table:table-cell>
          <table:covered-table-cell/>
          <table:table-cell table:style-name="ce67" office:value-type="string" calcext:value-type="string">
            <text:p>10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15" draw:text-style-name="P2" svg:width="286.16pt" svg:height="140.06pt" svg:x="81.38pt" svg:y="1989.47pt" draw:caption-point-x="64.18pt" draw:caption-point-y="17.8pt">
              <dc:date>2024-03-12T00:00:00</dc:date>
              <text:p text:style-name="P1">This wooden broom, which weighs 3 pounds, functions like a mundane broom until you stand astride it and speak its command word. It then hovers beneath you and can be ridden in the air. It has a flying speed of 50 feet. It can carry up to 400 pounds, but its flying speed becomes 30 feet while carrying over 200 pounds. The broom stops hovering when you land.</text:p>
              <text:p text:style-name="P1"/>
              <text:p text:style-name="P1">You can send the broom to travel alone to a destination within 1 mile of you if you speak the command word, name the location, and are familiar with that place. The broom comes back to you when you speak another command word, provided that the broom is still within 1 mile of you.</text:p>
            </office:annotation>
            <text:p>Broom of Flying</text:p>
          </table:table-cell>
          <table:covered-table-cell/>
          <table:table-cell table:style-name="ce21" office:value-type="string" calcext:value-type="string">
            <text:p>5,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4" draw:text-style-name="P2" svg:width="284.06pt" svg:height="50.49pt" svg:x="367.54pt" svg:y="2026.4pt" draw:caption-point-x="62.05pt" draw:caption-point-y="-19.13pt">
              <dc:date>2024-03-12T00:00:00</dc:date>
              <text:p text:style-name="P1">Your Intelligence score is 19 while you wear this headband. It has no effect on you if your Intelligence is already 19 or higher without it.</text:p>
              <text:p text:style-name="P1">(Requires Attunement)</text:p>
            </office:annotation>
            <text:p>Headband of Intellect</text:p>
          </table:table-cell>
          <table:covered-table-cell/>
          <table:table-cell table:style-name="ce43" office:value-type="string" calcext:value-type="string">
            <text:p>8,0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15" draw:text-style-name="P2" svg:width="280.6pt" svg:height="106.47pt" svg:x="932.2pt" svg:y="2006.28pt" draw:caption-point-x="58.59pt" draw:caption-point-y="0.99pt">
              <dc:date>2024-03-12T00:00:00</dc:date>
              <text:p text:style-name="P1">This belt pouch appears empty and has 10 charges. While holding the pouch, you can use an action to expend 1 of its charges, speak the name of any nonmagical food seasoning (such as salt, pepper, saffron, or cilantro), and remove a pinch of the desired seasoning from the pouch. A pinch is enough to season a single meal. The pouch regains 1d6+4 expended charges daily at dawn.</text:p>
              <text:p text:style-name="P1"/>
              <text:p text:style-name="P1">Source: Xanathar’s Guide to Everything, page 137</text:p>
            </office:annotation>
            <text:p>Heward's Handy Spice Pouch</text:p>
          </table:table-cell>
          <table:covered-table-cell/>
          <table:table-cell table:style-name="ce67" office:value-type="string" calcext:value-type="string">
            <text:p>4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4" draw:text-style-name="P2" svg:width="286.16pt" svg:height="84.08pt" svg:x="81.38pt" svg:y="2025.33pt" draw:caption-point-x="64.18pt" draw:caption-point-y="-2.3pt">
              <dc:date>2024-03-12T00:00:00</dc:date>
              <text:p text:style-name="P1">While wearing this cloak, you can use an action to speak its command word. This turns the cloak into a pair of bat wings or bird wings on your back for 1 hour or until you repeat the command word as an action. The wings give you a flying speed of 60 feet. When they disappear, you can't use them again for 1d12 hours.</text:p>
              <text:p text:style-name="P1">(Requires Attunement)</text:p>
            </office:annotation>
            <text:p>Wings of Flying</text:p>
          </table:table-cell>
          <table:covered-table-cell/>
          <table:table-cell table:style-name="ce21" office:value-type="string" calcext:value-type="string">
            <text:p>5,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19" draw:text-style-name="P2" svg:width="284.06pt" svg:height="90pt" svg:x="367.54pt" svg:y="2045.99pt" draw:caption-point-x="62.05pt" draw:caption-point-y="-22.96pt">
              <dc:date>2024-03-12T00:00:00</dc:date>
              <text:p text:style-name="P1">You have resistance to a type of damage while you wear this armor.</text:p>
              <text:p text:style-name="P1"/>
              <text:p text:style-name="P1">(Acid, Cold, Fire, Force, Lightning, Necrotic, Poison, Psychic, Radiant, Thunder)</text:p>
              <text:p text:style-name="P1"/>
              <text:p text:style-name="P1">(Requires Attunement)</text:p>
            </office:annotation>
            <text:p>Ring of Resistance</text:p>
          </table:table-cell>
          <table:covered-table-cell/>
          <table:table-cell table:style-name="ce43" office:value-type="string" calcext:value-type="string">
            <text:p>6,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3" draw:text-style-name="P2" svg:width="280.6pt" svg:height="84.08pt" svg:x="932.2pt" svg:y="2033.21pt" draw:caption-point-x="58.59pt" draw:caption-point-y="-10.18pt">
              <dc:date>2024-03-12T00:00:00</dc:date>
              <text:p text:style-name="P1">This horn has 4 charges. When you use an action to blow it, one creature of your choice can hear the horns blare, provided the creature is within 600 feet of the horn and not deafened. No other creature hears sound coming from the horn. The horn regains 1d4 expended charges daily at dawn.</text:p>
              <text:p text:style-name="P1"/>
              <text:p text:style-name="P1">Source: Xanathar’s Guide to Everything, page 137</text:p>
            </office:annotation>
            <text:p>Horn of Silent Alarm</text:p>
          </table:table-cell>
          <table:covered-table-cell/>
          <table:table-cell table:style-name="ce67" office:value-type="string" calcext:value-type="string">
            <text:p>5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11" draw:text-style-name="P2" svg:width="286.16pt" svg:height="117.67pt" svg:x="81.38pt" svg:y="2040.04pt" draw:caption-point-x="64.18pt" draw:caption-point-y="-1.28pt">
              <dc:date>2024-03-12T00:00:00</dc:date>
              <text:p text:style-name="P1">While you wear these boots, you have a flying speed equal to your walking speed. You can use the boots to fly for up to 4 hours, all at once or in several shorter flights, each one using a minimum of 1 minute from the duration. If you are flying when the duration expires, you descend at a rate of 30 feet per round until you land.</text:p>
              <text:p text:style-name="P1"/>
              <text:p text:style-name="P1">The boots regain 2 hours of flying capability for every 12 hours they aren't in use.</text:p>
              <text:p text:style-name="P1">(Requires Attunement)</text:p>
            </office:annotation>
            <text:p>Winged Boots</text:p>
          </table:table-cell>
          <table:covered-table-cell/>
          <table:table-cell table:style-name="ce21" office:value-type="string" calcext:value-type="string">
            <text:p>4,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4" draw:text-style-name="P2" svg:width="284.06pt" svg:height="42.75pt" svg:x="367.54pt" svg:y="2061.75pt" draw:caption-point-x="62.05pt" draw:caption-point-y="-22.99pt">
              <dc:date>2024-03-12T00:00:00</dc:date>
              <text:p text:style-name="P1">You gain a +1 bonus to AC and saving throws while wearing this ring.</text:p>
              <text:p text:style-name="P1">(Requires Attunement)</text:p>
            </office:annotation>
            <text:p>Ring of Protection</text:p>
          </table:table-cell>
          <table:covered-table-cell/>
          <table:table-cell table:style-name="ce43" office:value-type="string" calcext:value-type="string">
            <text:p>3,5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33" draw:text-style-name="P2" svg:width="280.6pt" svg:height="554.34pt" svg:x="932.2pt" svg:y="2010.7pt" draw:caption-point-x="58.59pt" draw:caption-point-y="28.06pt">
              <dc:date>2024-03-12T00:00:00</dc:date>
              <text:p text:style-name="P1">While you are playing this musical instrument, you can create harmless, illusory visual effects within a 5-foot-radius sphere centered on the instrument. If you are a bard, the radius increases to 15 feet. Sample visual effects include luminous musical notes, a spectral dancer, butterflies, and gently falling snow. The magical effects have neither substance nor sound, and they are obviously illusory. The effects end when you stop playing.</text:p>
              <text:p text:style-name="P1"/>
              <text:p text:style-name="P1">If you have proficiency with a given musical instrument, you can add your proficiency bonus to any ability checks you make to play music with the instrument.</text:p>
              <text:p text:style-name="P1"/>
              <text:p text:style-name="P1">A bard can use a musical instrument as a spellcasting focus, substituting it for any material component that does not list a cost.</text:p>
              <text:p text:style-name="P1"/>
              <text:p text:style-name="P1">Each type of musical instrument requires a separate proficiency.</text:p>
              <text:p text:style-name="P1"/>
              <text:p text:style-name="P1">See the Tool Proficiencies entry of the Variant and Optional rules page for more information</text:p>
              <text:p text:style-name="P1"/>
              <text:p text:style-name="P1">Proficiency with a musical instrument indicates you are familiar with the techniques used to play it. You also have knowledge of some songs commonly performed with that instrument.</text:p>
              <text:p text:style-name="P1">History.</text:p>
              <text:p text:style-name="P1"/>
              <text:p text:style-name="P1">Your expertise aids you in recalling lore related to your instrument.</text:p>
              <text:p text:style-name="P1">Performance.</text:p>
              <text:p text:style-name="P1"/>
              <text:p text:style-name="P1">Your ability to put on a good show is improved when you incorporate an instrument into your act.</text:p>
              <text:p text:style-name="P1">Compose a Tune.</text:p>
              <text:p text:style-name="P1"/>
              <text:p text:style-name="P1">As part of a long rest, you can compose a new tune and lyrics for your instrument. You might use this ability to impress a noble or spread scandalous rumors with a catchy tune.</text:p>
              <text:p text:style-name="P1">Musical InstrumentActivity<text:tab/>DC</text:p>
              <text:p text:style-name="P1">Identify a tune<text:tab/>10</text:p>
              <text:p text:style-name="P1">Improvise a tune<text:tab/>20</text:p>
              <text:p text:style-name="P1">Source: Xanathar’s Guide to </text:p>
              <text:p text:style-name="P1"/>
              <text:p text:style-name="P1">Everything, page 137. Additional information from Xanathar’s Guide to Everything, page 83.</text:p>
              <text:p text:style-name="P1"/>
              <text:p text:style-name="P1">(Requires Attunement)</text:p>
            </office:annotation>
            <text:p>Instrument of Illusions</text:p>
          </table:table-cell>
          <table:covered-table-cell/>
          <table:table-cell table:style-name="ce67" office:value-type="string" calcext:value-type="string">
            <text:p>5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11" draw:text-style-name="P2" svg:width="286.16pt" svg:height="106.47pt" svg:x="81.38pt" svg:y="2061.41pt" draw:caption-point-x="64.18pt" draw:caption-point-y="-6.89pt">
              <dc:date>2024-03-12T00:00:00</dc:date>
              <text:p text:style-name="P1">You can speak the carpet's command word as an action to make the carpet hover and fly. It moves according to your spoken directions, provided that you are within 30 feet of it.</text:p>
              <text:p text:style-name="P1"/>
              <text:p text:style-name="P1">A 3 ft. x 5 ft. carpet can carry up to 200 lb. at a fly speed of 80 feet. A carpet can carry up to twice the weight shown on the table, but it flies at half speed if it carries more than its normal capacity.</text:p>
              <text:p text:style-name="P1"/>
            </office:annotation>
            <text:p>Carpet of Flying 3x5</text:p>
          </table:table-cell>
          <table:covered-table-cell/>
          <table:table-cell table:style-name="ce21" office:value-type="string" calcext:value-type="string">
            <text:p>8,000 gp</text:p>
          </table:table-cell>
          <table:table-cell table:style-name="ce32" office:value-type="string" calcext:value-type="string">
            <text:p>Very Rare</text:p>
          </table:table-cell>
          <table:table-cell table:style-name="ce42" office:value-type="string" calcext:value-type="string" table:number-columns-spanned="2" table:number-rows-spanned="1">
            <office:annotation draw:style-name="gr14" draw:text-style-name="P2" svg:width="284.06pt" svg:height="61.68pt" svg:x="367.54pt" svg:y="2068.04pt" draw:caption-point-x="62.05pt" draw:caption-point-y="-13.52pt">
              <dc:date>2024-03-12T00:00:00</dc:date>
              <text:p text:style-name="P1">This ring has 3 charges, and it regains 1d3 expended charges daily at dawn. When you fail a Dexterity saving throw while wearing it, you can use your reaction to expend 1 of its charges to succeed on that saving throw instead.</text:p>
              <text:p text:style-name="P1">(Requires Attunement)</text:p>
            </office:annotation>
            <text:p>Ring of Evasion</text:p>
          </table:table-cell>
          <table:covered-table-cell/>
          <table:table-cell table:style-name="ce43" office:value-type="string" calcext:value-type="string">
            <text:p>5,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34" draw:text-style-name="P2" svg:width="280.6pt" svg:height="565.54pt" svg:x="932.2pt" svg:y="2013pt" draw:caption-point-x="58.59pt" draw:caption-point-y="41.53pt">
              <dc:date>2024-03-12T00:00:00</dc:date>
              <text:p text:style-name="P1">This musical instrument has 3 charges. While you are playing it, you can use an action to expend 1 charge from the instrument and write a magical message on a nonmagical object or surface that you can see within 30 feet of you. The message can be up to six words long and is written in a language you know. If you are a bard, you can scribe an additional seven words and choose to make the message glow faintly, allowing it to be seen in nonmagical darkness. Casting dispel magic on the message erases it. Otherwise, the message fades away after 24 hours.</text:p>
              <text:p text:style-name="P1"/>
              <text:p text:style-name="P1">The instrument regains all expended charges daily at dawn.</text:p>
              <text:p text:style-name="P1"/>
              <text:p text:style-name="P1">If you have proficiency with a given musical instrument, you can add your proficiency bonus to any ability checks you make to play music with the instrument.</text:p>
              <text:p text:style-name="P1"/>
              <text:p text:style-name="P1">A bard can use a musical instrument as a spellcasting focus, substituting it for any material component that does not list a cost.</text:p>
              <text:p text:style-name="P1"/>
              <text:p text:style-name="P1">Each type of musical instrument requires a separate proficiency.</text:p>
              <text:p text:style-name="P1"/>
              <text:p text:style-name="P1">See the Tool Proficiencies entry of the Variant and Optional rules page for more information</text:p>
              <text:p text:style-name="P1"/>
              <text:p text:style-name="P1">Proficiency with a musical instrument indicates you are familiar with the techniques used to play it. You also have knowledge of some songs commonly performed with that instrument.</text:p>
              <text:p text:style-name="P1">History.</text:p>
              <text:p text:style-name="P1"/>
              <text:p text:style-name="P1">Your expertise aids you in recalling lore related to your instrument.</text:p>
              <text:p text:style-name="P1">Performance.</text:p>
              <text:p text:style-name="P1"/>
              <text:p text:style-name="P1">Your ability to put on a good show is improved when you incorporate an instrument into your act.</text:p>
              <text:p text:style-name="P1">Compose a Tune.</text:p>
              <text:p text:style-name="P1"/>
              <text:p text:style-name="P1">As part of a long rest, you can compose a new tune and lyrics for your instrument. You might use this ability to impress a noble or spread scandalous rumors with a catchy tune.</text:p>
              <text:p text:style-name="P1">Musical InstrumentActivity<text:tab/>DC</text:p>
              <text:p text:style-name="P1">Identify a tune<text:tab/>10</text:p>
              <text:p text:style-name="P1">Improvise a tune<text:tab/>20</text:p>
              <text:p text:style-name="P1">Source: Xanathar’s Guide to Everything, page 138. Additional information from Xanathar’s Guide to Everything, page 83.</text:p>
              <text:p text:style-name="P1">(Requires Attunement)</text:p>
            </office:annotation>
            <text:p>Instrument of Scribing</text:p>
          </table:table-cell>
          <table:covered-table-cell/>
          <table:table-cell table:style-name="ce67" office:value-type="string" calcext:value-type="string">
            <text:p>5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3" draw:text-style-name="P2" svg:width="286.16pt" svg:height="95.27pt" svg:x="81.38pt" svg:y="2074.88pt" draw:caption-point-x="64.18pt" draw:caption-point-y="-4.59pt">
              <dc:date>2024-03-12T00:00:00</dc:date>
              <text:p text:style-name="P1">You can speak the carpet's command word as an action to make the carpet hover and fly. It moves according to your spoken directions, provided that you are within 30 feet of it.</text:p>
              <text:p text:style-name="P1"/>
              <text:p text:style-name="P1">A 4 ft. x 6 ft. carpet can carry up to 400 lb. at a fly speed of 60 feet. A carpet can carry up to twice the weight shown on the table, but it flies at half speed if it carries more than its normal capacity.</text:p>
            </office:annotation>
            <text:p>Carpet of Flying 4x6</text:p>
          </table:table-cell>
          <table:covered-table-cell/>
          <table:table-cell table:style-name="ce21" office:value-type="string" calcext:value-type="string">
            <text:p>16,000 gp</text:p>
          </table:table-cell>
          <table:table-cell table:style-name="ce32" office:value-type="string" calcext:value-type="string">
            <text:p>Very Rare</text:p>
          </table:table-cell>
          <table:table-cell table:style-name="ce42" office:value-type="string" calcext:value-type="string" table:number-columns-spanned="2" table:number-rows-spanned="1">
            <office:annotation draw:style-name="gr35" draw:text-style-name="P2" svg:width="284.06pt" svg:height="442.37pt" svg:x="367.54pt" svg:y="2003.7pt" draw:caption-point-x="62.05pt" draw:caption-point-y="66.59pt">
              <dc:date>2024-03-12T00:00:00</dc:date>
              <text:p text:style-name="P1">While wearing this ring in dim light or darkness, you can cast dancing lights and light from the ring at will. Casting either spell from the ring requires an action.</text:p>
              <text:p text:style-name="P1"/>
              <text:p text:style-name="P1">The ring has 6 charges for the following other properties. The ring regains 1d6 expended charges daily at dawn.</text:p>
              <text:p text:style-name="P1"/>
              <text:p text:style-name="P1">Faerie Fire: You can expend 1 charge as an action to cast faerie fire from the ring.</text:p>
              <text:p text:style-name="P1"/>
              <text:p text:style-name="P1">Ball Lightning: You can expend 2 charges as an, action to create one to four 3-foot-diameter spheres of lightning. The more spheres you create, the less powerful each sphere is individually.</text:p>
              <text:p text:style-name="P1"/>
              <text:p text:style-name="P1">Each sphere appears in an unoccupied space you can see within 120 feet of you. The spheres last as long as you concentrate (as if concentrating on a spell), up to 1 minute. Each sphere sheds dim light in a 30-foot radius.</text:p>
              <text:p text:style-name="P1"/>
              <text:p text:style-name="P1">As a bonus action, you can move each sphere up to 30 feet, but no farther than 120 feet away from you. When a creature other than you comes within 5 feet of a sphere, the sphere discharges lightning at that creature and disappears. That creature must make a DC 15 Dexterity saving throw. On a failed save, the creature takes lightning damage based on the number of spheres you created. (4 spheres = 2d4, 3 spheres = 2d6, 2 spheres = 5d4, 1 sphere = 4d12)</text:p>
              <text:p text:style-name="P1"/>
              <text:p text:style-name="P1">Shooting Stars.</text:p>
              <text:p text:style-name="P1"/>
              <text:p text:style-name="P1">You can expend 1 to 3 charges as an action. For every charge you expend, you launch a glowing mote of light from the ring at a point you can see within 60 feet of you. Each creature within a 15-foot cube originating from that point is showered in sparks and must make a DC 15 Dexterity saving throw. taking 5d4 fire damage on a failed save, or half as much damage on a successful one.</text:p>
              <text:p text:style-name="P1">(Requires Attunement)</text:p>
            </office:annotation>
            <text:p>Ring of Shooting Stars</text:p>
          </table:table-cell>
          <table:covered-table-cell/>
          <table:table-cell table:style-name="ce43" office:value-type="string" calcext:value-type="string">
            <text:p>15,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3" draw:text-style-name="P2" svg:width="280.6pt" svg:height="84.08pt" svg:x="932.2pt" svg:y="2080.46pt" draw:caption-point-x="58.59pt" draw:caption-point-y="-10.18pt">
              <dc:date>2024-03-12T00:00:00</dc:date>
              <text:p text:style-name="P1">This lock appears to be an ordinary lock (of the type described in chapter 5 of the Player's Handbook) and comes with a single key. The tumblers in this lock magically adjust to thwart burglars. Dexterity checks made to pick the lock have disadvantage.</text:p>
              <text:p text:style-name="P1"/>
              <text:p text:style-name="P1">Source: Xanathar’s Guide to Everything, page 138</text:p>
            </office:annotation>
            <text:p>Lock of Trickery</text:p>
          </table:table-cell>
          <table:covered-table-cell/>
          <table:table-cell table:style-name="ce67" office:value-type="string" calcext:value-type="string">
            <text:p>1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15" draw:text-style-name="P2" svg:width="286.16pt" svg:height="95.27pt" svg:x="81.38pt" svg:y="2090.61pt" draw:caption-point-x="64.18pt" draw:caption-point-y="-4.59pt">
              <dc:date>2024-03-12T00:00:00</dc:date>
              <text:p text:style-name="P1">You can speak the carpet's command word as an action to make the carpet hover and fly. It moves according to your spoken directions, provided that you are within 30 feet of it.</text:p>
              <text:p text:style-name="P1"/>
              <text:p text:style-name="P1">A 5 ft. x 7 ft. carpet can carry up to 600 lb. at a fly speed of 40 feet. A carpet can carry up to twice the weight shown on the table, but it flies at half speed if it carries more than its normal capacity.</text:p>
            </office:annotation>
            <text:p>Carpet of Flying 5x7</text:p>
          </table:table-cell>
          <table:covered-table-cell/>
          <table:table-cell table:style-name="ce21" office:value-type="string" calcext:value-type="string">
            <text:p>24,000 gp</text:p>
          </table:table-cell>
          <table:table-cell table:style-name="ce32" office:value-type="string" calcext:value-type="string">
            <text:p>Very Rare</text:p>
          </table:table-cell>
          <table:table-cell table:style-name="ce42" office:value-type="string" calcext:value-type="string" table:number-columns-spanned="2" table:number-rows-spanned="1">
            <office:annotation draw:style-name="gr21" draw:text-style-name="P2" svg:width="284.06pt" svg:height="252.03pt" svg:x="367.54pt" svg:y="2083.12pt" draw:caption-point-x="62.05pt" draw:caption-point-y="2.89pt">
              <dc:date>2024-03-12T00:00:00</dc:date>
              <text:p text:style-name="P1">While wearing this ring, you have advantage on attack rolls against elementals from the Elemental Plane of Fire and they have disadvantage on attack rolls against you. In addition, you have access to properties based on the Elemental Plane of Fire.</text:p>
              <text:p text:style-name="P1"/>
              <text:p text:style-name="P1">The ring has 5 charges. It regains 1d4 + 1 expended charges daily at dawn. Spells cast from the ring have a save DC of 17.</text:p>
              <text:p text:style-name="P1"/>
              <text:p text:style-name="P1">You can expend 2 of the ring's charges to cast dominate monster on a fire elemental. In addition, you have resistance to fire damage. You can also speak and understand Ignan.</text:p>
              <text:p text:style-name="P1"/>
              <text:p text:style-name="P1">If you help slay a fire elemental while attuned to the ring, you gain access to the following additional properties:</text:p>
              <text:p text:style-name="P1"/>
              <text:p text:style-name="P1">• You are immune to fire damage.</text:p>
              <text:p text:style-name="P1"/>
              <text:p text:style-name="P1">• You can cast the following spells from the ring, expending the necessary number of charges: burning hands (1 charge), fireball (2 charges), and wall of fire (3 charges).</text:p>
              <text:p text:style-name="P1">(Requires Attunement)</text:p>
            </office:annotation>
            <text:p>Ring of Fire Elemental Command</text:p>
          </table:table-cell>
          <table:covered-table-cell/>
          <table:table-cell table:style-name="ce43" office:value-type="string" calcext:value-type="string">
            <text:p>15,000 gp</text:p>
          </table:table-cell>
          <table:table-cell table:style-name="ce48" office:value-type="string" calcext:value-type="string">
            <text:p>Legendary</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15" draw:text-style-name="P2" svg:width="280.6pt" svg:height="61.68pt" svg:x="932.2pt" svg:y="2107.42pt" draw:caption-point-x="58.59pt" draw:caption-point-y="-21.4pt">
              <dc:date>2024-03-12T00:00:00</dc:date>
              <text:p text:style-name="P1">In darkness, the unsheathed blade of this sword sheds moonlight, creating bright light in a 15-foot radius and dim light for an additional 15 feet.</text:p>
              <text:p text:style-name="P1"/>
              <text:p text:style-name="P1">Source: Xanathar’s Guide to Everything, page 138</text:p>
            </office:annotation>
            <text:p>Moon-Touched Sword (Any)</text:p>
          </table:table-cell>
          <table:covered-table-cell/>
          <table:table-cell table:style-name="ce67" office:value-type="string" calcext:value-type="string">
            <text:p>50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3" draw:text-style-name="P2" svg:width="286.16pt" svg:height="95.27pt" svg:x="81.38pt" svg:y="2106.37pt" draw:caption-point-x="64.18pt" draw:caption-point-y="-4.59pt">
              <dc:date>2024-03-12T00:00:00</dc:date>
              <text:p text:style-name="P1">You can speak the carpet's command word as an action to make the carpet hover and fly. It moves according to your spoken directions, provided that you are within 30 feet of it.</text:p>
              <text:p text:style-name="P1"/>
              <text:p text:style-name="P1">A 6 ft. x 9 ft. carpet can carry up to 800 lb. at a fly speed of 30 feet. A carpet can carry up to twice the weight shown on the table, but it flies at half speed if it carries more than its normal capacity.</text:p>
            </office:annotation>
            <text:p>Carpet of Flying 6x9</text:p>
          </table:table-cell>
          <table:covered-table-cell/>
          <table:table-cell table:style-name="ce21" office:value-type="string" calcext:value-type="string">
            <text:p>32,000 gp</text:p>
          </table:table-cell>
          <table:table-cell table:style-name="ce32" office:value-type="string" calcext:value-type="string">
            <text:p>Very Rare</text:p>
          </table:table-cell>
          <table:table-cell table:style-name="ce42" office:value-type="string" calcext:value-type="string" table:number-columns-spanned="2" table:number-rows-spanned="1">
            <office:annotation draw:style-name="gr4" draw:text-style-name="P2" svg:width="284.06pt" svg:height="50.49pt" svg:x="367.54pt" svg:y="2120.88pt" draw:caption-point-x="62.05pt" draw:caption-point-y="-19.11pt">
              <dc:date>2024-03-12T00:00:00</dc:date>
              <text:p text:style-name="P1">While you wear this ring, difficult terrain doesn't cost you extra movement. In addition, magic can neither reduce your speed nor cause you to be paralyzed or restrained.</text:p>
              <text:p text:style-name="P1">(Requires Attunement)</text:p>
            </office:annotation>
            <text:p>Ring of Free Action</text:p>
          </table:table-cell>
          <table:covered-table-cell/>
          <table:table-cell table:style-name="ce43" office:value-type="string" calcext:value-type="string">
            <text:p>10,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3" draw:text-style-name="P2" svg:width="280.6pt" svg:height="61.68pt" svg:x="932.2pt" svg:y="2123.15pt" draw:caption-point-x="58.59pt" draw:caption-point-y="-21.37pt">
              <dc:date>2024-03-12T00:00:00</dc:date>
              <text:p text:style-name="P1">A question mark is worked into the head of this key. The key has a 5 percent chance of unlocking any lock into which it's inserted. Once it unlocks something, the key disappears.</text:p>
              <text:p text:style-name="P1"/>
              <text:p text:style-name="P1">Source: Xanathar’s Guide to Everything, page 138</text:p>
            </office:annotation>
            <text:p>Mystery Key</text:p>
          </table:table-cell>
          <table:covered-table-cell/>
          <table:table-cell table:style-name="ce67" office:value-type="string" calcext:value-type="string">
            <text:p>5 s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11" draw:text-style-name="P2" svg:width="286.16pt" svg:height="95.27pt" svg:x="81.38pt" svg:y="2129.98pt" draw:caption-point-x="64.18pt" draw:caption-point-y="-12.47pt">
              <dc:date>2024-03-12T00:00:00</dc:date>
              <text:p text:style-name="P1">The rod has 5 charges,while holding it you can use an action to cast one of the following spells; Heal (expends one charge) or Ressurection (expends 5 charges)</text:p>
              <text:p text:style-name="P1">The rod gains 1 expended charge daily at dawn, if the rod is reduced to zero charges roll 1d20, on a 1 the rod disappears in a burst of radiance.</text:p>
              <text:p text:style-name="P1"/>
              <text:p text:style-name="P1">(Requires Attunement by Cleric, Druid, or Paladin)</text:p>
            </office:annotation>
            <text:p>Rod of Ressurection</text:p>
          </table:table-cell>
          <table:covered-table-cell/>
          <table:table-cell table:style-name="ce21" office:value-type="string" calcext:value-type="string">
            <text:p>50,000 gp</text:p>
          </table:table-cell>
          <table:table-cell table:style-name="ce33" office:value-type="string" calcext:value-type="string">
            <text:p>Legendary</text:p>
          </table:table-cell>
          <table:table-cell table:style-name="ce42" office:value-type="string" calcext:value-type="string" table:number-columns-spanned="2" table:number-rows-spanned="1">
            <office:annotation draw:style-name="gr21" draw:text-style-name="P2" svg:width="284.06pt" svg:height="285.62pt" svg:x="367.54pt" svg:y="2097.81pt" draw:caption-point-x="62.05pt" draw:caption-point-y="19.7pt">
              <dc:date>2024-03-12T00:00:00</dc:date>
              <text:p text:style-name="P1">While wearing this ring, you have advantage on attack rolls against elementals from the Elemental Plane of Water and they have disadvantage on attack rolls against you. In addition, you have access to properties based on the Elemental Plane of Water.</text:p>
              <text:p text:style-name="P1"/>
              <text:p text:style-name="P1">The ring has 5 charges. It regains 1d4 + 1 expended charges daily at dawn. Spells cast from the ring have a save DC of 17.</text:p>
              <text:p text:style-name="P1"/>
              <text:p text:style-name="P1">You can expend 2 of the ring's charges to cast dominate monster on a water elemental. In addition, you can stand on and walk across liquid surfaces as if they were solid ground. You can also speak and understand Aquan.</text:p>
              <text:p text:style-name="P1"/>
              <text:p text:style-name="P1">If you help slay a water elemental while attuned to the ring, you gain access to the following additional properties:</text:p>
              <text:p text:style-name="P1"/>
              <text:p text:style-name="P1">• You can breathe underwater and have a swimming speed equal to your walking speed.</text:p>
              <text:p text:style-name="P1"/>
              <text:p text:style-name="P1">• You can cast the following spells from the ring, expending the necessary number of charges: create or destroy water (1 charge), control water (3 charges), ice storm (2 charges), or wall of ice (3 charges).</text:p>
              <text:p text:style-name="P1">(Requires Attunement)</text:p>
            </office:annotation>
            <text:p>Ring of Water Elemental Command</text:p>
          </table:table-cell>
          <table:covered-table-cell/>
          <table:table-cell table:style-name="ce43" office:value-type="string" calcext:value-type="string">
            <text:p>20,000 gp</text:p>
          </table:table-cell>
          <table:table-cell table:style-name="ce48" office:value-type="string" calcext:value-type="string">
            <text:p>Legendary</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3" draw:text-style-name="P2" svg:width="280.6pt" svg:height="61.68pt" svg:x="932.2pt" svg:y="2138.91pt" draw:caption-point-x="58.59pt" draw:caption-point-y="-21.4pt">
              <dc:date>2024-03-12T00:00:00</dc:date>
              <text:p text:style-name="P1">While holding this orb, you can use an action to determine which way is north. This property functions only on the Material Plane.</text:p>
              <text:p text:style-name="P1"/>
              <text:p text:style-name="P1">Source: Xanathar’s Guide to Everything, page 138</text:p>
            </office:annotation>
            <text:p>Orb of Direction</text:p>
          </table:table-cell>
          <table:covered-table-cell/>
          <table:table-cell table:style-name="ce67" office:value-type="string" calcext:value-type="string">
            <text:p>2 gp</text:p>
          </table:table-cell>
          <table:table-cell table:style-name="ce71" office:value-type="string" calcext:value-type="string">
            <text:p>Common</text:p>
          </table:table-cell>
          <table:table-cell table:number-columns-repeated="1008"/>
        </table:table-row>
        <table:table-row table:style-name="ro3">
          <table:table-cell table:style-name="ce10" office:value-type="string" calcext:value-type="string" table:number-columns-spanned="4" table:number-rows-spanned="1">
            <text:p>Summons / Pets</text:p>
          </table:table-cell>
          <table:covered-table-cell table:number-columns-repeated="2" table:style-name="ce16"/>
          <table:covered-table-cell table:style-name="ce34"/>
          <table:table-cell table:style-name="ce42" office:value-type="string" calcext:value-type="string" table:number-columns-spanned="2" table:number-rows-spanned="1">
            <office:annotation draw:style-name="gr13" draw:text-style-name="P2" svg:width="284.06pt" svg:height="196.04pt" svg:x="367.54pt" svg:y="2111.1pt" draw:caption-point-x="62.05pt" draw:caption-point-y="22.17pt">
              <dc:date>2024-03-12T00:00:00</dc:date>
              <text:p text:style-name="P1">This ring stores spells cast into it, holding them until the attuned wearer uses them. The ring can store up to 5 levels worth of spells at a time. When found, it contains 1d6 - 1 levels of stored spells chosen by the DM.</text:p>
              <text:p text:style-name="P1"/>
              <text:p text:style-name="P1">Any creature can cast a spell of 1st through 5th level into the ring by touching the ring as the spell is cast. The spell has no effect, other than to be stored in the ring. If the ring can't hold the spell, the spell is expended without effect. The level of the slot used to cast the spell determines how much space it uses.</text:p>
              <text:p text:style-name="P1"/>
              <text:p text:style-name="P1">While wearing this ring, you can cast any spell stored in it. The spell uses the slot level, spell save DC, spell attack bonus, and spellcasting ability of the original caster, but is otherwise treated as if you cast the spell. The spell cast from the ring is no longer stored in it, freeing up space.</text:p>
              <text:p text:style-name="P1">(Requires Attunement)</text:p>
            </office:annotation>
            <text:p>Ring of Spell Storing</text:p>
          </table:table-cell>
          <table:covered-table-cell/>
          <table:table-cell table:style-name="ce43" office:value-type="string" calcext:value-type="string">
            <text:p>19,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4" draw:text-style-name="P2" svg:width="280.6pt" svg:height="50.49pt" svg:x="932.2pt" svg:y="2152.4pt" draw:caption-point-x="58.59pt" draw:caption-point-y="-19.13pt">
              <dc:date>2024-03-12T00:00:00</dc:date>
              <text:p text:style-name="P1">While holding this orb, you can use an action to determine whether it is morning, afternoon, evening, or nighttime outside. This property functions only on the Material Plane.</text:p>
              <text:p text:style-name="P1">Source: Xanathar’s Guide to Everything, page 138</text:p>
            </office:annotation>
            <text:p>Orb of Time</text:p>
          </table:table-cell>
          <table:covered-table-cell/>
          <table:table-cell table:style-name="ce67" office:value-type="string" calcext:value-type="string">
            <text:p>2 gp</text:p>
          </table:table-cell>
          <table:table-cell table:style-name="ce71" office:value-type="string" calcext:value-type="string">
            <text:p>Common</text:p>
          </table:table-cell>
          <table:table-cell table:number-columns-repeated="1008"/>
        </table:table-row>
        <table:table-row table:style-name="ro3">
          <table:table-cell table:style-name="ce11" office:value-type="string" calcext:value-type="string" table:number-columns-spanned="2" table:number-rows-spanned="1">
            <text:p>Name</text:p>
          </table:table-cell>
          <table:covered-table-cell table:style-name="ce16"/>
          <table:table-cell table:style-name="ce22" office:value-type="string" calcext:value-type="string">
            <text:p>Price</text:p>
          </table:table-cell>
          <table:table-cell table:style-name="ce22" office:value-type="string" calcext:value-type="string">
            <text:p>Rarity</text:p>
          </table:table-cell>
          <table:table-cell table:style-name="ce42" office:value-type="string" calcext:value-type="string" table:number-columns-spanned="2" table:number-rows-spanned="1">
            <office:annotation draw:style-name="gr4" draw:text-style-name="P2" svg:width="284.06pt" svg:height="84.08pt" svg:x="367.54pt" svg:y="2151.33pt" draw:caption-point-x="62.05pt" draw:caption-point-y="-2.3pt">
              <dc:date>2024-03-12T00:00:00</dc:date>
              <text:p text:style-name="P1">While wearing this ring, you have advantage on saving throws against any spell that targets only you (not in an area of effect). In addition, if you roll a 20 for the save and the spell is 7th level or lower, the spell has no effect on you and instead targets the caster, using the slot level, spell save DC, attack bonus, and spellcasting ability of the caster.</text:p>
              <text:p text:style-name="P1">(Requires Attunement)</text:p>
            </office:annotation>
            <text:p>Ring of Spell Turning</text:p>
          </table:table-cell>
          <table:covered-table-cell/>
          <table:table-cell table:style-name="ce43" office:value-type="string" calcext:value-type="string">
            <text:p>20,000 gp</text:p>
          </table:table-cell>
          <table:table-cell table:style-name="ce48" office:value-type="string" calcext:value-type="string">
            <text:p>Legendary</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3" draw:text-style-name="P2" svg:width="280.6pt" svg:height="95.27pt" svg:x="932.2pt" svg:y="2153.62pt" draw:caption-point-x="58.59pt" draw:caption-point-y="-4.59pt">
              <dc:date>2024-03-12T00:00:00</dc:date>
              <text:p text:style-name="P1">This tiny vial contains magic perfume, enough for one use. You can use an action to apply the perfume to yourself, and its effect lasts 1 hour. For the duration, you have advantage on all Charisma checks directed at humanoids of challenge rating 1 or lower. Those subjected to the perfume's effect are not aware that they've been influenced by magic.</text:p>
              <text:p text:style-name="P1"/>
              <text:p text:style-name="P1">Source: Xanathar’s Guide to Everything, page 138</text:p>
            </office:annotation>
            <text:p>Perfume of Bewitching</text:p>
          </table:table-cell>
          <table:covered-table-cell/>
          <table:table-cell table:style-name="ce67" office:value-type="string" calcext:value-type="string">
            <text:p>5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19" draw:text-style-name="P2" svg:width="286.16pt" svg:height="106.47pt" svg:x="81.38pt" svg:y="2179.53pt" draw:caption-point-x="64.18pt" draw:caption-point-y="-14.77pt">
              <dc:date>2024-03-12T00:00:00</dc:date>
              <text:p text:style-name="P1">Ivory Goats.</text:p>
              <text:p text:style-name="P1"/>
              <text:p text:style-name="P1">These ivory statuettes of goats are always created in sets of three. Each goat looks unique and functions differently from the others. Their properties are as follows:</text:p>
              <text:p text:style-name="P1"/>
              <text:p text:style-name="P1">• The goat of travail becomes a giant goat for up to 3 hours. Once it has been used, it can't be used again until 30 days have passed.</text:p>
            </office:annotation>
            <text:p>Ivory Goat (Travail)</text:p>
          </table:table-cell>
          <table:covered-table-cell/>
          <table:table-cell table:style-name="ce23" office:value-type="string" calcext:value-type="string">
            <text:p>400 gp</text:p>
          </table:table-cell>
          <table:table-cell table:style-name="ce35" office:value-type="string" calcext:value-type="string">
            <text:p>Rare</text:p>
          </table:table-cell>
          <table:table-cell table:style-name="ce42" office:value-type="string" calcext:value-type="string" table:number-columns-spanned="2" table:number-rows-spanned="1">
            <office:annotation draw:style-name="gr11" draw:text-style-name="P2" svg:width="284.06pt" svg:height="151.26pt" svg:x="367.54pt" svg:y="2149.26pt" draw:caption-point-x="62.05pt" draw:caption-point-y="15.51pt">
              <dc:date>2024-03-12T00:00:00</dc:date>
              <text:p text:style-name="P1">This ring has 3 charges, and it regains 1d3 expended charges daily at dawn. While wearing the ring, you can use an action to expend 1 to 3 of its charges to attack one creature you can see within 60 feet of you. The ring produces a spectral ram's head and makes its attack roll with a +7 bonus. On a hit, for each charge you spend, the target takes 2d10 force damage and is pushed 5 feet away from you.</text:p>
              <text:p text:style-name="P1"/>
              <text:p text:style-name="P1">Alternatively, you can expend 1 to 3 of the ring's charges as an action to try to break an object you can see within 60 feet of you that isn't being worn or carried. The ring makes a Strength check with a +5 bonus for each charge you spend.</text:p>
              <text:p text:style-name="P1">(Requires Attunement)</text:p>
            </office:annotation>
            <text:p>Ring of the Ram</text:p>
          </table:table-cell>
          <table:covered-table-cell/>
          <table:table-cell table:style-name="ce43" office:value-type="string" calcext:value-type="string">
            <text:p>3,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15" draw:text-style-name="P2" svg:width="280.6pt" svg:height="84.08pt" svg:x="932.2pt" svg:y="2174.97pt" draw:caption-point-x="58.59pt" draw:caption-point-y="-10.2pt">
              <dc:date>2024-03-12T00:00:00</dc:date>
              <text:p text:style-name="P1">While smoking this pipe, you can use an action to exhale a puff of smoke that takes the form of a single creature, such as a dragon, a flumph, or a froghemoth. The form must be small enough to fit in a 1-foot cube and loses its shape after a few seconds, becoming an ordinary puff of smoke.</text:p>
              <text:p text:style-name="P1"/>
              <text:p text:style-name="P1">Source: Xanathar’s Guide to Everything, page 138</text:p>
            </office:annotation>
            <text:p>Pipe of Smoke Monsters</text:p>
          </table:table-cell>
          <table:covered-table-cell/>
          <table:table-cell table:style-name="ce67" office:value-type="string" calcext:value-type="string">
            <text:p>15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9" draw:text-style-name="P2" svg:width="286.16pt" svg:height="162.45pt" svg:x="81.38pt" svg:y="2183.05pt" draw:caption-point-x="64.18pt" draw:caption-point-y="-2.52pt">
              <dc:date>2024-03-12T00:00:00</dc:date>
              <text:p text:style-name="P1">Ivory Goats.</text:p>
              <text:p text:style-name="P1"/>
              <text:p text:style-name="P1">These ivory statuettes of goats are always created in sets of three. Each goat looks unique and functions differently from the others. Their properties are as follows:</text:p>
              <text:p text:style-name="P1"/>
              <text:p text:style-name="P1">• The goat of traveling can become a Large goat with the same statistics as a riding horse. It has 24 charges, and each hour or portion thereof it spends in beast form costs 1 charge. While it has charges, you can use it as often as you wish. When it runs out of charges, it reverts to a figurine and can't be used again until 7 days have passed, when it regains all its charges.</text:p>
              <text:p text:style-name="P1"/>
              <text:p text:style-name="P1"/>
            </office:annotation>
            <text:p>Ivory Goat (Traveling)</text:p>
          </table:table-cell>
          <table:covered-table-cell/>
          <table:table-cell table:style-name="ce23" office:value-type="string" calcext:value-type="string">
            <text:p>1,000 gp</text:p>
          </table:table-cell>
          <table:table-cell table:style-name="ce35" office:value-type="string" calcext:value-type="string">
            <text:p>Rare</text:p>
          </table:table-cell>
          <table:table-cell table:style-name="ce41" office:value-type="string" calcext:value-type="string" table:number-columns-spanned="2" table:number-rows-spanned="1">
            <office:annotation draw:style-name="gr14" draw:text-style-name="P2" svg:width="284.06pt" svg:height="42.72pt" svg:x="367.54pt" svg:y="2203.51pt" draw:caption-point-x="62.05pt" draw:caption-point-y="-22.99pt">
              <dc:date>2024-03-12T00:00:00</dc:date>
              <text:p text:style-name="P1">When you fall while wearing this ring, you descend 60 feet per round and take no damage from falling.</text:p>
              <text:p text:style-name="P1">(Requires Attunement)</text:p>
            </office:annotation>
            <text:p>Ring of Feather Falling</text:p>
          </table:table-cell>
          <table:covered-table-cell/>
          <table:table-cell table:style-name="ce43" office:value-type="string" calcext:value-type="string">
            <text:p>1,5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15" draw:text-style-name="P2" svg:width="280.6pt" svg:height="72.88pt" svg:x="932.2pt" svg:y="2196.31pt" draw:caption-point-x="58.59pt" draw:caption-point-y="-15.79pt">
              <dc:date>2024-03-12T00:00:00</dc:date>
              <text:p text:style-name="P1">While holding this 10-foot pole, you can speak a command word and transform it into a fishing pole with a hook, a line, and a reel. Speaking the command word again changes the fishing pole back into a normal 10-foot pole.</text:p>
              <text:p text:style-name="P1"/>
              <text:p text:style-name="P1">Source: Xanathar’s Guide to Everything, page 138</text:p>
            </office:annotation>
            <text:p>Pole of Angling</text:p>
          </table:table-cell>
          <table:covered-table-cell/>
          <table:table-cell table:style-name="ce67" office:value-type="string" calcext:value-type="string">
            <text:p>5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19" draw:text-style-name="P2" svg:width="286.16pt" svg:height="252.03pt" svg:x="81.38pt" svg:y="2138.23pt" draw:caption-point-x="64.18pt" draw:caption-point-y="58.05pt">
              <dc:date>2024-03-12T00:00:00</dc:date>
              <text:p text:style-name="P1">Ivory Goats.</text:p>
              <text:p text:style-name="P1"/>
              <text:p text:style-name="P1">These ivory statuettes of goats are always created in sets of three. Each goat looks unique and functions differently from the others. Their properties are as follows:</text:p>
              <text:p text:style-name="P1"/>
              <text:p text:style-name="P1">• The goat of terror becomes a giant goat for up to 3 hours. The goat can't attack, but you can remove its horns and use them as weapons. One horn becomes a +1 lance, and the other becomes a +2 longsword. Removing a horn requires an action, and the weapons disappear and the horns return when the goat reverts to figurine form. In addition, the goat radiates a 30-foot-radius aura of terror while you are riding it. Any creature hostile to you that starts its turn in the aura must succeed on a DC 15 Wisdom saving throw or be frightened of the goat for 1 minute, or until the goat reverts to figurine form. The frightened creature can repeat the saving throw at the end of each of its turns, ending the effect on itself on a success. Once it successfully saves against the effect, a creature is immune to the goat's aura for the next 24 hours. Once the figurine has been used, it can't be used again until 15 days have passed.</text:p>
            </office:annotation>
            <text:p>Ivory Goat (Terror)</text:p>
          </table:table-cell>
          <table:covered-table-cell/>
          <table:table-cell table:style-name="ce23" office:value-type="string" calcext:value-type="string">
            <text:p>15,000 gp</text:p>
          </table:table-cell>
          <table:table-cell table:style-name="ce35" office:value-type="string" calcext:value-type="string">
            <text:p>Rare</text:p>
          </table:table-cell>
          <table:table-cell table:style-name="ce41" office:value-type="string" calcext:value-type="string" table:number-columns-spanned="2" table:number-rows-spanned="1">
            <office:annotation draw:style-name="gr4" draw:text-style-name="P2" svg:width="284.06pt" svg:height="72.88pt" svg:x="367.54pt" svg:y="2204.19pt" draw:caption-point-x="62.05pt" draw:caption-point-y="-7.91pt">
              <dc:date>2024-03-12T00:00:00</dc:date>
              <text:p text:style-name="P1">While wearing this ring, you regain 1d6 hit points every 10 minutes, provided that you have at least 1 hit point. If you lose a body part, the ring causes the missing part to regrow and return to full functionality after 1d6 + 1 days if you have at least 1 hit point the whole time.</text:p>
              <text:p text:style-name="P1">(Requires Attunement)</text:p>
            </office:annotation>
            <text:p>Ring of Regeneration</text:p>
          </table:table-cell>
          <table:covered-table-cell/>
          <table:table-cell table:style-name="ce43" office:value-type="string" calcext:value-type="string">
            <text:p>10,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3" draw:text-style-name="P2" svg:width="280.6pt" svg:height="95.27pt" svg:x="932.2pt" svg:y="2200.88pt" draw:caption-point-x="58.59pt" draw:caption-point-y="-4.59pt">
              <dc:date>2024-03-12T00:00:00</dc:date>
              <text:p text:style-name="P1">While holding this 10-foot pole, you can use an action to speak a command word and cause it to collapse into a 1-foot-long rod, for ease of storage. The poles weight doesn't change. You can use an action to speak a different command word and cause the rod to revert to a pole; however, the rod will elongate only as far as the surrounding space allows.</text:p>
              <text:p text:style-name="P1"/>
              <text:p text:style-name="P1">Source: Xanathar’s Guide to Everything, page 138</text:p>
            </office:annotation>
            <text:p>Pole of Collapsing</text:p>
          </table:table-cell>
          <table:covered-table-cell/>
          <table:table-cell table:style-name="ce67" office:value-type="string" calcext:value-type="string">
            <text:p>50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19" draw:text-style-name="P2" svg:width="286.16pt" svg:height="196.04pt" svg:x="81.38pt" svg:y="2182pt" draw:caption-point-x="64.18pt" draw:caption-point-y="30.02pt">
              <dc:date>2024-03-12T00:00:00</dc:date>
              <text:p text:style-name="P1"><text:s/>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text:p>
              <text:p text:style-name="P1"/>
              <text:p text:style-name="P1">The creature is friendly to you and your companions. It understands your languages and obeys your spoken commands. If you issue no commands, the creature defends itself but takes no other actions. See the Monster Manual for the creature's statistics</text:p>
              <text:p text:style-name="P1"/>
              <text:p text:style-name="P1">These gold statuettes of lions are always created in pairs. You can use one figurine or both simultaneously. Each can become a lion for up to 1 hour. Once a lion has been used, it can't be used again until 7 days have passed.</text:p>
            </office:annotation>
            <text:p>Goldean Lion</text:p>
          </table:table-cell>
          <table:covered-table-cell/>
          <table:table-cell table:style-name="ce23" office:value-type="string" calcext:value-type="string">
            <text:p>600 gp</text:p>
          </table:table-cell>
          <table:table-cell table:style-name="ce35" office:value-type="string" calcext:value-type="string">
            <text:p>Rare</text:p>
          </table:table-cell>
          <table:table-cell table:style-name="ce42" office:value-type="string" calcext:value-type="string" table:number-columns-spanned="2" table:number-rows-spanned="1">
            <office:annotation draw:style-name="gr13" draw:text-style-name="P2" svg:width="284.06pt" svg:height="162.45pt" svg:x="367.54pt" svg:y="2206.66pt" draw:caption-point-x="62.05pt" draw:caption-point-y="5.36pt">
              <dc:date>2024-03-12T00:00:00</dc:date>
              <text:p text:style-name="P1">If you hold this beetle-shaped medallion in your hand for 1 round, an inscription appears on its surface revealing its magical nature. It provides two benefits while it is on your person:</text:p>
              <text:p text:style-name="P1"/>
              <text:p text:style-name="P1">• You have advantage on saving throws against spells.</text:p>
              <text:p text:style-name="P1"/>
              <text:p text:style-name="P1">• The scarab has 12 charges. If you fail a saving throw against a necromancy spell or a harmful effect originating from an undead creature, you can use your reaction to expend 1 charge and turn the failed save into a successful one. The scarab crumbles into powder and is destroyed when its last charge is expended.</text:p>
              <text:p text:style-name="P1">(Requires Attunement)</text:p>
            </office:annotation>
            <text:p>Scarab of Protection</text:p>
          </table:table-cell>
          <table:covered-table-cell/>
          <table:table-cell table:style-name="ce43" office:value-type="string" calcext:value-type="string">
            <text:p>30,000 gp</text:p>
          </table:table-cell>
          <table:table-cell table:style-name="ce48" office:value-type="string" calcext:value-type="string">
            <text:p>Legendary</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19" draw:text-style-name="P2" svg:width="280.6pt" svg:height="106.47pt" svg:x="932.2pt" svg:y="2226.78pt" draw:caption-point-x="58.59pt" draw:caption-point-y="-14.77pt">
              <dc:date>2024-03-12T00:00:00</dc:date>
              <text:p text:style-name="P1">If you plant an ordinary shrub in this 10-pound clay pot and let it grow for 30 days, the shrub magically transforms into an awakened shrub at the end of that time. When the shrub awakens, its roots break the pot, destroying it.</text:p>
              <text:p text:style-name="P1"/>
              <text:p text:style-name="P1">The awakened shrub is friendly toward you. Absent commands from you, it does nothing.</text:p>
              <text:p text:style-name="P1"/>
              <text:p text:style-name="P1">Source: Xanathar’s Guide to Everything, page 138</text:p>
            </office:annotation>
            <text:p>Pot of Awakening</text:p>
          </table:table-cell>
          <table:covered-table-cell/>
          <table:table-cell table:style-name="ce67" office:value-type="string" calcext:value-type="string">
            <text:p>200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12" draw:text-style-name="P2" svg:width="286.16pt" svg:height="218.44pt" svg:x="81.38pt" svg:y="2194.41pt" draw:caption-point-x="64.18pt" draw:caption-point-y="33.36pt">
              <dc:date>2024-03-12T00:00:00</dc:date>
              <text:p text:style-name="P1">You can use an action to speak this staff's command word and throw the staff on the ground within 10 feet of you. The staff becomes a giant constrictor snake (see the Monster Manual for statistics) under your control and acts on its own initiative count. By using a bonus action to speak the command word again, you return the staff to its normal form in a space formerly occupied by the snake.</text:p>
              <text:p text:style-name="P1"/>
              <text:p text:style-name="P1">On your turn, you can mentally command the snake if it is within 60 feet of you and you aren't incapacitated. You decide what action the snake takes and where it moves during its next turn, or you can issue it a general command, such as to attack your enemies or guard a location.</text:p>
              <text:p text:style-name="P1"/>
              <text:p text:style-name="P1">If the snake is reduced to 0 hit points, it dies and reverts to its staff form. The staff then shatters and is destroyed. If the snake reverts to staff form before losing all its hit points, it regains all of them.</text:p>
              <text:p text:style-name="P1">(Requires Attunement)</text:p>
            </office:annotation>
            <text:p>Staff of the Python</text:p>
          </table:table-cell>
          <table:covered-table-cell/>
          <table:table-cell table:style-name="ce23" office:value-type="string" calcext:value-type="string">
            <text:p>1,000 gp</text:p>
          </table:table-cell>
          <table:table-cell table:style-name="ce36" office:value-type="string" calcext:value-type="string">
            <text:p>Uncommon</text:p>
          </table:table-cell>
          <table:table-cell table:style-name="ce42" office:value-type="string" calcext:value-type="string" table:number-columns-spanned="2" table:number-rows-spanned="1">
            <office:annotation draw:style-name="gr4" draw:text-style-name="P2" svg:width="284.06pt" svg:height="95.27pt" svg:x="367.54pt" svg:y="2224.49pt" draw:caption-point-x="62.05pt" draw:caption-point-y="3.29pt">
              <dc:date>2024-03-12T00:00:00</dc:date>
              <text:p text:style-name="P1">While you wear this cloak, it projects an illusion that makes you appear to be standing in a place near your actual location, causing any creature to have disadvantage on attack rolls against you. If you take damage, the property ceases to function until the start of your next turn. This property is suppressed while you are incapacitated, restrained, or otherwise unable to move.</text:p>
              <text:p text:style-name="P1">(Requires Attunement)</text:p>
            </office:annotation>
            <text:p>Cloak of Displacement</text:p>
          </table:table-cell>
          <table:covered-table-cell/>
          <table:table-cell table:style-name="ce43" office:value-type="string" calcext:value-type="string">
            <text:p>10,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3" draw:text-style-name="P2" svg:width="280.6pt" svg:height="95.27pt" svg:x="932.2pt" svg:y="2232.37pt" draw:caption-point-x="58.59pt" draw:caption-point-y="-4.59pt">
              <dc:date>2024-03-12T00:00:00</dc:date>
              <text:p text:style-name="P1">You can cut this 50-foot coil of hempen rope into any number of smaller pieces, and then use an action to speak a command word and cause the pieces to knit back together. The pieces must be in contact with each other and not otherwise in use. A rope of mending is forever shortened if a section of it is lost or destroyed.</text:p>
              <text:p text:style-name="P1"/>
              <text:p text:style-name="P1">Source: Xanathar’s Guide to Everything, page 138</text:p>
            </office:annotation>
            <text:p>Rope of Mending</text:p>
          </table:table-cell>
          <table:covered-table-cell/>
          <table:table-cell table:style-name="ce67" office:value-type="string" calcext:value-type="string">
            <text:p>45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7" draw:text-style-name="P2" svg:width="286.16pt" svg:height="341.6pt" svg:x="81.38pt" svg:y="2172.19pt" draw:caption-point-x="64.18pt" draw:caption-point-y="71.32pt">
              <dc:date>2024-03-12T00:00:00</dc:date>
              <text:p text:style-name="P1">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text:p>
              <text:p text:style-name="P1"/>
              <text:p text:style-name="P1">The creature is friendly to you and your companions. It understands your languages and obeys your spoken commands. If you issue no commands, the creature defends itself but takes no other actions. See the Monster Manual for the creature's statistics, except for the giant fly.</text:p>
              <text:p text:style-name="P1"/>
              <text:p text:style-name="P1">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text:p>
              <text:p text:style-name="P1"/>
              <text:p text:style-name="P1">Onyx Dog.</text:p>
              <text:p text:style-name="P1"/>
              <text:p text:style-name="P1">This onyx statuette of a dog can become a mastiff for up to 6 hours. The mastiff has an Intelligence of 8 and can speak Common. It also has dark vision out to a range of 60 feet and can see invisible creatures and objects within that range. Once it has been used, it can't be used again until 7 days have passed.</text:p>
            </office:annotation>
            <text:p>Onyx Dog</text:p>
          </table:table-cell>
          <table:covered-table-cell/>
          <table:table-cell table:style-name="ce23" office:value-type="string" calcext:value-type="string">
            <text:p>2,000 gp</text:p>
          </table:table-cell>
          <table:table-cell table:style-name="ce35" office:value-type="string" calcext:value-type="string">
            <text:p>Rare</text:p>
          </table:table-cell>
          <table:table-cell table:style-name="ce42" office:value-type="string" calcext:value-type="string" table:number-columns-spanned="2" table:number-rows-spanned="1">
            <office:annotation draw:style-name="gr13" draw:text-style-name="P2" svg:width="284.06pt" svg:height="173.65pt" svg:x="367.54pt" svg:y="2232.54pt" draw:caption-point-x="62.05pt" draw:caption-point-y="10.97pt">
              <dc:date>2024-03-12T00:00:00</dc:date>
              <text:p text:style-name="P1">This necklace has a magic bead made from aquamarine, black pearl, or topaz. It also has many nonmagical beads made from stones such as amber, bloodstone, citrine, coral, jade, pearl, or quartz. If a magic bead is removed from the necklace, that bead loses its magic.</text:p>
              <text:p text:style-name="P1"/>
              <text:p text:style-name="P1">A necklace can have more than one bead of the same type. To use one, you must be wearing the necklace. Each bead contains a spell that you can cast from it as a bonus action (using your spell save DC if a save is necessary). Once a magic bead's spell is cast, that bead can't be used again until the next dawn.</text:p>
              <text:p text:style-name="P1"/>
              <text:p text:style-name="P1">Bless spell</text:p>
              <text:p text:style-name="P1"/>
            </office:annotation>
            <text:p>Prayer Bead - Bless</text:p>
          </table:table-cell>
          <table:covered-table-cell/>
          <table:table-cell table:style-name="ce43" office:value-type="string" calcext:value-type="string">
            <text:p>2,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19" draw:text-style-name="P2" svg:width="280.6pt" svg:height="140.06pt" svg:x="932.2pt" svg:y="2241.47pt" draw:caption-point-x="58.59pt" draw:caption-point-y="2.04pt">
              <dc:date>2024-03-12T00:00:00</dc:date>
              <text:p text:style-name="P1">Etched with eldritch runes, this 1—inch-diameter ruby allows you to use a simple or martial weapon as a spellcasting focus for your spells. For this property to work, you must attach the ruby to the weapon by pressing the ruby against it for at least 10 minutes. Thereafter, the ruby can't be removed unless you detach it as an action or the weapon is destroyed. Not even an antimagic field causes it to fall off. The ruby does fall off the weapon if your attunement to the ruby ends.</text:p>
              <text:p text:style-name="P1"/>
              <text:p text:style-name="P1">Source: Xanathar’s Guide to Everything, page 138</text:p>
              <text:p text:style-name="P1"/>
              <text:p text:style-name="P1">(Requires Attunement by a Spellcaster)</text:p>
            </office:annotation>
            <text:p>Ruby of the War Mage</text:p>
          </table:table-cell>
          <table:covered-table-cell/>
          <table:table-cell table:style-name="ce67" office:value-type="string" calcext:value-type="string">
            <text:p>25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7" draw:text-style-name="P2" svg:width="286.16pt" svg:height="319.21pt" svg:x="81.38pt" svg:y="2199.15pt" draw:caption-point-x="64.18pt" draw:caption-point-y="60.12pt">
              <dc:date>2024-03-12T00:00:00</dc:date>
              <text:p text:style-name="P1">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text:p>
              <text:p text:style-name="P1"/>
              <text:p text:style-name="P1">The creature is friendly to you and your companions. It understands your languages and obeys your spoken commands. If you issue no commands, the creature defends itself but takes no other actions. See the Monster Manual for the creature's statistics, except for the giant fly.</text:p>
              <text:p text:style-name="P1"/>
              <text:p text:style-name="P1">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text:p>
              <text:p text:style-name="P1"/>
              <text:p text:style-name="P1">Silver Raven.</text:p>
              <text:p text:style-name="P1"/>
              <text:p text:style-name="P1">This silver statuette of a raven can become a raven for up to 12 hours. Once it has been used, it can't be used again until 2 days have passed. While in raven form, the figurine allows you to cast the animal messenger spell on it at will.</text:p>
            </office:annotation>
            <text:p>Silver Raven</text:p>
          </table:table-cell>
          <table:covered-table-cell/>
          <table:table-cell table:style-name="ce23" office:value-type="string" calcext:value-type="string">
            <text:p>5,000 gp</text:p>
          </table:table-cell>
          <table:table-cell table:style-name="ce36" office:value-type="string" calcext:value-type="string">
            <text:p>Uncommon</text:p>
          </table:table-cell>
          <table:table-cell table:style-name="ce42" office:value-type="string" calcext:value-type="string" table:number-columns-spanned="2" table:number-rows-spanned="1">
            <office:annotation draw:style-name="gr17" draw:text-style-name="P2" svg:width="284.06pt" svg:height="162.45pt" svg:x="367.54pt" svg:y="2246.03pt" draw:caption-point-x="62.05pt" draw:caption-point-y="13.24pt">
              <dc:date>2024-03-12T00:00:00</dc:date>
              <text:p text:style-name="P1">This necklace has a magic bead made from aquamarine, black pearl, or topaz. It also has many nonmagical beads made from stones such as amber, bloodstone, citrine, coral, jade, pearl, or quartz. If a magic bead is removed from the necklace, that bead loses its magic.</text:p>
              <text:p text:style-name="P1"/>
              <text:p text:style-name="P1">A necklace can have more than one bead of the same type. To use one, you must be wearing the necklace. Each bead contains a spell that you can cast from it as a bonus action (using your spell save DC if a save is necessary). Once a magic bead's spell is cast, that bead can't be used again until the next dawn.</text:p>
              <text:p text:style-name="P1"/>
              <text:p text:style-name="P1">Branding smite spell</text:p>
            </office:annotation>
            <text:p>Prayer Bead - Smiting</text:p>
          </table:table-cell>
          <table:covered-table-cell/>
          <table:table-cell table:style-name="ce43" office:value-type="string" calcext:value-type="string">
            <text:p>1,5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17" draw:text-style-name="P2" svg:width="280.6pt" svg:height="89.97pt" svg:x="932.2pt" svg:y="2282.26pt" draw:caption-point-x="58.59pt" draw:caption-point-y="-22.99pt">
              <dc:date>2024-03-12T00:00:00</dc:date>
              <text:p text:style-name="P1"/>
              <text:p text:style-name="P1"/>
              <text:p text:style-name="P1">The front of this shield is shaped in the likeness of a face. While bearing the shield, you can use a bonus action to alter the faces expression.</text:p>
              <text:p text:style-name="P1"/>
              <text:p text:style-name="P1">Source: Xanathar’s Guide to Everything, page 139</text:p>
            </office:annotation>
            <text:p>Shield of Expression</text:p>
          </table:table-cell>
          <table:covered-table-cell/>
          <table:table-cell table:style-name="ce67" office:value-type="string" calcext:value-type="string">
            <text:p>50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12" draw:text-style-name="P2" svg:width="286.16pt" svg:height="140.06pt" svg:x="81.38pt" svg:y="2280.84pt" draw:caption-point-x="64.18pt" draw:caption-point-y="-5.81pt">
              <dc:date>2024-03-12T00:00:00</dc:date>
              <text:p text:style-name="P1">You can use an action to blow this horn. In response, warrior spirits from the plane of Ysgard appear within 60 feet of you. These spirits use the berserker statistics from the Monster Manual. They return to Ysgard after 1 hour or when they drop to 0 hit points. Once you use the horn, it can't be used again until 7 days have passed.</text:p>
              <text:p text:style-name="P1"/>
              <text:p text:style-name="P1">The silver horn summons 2d4 + 2 berserkers.</text:p>
              <text:p text:style-name="P1"/>
              <text:p text:style-name="P1">The berserkers are friendly to you and your companions and follow your commands.</text:p>
              <text:p text:style-name="P1"/>
            </office:annotation>
            <text:p>Silver Horn of Valhalla</text:p>
          </table:table-cell>
          <table:covered-table-cell/>
          <table:table-cell table:style-name="ce23" office:value-type="string" calcext:value-type="string">
            <text:p>5,600 gp</text:p>
          </table:table-cell>
          <table:table-cell table:style-name="ce35" office:value-type="string" calcext:value-type="string">
            <text:p>Rare</text:p>
          </table:table-cell>
          <table:table-cell table:style-name="ce42" office:value-type="string" calcext:value-type="string" table:number-columns-spanned="2" table:number-rows-spanned="1">
            <office:annotation draw:style-name="gr19" draw:text-style-name="P2" svg:width="284.06pt" svg:height="162.45pt" svg:x="367.54pt" svg:y="2261.76pt" draw:caption-point-x="62.05pt" draw:caption-point-y="13.27pt">
              <dc:date>2024-03-12T00:00:00</dc:date>
              <text:p text:style-name="P1">This necklace has a magic bead made from aquamarine, black pearl, or topaz. It also has many nonmagical beads made from stones such as amber, bloodstone, citrine, coral, jade, pearl, or quartz. If a magic bead is removed from the necklace, that bead loses its magic.</text:p>
              <text:p text:style-name="P1"/>
              <text:p text:style-name="P1">A necklace can have more than one bead of the same type. To use one, you must be wearing the necklace. Each bead contains a spell that you can cast from it as a bonus action (using your spell save DC if a save is necessary). Once a magic bead's spell is cast, that bead can't be used again until the next dawn.</text:p>
              <text:p text:style-name="P1"/>
              <text:p text:style-name="P1">Cure wounds (2nd level) or lesser restoration</text:p>
            </office:annotation>
            <text:p>Prayer Bead - Curing</text:p>
          </table:table-cell>
          <table:covered-table-cell/>
          <table:table-cell table:style-name="ce43" office:value-type="string" calcext:value-type="string">
            <text:p>4,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3" draw:text-style-name="P2" svg:width="280.6pt" svg:height="58.51pt" svg:x="932.2pt" svg:y="2297.99pt" draw:caption-point-x="58.59pt" draw:caption-point-y="-22.96pt">
              <dc:date>2024-03-12T00:00:00</dc:date>
              <text:p text:style-name="P1">Wisps of harmless, odorless smoke rise from this armor while it is worn.</text:p>
              <text:p text:style-name="P1"/>
              <text:p text:style-name="P1">Source: Xanathar’s Guide to Everything, page 139</text:p>
            </office:annotation>
            <text:p>Smoldering Armor</text:p>
          </table:table-cell>
          <table:covered-table-cell/>
          <table:table-cell table:style-name="ce67" office:value-type="string" calcext:value-type="string">
            <text:p>100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6" draw:text-style-name="P2" svg:width="286.16pt" svg:height="39.29pt" svg:x="81.38pt" svg:y="2307.6pt" draw:caption-point-x="64.18pt" draw:caption-point-y="-16.84pt">
              <dc:date>2024-03-12T00:00:00</dc:date>
              <text:p text:style-name="P1">This marble statuette is about 4 inches high and long. It can become an elephant for up to 24 hours. Once it has been used, it can't be used again until 7 days have passed.</text:p>
            </office:annotation>
            <text:p>Marble Elephant</text:p>
          </table:table-cell>
          <table:covered-table-cell/>
          <table:table-cell table:style-name="ce23" office:value-type="string" calcext:value-type="string">
            <text:p>5,000 gp</text:p>
          </table:table-cell>
          <table:table-cell table:style-name="ce35" office:value-type="string" calcext:value-type="string">
            <text:p>Rare</text:p>
          </table:table-cell>
          <table:table-cell table:style-name="ce42" office:value-type="string" calcext:value-type="string" table:number-columns-spanned="2" table:number-rows-spanned="1">
            <office:annotation draw:style-name="gr19" draw:text-style-name="P2" svg:width="284.06pt" svg:height="162.45pt" svg:x="367.54pt" svg:y="2277.52pt" draw:caption-point-x="62.05pt" draw:caption-point-y="13.24pt">
              <dc:date>2024-03-12T00:00:00</dc:date>
              <text:p text:style-name="P1">This necklace has a magic bead made from aquamarine, black pearl, or topaz. It also has many nonmagical beads made from stones such as amber, bloodstone, citrine, coral, jade, pearl, or quartz. If a magic bead is removed from the necklace, that bead loses its magic.</text:p>
              <text:p text:style-name="P1"/>
              <text:p text:style-name="P1">A necklace can have more than one bead of the same type. To use one, you must be wearing the necklace. Each bead contains a spell that you can cast from it as a bonus action (using your spell save DC if a save is necessary). Once a magic bead's spell is cast, that bead can't be used again until the next dawn.</text:p>
              <text:p text:style-name="P1"/>
              <text:p text:style-name="P1">Wind walk Spell</text:p>
            </office:annotation>
            <text:p>Prayer Bead - Wind Walking</text:p>
          </table:table-cell>
          <table:covered-table-cell/>
          <table:table-cell table:style-name="ce43" office:value-type="string" calcext:value-type="string">
            <text:p>96,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15" draw:text-style-name="P2" svg:width="280.6pt" svg:height="117.67pt" svg:x="932.2pt" svg:y="2284.16pt" draw:caption-point-x="58.59pt" draw:caption-point-y="6.6pt">
              <dc:date>2024-03-12T00:00:00</dc:date>
              <text:p text:style-name="P1">If you place an object weighing no more than 1 pound (such as a shard of crystal, an egg, or a stone) above the tip of the staff while holding it, the object floats an inch from the staff's tip and remains there until it is removed or until the staff is no longer in your possession. The staff can have up to three such objects floating over its tip at any given time. While holding the staff, you can make one or more of the objects slowly spin or turn in place.</text:p>
              <text:p text:style-name="P1"/>
              <text:p text:style-name="P1">Source: Xanathar’s Guide to Everything, page 139</text:p>
            </office:annotation>
            <text:p>Staff of Adornment</text:p>
          </table:table-cell>
          <table:covered-table-cell/>
          <table:table-cell table:style-name="ce67" office:value-type="string" calcext:value-type="string">
            <text:p>50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15" draw:text-style-name="P2" svg:width="286.16pt" svg:height="84.08pt" svg:x="81.38pt" svg:y="2316.73pt" draw:caption-point-x="64.18pt" draw:caption-point-y="-10.2pt">
              <dc:date>2024-03-12T00:00:00</dc:date>
              <text:p text:style-name="P1">While this bowl is filled with water, you can use an action to speak the bowl's command word and summon a water elemental, as if you had cast the conjure elemental spell. The bowl can't be used this way again until the next dawn.</text:p>
              <text:p text:style-name="P1"/>
              <text:p text:style-name="P1">The bowl is about 1 foot in diameter and half as deep. It weighs 3 pounds and holds about 3 gallons.</text:p>
            </office:annotation>
            <text:p>Bowl of Commanding Water Elementals</text:p>
          </table:table-cell>
          <table:covered-table-cell/>
          <table:table-cell table:style-name="ce23" office:value-type="string" calcext:value-type="string">
            <text:p>8,000 gp</text:p>
          </table:table-cell>
          <table:table-cell table:style-name="ce35" office:value-type="string" calcext:value-type="string">
            <text:p>Rare</text:p>
          </table:table-cell>
          <table:table-cell table:style-name="ce42" office:value-type="string" calcext:value-type="string" table:number-columns-spanned="2" table:number-rows-spanned="1">
            <office:annotation draw:style-name="gr17" draw:text-style-name="P2" svg:width="284.06pt" svg:height="162.45pt" svg:x="367.54pt" svg:y="2293.29pt" draw:caption-point-x="62.05pt" draw:caption-point-y="13.24pt">
              <dc:date>2024-03-12T00:00:00</dc:date>
              <text:p text:style-name="P1">This necklace has a magic bead made from aquamarine, black pearl, or topaz. It also has many nonmagical beads made from stones such as amber, bloodstone, citrine, coral, jade, pearl, or quartz. If a magic bead is removed from the necklace, that bead loses its magic.</text:p>
              <text:p text:style-name="P1"/>
              <text:p text:style-name="P1">A necklace can have more than one bead of the same type. To use one, you must be wearing the necklace. Each bead contains a spell that you can cast from it as a bonus action (using your spell save DC if a save is necessary). Once a magic bead's spell is cast, that bead can't be used again until the next dawn.</text:p>
              <text:p text:style-name="P1"/>
              <text:p text:style-name="P1">Greater restoration Spell</text:p>
            </office:annotation>
            <text:p>Prayer Bead - Favor</text:p>
          </table:table-cell>
          <table:covered-table-cell/>
          <table:table-cell table:style-name="ce43" office:value-type="string" calcext:value-type="string">
            <text:p>32,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17" draw:text-style-name="P2" svg:width="280.6pt" svg:height="162.45pt" svg:x="932.2pt" svg:y="2293.29pt" draw:caption-point-x="58.59pt" draw:caption-point-y="13.24pt">
              <dc:date>2024-03-12T00:00:00</dc:date>
              <text:p text:style-name="P1">This wooden staff is decorated with bird carvings. It has 10 charges. While holding it, you can use an action to expend 1 charge from the staff and cause it to create one of the following sounds out to a range of 60 feet: a finch's chirp, a raven's caw, a duck's quack, a chicken's cluck, a goose's book, a loon's call, a turkey's gobble, a seagull's cry, an owl's hoot, or an eagle's shriek.</text:p>
              <text:p text:style-name="P1"/>
              <text:p text:style-name="P1">The staff regains 1d6+4 expended charges daily at dawn. If you expend the last charge, roll a d20. On a 1, the staff explodes in a harmless cloud of bird feathers and is lost forever.</text:p>
              <text:p text:style-name="P1"/>
              <text:p text:style-name="P1">Source: Xanathar’s Guide to Everything, page 139</text:p>
            </office:annotation>
            <text:p>Staff of Birdcalls</text:p>
          </table:table-cell>
          <table:covered-table-cell/>
          <table:table-cell table:style-name="ce67" office:value-type="string" calcext:value-type="string">
            <text:p>50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3" draw:text-style-name="P2" svg:width="286.16pt" svg:height="72.88pt" svg:x="81.38pt" svg:y="2338.07pt" draw:caption-point-x="64.18pt" draw:caption-point-y="-15.79pt">
              <dc:date>2024-03-12T00:00:00</dc:date>
              <text:p text:style-name="P1">While a fire burns in this brass brazier, you can use an action to speak the brazier's command word and summon a fire elemental, as if you had cast the conjure elemental spell. The brazier can't be used this way again until the next dawn.</text:p>
              <text:p text:style-name="P1"/>
              <text:p text:style-name="P1">The brazier weighs 5 pounds.</text:p>
            </office:annotation>
            <text:p>Brazier of Commanding Fire Elementals</text:p>
          </table:table-cell>
          <table:covered-table-cell/>
          <table:table-cell table:style-name="ce23" office:value-type="string" calcext:value-type="string">
            <text:p>8,000 gp</text:p>
          </table:table-cell>
          <table:table-cell table:style-name="ce35" office:value-type="string" calcext:value-type="string">
            <text:p>Rare</text:p>
          </table:table-cell>
          <table:table-cell table:style-name="ce42" office:value-type="string" calcext:value-type="string" table:number-columns-spanned="2" table:number-rows-spanned="1">
            <office:annotation draw:style-name="gr19" draw:text-style-name="P2" svg:width="284.06pt" svg:height="162.45pt" svg:x="367.54pt" svg:y="2309.02pt" draw:caption-point-x="62.05pt" draw:caption-point-y="13.27pt">
              <dc:date>2024-03-12T00:00:00</dc:date>
              <text:p text:style-name="P1">This necklace has a magic bead made from aquamarine, black pearl, or topaz. It also has many nonmagical beads made from stones such as amber, bloodstone, citrine, coral, jade, pearl, or quartz. If a magic bead is removed from the necklace, that bead loses its magic.</text:p>
              <text:p text:style-name="P1"/>
              <text:p text:style-name="P1">A necklace can have more than one bead of the same type. To use one, you must be wearing the necklace. Each bead contains a spell that you can cast from it as a bonus action (using your spell save DC if a save is necessary). Once a magic bead's spell is cast, that bead can't be used again until the next dawn.</text:p>
              <text:p text:style-name="P1"/>
              <text:p text:style-name="P1">Planar ally Spell</text:p>
            </office:annotation>
            <text:p>Prayer Bead - Summons</text:p>
          </table:table-cell>
          <table:covered-table-cell/>
          <table:table-cell table:style-name="ce43" office:value-type="string" calcext:value-type="string">
            <text:p>128,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3" draw:text-style-name="P2" svg:width="280.6pt" svg:height="128.86pt" svg:x="932.2pt" svg:y="2310.07pt" draw:caption-point-x="58.59pt" draw:caption-point-y="12.22pt">
              <dc:date>2024-03-12T00:00:00</dc:date>
              <text:p text:style-name="P1">This wooden staff has 10 charges. While holding it, you can use an action to expend 1 charge from the staff and cause a flower to sprout from a patch of earth or soil within 5 feet of you, or from the staff itself. Unless you choose a specific kind of flower, the staff creates a mildscented daisy. The flower is harmless and nonmagical, and it grows or withers as a normal flower would. The staff regains 1d6+4 expended charges daily at dawn. If you expend the last charge, roll a d20. On a 1, the staff turns into flower petals and is lost forever.</text:p>
              <text:p text:style-name="P1"/>
              <text:p text:style-name="P1">Source: Xanathar’s Guide to Everything, page 139</text:p>
            </office:annotation>
            <text:p>Staff of Flowers</text:p>
          </table:table-cell>
          <table:covered-table-cell/>
          <table:table-cell table:style-name="ce67" office:value-type="string" calcext:value-type="string">
            <text:p>50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6" draw:text-style-name="P2" svg:width="286.16pt" svg:height="26.99pt" svg:x="81.38pt" svg:y="2361pt" draw:caption-point-x="64.18pt" draw:caption-point-y="-22.99pt">
              <dc:date>2024-03-12T00:00:00</dc:date>
              <text:p text:style-name="P1">Censer of Controlling Air Elementals<text:tab/></text:p>
            </office:annotation>
            <text:p>Censer of Controlling Air Elementals</text:p>
          </table:table-cell>
          <table:covered-table-cell/>
          <table:table-cell table:style-name="ce23" office:value-type="string" calcext:value-type="string">
            <text:p>8,000 gp</text:p>
          </table:table-cell>
          <table:table-cell table:style-name="ce35" office:value-type="string" calcext:value-type="string">
            <text:p>Rare</text:p>
          </table:table-cell>
          <table:table-cell table:style-name="ce42" office:value-type="string" calcext:value-type="string" table:number-columns-spanned="2" table:number-rows-spanned="1">
            <office:annotation draw:style-name="gr8" draw:text-style-name="P2" svg:width="284.06pt" svg:height="308.01pt" svg:x="367.54pt" svg:y="2291.39pt" draw:caption-point-x="62.05pt" draw:caption-point-y="46.63pt">
              <dc:date>2024-03-12T00:00:00</dc:date>
              <text:p text:style-name="P1">An instrument of the bards is an exquisite example of its kind, superior to an ordinary instrument in every way. Seven types of these instruments exist, each named after a legendary bard college. The following table lists the spells common to all instruments, as well as the spells specific to each one and its rarity. A creature that attempts to play the instrument without being attuned to it must succeed on a DC 15 Wisdom saving throw or take 2d4 psychic damage.</text:p>
              <text:p text:style-name="P1"/>
              <text:p text:style-name="P1">You can use an action to play the instrument and cast one of its spells. Once the instrument has been used to cast a spell, it can't be used to cast that spell again until the next dawn. The spells use your spellcasting ability and spell save DC.</text:p>
              <text:p text:style-name="P1"/>
              <text:p text:style-name="P1">When you use the instrument to cast a spell that causes targets to become charmed on a failed save, the targets have disadvantage on the saving throw. This effect applies whether you are using the instrument as the source of the spell or as a spellcasting focus</text:p>
              <text:p text:style-name="P1"/>
              <text:p text:style-name="P1">All instruments of the bards can be used to cast the following spells: fly, invisibility, levitate, and protection from evil and good.</text:p>
              <text:p text:style-name="P1"/>
              <text:p text:style-name="P1">In addition, the Cli lyre can be used to cast stone shape, wall of fire, and wind wall.</text:p>
              <text:p text:style-name="P1">(Requires Attunement)</text:p>
            </office:annotation>
            <text:p>Instrument of the Bards - Cli Lyre</text:p>
          </table:table-cell>
          <table:covered-table-cell/>
          <table:table-cell table:style-name="ce43" office:value-type="string" calcext:value-type="string">
            <text:p>20,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15" draw:text-style-name="P2" svg:width="280.6pt" svg:height="128.86pt" svg:x="932.2pt" svg:y="2325.83pt" draw:caption-point-x="58.59pt" draw:caption-point-y="12.19pt">
              <dc:date>2024-03-12T00:00:00</dc:date>
              <text:p text:style-name="P1">While this stuffed doll is within 5 feet of you, you can spend a short rest telling it to say up to six phrases, none of which can be more than six words long, and set a condition under which the doll speaks each phrase. You can also replace old phrases with new ones. Whatever the condition, it must occur within 5 feet of the doll to make it speak. For example, whenever someone picks up the doll, it might say, "I want a piece of candy." The doll's phrases are lost when your attunement to the doll ends.</text:p>
              <text:p text:style-name="P1"/>
              <text:p text:style-name="P1">Source: Xanathar’s Guide to Everything, page 139</text:p>
            </office:annotation>
            <text:p>Talking Doll</text:p>
          </table:table-cell>
          <table:covered-table-cell/>
          <table:table-cell table:style-name="ce67" office:value-type="string" calcext:value-type="string">
            <text:p>20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2" draw:text-style-name="P2" svg:width="286.16pt" svg:height="61.68pt" svg:x="81.38pt" svg:y="2359.42pt" draw:caption-point-x="64.18pt" draw:caption-point-y="-5.64pt">
              <dc:date>2024-03-12T00:00:00</dc:date>
              <text:p text:style-name="P1">If the stone is touching the ground, you can use an action to speak its command word and summon an earth elemental, as if you had cast the conjure elemental spell. The stone can't be used this way again until the next dawn. The stone weighs 5 pounds.</text:p>
            </office:annotation>
            <text:p>Stone of Controlling Earth Elementals</text:p>
          </table:table-cell>
          <table:covered-table-cell/>
          <table:table-cell table:style-name="ce23" office:value-type="string" calcext:value-type="string">
            <text:p>8,000 gp</text:p>
          </table:table-cell>
          <table:table-cell table:style-name="ce35" office:value-type="string" calcext:value-type="string">
            <text:p>Rare</text:p>
          </table:table-cell>
          <table:table-cell table:style-name="ce42" office:value-type="string" calcext:value-type="string" table:number-columns-spanned="2" table:number-rows-spanned="1">
            <office:annotation draw:style-name="gr8" draw:text-style-name="P2" svg:width="284.06pt" svg:height="308.01pt" svg:x="367.54pt" svg:y="2307.12pt" draw:caption-point-x="62.05pt" draw:caption-point-y="46.66pt">
              <dc:date>2024-03-12T00:00:00</dc:date>
              <text:p text:style-name="P1">An instrument of the bards is an exquisite example of its kind, superior to an ordinary instrument in every way. Seven types of these instruments exist, each named after a legendary bard college. The following table lists the spells common to all instruments, as well as the spells specific to each one and its rarity. A creature that attempts to play the instrument without being attuned to it must succeed on a DC 15 Wisdom saving throw or take 2d4 psychic damage.</text:p>
              <text:p text:style-name="P1"/>
              <text:p text:style-name="P1">You can use an action to play the instrument and cast one of its spells. Once the instrument has been used to cast a spell, it can't be used to cast that spell again until the next dawn. The spells use your spellcasting ability and spell save DC.</text:p>
              <text:p text:style-name="P1"/>
              <text:p text:style-name="P1">When you use the instrument to cast a spell that causes targets to become charmed on a failed save, the targets have disadvantage on the saving throw. This effect applies whether you are using the instrument as the source of the spell or as a spellcasting focus</text:p>
              <text:p text:style-name="P1"/>
              <text:p text:style-name="P1">All instruments of the bards can be used to cast the following spells: fly, invisibility, levitate, and protection from evil and good.</text:p>
              <text:p text:style-name="P1"/>
              <text:p text:style-name="P1">In addition, the Fochlucan bandore can be used to cast entangle, faerie fire, shillelagh, and speak with animals.</text:p>
              <text:p text:style-name="P1">(Requires Attunement)</text:p>
            </office:annotation>
            <text:p>Instrument of the Bards - Fochulan Bandlore</text:p>
          </table:table-cell>
          <table:covered-table-cell/>
          <table:table-cell table:style-name="ce43" office:value-type="string" calcext:value-type="string">
            <text:p>155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3" draw:text-style-name="P2" svg:width="280.6pt" svg:height="84.08pt" svg:x="932.2pt" svg:y="2363.95pt" draw:caption-point-x="58.59pt" draw:caption-point-y="-10.18pt">
              <dc:date>2024-03-12T00:00:00</dc:date>
              <text:p text:style-name="P1">This tankard has a stern face sculpted into one side. You can drink ale, wine, or any other nonmagical alcoholic beverage poured into it without becoming inebriated. The tankard has no effect on magical liquids or harmful substances such as poison.</text:p>
              <text:p text:style-name="P1"/>
              <text:p text:style-name="P1">Source: Xanathar’s Guide to Everything, page 139</text:p>
            </office:annotation>
            <text:p>Tankard of Sobriety</text:p>
          </table:table-cell>
          <table:covered-table-cell/>
          <table:table-cell table:style-name="ce67" office:value-type="string" calcext:value-type="string">
            <text:p>2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19" draw:text-style-name="P2" svg:width="286.16pt" svg:height="162.45pt" svg:x="81.38pt" svg:y="2356.27pt" draw:caption-point-x="64.18pt" draw:caption-point-y="13.24pt">
              <dc:date>2024-03-12T00:00:00</dc:date>
              <text:p text:style-name="P1">You can use an action to blow this horn. In response, warrior spirits from the plane of Ysgard appear within 60 feet of you. These spirits use the berserker statistics from the Monster Manual. They return to Ysgard after 1 hour or when they drop to 0 hit points. Once you use the horn, it can't be used again until 7 days have passed.</text:p>
              <text:p text:style-name="P1"/>
              <text:p text:style-name="P1">A brass horn summons 3d4 + 3 berserkers. To use the brass horn, you must be proficient with all simple weapons.</text:p>
              <text:p text:style-name="P1"/>
              <text:p text:style-name="P1">If you blow the horn without meeting its requirement, the summoned berserkers attack you. If you meet the requirement, they are friendly to you and your companions and follow your commands.</text:p>
            </office:annotation>
            <text:p>Brass Horn of Valhalla</text:p>
          </table:table-cell>
          <table:covered-table-cell/>
          <table:table-cell table:style-name="ce23" office:value-type="string" calcext:value-type="string">
            <text:p>8,000 gp</text:p>
          </table:table-cell>
          <table:table-cell table:style-name="ce35" office:value-type="string" calcext:value-type="string">
            <text:p>Rare</text:p>
          </table:table-cell>
          <table:table-cell table:style-name="ce42" office:value-type="string" calcext:value-type="string" table:number-columns-spanned="2" table:number-rows-spanned="1">
            <office:annotation draw:style-name="gr8" draw:text-style-name="P2" svg:width="284.06pt" svg:height="308.01pt" svg:x="367.54pt" svg:y="2322.88pt" draw:caption-point-x="62.05pt" draw:caption-point-y="46.63pt">
              <dc:date>2024-03-12T00:00:00</dc:date>
              <text:p text:style-name="P1">An instrument of the bards is an exquisite example of its kind, superior to an ordinary instrument in every way. Seven types of these instruments exist, each named after a legendary bard college. The following table lists the spells common to all instruments, as well as the spells specific to each one and its rarity. A creature that attempts to play the instrument without being attuned to it must succeed on a DC 15 Wisdom saving throw or take 2d4 psychic damage.</text:p>
              <text:p text:style-name="P1"/>
              <text:p text:style-name="P1">You can use an action to play the instrument and cast one of its spells. Once the instrument has been used to cast a spell, it can't be used to cast that spell again until the next dawn. The spells use your spellcasting ability and spell save DC.</text:p>
              <text:p text:style-name="P1"/>
              <text:p text:style-name="P1">When you use the instrument to cast a spell that causes targets to become charmed on a failed save, the targets have disadvantage on the saving throw. This effect applies whether you are using the instrument as the source of the spell or as a spellcasting focus</text:p>
              <text:p text:style-name="P1"/>
              <text:p text:style-name="P1">All instruments of the bards can be used to cast the following spells: fly, invisibility, levitate, and protection from evil and good.</text:p>
              <text:p text:style-name="P1"/>
              <text:p text:style-name="P1">In addition, the Mac-Fuirmidh cittern can be used to cast barkskin, cure wounds, and fog cloud.</text:p>
              <text:p text:style-name="P1">(Requires Attunement)</text:p>
            </office:annotation>
            <text:p>Instrument of the Bards - Mac-Fuirmidh Cittern</text:p>
          </table:table-cell>
          <table:covered-table-cell/>
          <table:table-cell table:style-name="ce43" office:value-type="string" calcext:value-type="string">
            <text:p>17,0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3" draw:text-style-name="P2" svg:width="280.6pt" svg:height="58.51pt" svg:x="932.2pt" svg:y="2392.5pt" draw:caption-point-x="58.59pt" draw:caption-point-y="-22.99pt">
              <dc:date>2024-03-12T00:00:00</dc:date>
              <text:p text:style-name="P1">his arrow can't be broken, except when it is within an antimagic field.</text:p>
              <text:p text:style-name="P1"/>
              <text:p text:style-name="P1">Source: Xanathar’s Guide to Everything, page 139</text:p>
            </office:annotation>
            <text:p>Unbreakable Arrow</text:p>
          </table:table-cell>
          <table:covered-table-cell/>
          <table:table-cell table:style-name="ce67" office:value-type="string" calcext:value-type="string">
            <text:p>1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17" draw:text-style-name="P2" svg:width="286.16pt" svg:height="162.45pt" svg:x="81.38pt" svg:y="2372.03pt" draw:caption-point-x="64.18pt" draw:caption-point-y="13.24pt">
              <dc:date>2024-03-12T00:00:00</dc:date>
              <text:p text:style-name="P1">You can use an action to blow this horn. In response, warrior spirits from the plane of Ysgard appear within 60 feet of you. These spirits use the berserker statistics from the Monster Manual. They return to Ysgard after 1 hour or when they drop to 0 hit points. Once you use the horn, it can't be used again until 7 days have passed.</text:p>
              <text:p text:style-name="P1"/>
              <text:p text:style-name="P1">A bronze horn summons 4d4 + 4 berserkers. To use the bronze horn, you must be proficient with medium armor.</text:p>
              <text:p text:style-name="P1"/>
              <text:p text:style-name="P1">If you blow the horn without meeting its requirement, the summoned berserkers attack you. If you meet the requirement, they are friendly to you and your companions and follow your commands.</text:p>
            </office:annotation>
            <text:p>Bronze Horn of Valhalla</text:p>
          </table:table-cell>
          <table:covered-table-cell/>
          <table:table-cell table:style-name="ce23" office:value-type="string" calcext:value-type="string">
            <text:p>11,000 gp</text:p>
          </table:table-cell>
          <table:table-cell table:style-name="ce37" office:value-type="string" calcext:value-type="string">
            <text:p>Very Rare</text:p>
          </table:table-cell>
          <table:table-cell table:style-name="ce42" office:value-type="string" calcext:value-type="string" table:number-columns-spanned="2" table:number-rows-spanned="1">
            <office:annotation draw:style-name="gr8" draw:text-style-name="P2" svg:width="284.06pt" svg:height="319.21pt" svg:x="367.54pt" svg:y="2333.03pt" draw:caption-point-x="62.05pt" draw:caption-point-y="52.24pt">
              <dc:date>2024-03-12T00:00:00</dc:date>
              <text:p text:style-name="P1">An instrument of the bards is an exquisite example of its kind, superior to an ordinary instrument in every way. Seven types of these instruments exist, each named after a legendary bard college. The following table lists the spells common to all instruments, as well as the spells specific to each one and its rarity. A creature that attempts to play the instrument without being attuned to it must succeed on a DC 15 Wisdom saving throw or take 2d4 psychic damage.</text:p>
              <text:p text:style-name="P1"/>
              <text:p text:style-name="P1">You can use an action to play the instrument and cast one of its spells. Once the instrument has been used to cast a spell, it can't be used to cast that spell again until the next dawn. The spells use your spellcasting ability and spell save DC.</text:p>
              <text:p text:style-name="P1"/>
              <text:p text:style-name="P1">When you use the instrument to cast a spell that causes targets to become charmed on a failed save, the targets have disadvantage on the saving throw. This effect applies whether you are using the instrument as the source of the spell or as a spellcasting focus</text:p>
              <text:p text:style-name="P1"/>
              <text:p text:style-name="P1">All instruments of the bards can be used to cast the following spells: fly, invisibility, levitate, and protection from evil and good.</text:p>
              <text:p text:style-name="P1"/>
              <text:p text:style-name="P1">In addition, the Doss lute can be used to cast animal friendship, protection from energy (fire only), and protection from poison.</text:p>
              <text:p text:style-name="P1">(Requires Attunement)</text:p>
            </office:annotation>
            <text:p>Instrument of the Bards - Doss Lute</text:p>
          </table:table-cell>
          <table:covered-table-cell/>
          <table:table-cell table:style-name="ce43" office:value-type="string" calcext:value-type="string">
            <text:p>18,5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15" draw:text-style-name="P2" svg:width="280.6pt" svg:height="61.68pt" svg:x="932.2pt" svg:y="2406.67pt" draw:caption-point-x="58.59pt" draw:caption-point-y="-21.4pt">
              <dc:date>2024-03-12T00:00:00</dc:date>
              <text:p text:style-name="P1">When you grasp this walking cane and use a bonus action to speak the command word, it transforms into an ordinary longsword and ceases to be magical.</text:p>
              <text:p text:style-name="P1"/>
              <text:p text:style-name="P1">Source: Xanathar’s Guide to Everything, page 139</text:p>
            </office:annotation>
            <text:p>Veteran's Cane</text:p>
          </table:table-cell>
          <table:covered-table-cell/>
          <table:table-cell table:style-name="ce67" office:value-type="string" calcext:value-type="string">
            <text:p>30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19" draw:text-style-name="P2" svg:width="286.16pt" svg:height="162.45pt" svg:x="81.38pt" svg:y="2387.76pt" draw:caption-point-x="64.18pt" draw:caption-point-y="13.27pt">
              <dc:date>2024-03-12T00:00:00</dc:date>
              <text:p text:style-name="P1">You can use an action to blow this horn. In response, warrior spirits from the plane of Ysgard appear within 60 feet of you. These spirits use the berserker statistics from the Monster Manual. They return to Ysgard after 1 hour or when they drop to 0 hit points. Once you use the horn, it can't be used again until 7 days have passed.</text:p>
              <text:p text:style-name="P1"/>
              <text:p text:style-name="P1">The iron horn summons 5d4 + 5 berserkers. To use the iron horn, you must be proficient with all martial weapons.</text:p>
              <text:p text:style-name="P1"/>
              <text:p text:style-name="P1">If you blow the horn without meeting its requirement, the summoned berserkers attack you. If you meet the requirement, they are friendly to you and your companions and follow your commands.</text:p>
            </office:annotation>
            <text:p>Iron Horn of Valhalla</text:p>
          </table:table-cell>
          <table:covered-table-cell/>
          <table:table-cell table:style-name="ce23" office:value-type="string" calcext:value-type="string">
            <text:p>14,000 gp</text:p>
          </table:table-cell>
          <table:table-cell table:style-name="ce38" office:value-type="string" calcext:value-type="string">
            <text:p>Legendary</text:p>
          </table:table-cell>
          <table:table-cell table:style-name="ce42" office:value-type="string" calcext:value-type="string" table:number-columns-spanned="2" table:number-rows-spanned="1">
            <office:annotation draw:style-name="gr8" draw:text-style-name="P2" svg:width="284.06pt" svg:height="319.21pt" svg:x="367.54pt" svg:y="2348.76pt" draw:caption-point-x="62.05pt" draw:caption-point-y="52.27pt">
              <dc:date>2024-03-12T00:00:00</dc:date>
              <text:p text:style-name="P1">An instrument of the bards is an exquisite example of its kind, superior to an ordinary instrument in every way. Seven types of these instruments exist, each named after a legendary bard college. The following table lists the spells common to all instruments, as well as the spells specific to each one and its rarity. A creature that attempts to play the instrument without being attuned to it must succeed on a DC 15 Wisdom saving throw or take 2d4 psychic damage.</text:p>
              <text:p text:style-name="P1"/>
              <text:p text:style-name="P1">You can use an action to play the instrument and cast one of its spells. Once the instrument has been used to cast a spell, it can't be used to cast that spell again until the next dawn. The spells use your spellcasting ability and spell save DC.</text:p>
              <text:p text:style-name="P1"/>
              <text:p text:style-name="P1">When you use the instrument to cast a spell that causes targets to become charmed on a failed save, the targets have disadvantage on the saving throw. This effect applies whether you are using the instrument as the source of the spell or as a spellcasting focus</text:p>
              <text:p text:style-name="P1"/>
              <text:p text:style-name="P1">All instruments of the bards can be used to cast the following spells: fly, invisibility, levitate, and protection from evil and good.</text:p>
              <text:p text:style-name="P1"/>
              <text:p text:style-name="P1">In addition, the Canaith mandolin can be used to cast cure wounds (3rd level), dispel magic, and protection from energy (lightning only).</text:p>
              <text:p text:style-name="P1">(Requires Attunement)</text:p>
            </office:annotation>
            <text:p>Instrument of the Bards - Canaith Mandolin</text:p>
          </table:table-cell>
          <table:covered-table-cell/>
          <table:table-cell table:style-name="ce43" office:value-type="string" calcext:value-type="string">
            <text:p>22,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3" draw:text-style-name="P2" svg:width="280.6pt" svg:height="61.68pt" svg:x="932.2pt" svg:y="2422.4pt" draw:caption-point-x="58.59pt" draw:caption-point-y="-21.37pt">
              <dc:date>2024-03-12T00:00:00</dc:date>
              <text:p text:style-name="P1"><text:s/>This ammunition packs a wallop. A creature hit by the ammunition must succeed on a DC 10 Strength saving throw or be knocked prone.</text:p>
              <text:p text:style-name="P1"/>
              <text:p text:style-name="P1">Source: Xanathar’s Guide to Everything, page 139</text:p>
            </office:annotation>
            <text:p>Walloping Arrow</text:p>
          </table:table-cell>
          <table:covered-table-cell/>
          <table:table-cell table:style-name="ce67" office:value-type="string" calcext:value-type="string">
            <text:p>2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6" draw:text-style-name="P2" svg:width="286.16pt" svg:height="61.68pt" svg:x="81.38pt" svg:y="2422.4pt" draw:caption-point-x="64.18pt" draw:caption-point-y="-5.64pt">
              <dc:date>2024-03-12T00:00:00</dc:date>
              <text:p text:style-name="P1">This serpentine statuette of an owl can become a giant owl for up to 8 hours. Once it has been used, it can't be used again until 2 days have passed. The owl can telepathically communicate with you at any range if you and it are on the same plane of existence.</text:p>
            </office:annotation>
            <text:p>Serpentine Owl</text:p>
          </table:table-cell>
          <table:covered-table-cell/>
          <table:table-cell table:style-name="ce23" office:value-type="string" calcext:value-type="string">
            <text:p>8,000 gp</text:p>
          </table:table-cell>
          <table:table-cell table:style-name="ce35" office:value-type="string" calcext:value-type="string">
            <text:p>Rare</text:p>
          </table:table-cell>
          <table:table-cell table:style-name="ce42" office:value-type="string" calcext:value-type="string" table:number-columns-spanned="2" table:number-rows-spanned="1">
            <office:annotation draw:style-name="gr8" draw:text-style-name="P2" svg:width="284.06pt" svg:height="308.01pt" svg:x="367.54pt" svg:y="2370.13pt" draw:caption-point-x="62.05pt" draw:caption-point-y="46.63pt">
              <dc:date>2024-03-12T00:00:00</dc:date>
              <text:p text:style-name="P1">An instrument of the bards is an exquisite example of its kind, superior to an ordinary instrument in every way. Seven types of these instruments exist, each named after a legendary bard college. The following table lists the spells common to all instruments, as well as the spells specific to each one and its rarity. A creature that attempts to play the instrument without being attuned to it must succeed on a DC 15 Wisdom saving throw or take 2d4 psychic damage.</text:p>
              <text:p text:style-name="P1"/>
              <text:p text:style-name="P1">You can use an action to play the instrument and cast one of its spells. Once the instrument has been used to cast a spell, it can't be used to cast that spell again until the next dawn. The spells use your spellcasting ability and spell save DC.</text:p>
              <text:p text:style-name="P1"/>
              <text:p text:style-name="P1">When you use the instrument to cast a spell that causes targets to become charmed on a failed save, the targets have disadvantage on the saving throw. This effect applies whether you are using the instrument as the source of the spell or as a spellcasting focus</text:p>
              <text:p text:style-name="P1"/>
              <text:p text:style-name="P1">All instruments of the bards can be used to cast the following spells: fly, invisibility, levitate, and protection from evil and good.</text:p>
              <text:p text:style-name="P1"/>
              <text:p text:style-name="P1">In addition, the Anstruth harp can be used to cast control weather, cure wounds (5th level), and wall of thorns.</text:p>
              <text:p text:style-name="P1">(Requires Attunement)</text:p>
            </office:annotation>
            <text:p>Instrument of the Bards - Anstruth Harp</text:p>
          </table:table-cell>
          <table:covered-table-cell/>
          <table:table-cell table:style-name="ce43" office:value-type="string" calcext:value-type="string">
            <text:p>50,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19" draw:text-style-name="P2" svg:width="280.6pt" svg:height="117.67pt" svg:x="932.2pt" svg:y="2425.92pt" draw:caption-point-x="58.59pt" draw:caption-point-y="-9.16pt">
              <dc:date>2024-03-12T00:00:00</dc:date>
              <text:p text:style-name="P1">This wand has 3 charges. While holding it, you can use an action to expend 1 of its charges and create orchestral music by waving it around. The music can be heard out to a range of 60 feet and ends when you stop waving the wand.</text:p>
              <text:p text:style-name="P1"/>
              <text:p text:style-name="P1">The wand regains all expended charges daily at dawn. If you expend the wand's last charge, roll a d20. On a 1, a sad tuba sound plays as the wand crumbles to dust and is destroyed.</text:p>
              <text:p text:style-name="P1"/>
              <text:p text:style-name="P1">Source: Xanathar’s Guide to Everything, page 140</text:p>
            </office:annotation>
            <text:p>Wand of Conducting</text:p>
          </table:table-cell>
          <table:covered-table-cell/>
          <table:table-cell table:style-name="ce67" office:value-type="string" calcext:value-type="string">
            <text:p>35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6" draw:text-style-name="P2" svg:width="286.16pt" svg:height="39.29pt" svg:x="81.38pt" svg:y="2449.36pt" draw:caption-point-x="64.18pt" draw:caption-point-y="-16.84pt">
              <dc:date>2024-03-12T00:00:00</dc:date>
              <text:p text:style-name="P1">This bronze statuette is of a griffon rampant. It can become a griffon for up to 6 hours. Once it has been used, it can't be used again until 5 days have passed.</text:p>
            </office:annotation>
            <text:p>Bronze Griffon</text:p>
          </table:table-cell>
          <table:covered-table-cell/>
          <table:table-cell table:style-name="ce23" office:value-type="string" calcext:value-type="string">
            <text:p>8,000 gp</text:p>
          </table:table-cell>
          <table:table-cell table:style-name="ce35" office:value-type="string" calcext:value-type="string">
            <text:p>Rare</text:p>
          </table:table-cell>
          <table:table-cell table:style-name="ce42" office:value-type="string" calcext:value-type="string" table:number-columns-spanned="2" table:number-rows-spanned="1">
            <office:annotation draw:style-name="gr10" draw:text-style-name="P2" svg:width="284.06pt" svg:height="252.03pt" svg:x="367.54pt" svg:y="2398.11pt" draw:caption-point-x="62.05pt" draw:caption-point-y="34.41pt">
              <dc:date>2024-03-12T00:00:00</dc:date>
              <text:p text:style-name="P1">An instrument of the bards is an exquisite example of its kind, superior to an ordinary instrument in every way. Seven types of these instruments exist, each named after a legendary bard college. The following table lists the spells common to all instruments, as well as the spells specific to each one and its rarity. A creature that attempts to play the instrument without being attuned to it must succeed on a DC WIS saving throw or take 2d4 psychic Dmg.</text:p>
              <text:p text:style-name="P1"/>
              <text:p text:style-name="P1">You can use an action to play the instrument and cast 1 of its spells. Once the instrument has been used to cast a spell, it can’t be used to cast that spell again until the next dawn. The spells use your spellcasting ability and spell save DC.</text:p>
              <text:p text:style-name="P1"/>
              <text:p text:style-name="P1">When you use the instrument to cast a spell that causes targets to become charmed on a failed save, the targets have Disadvantage on the saving throw. This effect applies whether you are using the instrument as the source of the spell or as a spellcasting focus.</text:p>
              <text:p text:style-name="P1"/>
              <text:p text:style-name="P1"/>
              <text:p text:style-name="P1">(Requires Attunement)</text:p>
            </office:annotation>
            <text:p>Instrument of the Bards - Ollamh Harp</text:p>
          </table:table-cell>
          <table:covered-table-cell/>
          <table:table-cell table:style-name="ce43" office:value-type="string" calcext:value-type="string">
            <text:p>70,000 gp</text:p>
          </table:table-cell>
          <table:table-cell table:style-name="ce48" office:value-type="string" calcext:value-type="string">
            <text:p>Legendary</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17" draw:text-style-name="P2" svg:width="280.6pt" svg:height="151.26pt" svg:x="932.2pt" svg:y="2424.87pt" draw:caption-point-x="58.59pt" draw:caption-point-y="7.65pt">
              <dc:date>2024-03-12T00:00:00</dc:date>
              <text:p text:style-name="P1">This wand has 7 charges. While holding it, you can use an action to expend 1 of its charges and create a harmless burst of multicolored light at a point you can see up to 60 feet away. The burst of light is accompanied by a crackling noise that can be heard up to 300 feet away. The light is as bright as a torch flame but lasts only a second.</text:p>
              <text:p text:style-name="P1"/>
              <text:p text:style-name="P1">The wand regains 1d6+1 expended charges daily at dawn. If you expend the wand's last charge, roll a d20. On a 1, the wand erupts in a harmless pyrotechnic display and is destroyed.</text:p>
              <text:p text:style-name="P1"/>
              <text:p text:style-name="P1">Source: Xanathar’s Guide to Everything, page 140</text:p>
            </office:annotation>
            <text:p>Wand of Pyrotechnics</text:p>
          </table:table-cell>
          <table:covered-table-cell/>
          <table:table-cell table:style-name="ce67" office:value-type="string" calcext:value-type="string">
            <text:p>50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6" draw:text-style-name="P2" svg:width="286.16pt" svg:height="50.49pt" svg:x="81.38pt" svg:y="2459.51pt" draw:caption-point-x="64.18pt" draw:caption-point-y="-11.23pt">
              <dc:date>2024-03-12T00:00:00</dc:date>
              <text:p text:style-name="P1">This ebony statuette is carved in the likeness of a horsefly. It can become a giant fly for up to 12 hours and can be ridden as a mount. Once it has been used, it can't be used again until 2 days have passed.</text:p>
            </office:annotation>
            <text:p>Ebony Fly</text:p>
          </table:table-cell>
          <table:covered-table-cell/>
          <table:table-cell table:style-name="ce23" office:value-type="string" calcext:value-type="string">
            <text:p>6,000 gp</text:p>
          </table:table-cell>
          <table:table-cell table:style-name="ce35" office:value-type="string" calcext:value-type="string">
            <text:p>Rare</text:p>
          </table:table-cell>
          <table:table-cell table:style-name="ce42" office:value-type="string" calcext:value-type="string" table:number-columns-spanned="2" table:number-rows-spanned="1">
            <office:annotation draw:style-name="gr20" draw:text-style-name="P2" svg:width="284.06pt" svg:height="184.85pt" svg:x="367.54pt" svg:y="2447.46pt" draw:caption-point-x="62.05pt" draw:caption-point-y="0.82pt">
              <dc:date>2024-03-12T00:00:00</dc:date>
              <text:p text:style-name="P1">Weapon (any sword)</text:p>
              <text:p text:style-name="P1"/>
              <text:p text:style-name="P1">You gain a +1 bonus to attack and damage rolls made with this magic weapon. While the sword is on your person, you also gain a +1 bonus to saving throws.</text:p>
              <text:p text:style-name="P1"/>
              <text:p text:style-name="P1">Luck. If the sword is on your person, you can call on its luck (no action required) to reroll one attack roll, ability check, or saving throw you dislike. You must use the second roll. This property can’t be used again until the next dawn.</text:p>
              <text:p text:style-name="P1"/>
              <text:p text:style-name="P1">Wish. The sword has 1d4-1 charges. While holding it, you can use an action to expend 1 charge and cast the Wish spell from it. This property can’t be used again until the next dawn. The sword loses this property if it has no charges.</text:p>
              <text:p text:style-name="P1">(Requires Attunement)</text:p>
            </office:annotation>
            <text:p>Luck Blade (Per Charge)</text:p>
          </table:table-cell>
          <table:covered-table-cell/>
          <table:table-cell table:style-name="ce43" office:value-type="string" calcext:value-type="string">
            <text:p>50,000 gp</text:p>
          </table:table-cell>
          <table:table-cell table:style-name="ce48" office:value-type="string" calcext:value-type="string">
            <text:p>Legendary</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11" draw:text-style-name="P2" svg:width="280.6pt" svg:height="117.67pt" svg:x="932.2pt" svg:y="2449.53pt" draw:caption-point-x="58.59pt" draw:caption-point-y="-1.25pt">
              <dc:date>2024-03-12T00:00:00</dc:date>
              <text:p text:style-name="P1">This wand has 3 charges. While holding it, you can use an action to expend 1 of its charges and target a humanoid you can see within 30 feet of you. The target must succeed on a DC 10 Charisma saving throw or be forced to scowl for 1 minute.</text:p>
              <text:p text:style-name="P1"/>
              <text:p text:style-name="P1">The wand regains all expended charges daily at dawn. If you expend the wand's last charge, roll a d20. On a 1, the wand transforms into a wand of smiles.</text:p>
              <text:p text:style-name="P1">Source: Xanathar’s Guide to Everything, page 140</text:p>
            </office:annotation>
            <text:p>Wand of Scowls</text:p>
          </table:table-cell>
          <table:covered-table-cell/>
          <table:table-cell table:style-name="ce67" office:value-type="string" calcext:value-type="string">
            <text:p>50 gp</text:p>
          </table:table-cell>
          <table:table-cell table:style-name="ce71" office:value-type="string" calcext:value-type="string">
            <text:p>Common</text:p>
          </table:table-cell>
          <table:table-cell table:number-columns-repeated="1008"/>
        </table:table-row>
        <table:table-row table:style-name="ro3">
          <table:table-cell table:style-name="ce13" office:value-type="string" calcext:value-type="string" table:number-columns-spanned="2" table:number-rows-spanned="1">
            <office:annotation draw:style-name="gr15" draw:text-style-name="P2" svg:width="286.16pt" svg:height="128.86pt" svg:x="81.38pt" svg:y="2451.83pt" draw:caption-point-x="64.18pt" draw:caption-point-y="12.19pt">
              <dc:date>2024-03-12T00:00:00</dc:date>
              <text:p text:style-name="P1">This polished obsidian horse can become a nightmare for up to 24 hours. The nightmare fights only to defend itself. Once it has been used, it can't be used again until 5 days have passed.</text:p>
              <text:p text:style-name="P1"/>
              <text:p text:style-name="P1">If you have a good alignment, the figurine has a 10 percent chance each time you use it to ignore your orders, including a command to revert to figurine form. If you mount the nightmare while it is ignoring your orders, you and the nightmare are instantly transported to a random location on the plane of Hades, where the nightmare reverts to figurine form.</text:p>
            </office:annotation>
            <text:p>Obsidian Steed</text:p>
          </table:table-cell>
          <table:covered-table-cell/>
          <table:table-cell table:style-name="ce23" office:value-type="string" calcext:value-type="string">
            <text:p>150,000 gp</text:p>
          </table:table-cell>
          <table:table-cell table:style-name="ce37" office:value-type="string" calcext:value-type="string">
            <text:p>Very Rare</text:p>
          </table:table-cell>
          <table:table-cell table:style-name="ce42" office:value-type="string" calcext:value-type="string" table:number-columns-spanned="2" table:number-rows-spanned="1">
            <office:annotation draw:style-name="gr24" draw:text-style-name="P2" svg:width="284.06pt" svg:height="453.57pt" svg:x="367.54pt" svg:y="2376.09pt" draw:caption-point-x="62.05pt" draw:caption-point-y="87.93pt">
              <dc:date>2024-03-12T00:00:00</dc:date>
              <text:p text:style-name="P1">This dazzling helm is set with 1d10 diamonds, 2d10 rubies, 3d10 fire opals, and 4d10 opals. Any gem pried from the helm crumbles to dust. When all the gems are removed or destroyed, the helm loses its magic.</text:p>
              <text:p text:style-name="P1"/>
              <text:p text:style-name="P1">You gain the following benefits while wearing it:</text:p>
              <text:p text:style-name="P1"/>
              <text:p text:style-name="P1">• You can use an action to cast one of the following Spells (save DC 18), using one of the helm's gems of the specified type as a component: Daylight (opal), Fireball (fire opal), Prismatic Spray (diamond), or Wall of Fire (ruby). The gem is destroyed when the spell is cast and disappears from the helm.</text:p>
              <text:p text:style-name="P1"/>
              <text:p text:style-name="P1">• As long as it has at least one diamond, the helm emits dim light in a 30-foot radius when at least one Undead is within that area. Any Undead that starts its turn in that area takes 1d6 radiant damage.</text:p>
              <text:p text:style-name="P1"/>
              <text:p text:style-name="P1">• As long as the helm has at least one ruby, you have Resistance to fire damage.</text:p>
              <text:p text:style-name="P1"/>
              <text:p text:style-name="P1">• As long as the helm has at least one fire opal, you can use an action and speak a Command Word to cause one weapon you are holding to burst into flames. The flames emit bright light in a 10-foot radius and dim light for an additional 10 feet. The flames are harmless to you and the weapon. When you hit with an Attack using the blazing weapon, the target takes an extra 1d6 fire damage. The flames last until you use a Bonus Action to speak the Command Word again or until you drop or stow the weapon.</text:p>
              <text:p text:style-name="P1"/>
              <text:p text:style-name="P1">Roll a d20 if you are wearing the helm and take fire damage as a result of failing a saving throw against a spell. On a roll of 1, the helm emits beams of light from its remaining gems. Each creature within 60 feet of the helm other than you must succeed on a DC 17 Dexterity saving throw or be struck by a beam, taking radiant damage equal to the number of gems in the helm. The helm and its gems are then destroyed.</text:p>
              <text:p text:style-name="P1">(Requires Attunement)</text:p>
            </office:annotation>
            <text:p>Helm of Brilliance</text:p>
          </table:table-cell>
          <table:covered-table-cell/>
          <table:table-cell table:style-name="ce43" office:value-type="string" calcext:value-type="string">
            <text:p>40,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19" draw:text-style-name="P2" svg:width="280.6pt" svg:height="128.86pt" svg:x="932.2pt" svg:y="2467.59pt" draw:caption-point-x="58.59pt" draw:caption-point-y="-3.57pt">
              <dc:date>2024-03-12T00:00:00</dc:date>
              <text:p text:style-name="P1">This wand has 3 charges. While holding it, you can use an action to expend 1 of its charges and target a humanoid you can see within 30 feet of you. The target must succeed on a DC 10 Charisma saving throw or be forced to smile for 1 minute.</text:p>
              <text:p text:style-name="P1"/>
              <text:p text:style-name="P1">The wand regains all expended charges daily at dawn. If you expend the wand's last charge, roll a d20. On a 1, the wand transforms into a wand of scowls.</text:p>
              <text:p text:style-name="P1"/>
              <text:p text:style-name="P1">Source: Xanathar’s Guide to Everything, page 140</text:p>
            </office:annotation>
            <text:p>Wand of Smiles</text:p>
          </table:table-cell>
          <table:covered-table-cell/>
          <table:table-cell table:style-name="ce67" office:value-type="string" calcext:value-type="string">
            <text:p>50 gp</text:p>
          </table:table-cell>
          <table:table-cell table:style-name="ce71" office:value-type="string" calcext:value-type="string">
            <text:p>Common</text:p>
          </table:table-cell>
          <table:table-cell table:number-columns-repeated="1008"/>
        </table:table-row>
        <table:table-row table:style-name="ro3">
          <table:table-cell table:style-name="ce14" table:number-columns-spanned="16" table:number-rows-spanned="5"/>
          <table:covered-table-cell table:number-columns-repeated="15"/>
          <table:table-cell table:number-columns-repeated="1008"/>
        </table:table-row>
        <table:table-row table:style-name="ro4">
          <table:covered-table-cell table:number-columns-repeated="16"/>
          <table:table-cell table:number-columns-repeated="1008"/>
        </table:table-row>
        <table:table-row table:style-name="ro4">
          <table:covered-table-cell table:number-columns-repeated="16"/>
          <table:table-cell table:number-columns-repeated="1008"/>
        </table:table-row>
        <table:table-row table:style-name="ro4">
          <table:covered-table-cell table:number-columns-repeated="16"/>
          <table:table-cell table:number-columns-repeated="1008"/>
        </table:table-row>
        <table:table-row table:style-name="ro4">
          <table:covered-table-cell table:number-columns-repeated="16"/>
          <table:table-cell table:number-columns-repeated="1008"/>
        </table:table-row>
        <table:table-row table:style-name="ro4" table:number-rows-repeated="1048414">
          <table:table-cell table:number-columns-repeated="1024"/>
        </table:table-row>
        <table:table-row table:style-name="ro4">
          <table:table-cell table:number-columns-repeated="1024"/>
        </table:table-row>
      </table:table>
      <table:table table:name="Mundane" table:style-name="ta2">
        <table:table-column table:style-name="co1" table:number-columns-repeated="2"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column table:style-name="co1" table:number-columns-repeated="2" table:default-cell-style-name="Default"/>
        <table:table-column table:style-name="co7" table:default-cell-style-name="Default"/>
        <table:table-column table:style-name="co8" table:default-cell-style-name="Default"/>
        <table:table-column table:style-name="co1" table:number-columns-repeated="4" table:default-cell-style-name="Default"/>
        <table:table-column table:style-name="co9" table:default-cell-style-name="Default"/>
        <table:table-column table:style-name="co1" table:number-columns-repeated="1009" table:default-cell-style-name="Default"/>
        <table:table-row table:style-name="ro3">
          <table:table-cell table:style-name="ce72" office:value-type="string" calcext:value-type="string" table:number-columns-spanned="19" table:number-rows-spanned="2">
            <text:p>5E Mundane Items</text:p>
          </table:table-cell>
          <table:covered-table-cell table:number-columns-repeated="17" table:style-name="ce15"/>
          <table:covered-table-cell table:style-name="ce68"/>
          <table:table-cell table:number-columns-repeated="1005"/>
        </table:table-row>
        <table:table-row table:style-name="ro5">
          <table:covered-table-cell table:style-name="ce2"/>
          <table:covered-table-cell table:number-columns-repeated="17" table:style-name="ce16"/>
          <table:covered-table-cell table:style-name="ce34"/>
          <table:table-cell table:number-columns-repeated="1005"/>
        </table:table-row>
        <table:table-row table:style-name="ro3">
          <table:table-cell table:style-name="ce73" office:value-type="string" calcext:value-type="string" table:number-columns-spanned="9" table:number-rows-spanned="1">
            <text:p>WEAPONS</text:p>
          </table:table-cell>
          <table:covered-table-cell table:number-columns-repeated="7" table:style-name="ce17"/>
          <table:covered-table-cell table:style-name="ce18"/>
          <table:table-cell table:style-name="ce86"/>
          <table:table-cell table:style-name="ce87" office:value-type="string" calcext:value-type="string" table:number-columns-spanned="4" table:number-rows-spanned="1">
            <text:p>ADVENTURING GEAR</text:p>
          </table:table-cell>
          <table:covered-table-cell table:number-columns-repeated="3" table:style-name="ce17"/>
          <table:table-cell table:style-name="ce148"/>
          <table:table-cell table:style-name="ce87" office:value-type="string" calcext:value-type="string" table:number-columns-spanned="4" table:number-rows-spanned="1">
            <text:p>ADVENTURING GEAR</text:p>
          </table:table-cell>
          <table:covered-table-cell table:number-columns-repeated="3" table:style-name="ce17"/>
          <table:table-cell table:number-columns-repeated="1005"/>
        </table:table-row>
        <table:table-row table:style-name="ro3">
          <table:table-cell table:style-name="ce74" office:value-type="string" calcext:value-type="string" table:number-columns-spanned="2" table:number-rows-spanned="1">
            <text:p>Name</text:p>
          </table:table-cell>
          <table:covered-table-cell table:style-name="ce18"/>
          <table:table-cell table:style-name="ce74" office:value-type="string" calcext:value-type="string">
            <text:p>Price</text:p>
          </table:table-cell>
          <table:table-cell table:style-name="ce74" office:value-type="string" calcext:value-type="string">
            <text:p>Damage</text:p>
          </table:table-cell>
          <table:table-cell table:style-name="ce74" office:value-type="string" calcext:value-type="string">
            <text:p>Weight</text:p>
          </table:table-cell>
          <table:table-cell table:style-name="ce74" office:value-type="string" calcext:value-type="string" table:number-columns-spanned="4" table:number-rows-spanned="1">
            <text:p>Properties</text:p>
          </table:table-cell>
          <table:covered-table-cell table:number-columns-repeated="2" table:style-name="ce17"/>
          <table:covered-table-cell table:style-name="ce18"/>
          <table:table-cell table:style-name="ce86"/>
          <table:table-cell table:style-name="ce74" office:value-type="string" calcext:value-type="string" table:number-columns-spanned="2" table:number-rows-spanned="1">
            <text:p>Name</text:p>
          </table:table-cell>
          <table:covered-table-cell table:style-name="ce18"/>
          <table:table-cell table:style-name="ce74" office:value-type="string" calcext:value-type="string">
            <text:p>Price</text:p>
          </table:table-cell>
          <table:table-cell table:style-name="ce74" office:value-type="string" calcext:value-type="string">
            <text:p>Weight</text:p>
          </table:table-cell>
          <table:table-cell table:style-name="ce86"/>
          <table:table-cell table:style-name="ce101" office:value-type="string" calcext:value-type="string" table:number-columns-spanned="2" table:number-rows-spanned="1">
            <text:p>Name</text:p>
          </table:table-cell>
          <table:covered-table-cell table:style-name="ce18"/>
          <table:table-cell table:style-name="ce101" office:value-type="string" calcext:value-type="string">
            <text:p>Price</text:p>
          </table:table-cell>
          <table:table-cell table:style-name="ce101" office:value-type="string" calcext:value-type="string">
            <text:p>Weight</text:p>
          </table:table-cell>
          <table:table-cell table:number-columns-repeated="1005"/>
        </table:table-row>
        <table:table-row table:style-name="ro3">
          <table:table-cell table:style-name="ce75" office:value-type="string" calcext:value-type="string" table:number-columns-spanned="2" table:number-rows-spanned="1">
            <text:p>Simple Melee Weapons</text:p>
          </table:table-cell>
          <table:covered-table-cell/>
          <table:table-cell table:style-name="ce97"/>
          <table:table-cell table:style-name="ce104"/>
          <table:table-cell table:style-name="ce97"/>
          <table:table-cell table:style-name="ce116" table:number-columns-spanned="4" table:number-rows-spanned="1"/>
          <table:covered-table-cell table:number-columns-repeated="2"/>
          <table:covered-table-cell table:style-name="ce132"/>
          <table:table-cell table:style-name="ce86"/>
          <table:table-cell table:style-name="ce135" office:value-type="string" calcext:value-type="string" table:number-columns-spanned="2" table:number-rows-spanned="1">
            <text:p>Abacus</text:p>
          </table:table-cell>
          <table:covered-table-cell/>
          <table:table-cell table:style-name="ce99" office:value-type="string" calcext:value-type="string">
            <text:p>2 gp</text:p>
          </table:table-cell>
          <table:table-cell table:style-name="ce99" office:value-type="string" calcext:value-type="string">
            <text:p>2 lb.</text:p>
          </table:table-cell>
          <table:table-cell table:style-name="ce86"/>
          <table:table-cell table:style-name="ce149" office:value-type="string" calcext:value-type="string" table:number-columns-spanned="2" table:number-rows-spanned="1">
            <text:p>Holy Symbol</text:p>
          </table:table-cell>
          <table:covered-table-cell/>
          <table:table-cell table:style-name="ce98" table:number-columns-repeated="2"/>
          <table:table-cell table:number-columns-repeated="1005"/>
        </table:table-row>
        <table:table-row table:style-name="ro3">
          <table:table-cell table:style-name="ce76" office:value-type="string" calcext:value-type="string" table:number-columns-spanned="2" table:number-rows-spanned="1">
            <text:p>Club</text:p>
          </table:table-cell>
          <table:covered-table-cell/>
          <table:table-cell table:style-name="ce98" office:value-type="string" calcext:value-type="string">
            <text:p>1 sp</text:p>
          </table:table-cell>
          <table:table-cell table:style-name="ce95" office:value-type="string" calcext:value-type="string">
            <text:p>1d4 Bludgeon</text:p>
          </table:table-cell>
          <table:table-cell table:style-name="ce98" office:value-type="string" calcext:value-type="string">
            <text:p>2 lb.</text:p>
          </table:table-cell>
          <table:table-cell table:style-name="ce117" office:value-type="string" calcext:value-type="string" table:number-columns-spanned="4" table:number-rows-spanned="1">
            <text:p>Light</text:p>
          </table:table-cell>
          <table:covered-table-cell table:number-columns-repeated="2"/>
          <table:covered-table-cell table:style-name="ce132"/>
          <table:table-cell table:style-name="ce86"/>
          <table:table-cell table:style-name="ce136" office:value-type="string" calcext:value-type="string" table:number-columns-spanned="2" table:number-rows-spanned="1">
            <text:p>Acid (vial)</text:p>
          </table:table-cell>
          <table:covered-table-cell/>
          <table:table-cell table:style-name="ce98" office:value-type="string" calcext:value-type="string">
            <text:p>25 gp</text:p>
          </table:table-cell>
          <table:table-cell table:style-name="ce98" office:value-type="string" calcext:value-type="string">
            <text:p>1 lb.</text:p>
          </table:table-cell>
          <table:table-cell table:style-name="ce86"/>
          <table:table-cell table:style-name="ce141" office:value-type="string" calcext:value-type="string" table:number-columns-spanned="2" table:number-rows-spanned="1">
            <text:p>Amulet </text:p>
          </table:table-cell>
          <table:covered-table-cell/>
          <table:table-cell table:style-name="ce99" office:value-type="string" calcext:value-type="string">
            <text:p>5 gp</text:p>
          </table:table-cell>
          <table:table-cell table:style-name="ce99" office:value-type="string" calcext:value-type="string">
            <text:p><text:s/>1 Ib</text:p>
          </table:table-cell>
          <table:table-cell table:number-columns-repeated="1005"/>
        </table:table-row>
        <table:table-row table:style-name="ro3">
          <table:table-cell table:style-name="ce77" office:value-type="string" calcext:value-type="string" table:number-columns-spanned="2" table:number-rows-spanned="1">
            <text:p>Dagger</text:p>
          </table:table-cell>
          <table:covered-table-cell/>
          <table:table-cell table:style-name="ce99" office:value-type="string" calcext:value-type="string">
            <text:p>2 gp</text:p>
          </table:table-cell>
          <table:table-cell table:style-name="ce96" office:value-type="string" calcext:value-type="string">
            <text:p>1d4 Piercing</text:p>
          </table:table-cell>
          <table:table-cell table:style-name="ce99" office:value-type="string" calcext:value-type="string">
            <text:p>1 lb.</text:p>
          </table:table-cell>
          <table:table-cell table:style-name="ce118" office:value-type="string" calcext:value-type="string" table:number-columns-spanned="4" table:number-rows-spanned="1">
            <text:p>Finesse, Light, Thrown (20/60)</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Alchemist's Fire (flask)</text:p>
          </table:table-cell>
          <table:covered-table-cell/>
          <table:table-cell table:style-name="ce99" office:value-type="string" calcext:value-type="string">
            <text:p>50 gp</text:p>
          </table:table-cell>
          <table:table-cell table:style-name="ce99" office:value-type="string" calcext:value-type="string">
            <text:p>1 lb.</text:p>
          </table:table-cell>
          <table:table-cell table:style-name="ce86"/>
          <table:table-cell table:style-name="ce140" office:value-type="string" calcext:value-type="string" table:number-columns-spanned="2" table:number-rows-spanned="1">
            <text:p>Emblem </text:p>
          </table:table-cell>
          <table:covered-table-cell/>
          <table:table-cell table:style-name="ce98" office:value-type="string" calcext:value-type="string">
            <text:p><text:s/>5 gp</text:p>
          </table:table-cell>
          <table:table-cell table:style-name="ce98" office:value-type="string" calcext:value-type="string">
            <text:p>-</text:p>
          </table:table-cell>
          <table:table-cell table:number-columns-repeated="1005"/>
        </table:table-row>
        <table:table-row table:style-name="ro3">
          <table:table-cell table:style-name="ce76" office:value-type="string" calcext:value-type="string" table:number-columns-spanned="2" table:number-rows-spanned="1">
            <text:p>Greatclub</text:p>
          </table:table-cell>
          <table:covered-table-cell/>
          <table:table-cell table:style-name="ce98" office:value-type="string" calcext:value-type="string">
            <text:p>2 sp</text:p>
          </table:table-cell>
          <table:table-cell table:style-name="ce95" office:value-type="string" calcext:value-type="string">
            <text:p>1d8 Bludgeon</text:p>
          </table:table-cell>
          <table:table-cell table:style-name="ce98" office:value-type="string" calcext:value-type="string">
            <text:p>10 lb.</text:p>
          </table:table-cell>
          <table:table-cell table:style-name="ce117" office:value-type="string" calcext:value-type="string" table:number-columns-spanned="4" table:number-rows-spanned="1">
            <text:p>Two-handed</text:p>
          </table:table-cell>
          <table:covered-table-cell table:number-columns-repeated="2"/>
          <table:covered-table-cell table:style-name="ce132"/>
          <table:table-cell table:style-name="ce86"/>
          <table:table-cell table:style-name="ce137" office:value-type="string" calcext:value-type="string" table:number-columns-spanned="2" table:number-rows-spanned="1">
            <text:p>Ammunition</text:p>
          </table:table-cell>
          <table:covered-table-cell/>
          <table:table-cell table:style-name="ce98" table:number-columns-repeated="2"/>
          <table:table-cell table:style-name="ce86"/>
          <table:table-cell table:style-name="ce141" office:value-type="string" calcext:value-type="string" table:number-columns-spanned="2" table:number-rows-spanned="1">
            <text:p>Reliquary </text:p>
          </table:table-cell>
          <table:covered-table-cell/>
          <table:table-cell table:style-name="ce99" office:value-type="string" calcext:value-type="string">
            <text:p>5 gp</text:p>
          </table:table-cell>
          <table:table-cell table:style-name="ce99" office:value-type="string" calcext:value-type="string">
            <text:p>2 lb.</text:p>
          </table:table-cell>
          <table:table-cell table:number-columns-repeated="1005"/>
        </table:table-row>
        <table:table-row table:style-name="ro3">
          <table:table-cell table:style-name="ce77" office:value-type="string" calcext:value-type="string" table:number-columns-spanned="2" table:number-rows-spanned="1">
            <text:p>Handaxe</text:p>
          </table:table-cell>
          <table:covered-table-cell/>
          <table:table-cell table:style-name="ce99" office:value-type="string" calcext:value-type="string">
            <text:p>5 gp</text:p>
          </table:table-cell>
          <table:table-cell table:style-name="ce96" office:value-type="string" calcext:value-type="string">
            <text:p>1d6 Slashing</text:p>
          </table:table-cell>
          <table:table-cell table:style-name="ce99" office:value-type="string" calcext:value-type="string">
            <text:p>2 lb.</text:p>
          </table:table-cell>
          <table:table-cell table:style-name="ce118" office:value-type="string" calcext:value-type="string" table:number-columns-spanned="4" table:number-rows-spanned="1">
            <text:p>Light, Thrown (20/60)</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Arrows (20)</text:p>
          </table:table-cell>
          <table:covered-table-cell/>
          <table:table-cell table:style-name="ce99" office:value-type="string" calcext:value-type="string">
            <text:p>1 gp</text:p>
          </table:table-cell>
          <table:table-cell table:style-name="ce99" office:value-type="string" calcext:value-type="string">
            <text:p>1 lb.</text:p>
          </table:table-cell>
          <table:table-cell table:style-name="ce86"/>
          <table:table-cell table:style-name="ce140" table:number-columns-spanned="2" table:number-rows-spanned="1"/>
          <table:covered-table-cell/>
          <table:table-cell table:style-name="ce98" table:number-columns-repeated="2"/>
          <table:table-cell table:number-columns-repeated="1005"/>
        </table:table-row>
        <table:table-row table:style-name="ro3">
          <table:table-cell table:style-name="ce76" office:value-type="string" calcext:value-type="string" table:number-columns-spanned="2" table:number-rows-spanned="1">
            <text:p>Javelin</text:p>
          </table:table-cell>
          <table:covered-table-cell/>
          <table:table-cell table:style-name="ce98" office:value-type="string" calcext:value-type="string">
            <text:p>5 sp</text:p>
          </table:table-cell>
          <table:table-cell table:style-name="ce95" office:value-type="string" calcext:value-type="string">
            <text:p>1d6 Piercing</text:p>
          </table:table-cell>
          <table:table-cell table:style-name="ce98" office:value-type="string" calcext:value-type="string">
            <text:p>2 lb.</text:p>
          </table:table-cell>
          <table:table-cell table:style-name="ce117" office:value-type="string" calcext:value-type="string" table:number-columns-spanned="4" table:number-rows-spanned="1">
            <text:p>Thrown (30/120)</text:p>
          </table:table-cell>
          <table:covered-table-cell table:number-columns-repeated="2"/>
          <table:covered-table-cell table:style-name="ce132"/>
          <table:table-cell table:style-name="ce86"/>
          <table:table-cell table:style-name="ce136" office:value-type="string" calcext:value-type="string" table:number-columns-spanned="2" table:number-rows-spanned="1">
            <text:p>Blowgun Needle (50)</text:p>
          </table:table-cell>
          <table:covered-table-cell/>
          <table:table-cell table:style-name="ce98" office:value-type="string" calcext:value-type="string">
            <text:p>1 gp</text:p>
          </table:table-cell>
          <table:table-cell table:style-name="ce98" office:value-type="string" calcext:value-type="string">
            <text:p>1 lb.</text:p>
          </table:table-cell>
          <table:table-cell table:style-name="ce86"/>
          <table:table-cell table:style-name="ce141" office:value-type="string" calcext:value-type="string" table:number-columns-spanned="2" table:number-rows-spanned="1">
            <text:p>Holy water (flask)</text:p>
          </table:table-cell>
          <table:covered-table-cell/>
          <table:table-cell table:style-name="ce99" office:value-type="string" calcext:value-type="string">
            <text:p>25 gp</text:p>
          </table:table-cell>
          <table:table-cell table:style-name="ce99" office:value-type="string" calcext:value-type="string">
            <text:p>1 lb.</text:p>
          </table:table-cell>
          <table:table-cell table:number-columns-repeated="1005"/>
        </table:table-row>
        <table:table-row table:style-name="ro3">
          <table:table-cell table:style-name="ce77" office:value-type="string" calcext:value-type="string" table:number-columns-spanned="2" table:number-rows-spanned="1">
            <text:p>Light hammer</text:p>
          </table:table-cell>
          <table:covered-table-cell/>
          <table:table-cell table:style-name="ce99" office:value-type="string" calcext:value-type="string">
            <text:p>2 gp</text:p>
          </table:table-cell>
          <table:table-cell table:style-name="ce96" office:value-type="string" calcext:value-type="string">
            <text:p>1d4 Bludgeon</text:p>
          </table:table-cell>
          <table:table-cell table:style-name="ce99" office:value-type="string" calcext:value-type="string">
            <text:p>2 lb.</text:p>
          </table:table-cell>
          <table:table-cell table:style-name="ce118" office:value-type="string" calcext:value-type="string" table:number-columns-spanned="4" table:number-rows-spanned="1">
            <text:p>Light, Thrown (20/60)</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Crossbow Bolts (20)</text:p>
          </table:table-cell>
          <table:covered-table-cell/>
          <table:table-cell table:style-name="ce99" office:value-type="string" calcext:value-type="string">
            <text:p>1 gp</text:p>
          </table:table-cell>
          <table:table-cell table:style-name="ce99" office:value-type="string" calcext:value-type="string">
            <text:p>1.5 lb.</text:p>
          </table:table-cell>
          <table:table-cell table:style-name="ce86"/>
          <table:table-cell table:style-name="ce140" office:value-type="string" calcext:value-type="string" table:number-columns-spanned="2" table:number-rows-spanned="1">
            <text:p>Hourglass </text:p>
          </table:table-cell>
          <table:covered-table-cell/>
          <table:table-cell table:style-name="ce98" office:value-type="string" calcext:value-type="string">
            <text:p>25 gp</text:p>
          </table:table-cell>
          <table:table-cell table:style-name="ce98" office:value-type="string" calcext:value-type="string">
            <text:p>1 lb.</text:p>
          </table:table-cell>
          <table:table-cell table:number-columns-repeated="1005"/>
        </table:table-row>
        <table:table-row table:style-name="ro3">
          <table:table-cell table:style-name="ce76" office:value-type="string" calcext:value-type="string" table:number-columns-spanned="2" table:number-rows-spanned="1">
            <text:p>Mace</text:p>
          </table:table-cell>
          <table:covered-table-cell/>
          <table:table-cell table:style-name="ce98" office:value-type="string" calcext:value-type="string">
            <text:p>5 gp</text:p>
          </table:table-cell>
          <table:table-cell table:style-name="ce95" office:value-type="string" calcext:value-type="string">
            <text:p>1d6 Bludgeon</text:p>
          </table:table-cell>
          <table:table-cell table:style-name="ce98" office:value-type="string" calcext:value-type="string">
            <text:p>5 lb.</text:p>
          </table:table-cell>
          <table:table-cell table:style-name="ce117" office:value-type="string" calcext:value-type="string" table:number-columns-spanned="4" table:number-rows-spanned="1">
            <text:p>-</text:p>
          </table:table-cell>
          <table:covered-table-cell table:number-columns-repeated="2"/>
          <table:covered-table-cell table:style-name="ce132"/>
          <table:table-cell table:style-name="ce86"/>
          <table:table-cell table:style-name="ce136" office:value-type="string" calcext:value-type="string" table:number-columns-spanned="2" table:number-rows-spanned="1">
            <text:p>Sling Bullets (20)</text:p>
          </table:table-cell>
          <table:covered-table-cell/>
          <table:table-cell table:style-name="ce98" office:value-type="string" calcext:value-type="string">
            <text:p>4 cp</text:p>
          </table:table-cell>
          <table:table-cell table:style-name="ce98" office:value-type="string" calcext:value-type="string">
            <text:p>1.5 lb.</text:p>
          </table:table-cell>
          <table:table-cell table:style-name="ce86"/>
          <table:table-cell table:style-name="ce141" office:value-type="string" calcext:value-type="string" table:number-columns-spanned="2" table:number-rows-spanned="1">
            <text:p>Hunting Trap</text:p>
          </table:table-cell>
          <table:covered-table-cell/>
          <table:table-cell table:style-name="ce99" office:value-type="string" calcext:value-type="string">
            <text:p>5 gp</text:p>
          </table:table-cell>
          <table:table-cell table:style-name="ce99" office:value-type="string" calcext:value-type="string">
            <text:p>25 lb.</text:p>
          </table:table-cell>
          <table:table-cell table:number-columns-repeated="1005"/>
        </table:table-row>
        <table:table-row table:style-name="ro3">
          <table:table-cell table:style-name="ce77" office:value-type="string" calcext:value-type="string" table:number-columns-spanned="2" table:number-rows-spanned="1">
            <text:p>Quarterstaff</text:p>
          </table:table-cell>
          <table:covered-table-cell/>
          <table:table-cell table:style-name="ce99" office:value-type="string" calcext:value-type="string">
            <text:p>2 sp</text:p>
          </table:table-cell>
          <table:table-cell table:style-name="ce96" office:value-type="string" calcext:value-type="string">
            <text:p>1d6 Bludgeon</text:p>
          </table:table-cell>
          <table:table-cell table:style-name="ce99" office:value-type="string" calcext:value-type="string">
            <text:p>5 lb.</text:p>
          </table:table-cell>
          <table:table-cell table:style-name="ce118" office:value-type="string" calcext:value-type="string" table:number-columns-spanned="4" table:number-rows-spanned="1">
            <text:p>Versatile (1d8)</text:p>
          </table:table-cell>
          <table:covered-table-cell table:number-columns-repeated="2"/>
          <table:covered-table-cell table:style-name="ce132"/>
          <table:table-cell table:style-name="ce86"/>
          <table:table-cell table:style-name="ce135" table:number-columns-spanned="2" table:number-rows-spanned="1"/>
          <table:covered-table-cell/>
          <table:table-cell table:style-name="ce99" table:number-columns-repeated="2"/>
          <table:table-cell table:style-name="ce86"/>
          <table:table-cell table:style-name="ce140" office:value-type="string" calcext:value-type="string" table:number-columns-spanned="2" table:number-rows-spanned="1">
            <text:p>Ink (1 ounce bottle)</text:p>
          </table:table-cell>
          <table:covered-table-cell/>
          <table:table-cell table:style-name="ce98" office:value-type="string" calcext:value-type="string">
            <text:p>10 gp</text:p>
          </table:table-cell>
          <table:table-cell table:style-name="ce98" office:value-type="string" calcext:value-type="string">
            <text:p>-</text:p>
          </table:table-cell>
          <table:table-cell table:number-columns-repeated="1005"/>
        </table:table-row>
        <table:table-row table:style-name="ro3">
          <table:table-cell table:style-name="ce76" office:value-type="string" calcext:value-type="string" table:number-columns-spanned="2" table:number-rows-spanned="1">
            <text:p>Sickle</text:p>
          </table:table-cell>
          <table:covered-table-cell/>
          <table:table-cell table:style-name="ce98" office:value-type="string" calcext:value-type="string">
            <text:p>1 gp</text:p>
          </table:table-cell>
          <table:table-cell table:style-name="ce95" office:value-type="string" calcext:value-type="string">
            <text:p>1d4 Slashing</text:p>
          </table:table-cell>
          <table:table-cell table:style-name="ce98" office:value-type="string" calcext:value-type="string">
            <text:p>2 lb.</text:p>
          </table:table-cell>
          <table:table-cell table:style-name="ce117" office:value-type="string" calcext:value-type="string" table:number-columns-spanned="4" table:number-rows-spanned="1">
            <text:p>Light</text:p>
          </table:table-cell>
          <table:covered-table-cell table:number-columns-repeated="2"/>
          <table:covered-table-cell table:style-name="ce132"/>
          <table:table-cell table:style-name="ce86"/>
          <table:table-cell table:style-name="ce137" office:value-type="string" calcext:value-type="string" table:number-columns-spanned="2" table:number-rows-spanned="1">
            <text:p>Arcane Focus</text:p>
          </table:table-cell>
          <table:covered-table-cell/>
          <table:table-cell table:style-name="ce98" table:number-columns-repeated="2"/>
          <table:table-cell table:style-name="ce86"/>
          <table:table-cell table:style-name="ce141" office:value-type="string" calcext:value-type="string" table:number-columns-spanned="2" table:number-rows-spanned="1">
            <text:p>Ink pen</text:p>
          </table:table-cell>
          <table:covered-table-cell/>
          <table:table-cell table:style-name="ce99" office:value-type="string" calcext:value-type="string">
            <text:p>2 cp</text:p>
          </table:table-cell>
          <table:table-cell table:style-name="ce99"/>
          <table:table-cell table:number-columns-repeated="1005"/>
        </table:table-row>
        <table:table-row table:style-name="ro3">
          <table:table-cell table:style-name="ce77" office:value-type="string" calcext:value-type="string" table:number-columns-spanned="2" table:number-rows-spanned="1">
            <text:p>Spear</text:p>
          </table:table-cell>
          <table:covered-table-cell/>
          <table:table-cell table:style-name="ce99" office:value-type="string" calcext:value-type="string">
            <text:p>1 gp</text:p>
          </table:table-cell>
          <table:table-cell table:style-name="ce96" office:value-type="string" calcext:value-type="string">
            <text:p>1d4 Piercing</text:p>
          </table:table-cell>
          <table:table-cell table:style-name="ce99" office:value-type="string" calcext:value-type="string">
            <text:p>3 lb.</text:p>
          </table:table-cell>
          <table:table-cell table:style-name="ce118" office:value-type="string" calcext:value-type="string" table:number-columns-spanned="4" table:number-rows-spanned="1">
            <text:p>Thrown (20/60), Versatile (1d8)</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Crystal</text:p>
          </table:table-cell>
          <table:covered-table-cell/>
          <table:table-cell table:style-name="ce99" office:value-type="string" calcext:value-type="string">
            <text:p>10 gp</text:p>
          </table:table-cell>
          <table:table-cell table:style-name="ce99" office:value-type="string" calcext:value-type="string">
            <text:p>1 lb.</text:p>
          </table:table-cell>
          <table:table-cell table:style-name="ce86"/>
          <table:table-cell table:style-name="ce140" office:value-type="string" calcext:value-type="string" table:number-columns-spanned="2" table:number-rows-spanned="1">
            <text:p>Jug or pitcher</text:p>
          </table:table-cell>
          <table:covered-table-cell/>
          <table:table-cell table:style-name="ce98" office:value-type="string" calcext:value-type="string">
            <text:p>2 cp</text:p>
          </table:table-cell>
          <table:table-cell table:style-name="ce98" office:value-type="string" calcext:value-type="string">
            <text:p>4 lb.</text:p>
          </table:table-cell>
          <table:table-cell table:number-columns-repeated="1005"/>
        </table:table-row>
        <table:table-row table:style-name="ro3">
          <table:table-cell table:style-name="ce78" office:value-type="string" calcext:value-type="string" table:number-columns-spanned="2" table:number-rows-spanned="1">
            <text:p>Simple Ranged Weapons</text:p>
          </table:table-cell>
          <table:covered-table-cell/>
          <table:table-cell table:style-name="ce100"/>
          <table:table-cell table:style-name="ce105"/>
          <table:table-cell table:style-name="ce100"/>
          <table:table-cell table:style-name="ce119" table:number-columns-spanned="4" table:number-rows-spanned="1"/>
          <table:covered-table-cell table:number-columns-repeated="2"/>
          <table:covered-table-cell table:style-name="ce132"/>
          <table:table-cell table:style-name="ce86"/>
          <table:table-cell table:style-name="ce136" office:value-type="string" calcext:value-type="string" table:number-columns-spanned="2" table:number-rows-spanned="1">
            <text:p>Orb</text:p>
          </table:table-cell>
          <table:covered-table-cell/>
          <table:table-cell table:style-name="ce98" office:value-type="string" calcext:value-type="string">
            <text:p>20 gp</text:p>
          </table:table-cell>
          <table:table-cell table:style-name="ce98" office:value-type="string" calcext:value-type="string">
            <text:p>3 lb.</text:p>
          </table:table-cell>
          <table:table-cell table:style-name="ce86"/>
          <table:table-cell table:style-name="ce141" office:value-type="string" calcext:value-type="string" table:number-columns-spanned="2" table:number-rows-spanned="1">
            <text:p>Ladder (10-foot)</text:p>
          </table:table-cell>
          <table:covered-table-cell/>
          <table:table-cell table:style-name="ce99" office:value-type="string" calcext:value-type="string">
            <text:p>1 sp</text:p>
          </table:table-cell>
          <table:table-cell table:style-name="ce99" office:value-type="string" calcext:value-type="string">
            <text:p>25 lb.</text:p>
          </table:table-cell>
          <table:table-cell table:number-columns-repeated="1005"/>
        </table:table-row>
        <table:table-row table:style-name="ro3">
          <table:table-cell table:style-name="ce77" office:value-type="string" calcext:value-type="string" table:number-columns-spanned="2" table:number-rows-spanned="1">
            <text:p>Crossbow, light</text:p>
          </table:table-cell>
          <table:covered-table-cell/>
          <table:table-cell table:style-name="ce99" office:value-type="string" calcext:value-type="string">
            <text:p>25 gp</text:p>
          </table:table-cell>
          <table:table-cell table:style-name="ce96" office:value-type="string" calcext:value-type="string">
            <text:p>1d6 Piercing</text:p>
          </table:table-cell>
          <table:table-cell table:style-name="ce99" office:value-type="string" calcext:value-type="string">
            <text:p>5 lb.</text:p>
          </table:table-cell>
          <table:table-cell table:style-name="ce118" office:value-type="string" calcext:value-type="string" table:number-columns-spanned="4" table:number-rows-spanned="1">
            <text:p>Ammunition (80/320), Loading, Two-handed</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Rod</text:p>
          </table:table-cell>
          <table:covered-table-cell/>
          <table:table-cell table:style-name="ce99" office:value-type="string" calcext:value-type="string">
            <text:p>10 gp</text:p>
          </table:table-cell>
          <table:table-cell table:style-name="ce99" office:value-type="string" calcext:value-type="string">
            <text:p>2 lb.</text:p>
          </table:table-cell>
          <table:table-cell table:style-name="ce86"/>
          <table:table-cell table:style-name="ce140" office:value-type="string" calcext:value-type="string" table:number-columns-spanned="2" table:number-rows-spanned="1">
            <text:p>Lamp</text:p>
          </table:table-cell>
          <table:covered-table-cell/>
          <table:table-cell table:style-name="ce98" office:value-type="string" calcext:value-type="string">
            <text:p>5 sp</text:p>
          </table:table-cell>
          <table:table-cell table:style-name="ce98" office:value-type="string" calcext:value-type="string">
            <text:p>1 lb.</text:p>
          </table:table-cell>
          <table:table-cell table:number-columns-repeated="1005"/>
        </table:table-row>
        <table:table-row table:style-name="ro3">
          <table:table-cell table:style-name="ce76" office:value-type="string" calcext:value-type="string" table:number-columns-spanned="2" table:number-rows-spanned="1">
            <text:p>Dart</text:p>
          </table:table-cell>
          <table:covered-table-cell/>
          <table:table-cell table:style-name="ce98" office:value-type="string" calcext:value-type="string">
            <text:p>5 cp</text:p>
          </table:table-cell>
          <table:table-cell table:style-name="ce95" office:value-type="string" calcext:value-type="string">
            <text:p>1d4 Piercing</text:p>
          </table:table-cell>
          <table:table-cell table:style-name="ce98" office:value-type="string" calcext:value-type="string">
            <text:p>.25 lb.</text:p>
          </table:table-cell>
          <table:table-cell table:style-name="ce117" office:value-type="string" calcext:value-type="string" table:number-columns-spanned="4" table:number-rows-spanned="1">
            <text:p>Finesse, Thrown (20/60)</text:p>
          </table:table-cell>
          <table:covered-table-cell table:number-columns-repeated="2"/>
          <table:covered-table-cell table:style-name="ce132"/>
          <table:table-cell table:style-name="ce86"/>
          <table:table-cell table:style-name="ce136" office:value-type="string" calcext:value-type="string" table:number-columns-spanned="2" table:number-rows-spanned="1">
            <text:p>Staff</text:p>
          </table:table-cell>
          <table:covered-table-cell/>
          <table:table-cell table:style-name="ce98" office:value-type="string" calcext:value-type="string">
            <text:p>5 gp</text:p>
          </table:table-cell>
          <table:table-cell table:style-name="ce98" office:value-type="string" calcext:value-type="string">
            <text:p>4 lb.</text:p>
          </table:table-cell>
          <table:table-cell table:style-name="ce86"/>
          <table:table-cell table:style-name="ce141" office:value-type="string" calcext:value-type="string" table:number-columns-spanned="2" table:number-rows-spanned="1">
            <text:p>Lantern, Bullseye</text:p>
          </table:table-cell>
          <table:covered-table-cell/>
          <table:table-cell table:style-name="ce99" office:value-type="string" calcext:value-type="string">
            <text:p>10 gp</text:p>
          </table:table-cell>
          <table:table-cell table:style-name="ce99" office:value-type="string" calcext:value-type="string">
            <text:p>2 lb.</text:p>
          </table:table-cell>
          <table:table-cell table:number-columns-repeated="1005"/>
        </table:table-row>
        <table:table-row table:style-name="ro3">
          <table:table-cell table:style-name="ce77" office:value-type="string" calcext:value-type="string" table:number-columns-spanned="2" table:number-rows-spanned="1">
            <text:p>Shortbow</text:p>
          </table:table-cell>
          <table:covered-table-cell/>
          <table:table-cell table:style-name="ce99" office:value-type="string" calcext:value-type="string">
            <text:p>25 gp</text:p>
          </table:table-cell>
          <table:table-cell table:style-name="ce96" office:value-type="string" calcext:value-type="string">
            <text:p>1d6 Piercing</text:p>
          </table:table-cell>
          <table:table-cell table:style-name="ce99" office:value-type="string" calcext:value-type="string">
            <text:p>2 lb.</text:p>
          </table:table-cell>
          <table:table-cell table:style-name="ce118" office:value-type="string" calcext:value-type="string" table:number-columns-spanned="4" table:number-rows-spanned="1">
            <text:p>Ammunition (80/320), Two-handed</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Wand</text:p>
          </table:table-cell>
          <table:covered-table-cell/>
          <table:table-cell table:style-name="ce99" office:value-type="string" calcext:value-type="string">
            <text:p>10 gp</text:p>
          </table:table-cell>
          <table:table-cell table:style-name="ce99" office:value-type="string" calcext:value-type="string">
            <text:p>1 lb.</text:p>
          </table:table-cell>
          <table:table-cell table:style-name="ce86"/>
          <table:table-cell table:style-name="ce140" office:value-type="string" calcext:value-type="string" table:number-columns-spanned="2" table:number-rows-spanned="1">
            <text:p>Lantern, hooded</text:p>
          </table:table-cell>
          <table:covered-table-cell/>
          <table:table-cell table:style-name="ce98" office:value-type="string" calcext:value-type="string">
            <text:p>5 gp</text:p>
          </table:table-cell>
          <table:table-cell table:style-name="ce98" office:value-type="string" calcext:value-type="string">
            <text:p>2 lb.</text:p>
          </table:table-cell>
          <table:table-cell table:number-columns-repeated="1005"/>
        </table:table-row>
        <table:table-row table:style-name="ro3">
          <table:table-cell table:style-name="ce76" office:value-type="string" calcext:value-type="string" table:number-columns-spanned="2" table:number-rows-spanned="1">
            <text:p>Sling</text:p>
          </table:table-cell>
          <table:covered-table-cell/>
          <table:table-cell table:style-name="ce98" office:value-type="string" calcext:value-type="string">
            <text:p>1 sp</text:p>
          </table:table-cell>
          <table:table-cell table:style-name="ce95" office:value-type="string" calcext:value-type="string">
            <text:p>1d4 Bludgeon</text:p>
          </table:table-cell>
          <table:table-cell table:style-name="ce98" office:value-type="string" calcext:value-type="string">
            <text:p>-</text:p>
          </table:table-cell>
          <table:table-cell table:style-name="ce117" office:value-type="string" calcext:value-type="string" table:number-columns-spanned="4" table:number-rows-spanned="1">
            <text:p>Ammunition (30/120)</text:p>
          </table:table-cell>
          <table:covered-table-cell table:number-columns-repeated="2"/>
          <table:covered-table-cell table:style-name="ce132"/>
          <table:table-cell table:style-name="ce86"/>
          <table:table-cell table:style-name="ce136" table:number-columns-spanned="2" table:number-rows-spanned="1"/>
          <table:covered-table-cell/>
          <table:table-cell table:style-name="ce98" table:number-columns-repeated="2"/>
          <table:table-cell table:style-name="ce86"/>
          <table:table-cell table:style-name="ce141" office:value-type="string" calcext:value-type="string" table:number-columns-spanned="2" table:number-rows-spanned="1">
            <text:p>Lock</text:p>
          </table:table-cell>
          <table:covered-table-cell/>
          <table:table-cell table:style-name="ce99" office:value-type="string" calcext:value-type="string">
            <text:p>10 gp</text:p>
          </table:table-cell>
          <table:table-cell table:style-name="ce99" office:value-type="string" calcext:value-type="string">
            <text:p>1 lb.</text:p>
          </table:table-cell>
          <table:table-cell table:number-columns-repeated="1005"/>
        </table:table-row>
        <table:table-row table:style-name="ro3">
          <table:table-cell table:style-name="ce75" office:value-type="string" calcext:value-type="string" table:number-columns-spanned="2" table:number-rows-spanned="1">
            <text:p>Martial Melee Weapons</text:p>
          </table:table-cell>
          <table:covered-table-cell/>
          <table:table-cell table:style-name="ce97"/>
          <table:table-cell table:style-name="ce106"/>
          <table:table-cell table:style-name="ce97"/>
          <table:table-cell table:style-name="ce120" table:number-columns-spanned="4" table:number-rows-spanned="1"/>
          <table:covered-table-cell table:number-columns-repeated="2"/>
          <table:covered-table-cell table:style-name="ce132"/>
          <table:table-cell table:style-name="ce86"/>
          <table:table-cell table:style-name="ce135" office:value-type="string" calcext:value-type="string" table:number-columns-spanned="2" table:number-rows-spanned="1">
            <text:p>Backpack</text:p>
          </table:table-cell>
          <table:covered-table-cell/>
          <table:table-cell table:style-name="ce99" office:value-type="string" calcext:value-type="string">
            <text:p>2 gp</text:p>
          </table:table-cell>
          <table:table-cell table:style-name="ce99" office:value-type="string" calcext:value-type="string">
            <text:p>5 lb.</text:p>
          </table:table-cell>
          <table:table-cell table:style-name="ce86"/>
          <table:table-cell table:style-name="ce140" office:value-type="string" calcext:value-type="string" table:number-columns-spanned="2" table:number-rows-spanned="1">
            <text:p>Magnifying glass</text:p>
          </table:table-cell>
          <table:covered-table-cell/>
          <table:table-cell table:style-name="ce98" office:value-type="string" calcext:value-type="string">
            <text:p>100 gp</text:p>
          </table:table-cell>
          <table:table-cell table:style-name="ce98" office:value-type="string" calcext:value-type="string">
            <text:p>-</text:p>
          </table:table-cell>
          <table:table-cell table:number-columns-repeated="1005"/>
        </table:table-row>
        <table:table-row table:style-name="ro3">
          <table:table-cell table:style-name="ce76" office:value-type="string" calcext:value-type="string" table:number-columns-spanned="2" table:number-rows-spanned="1">
            <text:p>Battleaxe</text:p>
          </table:table-cell>
          <table:covered-table-cell/>
          <table:table-cell table:style-name="ce98" office:value-type="string" calcext:value-type="string">
            <text:p>10 gp</text:p>
          </table:table-cell>
          <table:table-cell table:style-name="ce95" office:value-type="string" calcext:value-type="string">
            <text:p>1d8 Slashing</text:p>
          </table:table-cell>
          <table:table-cell table:style-name="ce98" office:value-type="string" calcext:value-type="string">
            <text:p>4 lb.</text:p>
          </table:table-cell>
          <table:table-cell table:style-name="ce117" office:value-type="string" calcext:value-type="string" table:number-columns-spanned="4" table:number-rows-spanned="1">
            <text:p>Versatile (1d10)</text:p>
          </table:table-cell>
          <table:covered-table-cell table:number-columns-repeated="2"/>
          <table:covered-table-cell table:style-name="ce132"/>
          <table:table-cell table:style-name="ce86"/>
          <table:table-cell table:style-name="ce136" office:value-type="string" calcext:value-type="string" table:number-columns-spanned="2" table:number-rows-spanned="1">
            <text:p>Ball Bearings (bag of 1000)</text:p>
          </table:table-cell>
          <table:covered-table-cell/>
          <table:table-cell table:style-name="ce98" office:value-type="string" calcext:value-type="string">
            <text:p>1 gp</text:p>
          </table:table-cell>
          <table:table-cell table:style-name="ce98" office:value-type="string" calcext:value-type="string">
            <text:p>2 lb.</text:p>
          </table:table-cell>
          <table:table-cell table:style-name="ce86"/>
          <table:table-cell table:style-name="ce141" office:value-type="string" calcext:value-type="string" table:number-columns-spanned="2" table:number-rows-spanned="1">
            <text:p>Manacles</text:p>
          </table:table-cell>
          <table:covered-table-cell/>
          <table:table-cell table:style-name="ce99" office:value-type="string" calcext:value-type="string">
            <text:p>2 gp</text:p>
          </table:table-cell>
          <table:table-cell table:style-name="ce99" office:value-type="string" calcext:value-type="string">
            <text:p>6 lb.</text:p>
          </table:table-cell>
          <table:table-cell table:number-columns-repeated="1005"/>
        </table:table-row>
        <table:table-row table:style-name="ro3">
          <table:table-cell table:style-name="ce77" office:value-type="string" calcext:value-type="string" table:number-columns-spanned="2" table:number-rows-spanned="1">
            <text:p>Flail</text:p>
          </table:table-cell>
          <table:covered-table-cell/>
          <table:table-cell table:style-name="ce99" office:value-type="string" calcext:value-type="string">
            <text:p>10 gp</text:p>
          </table:table-cell>
          <table:table-cell table:style-name="ce96" office:value-type="string" calcext:value-type="string">
            <text:p>1d8 Bludgeon</text:p>
          </table:table-cell>
          <table:table-cell table:style-name="ce99" office:value-type="string" calcext:value-type="string">
            <text:p>2 lb.</text:p>
          </table:table-cell>
          <table:table-cell table:style-name="ce118" office:value-type="string" calcext:value-type="string" table:number-columns-spanned="4" table:number-rows-spanned="1">
            <text:p>-</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Barrel</text:p>
          </table:table-cell>
          <table:covered-table-cell/>
          <table:table-cell table:style-name="ce99" office:value-type="string" calcext:value-type="string">
            <text:p>2 gp</text:p>
          </table:table-cell>
          <table:table-cell table:style-name="ce99" office:value-type="string" calcext:value-type="string">
            <text:p>70 lb.</text:p>
          </table:table-cell>
          <table:table-cell table:style-name="ce86"/>
          <table:table-cell table:style-name="ce140" office:value-type="string" calcext:value-type="string" table:number-columns-spanned="2" table:number-rows-spanned="1">
            <text:p>Mess ki</text:p>
          </table:table-cell>
          <table:covered-table-cell/>
          <table:table-cell table:style-name="ce98" office:value-type="string" calcext:value-type="string">
            <text:p>2 sp</text:p>
          </table:table-cell>
          <table:table-cell table:style-name="ce98" office:value-type="string" calcext:value-type="string">
            <text:p>1 lb.</text:p>
          </table:table-cell>
          <table:table-cell table:number-columns-repeated="1005"/>
        </table:table-row>
        <table:table-row table:style-name="ro3">
          <table:table-cell table:style-name="ce76" office:value-type="string" calcext:value-type="string" table:number-columns-spanned="2" table:number-rows-spanned="1">
            <text:p>Glaive</text:p>
          </table:table-cell>
          <table:covered-table-cell/>
          <table:table-cell table:style-name="ce98" office:value-type="string" calcext:value-type="string">
            <text:p>20 gp</text:p>
          </table:table-cell>
          <table:table-cell table:style-name="ce95" office:value-type="string" calcext:value-type="string">
            <text:p>1d10 Slashing</text:p>
          </table:table-cell>
          <table:table-cell table:style-name="ce98" office:value-type="string" calcext:value-type="string">
            <text:p>6 lb.</text:p>
          </table:table-cell>
          <table:table-cell table:style-name="ce117" office:value-type="string" calcext:value-type="string" table:number-columns-spanned="4" table:number-rows-spanned="1">
            <text:p>Heavy, Reach, Two-handed</text:p>
          </table:table-cell>
          <table:covered-table-cell table:number-columns-repeated="2"/>
          <table:covered-table-cell table:style-name="ce132"/>
          <table:table-cell table:style-name="ce86"/>
          <table:table-cell table:style-name="ce136" office:value-type="string" calcext:value-type="string" table:number-columns-spanned="2" table:number-rows-spanned="1">
            <text:p>Basket</text:p>
          </table:table-cell>
          <table:covered-table-cell/>
          <table:table-cell table:style-name="ce98" office:value-type="string" calcext:value-type="string">
            <text:p>4 sp</text:p>
          </table:table-cell>
          <table:table-cell table:style-name="ce98" office:value-type="string" calcext:value-type="string">
            <text:p>2 lb.</text:p>
          </table:table-cell>
          <table:table-cell table:style-name="ce86"/>
          <table:table-cell table:style-name="ce141" office:value-type="string" calcext:value-type="string" table:number-columns-spanned="2" table:number-rows-spanned="1">
            <text:p>Mirror, steel</text:p>
          </table:table-cell>
          <table:covered-table-cell/>
          <table:table-cell table:style-name="ce99" office:value-type="string" calcext:value-type="string">
            <text:p>5 gp</text:p>
          </table:table-cell>
          <table:table-cell table:style-name="ce99" office:value-type="string" calcext:value-type="string">
            <text:p>.25 lb.</text:p>
          </table:table-cell>
          <table:table-cell table:number-columns-repeated="1005"/>
        </table:table-row>
        <table:table-row table:style-name="ro3">
          <table:table-cell table:style-name="ce77" office:value-type="string" calcext:value-type="string" table:number-columns-spanned="2" table:number-rows-spanned="1">
            <text:p>Greataxe</text:p>
          </table:table-cell>
          <table:covered-table-cell/>
          <table:table-cell table:style-name="ce99" office:value-type="string" calcext:value-type="string">
            <text:p>30 gp</text:p>
          </table:table-cell>
          <table:table-cell table:style-name="ce96" office:value-type="string" calcext:value-type="string">
            <text:p>1d12 Slashing</text:p>
          </table:table-cell>
          <table:table-cell table:style-name="ce99" office:value-type="string" calcext:value-type="string">
            <text:p>7 lb.</text:p>
          </table:table-cell>
          <table:table-cell table:style-name="ce118" office:value-type="string" calcext:value-type="string" table:number-columns-spanned="4" table:number-rows-spanned="1">
            <text:p>Heavy, Two-handed</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Bedroll</text:p>
          </table:table-cell>
          <table:covered-table-cell/>
          <table:table-cell table:style-name="ce99" office:value-type="string" calcext:value-type="string">
            <text:p>1 gp</text:p>
          </table:table-cell>
          <table:table-cell table:style-name="ce99" office:value-type="string" calcext:value-type="string">
            <text:p>7 lb.</text:p>
          </table:table-cell>
          <table:table-cell table:style-name="ce86"/>
          <table:table-cell table:style-name="ce140" office:value-type="string" calcext:value-type="string" table:number-columns-spanned="2" table:number-rows-spanned="1">
            <text:p>Oil (flask)</text:p>
          </table:table-cell>
          <table:covered-table-cell/>
          <table:table-cell table:style-name="ce98" office:value-type="string" calcext:value-type="string">
            <text:p>1 sp</text:p>
          </table:table-cell>
          <table:table-cell table:style-name="ce98" office:value-type="string" calcext:value-type="string">
            <text:p>1 lb.</text:p>
          </table:table-cell>
          <table:table-cell table:number-columns-repeated="1005"/>
        </table:table-row>
        <table:table-row table:style-name="ro3">
          <table:table-cell table:style-name="ce76" office:value-type="string" calcext:value-type="string" table:number-columns-spanned="2" table:number-rows-spanned="1">
            <text:p>Greatsword</text:p>
          </table:table-cell>
          <table:covered-table-cell/>
          <table:table-cell table:style-name="ce98" office:value-type="string" calcext:value-type="string">
            <text:p>50 gp</text:p>
          </table:table-cell>
          <table:table-cell table:style-name="ce95" office:value-type="string" calcext:value-type="string">
            <text:p>2d6 Slashing</text:p>
          </table:table-cell>
          <table:table-cell table:style-name="ce98" office:value-type="string" calcext:value-type="string">
            <text:p>6 lb.</text:p>
          </table:table-cell>
          <table:table-cell table:style-name="ce117" office:value-type="string" calcext:value-type="string" table:number-columns-spanned="4" table:number-rows-spanned="1">
            <text:p>Heavy, Two-handed</text:p>
          </table:table-cell>
          <table:covered-table-cell table:number-columns-repeated="2"/>
          <table:covered-table-cell table:style-name="ce132"/>
          <table:table-cell table:style-name="ce86"/>
          <table:table-cell table:style-name="ce136" office:value-type="string" calcext:value-type="string" table:number-columns-spanned="2" table:number-rows-spanned="1">
            <text:p>Bell</text:p>
          </table:table-cell>
          <table:covered-table-cell/>
          <table:table-cell table:style-name="ce98" office:value-type="string" calcext:value-type="string">
            <text:p>1 gp</text:p>
          </table:table-cell>
          <table:table-cell table:style-name="ce98" office:value-type="string" calcext:value-type="string">
            <text:p>-</text:p>
          </table:table-cell>
          <table:table-cell table:style-name="ce86"/>
          <table:table-cell table:style-name="ce141" office:value-type="string" calcext:value-type="string" table:number-columns-spanned="2" table:number-rows-spanned="1">
            <text:p>Paper (one sheet)</text:p>
          </table:table-cell>
          <table:covered-table-cell/>
          <table:table-cell table:style-name="ce99" office:value-type="string" calcext:value-type="string">
            <text:p>2 sp</text:p>
          </table:table-cell>
          <table:table-cell table:style-name="ce99" office:value-type="string" calcext:value-type="string">
            <text:p>-</text:p>
          </table:table-cell>
          <table:table-cell table:number-columns-repeated="1005"/>
        </table:table-row>
        <table:table-row table:style-name="ro3">
          <table:table-cell table:style-name="ce77" office:value-type="string" calcext:value-type="string" table:number-columns-spanned="2" table:number-rows-spanned="1">
            <text:p>Halberd</text:p>
          </table:table-cell>
          <table:covered-table-cell/>
          <table:table-cell table:style-name="ce99" office:value-type="string" calcext:value-type="string">
            <text:p>20 gp</text:p>
          </table:table-cell>
          <table:table-cell table:style-name="ce96" office:value-type="string" calcext:value-type="string">
            <text:p>1d10 Slashing</text:p>
          </table:table-cell>
          <table:table-cell table:style-name="ce99" office:value-type="string" calcext:value-type="string">
            <text:p>6 lb.</text:p>
          </table:table-cell>
          <table:table-cell table:style-name="ce118" office:value-type="string" calcext:value-type="string" table:number-columns-spanned="4" table:number-rows-spanned="1">
            <text:p>Heavy, Reach, Two-handed</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Blanket</text:p>
          </table:table-cell>
          <table:covered-table-cell/>
          <table:table-cell table:style-name="ce99" office:value-type="string" calcext:value-type="string">
            <text:p>5 sp</text:p>
          </table:table-cell>
          <table:table-cell table:style-name="ce99" office:value-type="string" calcext:value-type="string">
            <text:p>3 lb.</text:p>
          </table:table-cell>
          <table:table-cell table:style-name="ce86"/>
          <table:table-cell table:style-name="ce140" office:value-type="string" calcext:value-type="string" table:number-columns-spanned="2" table:number-rows-spanned="1">
            <text:p>Parchment (one sheet)</text:p>
          </table:table-cell>
          <table:covered-table-cell/>
          <table:table-cell table:style-name="ce98" office:value-type="string" calcext:value-type="string">
            <text:p>1 sp</text:p>
          </table:table-cell>
          <table:table-cell table:style-name="ce98" office:value-type="string" calcext:value-type="string">
            <text:p>-</text:p>
          </table:table-cell>
          <table:table-cell table:number-columns-repeated="1005"/>
        </table:table-row>
        <table:table-row table:style-name="ro3">
          <table:table-cell table:style-name="ce76" office:value-type="string" calcext:value-type="string" table:number-columns-spanned="2" table:number-rows-spanned="1">
            <text:p>Lance</text:p>
          </table:table-cell>
          <table:covered-table-cell/>
          <table:table-cell table:style-name="ce98" office:value-type="string" calcext:value-type="string">
            <text:p>10 gp</text:p>
          </table:table-cell>
          <table:table-cell table:style-name="ce95" office:value-type="string" calcext:value-type="string">
            <text:p>1d12 Piercing</text:p>
          </table:table-cell>
          <table:table-cell table:style-name="ce98" office:value-type="string" calcext:value-type="string">
            <text:p>6 lb.</text:p>
          </table:table-cell>
          <table:table-cell table:style-name="ce117" office:value-type="string" calcext:value-type="string" table:number-columns-spanned="4" table:number-rows-spanned="1">
            <text:p>Reach, Special</text:p>
          </table:table-cell>
          <table:covered-table-cell table:number-columns-repeated="2"/>
          <table:covered-table-cell table:style-name="ce132"/>
          <table:table-cell table:style-name="ce86"/>
          <table:table-cell table:style-name="ce136" office:value-type="string" calcext:value-type="string" table:number-columns-spanned="2" table:number-rows-spanned="1">
            <text:p>Block and Tackle</text:p>
          </table:table-cell>
          <table:covered-table-cell/>
          <table:table-cell table:style-name="ce98" office:value-type="string" calcext:value-type="string">
            <text:p>1 gp</text:p>
          </table:table-cell>
          <table:table-cell table:style-name="ce98" office:value-type="string" calcext:value-type="string">
            <text:p>5 lb.</text:p>
          </table:table-cell>
          <table:table-cell table:style-name="ce86"/>
          <table:table-cell table:style-name="ce141" office:value-type="string" calcext:value-type="string" table:number-columns-spanned="2" table:number-rows-spanned="1">
            <text:p>Perfume (vial)</text:p>
          </table:table-cell>
          <table:covered-table-cell/>
          <table:table-cell table:style-name="ce99" office:value-type="string" calcext:value-type="string">
            <text:p>5 gp</text:p>
          </table:table-cell>
          <table:table-cell table:style-name="ce99" office:value-type="string" calcext:value-type="string">
            <text:p>-</text:p>
          </table:table-cell>
          <table:table-cell table:number-columns-repeated="1005"/>
        </table:table-row>
        <table:table-row table:style-name="ro3">
          <table:table-cell table:style-name="ce77" office:value-type="string" calcext:value-type="string" table:number-columns-spanned="2" table:number-rows-spanned="1">
            <text:p>Longsword</text:p>
          </table:table-cell>
          <table:covered-table-cell/>
          <table:table-cell table:style-name="ce99" office:value-type="string" calcext:value-type="string">
            <text:p>15 gp</text:p>
          </table:table-cell>
          <table:table-cell table:style-name="ce96" office:value-type="string" calcext:value-type="string">
            <text:p>1d8 Slashing</text:p>
          </table:table-cell>
          <table:table-cell table:style-name="ce99" office:value-type="string" calcext:value-type="string">
            <text:p>3 lb.</text:p>
          </table:table-cell>
          <table:table-cell table:style-name="ce118" office:value-type="string" calcext:value-type="string" table:number-columns-spanned="4" table:number-rows-spanned="1">
            <text:p>Versatile (1d10)</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Book</text:p>
          </table:table-cell>
          <table:covered-table-cell/>
          <table:table-cell table:style-name="ce99" office:value-type="string" calcext:value-type="string">
            <text:p>25 gp</text:p>
          </table:table-cell>
          <table:table-cell table:style-name="ce99" office:value-type="string" calcext:value-type="string">
            <text:p>5 lb.</text:p>
          </table:table-cell>
          <table:table-cell table:style-name="ce86"/>
          <table:table-cell table:style-name="ce140" office:value-type="string" calcext:value-type="string" table:number-columns-spanned="2" table:number-rows-spanned="1">
            <text:p>Pick, miner's</text:p>
          </table:table-cell>
          <table:covered-table-cell/>
          <table:table-cell table:style-name="ce98" office:value-type="string" calcext:value-type="string">
            <text:p>2 gp</text:p>
          </table:table-cell>
          <table:table-cell table:style-name="ce98" office:value-type="string" calcext:value-type="string">
            <text:p>10 lb.</text:p>
          </table:table-cell>
          <table:table-cell table:number-columns-repeated="1005"/>
        </table:table-row>
        <table:table-row table:style-name="ro3">
          <table:table-cell table:style-name="ce76" office:value-type="string" calcext:value-type="string" table:number-columns-spanned="2" table:number-rows-spanned="1">
            <text:p>Maul</text:p>
          </table:table-cell>
          <table:covered-table-cell/>
          <table:table-cell table:style-name="ce98" office:value-type="string" calcext:value-type="string">
            <text:p>10 gp</text:p>
          </table:table-cell>
          <table:table-cell table:style-name="ce95" office:value-type="string" calcext:value-type="string">
            <text:p>2d6 Bludgeon</text:p>
          </table:table-cell>
          <table:table-cell table:style-name="ce98" office:value-type="string" calcext:value-type="string">
            <text:p>10 lb.</text:p>
          </table:table-cell>
          <table:table-cell table:style-name="ce117" office:value-type="string" calcext:value-type="string" table:number-columns-spanned="4" table:number-rows-spanned="1">
            <text:p>Heavy, Two-handed</text:p>
          </table:table-cell>
          <table:covered-table-cell table:number-columns-repeated="2"/>
          <table:covered-table-cell table:style-name="ce132"/>
          <table:table-cell table:style-name="ce86"/>
          <table:table-cell table:style-name="ce136" office:value-type="string" calcext:value-type="string" table:number-columns-spanned="2" table:number-rows-spanned="1">
            <text:p>Bottle, Glass</text:p>
          </table:table-cell>
          <table:covered-table-cell/>
          <table:table-cell table:style-name="ce98" office:value-type="string" calcext:value-type="string">
            <text:p>2 gp</text:p>
          </table:table-cell>
          <table:table-cell table:style-name="ce98" office:value-type="string" calcext:value-type="string">
            <text:p>2 lb.</text:p>
          </table:table-cell>
          <table:table-cell table:style-name="ce86"/>
          <table:table-cell table:style-name="ce141" office:value-type="string" calcext:value-type="string" table:number-columns-spanned="2" table:number-rows-spanned="1">
            <text:p>Piton</text:p>
          </table:table-cell>
          <table:covered-table-cell/>
          <table:table-cell table:style-name="ce99" office:value-type="string" calcext:value-type="string">
            <text:p>5 cp</text:p>
          </table:table-cell>
          <table:table-cell table:style-name="ce99" office:value-type="string" calcext:value-type="string">
            <text:p>.25 lb.</text:p>
          </table:table-cell>
          <table:table-cell table:number-columns-repeated="1005"/>
        </table:table-row>
        <table:table-row table:style-name="ro3">
          <table:table-cell table:style-name="ce77" office:value-type="string" calcext:value-type="string" table:number-columns-spanned="2" table:number-rows-spanned="1">
            <text:p>Morningstar</text:p>
          </table:table-cell>
          <table:covered-table-cell/>
          <table:table-cell table:style-name="ce99" office:value-type="string" calcext:value-type="string">
            <text:p>15 gp</text:p>
          </table:table-cell>
          <table:table-cell table:style-name="ce96" office:value-type="string" calcext:value-type="string">
            <text:p>1d8 Piercing</text:p>
          </table:table-cell>
          <table:table-cell table:style-name="ce99" office:value-type="string" calcext:value-type="string">
            <text:p>4 lb.</text:p>
          </table:table-cell>
          <table:table-cell table:style-name="ce118" office:value-type="string" calcext:value-type="string" table:number-columns-spanned="4" table:number-rows-spanned="1">
            <text:p>-</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Bucket</text:p>
          </table:table-cell>
          <table:covered-table-cell/>
          <table:table-cell table:style-name="ce99" office:value-type="string" calcext:value-type="string">
            <text:p>5 cp</text:p>
          </table:table-cell>
          <table:table-cell table:style-name="ce99" office:value-type="string" calcext:value-type="string">
            <text:p>2 lb.</text:p>
          </table:table-cell>
          <table:table-cell table:style-name="ce86"/>
          <table:table-cell table:style-name="ce140" office:value-type="string" calcext:value-type="string" table:number-columns-spanned="2" table:number-rows-spanned="1">
            <text:p>Poison, basic (vial)</text:p>
          </table:table-cell>
          <table:covered-table-cell/>
          <table:table-cell table:style-name="ce98" office:value-type="string" calcext:value-type="string">
            <text:p>100 gp</text:p>
          </table:table-cell>
          <table:table-cell table:style-name="ce98" office:value-type="string" calcext:value-type="string">
            <text:p>-</text:p>
          </table:table-cell>
          <table:table-cell table:number-columns-repeated="1005"/>
        </table:table-row>
        <table:table-row table:style-name="ro3">
          <table:table-cell table:style-name="ce76" office:value-type="string" calcext:value-type="string" table:number-columns-spanned="2" table:number-rows-spanned="1">
            <text:p>Pike</text:p>
          </table:table-cell>
          <table:covered-table-cell/>
          <table:table-cell table:style-name="ce98" office:value-type="string" calcext:value-type="string">
            <text:p>5 gp</text:p>
          </table:table-cell>
          <table:table-cell table:style-name="ce95" office:value-type="string" calcext:value-type="string">
            <text:p>1d10 Piercing</text:p>
          </table:table-cell>
          <table:table-cell table:style-name="ce98" office:value-type="string" calcext:value-type="string">
            <text:p>18 lb.</text:p>
          </table:table-cell>
          <table:table-cell table:style-name="ce117" office:value-type="string" calcext:value-type="string" table:number-columns-spanned="4" table:number-rows-spanned="1">
            <text:p>Heavy, Reach, Two-handed</text:p>
          </table:table-cell>
          <table:covered-table-cell table:number-columns-repeated="2"/>
          <table:covered-table-cell table:style-name="ce132"/>
          <table:table-cell table:style-name="ce86"/>
          <table:table-cell table:style-name="ce136" office:value-type="string" calcext:value-type="string" table:number-columns-spanned="2" table:number-rows-spanned="1">
            <text:p>Caltrops (bag of 20)</text:p>
          </table:table-cell>
          <table:covered-table-cell/>
          <table:table-cell table:style-name="ce98" office:value-type="string" calcext:value-type="string">
            <text:p>1 gp</text:p>
          </table:table-cell>
          <table:table-cell table:style-name="ce98" office:value-type="string" calcext:value-type="string">
            <text:p>2 lb.</text:p>
          </table:table-cell>
          <table:table-cell table:style-name="ce86"/>
          <table:table-cell table:style-name="ce141" office:value-type="string" calcext:value-type="string" table:number-columns-spanned="2" table:number-rows-spanned="1">
            <text:p>Pole (10-foot)</text:p>
          </table:table-cell>
          <table:covered-table-cell/>
          <table:table-cell table:style-name="ce99" office:value-type="string" calcext:value-type="string">
            <text:p>5 cp</text:p>
          </table:table-cell>
          <table:table-cell table:style-name="ce99" office:value-type="string" calcext:value-type="string">
            <text:p>7 lb.</text:p>
          </table:table-cell>
          <table:table-cell table:number-columns-repeated="1005"/>
        </table:table-row>
        <table:table-row table:style-name="ro3">
          <table:table-cell table:style-name="ce77" office:value-type="string" calcext:value-type="string" table:number-columns-spanned="2" table:number-rows-spanned="1">
            <text:p>Rapier</text:p>
          </table:table-cell>
          <table:covered-table-cell/>
          <table:table-cell table:style-name="ce99" office:value-type="string" calcext:value-type="string">
            <text:p>25 gp</text:p>
          </table:table-cell>
          <table:table-cell table:style-name="ce96" office:value-type="string" calcext:value-type="string">
            <text:p>1d8 Piercing</text:p>
          </table:table-cell>
          <table:table-cell table:style-name="ce99" office:value-type="string" calcext:value-type="string">
            <text:p>2 lb.</text:p>
          </table:table-cell>
          <table:table-cell table:style-name="ce118" office:value-type="string" calcext:value-type="string" table:number-columns-spanned="4" table:number-rows-spanned="1">
            <text:p>Finesse</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Candle</text:p>
          </table:table-cell>
          <table:covered-table-cell/>
          <table:table-cell table:style-name="ce99" office:value-type="string" calcext:value-type="string">
            <text:p>1 cp</text:p>
          </table:table-cell>
          <table:table-cell table:style-name="ce99" office:value-type="string" calcext:value-type="string">
            <text:p>-</text:p>
          </table:table-cell>
          <table:table-cell table:style-name="ce86"/>
          <table:table-cell table:style-name="ce140" office:value-type="string" calcext:value-type="string" table:number-columns-spanned="2" table:number-rows-spanned="1">
            <text:p>Pot, iron</text:p>
          </table:table-cell>
          <table:covered-table-cell/>
          <table:table-cell table:style-name="ce98" office:value-type="string" calcext:value-type="string">
            <text:p>2 gp</text:p>
          </table:table-cell>
          <table:table-cell table:style-name="ce98" office:value-type="string" calcext:value-type="string">
            <text:p>10 lb.</text:p>
          </table:table-cell>
          <table:table-cell table:number-columns-repeated="1005"/>
        </table:table-row>
        <table:table-row table:style-name="ro3">
          <table:table-cell table:style-name="ce76" office:value-type="string" calcext:value-type="string" table:number-columns-spanned="2" table:number-rows-spanned="1">
            <text:p>Scimitar</text:p>
          </table:table-cell>
          <table:covered-table-cell/>
          <table:table-cell table:style-name="ce98" office:value-type="string" calcext:value-type="string">
            <text:p>25 gp</text:p>
          </table:table-cell>
          <table:table-cell table:style-name="ce95" office:value-type="string" calcext:value-type="string">
            <text:p>1d6 Slashing</text:p>
          </table:table-cell>
          <table:table-cell table:style-name="ce98" office:value-type="string" calcext:value-type="string">
            <text:p>3 lb.</text:p>
          </table:table-cell>
          <table:table-cell table:style-name="ce117" office:value-type="string" calcext:value-type="string" table:number-columns-spanned="4" table:number-rows-spanned="1">
            <text:p>Finesse, Light</text:p>
          </table:table-cell>
          <table:covered-table-cell table:number-columns-repeated="2"/>
          <table:covered-table-cell table:style-name="ce132"/>
          <table:table-cell table:style-name="ce86"/>
          <table:table-cell table:style-name="ce136" office:value-type="string" calcext:value-type="string" table:number-columns-spanned="2" table:number-rows-spanned="1">
            <text:p>Case, Crossbow Bolt</text:p>
          </table:table-cell>
          <table:covered-table-cell/>
          <table:table-cell table:style-name="ce98" office:value-type="string" calcext:value-type="string">
            <text:p>1 gp</text:p>
          </table:table-cell>
          <table:table-cell table:style-name="ce98" office:value-type="string" calcext:value-type="string">
            <text:p>1 lb.</text:p>
          </table:table-cell>
          <table:table-cell table:style-name="ce86"/>
          <table:table-cell table:style-name="ce141" office:value-type="string" calcext:value-type="string" table:number-columns-spanned="2" table:number-rows-spanned="1">
            <text:p>Potion of healing</text:p>
          </table:table-cell>
          <table:covered-table-cell/>
          <table:table-cell table:style-name="ce99" office:value-type="string" calcext:value-type="string">
            <text:p>50 gp</text:p>
          </table:table-cell>
          <table:table-cell table:style-name="ce99" office:value-type="string" calcext:value-type="string">
            <text:p>.5 lb.</text:p>
          </table:table-cell>
          <table:table-cell table:number-columns-repeated="1005"/>
        </table:table-row>
        <table:table-row table:style-name="ro3">
          <table:table-cell table:style-name="ce77" office:value-type="string" calcext:value-type="string" table:number-columns-spanned="2" table:number-rows-spanned="1">
            <text:p>Shortsword</text:p>
          </table:table-cell>
          <table:covered-table-cell/>
          <table:table-cell table:style-name="ce99" office:value-type="string" calcext:value-type="string">
            <text:p>10 gp</text:p>
          </table:table-cell>
          <table:table-cell table:style-name="ce96" office:value-type="string" calcext:value-type="string">
            <text:p>1d6 Slashing</text:p>
          </table:table-cell>
          <table:table-cell table:style-name="ce99" office:value-type="string" calcext:value-type="string">
            <text:p>2 lb.</text:p>
          </table:table-cell>
          <table:table-cell table:style-name="ce118" office:value-type="string" calcext:value-type="string" table:number-columns-spanned="4" table:number-rows-spanned="1">
            <text:p>Finesse, Light</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Case, Map and Scroll</text:p>
          </table:table-cell>
          <table:covered-table-cell/>
          <table:table-cell table:style-name="ce99" office:value-type="string" calcext:value-type="string">
            <text:p>1 gp</text:p>
          </table:table-cell>
          <table:table-cell table:style-name="ce99" office:value-type="string" calcext:value-type="string">
            <text:p>1 lb.</text:p>
          </table:table-cell>
          <table:table-cell table:style-name="ce86"/>
          <table:table-cell table:style-name="ce140" office:value-type="string" calcext:value-type="string" table:number-columns-spanned="2" table:number-rows-spanned="1">
            <text:p>Pouch</text:p>
          </table:table-cell>
          <table:covered-table-cell/>
          <table:table-cell table:style-name="ce98" office:value-type="string" calcext:value-type="string">
            <text:p>5 sp</text:p>
          </table:table-cell>
          <table:table-cell table:style-name="ce98" office:value-type="string" calcext:value-type="string">
            <text:p>1 lb.</text:p>
          </table:table-cell>
          <table:table-cell table:number-columns-repeated="1005"/>
        </table:table-row>
        <table:table-row table:style-name="ro3">
          <table:table-cell table:style-name="ce76" office:value-type="string" calcext:value-type="string" table:number-columns-spanned="2" table:number-rows-spanned="1">
            <text:p>Trident</text:p>
          </table:table-cell>
          <table:covered-table-cell/>
          <table:table-cell table:style-name="ce98" office:value-type="string" calcext:value-type="string">
            <text:p>5 gp</text:p>
          </table:table-cell>
          <table:table-cell table:style-name="ce95" office:value-type="string" calcext:value-type="string">
            <text:p>1d6 Piercing</text:p>
          </table:table-cell>
          <table:table-cell table:style-name="ce98" office:value-type="string" calcext:value-type="string">
            <text:p>5 lb.</text:p>
          </table:table-cell>
          <table:table-cell table:style-name="ce117" office:value-type="string" calcext:value-type="string" table:number-columns-spanned="4" table:number-rows-spanned="1">
            <text:p>Thrown (20/60), Versatile (1d8)</text:p>
          </table:table-cell>
          <table:covered-table-cell table:number-columns-repeated="2"/>
          <table:covered-table-cell table:style-name="ce132"/>
          <table:table-cell table:style-name="ce86"/>
          <table:table-cell table:style-name="ce136" office:value-type="string" calcext:value-type="string" table:number-columns-spanned="2" table:number-rows-spanned="1">
            <text:p>Chain (10ft)</text:p>
          </table:table-cell>
          <table:covered-table-cell/>
          <table:table-cell table:style-name="ce98" office:value-type="string" calcext:value-type="string">
            <text:p>5 gp</text:p>
          </table:table-cell>
          <table:table-cell table:style-name="ce98" office:value-type="string" calcext:value-type="string">
            <text:p>10 lb.</text:p>
          </table:table-cell>
          <table:table-cell table:style-name="ce86"/>
          <table:table-cell table:style-name="ce141" office:value-type="string" calcext:value-type="string" table:number-columns-spanned="2" table:number-rows-spanned="1">
            <text:p>Quiver</text:p>
          </table:table-cell>
          <table:covered-table-cell/>
          <table:table-cell table:style-name="ce99" office:value-type="string" calcext:value-type="string">
            <text:p>1 gp</text:p>
          </table:table-cell>
          <table:table-cell table:style-name="ce99" office:value-type="string" calcext:value-type="string">
            <text:p>1 lb.</text:p>
          </table:table-cell>
          <table:table-cell table:number-columns-repeated="1005"/>
        </table:table-row>
        <table:table-row table:style-name="ro3">
          <table:table-cell table:style-name="ce77" office:value-type="string" calcext:value-type="string" table:number-columns-spanned="2" table:number-rows-spanned="1">
            <text:p>War pick</text:p>
          </table:table-cell>
          <table:covered-table-cell/>
          <table:table-cell table:style-name="ce99" office:value-type="string" calcext:value-type="string">
            <text:p>5 gp</text:p>
          </table:table-cell>
          <table:table-cell table:style-name="ce96" office:value-type="string" calcext:value-type="string">
            <text:p>1d8 Piercing</text:p>
          </table:table-cell>
          <table:table-cell table:style-name="ce99" office:value-type="string" calcext:value-type="string">
            <text:p>2 lb.</text:p>
          </table:table-cell>
          <table:table-cell table:style-name="ce118" office:value-type="string" calcext:value-type="string" table:number-columns-spanned="4" table:number-rows-spanned="1">
            <text:p>-</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Chalk (1 piece)</text:p>
          </table:table-cell>
          <table:covered-table-cell/>
          <table:table-cell table:style-name="ce99" office:value-type="string" calcext:value-type="string">
            <text:p>1 cp</text:p>
          </table:table-cell>
          <table:table-cell table:style-name="ce99" office:value-type="string" calcext:value-type="string">
            <text:p>-</text:p>
          </table:table-cell>
          <table:table-cell table:style-name="ce86"/>
          <table:table-cell table:style-name="ce140" office:value-type="string" calcext:value-type="string" table:number-columns-spanned="2" table:number-rows-spanned="1">
            <text:p>Ram, portable</text:p>
          </table:table-cell>
          <table:covered-table-cell/>
          <table:table-cell table:style-name="ce98" office:value-type="string" calcext:value-type="string">
            <text:p>4 gp</text:p>
          </table:table-cell>
          <table:table-cell table:style-name="ce98" office:value-type="string" calcext:value-type="string">
            <text:p>35 lb.</text:p>
          </table:table-cell>
          <table:table-cell table:number-columns-repeated="1005"/>
        </table:table-row>
        <table:table-row table:style-name="ro3">
          <table:table-cell table:style-name="ce76" office:value-type="string" calcext:value-type="string" table:number-columns-spanned="2" table:number-rows-spanned="1">
            <text:p>Warhammer</text:p>
          </table:table-cell>
          <table:covered-table-cell/>
          <table:table-cell table:style-name="ce98" office:value-type="string" calcext:value-type="string">
            <text:p>15 gp</text:p>
          </table:table-cell>
          <table:table-cell table:style-name="ce95" office:value-type="string" calcext:value-type="string">
            <text:p>1d8 Bludgeon</text:p>
          </table:table-cell>
          <table:table-cell table:style-name="ce98" office:value-type="string" calcext:value-type="string">
            <text:p>2 lb.</text:p>
          </table:table-cell>
          <table:table-cell table:style-name="ce117" office:value-type="string" calcext:value-type="string" table:number-columns-spanned="4" table:number-rows-spanned="1">
            <text:p>Versatile (1d10)</text:p>
          </table:table-cell>
          <table:covered-table-cell table:number-columns-repeated="2"/>
          <table:covered-table-cell table:style-name="ce132"/>
          <table:table-cell table:style-name="ce86"/>
          <table:table-cell table:style-name="ce136" office:value-type="string" calcext:value-type="string" table:number-columns-spanned="2" table:number-rows-spanned="1">
            <text:p>Chest</text:p>
          </table:table-cell>
          <table:covered-table-cell/>
          <table:table-cell table:style-name="ce98" office:value-type="string" calcext:value-type="string">
            <text:p>5 gp</text:p>
          </table:table-cell>
          <table:table-cell table:style-name="ce98" office:value-type="string" calcext:value-type="string">
            <text:p>25 lb.</text:p>
          </table:table-cell>
          <table:table-cell table:style-name="ce86"/>
          <table:table-cell table:style-name="ce141" office:value-type="string" calcext:value-type="string" table:number-columns-spanned="2" table:number-rows-spanned="1">
            <text:p>Rations (l day)</text:p>
          </table:table-cell>
          <table:covered-table-cell/>
          <table:table-cell table:style-name="ce99" office:value-type="string" calcext:value-type="string">
            <text:p>5 sp</text:p>
          </table:table-cell>
          <table:table-cell table:style-name="ce99" office:value-type="string" calcext:value-type="string">
            <text:p>2 lb.</text:p>
          </table:table-cell>
          <table:table-cell table:number-columns-repeated="1005"/>
        </table:table-row>
        <table:table-row table:style-name="ro3">
          <table:table-cell table:style-name="ce77" office:value-type="string" calcext:value-type="string" table:number-columns-spanned="2" table:number-rows-spanned="1">
            <text:p>Whip</text:p>
          </table:table-cell>
          <table:covered-table-cell/>
          <table:table-cell table:style-name="ce99" office:value-type="string" calcext:value-type="string">
            <text:p>2 gp</text:p>
          </table:table-cell>
          <table:table-cell table:style-name="ce96" office:value-type="string" calcext:value-type="string">
            <text:p>1d4 Slashing</text:p>
          </table:table-cell>
          <table:table-cell table:style-name="ce99" office:value-type="string" calcext:value-type="string">
            <text:p>3 lb.</text:p>
          </table:table-cell>
          <table:table-cell table:style-name="ce118" office:value-type="string" calcext:value-type="string" table:number-columns-spanned="4" table:number-rows-spanned="1">
            <text:p>Finesse, Reach</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Climber's kit</text:p>
          </table:table-cell>
          <table:covered-table-cell/>
          <table:table-cell table:style-name="ce99" office:value-type="string" calcext:value-type="string">
            <text:p>25 gp</text:p>
          </table:table-cell>
          <table:table-cell table:style-name="ce99" office:value-type="string" calcext:value-type="string">
            <text:p>12 lb.</text:p>
          </table:table-cell>
          <table:table-cell table:style-name="ce86"/>
          <table:table-cell table:style-name="ce140" office:value-type="string" calcext:value-type="string" table:number-columns-spanned="2" table:number-rows-spanned="1">
            <text:p>Robes</text:p>
          </table:table-cell>
          <table:covered-table-cell/>
          <table:table-cell table:style-name="ce98" office:value-type="string" calcext:value-type="string">
            <text:p>1 gp</text:p>
          </table:table-cell>
          <table:table-cell table:style-name="ce98" office:value-type="string" calcext:value-type="string">
            <text:p>4 lb.</text:p>
          </table:table-cell>
          <table:table-cell table:number-columns-repeated="1005"/>
        </table:table-row>
        <table:table-row table:style-name="ro3">
          <table:table-cell table:style-name="ce78" office:value-type="string" calcext:value-type="string" table:number-columns-spanned="2" table:number-rows-spanned="1">
            <text:p>Martial Ranged Weapons</text:p>
          </table:table-cell>
          <table:covered-table-cell/>
          <table:table-cell table:style-name="ce100"/>
          <table:table-cell table:style-name="ce105"/>
          <table:table-cell table:style-name="ce100"/>
          <table:table-cell table:style-name="ce121" table:number-columns-spanned="4" table:number-rows-spanned="1"/>
          <table:covered-table-cell table:number-columns-repeated="2"/>
          <table:covered-table-cell table:style-name="ce132"/>
          <table:table-cell table:style-name="ce86"/>
          <table:table-cell table:style-name="ce136" office:value-type="string" calcext:value-type="string" table:number-columns-spanned="2" table:number-rows-spanned="1">
            <text:p>Clothes, Common</text:p>
          </table:table-cell>
          <table:covered-table-cell/>
          <table:table-cell table:style-name="ce98" office:value-type="string" calcext:value-type="string">
            <text:p>5 sp</text:p>
          </table:table-cell>
          <table:table-cell table:style-name="ce98" office:value-type="string" calcext:value-type="string">
            <text:p>3 lb.</text:p>
          </table:table-cell>
          <table:table-cell table:style-name="ce86"/>
          <table:table-cell table:style-name="ce141" office:value-type="string" calcext:value-type="string" table:number-columns-spanned="2" table:number-rows-spanned="1">
            <text:p>Rope, hempen (50 feet)</text:p>
          </table:table-cell>
          <table:covered-table-cell/>
          <table:table-cell table:style-name="ce99" office:value-type="string" calcext:value-type="string">
            <text:p>1 gp</text:p>
          </table:table-cell>
          <table:table-cell table:style-name="ce99" office:value-type="string" calcext:value-type="string">
            <text:p>10 lb.</text:p>
          </table:table-cell>
          <table:table-cell table:number-columns-repeated="1005"/>
        </table:table-row>
        <table:table-row table:style-name="ro3">
          <table:table-cell table:style-name="ce77" office:value-type="string" calcext:value-type="string" table:number-columns-spanned="2" table:number-rows-spanned="1">
            <text:p>Blowgun</text:p>
          </table:table-cell>
          <table:covered-table-cell/>
          <table:table-cell table:style-name="ce99" office:value-type="string" calcext:value-type="string">
            <text:p>10 gp</text:p>
          </table:table-cell>
          <table:table-cell table:style-name="ce96" office:value-type="string" calcext:value-type="string">
            <text:p>1 Piercing</text:p>
          </table:table-cell>
          <table:table-cell table:style-name="ce99" office:value-type="string" calcext:value-type="string">
            <text:p>1 lb.</text:p>
          </table:table-cell>
          <table:table-cell table:style-name="ce118" office:value-type="string" calcext:value-type="string" table:number-columns-spanned="4" table:number-rows-spanned="1">
            <text:p>Ammunition (25/100), Loading</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Clothes, Costume</text:p>
          </table:table-cell>
          <table:covered-table-cell/>
          <table:table-cell table:style-name="ce99" office:value-type="string" calcext:value-type="string">
            <text:p>5 gp</text:p>
          </table:table-cell>
          <table:table-cell table:style-name="ce99" office:value-type="string" calcext:value-type="string">
            <text:p>4 lb.</text:p>
          </table:table-cell>
          <table:table-cell table:style-name="ce86"/>
          <table:table-cell table:style-name="ce140" office:value-type="string" calcext:value-type="string" table:number-columns-spanned="2" table:number-rows-spanned="1">
            <text:p>Rope, silk (50 feet)</text:p>
          </table:table-cell>
          <table:covered-table-cell/>
          <table:table-cell table:style-name="ce98" office:value-type="string" calcext:value-type="string">
            <text:p>10 gp</text:p>
          </table:table-cell>
          <table:table-cell table:style-name="ce98" office:value-type="string" calcext:value-type="string">
            <text:p>5 lb.</text:p>
          </table:table-cell>
          <table:table-cell table:number-columns-repeated="1005"/>
        </table:table-row>
        <table:table-row table:style-name="ro3">
          <table:table-cell table:style-name="ce76" office:value-type="string" calcext:value-type="string" table:number-columns-spanned="2" table:number-rows-spanned="1">
            <text:p>Crossbow, hand</text:p>
          </table:table-cell>
          <table:covered-table-cell/>
          <table:table-cell table:style-name="ce98" office:value-type="string" calcext:value-type="string">
            <text:p>75 gp</text:p>
          </table:table-cell>
          <table:table-cell table:style-name="ce95" office:value-type="string" calcext:value-type="string">
            <text:p>1d6 Piercing</text:p>
          </table:table-cell>
          <table:table-cell table:style-name="ce98" office:value-type="string" calcext:value-type="string">
            <text:p>3 lb.</text:p>
          </table:table-cell>
          <table:table-cell table:style-name="ce117" office:value-type="string" calcext:value-type="string" table:number-columns-spanned="4" table:number-rows-spanned="1">
            <text:p>Ammunition (30/120), Loading, Light</text:p>
          </table:table-cell>
          <table:covered-table-cell table:number-columns-repeated="2"/>
          <table:covered-table-cell table:style-name="ce132"/>
          <table:table-cell table:style-name="ce86"/>
          <table:table-cell table:style-name="ce136" office:value-type="string" calcext:value-type="string" table:number-columns-spanned="2" table:number-rows-spanned="1">
            <text:p>Clothes, Fine</text:p>
          </table:table-cell>
          <table:covered-table-cell/>
          <table:table-cell table:style-name="ce98" office:value-type="string" calcext:value-type="string">
            <text:p>15 gp</text:p>
          </table:table-cell>
          <table:table-cell table:style-name="ce98" office:value-type="string" calcext:value-type="string">
            <text:p>6 lb.</text:p>
          </table:table-cell>
          <table:table-cell table:style-name="ce86"/>
          <table:table-cell table:style-name="ce141" office:value-type="string" calcext:value-type="string" table:number-columns-spanned="2" table:number-rows-spanned="1">
            <text:p>Sack</text:p>
          </table:table-cell>
          <table:covered-table-cell/>
          <table:table-cell table:style-name="ce99" office:value-type="string" calcext:value-type="string">
            <text:p>1 cp</text:p>
          </table:table-cell>
          <table:table-cell table:style-name="ce99" office:value-type="string" calcext:value-type="string">
            <text:p>.5 lb.</text:p>
          </table:table-cell>
          <table:table-cell table:number-columns-repeated="1005"/>
        </table:table-row>
        <table:table-row table:style-name="ro3">
          <table:table-cell table:style-name="ce77" office:value-type="string" calcext:value-type="string" table:number-columns-spanned="2" table:number-rows-spanned="1">
            <text:p>Crossbow, heavy</text:p>
          </table:table-cell>
          <table:covered-table-cell/>
          <table:table-cell table:style-name="ce99" office:value-type="string" calcext:value-type="string">
            <text:p>50 gp</text:p>
          </table:table-cell>
          <table:table-cell table:style-name="ce96" office:value-type="string" calcext:value-type="string">
            <text:p>1d10 Piercing</text:p>
          </table:table-cell>
          <table:table-cell table:style-name="ce99" office:value-type="string" calcext:value-type="string">
            <text:p>18 lb.</text:p>
          </table:table-cell>
          <table:table-cell table:style-name="ce118" office:value-type="string" calcext:value-type="string" table:number-columns-spanned="4" table:number-rows-spanned="1">
            <text:p>Ammunition (100/400), Loading, Two-handed, Heavy</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Clothes, Traveler's</text:p>
          </table:table-cell>
          <table:covered-table-cell/>
          <table:table-cell table:style-name="ce99" office:value-type="string" calcext:value-type="string">
            <text:p>2 gp</text:p>
          </table:table-cell>
          <table:table-cell table:style-name="ce99" office:value-type="string" calcext:value-type="string">
            <text:p>4 lb.</text:p>
          </table:table-cell>
          <table:table-cell table:style-name="ce86"/>
          <table:table-cell table:style-name="ce140" office:value-type="string" calcext:value-type="string" table:number-columns-spanned="2" table:number-rows-spanned="1">
            <text:p>Scale, merchant's</text:p>
          </table:table-cell>
          <table:covered-table-cell/>
          <table:table-cell table:style-name="ce98" office:value-type="string" calcext:value-type="string">
            <text:p>5 gp</text:p>
          </table:table-cell>
          <table:table-cell table:style-name="ce98" office:value-type="string" calcext:value-type="string">
            <text:p>3 lb.</text:p>
          </table:table-cell>
          <table:table-cell table:number-columns-repeated="1005"/>
        </table:table-row>
        <table:table-row table:style-name="ro3">
          <table:table-cell table:style-name="ce76" office:value-type="string" calcext:value-type="string" table:number-columns-spanned="2" table:number-rows-spanned="1">
            <text:p>Longbow</text:p>
          </table:table-cell>
          <table:covered-table-cell/>
          <table:table-cell table:style-name="ce98" office:value-type="string" calcext:value-type="string">
            <text:p>50 gp</text:p>
          </table:table-cell>
          <table:table-cell table:style-name="ce95" office:value-type="string" calcext:value-type="string">
            <text:p>1d8 Piercing</text:p>
          </table:table-cell>
          <table:table-cell table:style-name="ce98" office:value-type="string" calcext:value-type="string">
            <text:p>2 lb.</text:p>
          </table:table-cell>
          <table:table-cell table:style-name="ce117" office:value-type="string" calcext:value-type="string" table:number-columns-spanned="4" table:number-rows-spanned="1">
            <text:p>Ammunition (150/600), Heavy, Two-handed</text:p>
          </table:table-cell>
          <table:covered-table-cell table:number-columns-repeated="2"/>
          <table:covered-table-cell table:style-name="ce132"/>
          <table:table-cell table:style-name="ce86"/>
          <table:table-cell table:style-name="ce136" office:value-type="string" calcext:value-type="string" table:number-columns-spanned="2" table:number-rows-spanned="1">
            <text:p>Component Pouch</text:p>
          </table:table-cell>
          <table:covered-table-cell/>
          <table:table-cell table:style-name="ce98" office:value-type="string" calcext:value-type="string">
            <text:p>25 gp</text:p>
          </table:table-cell>
          <table:table-cell table:style-name="ce98" office:value-type="string" calcext:value-type="string">
            <text:p>2 lb.</text:p>
          </table:table-cell>
          <table:table-cell table:style-name="ce86"/>
          <table:table-cell table:style-name="ce141" office:value-type="string" calcext:value-type="string" table:number-columns-spanned="2" table:number-rows-spanned="1">
            <text:p>Sealing wax</text:p>
          </table:table-cell>
          <table:covered-table-cell/>
          <table:table-cell table:style-name="ce99" office:value-type="string" calcext:value-type="string">
            <text:p>5 sp</text:p>
          </table:table-cell>
          <table:table-cell table:style-name="ce99" office:value-type="string" calcext:value-type="string">
            <text:p>-</text:p>
          </table:table-cell>
          <table:table-cell table:number-columns-repeated="1005"/>
        </table:table-row>
        <table:table-row table:style-name="ro3">
          <table:table-cell table:style-name="ce77" office:value-type="string" calcext:value-type="string" table:number-columns-spanned="2" table:number-rows-spanned="1">
            <text:p>Net</text:p>
          </table:table-cell>
          <table:covered-table-cell/>
          <table:table-cell table:style-name="ce99" office:value-type="string" calcext:value-type="string">
            <text:p>1 gp</text:p>
          </table:table-cell>
          <table:table-cell table:style-name="ce96" office:value-type="string" calcext:value-type="string">
            <text:p>-</text:p>
          </table:table-cell>
          <table:table-cell table:style-name="ce99" office:value-type="string" calcext:value-type="string">
            <text:p>3 lb.</text:p>
          </table:table-cell>
          <table:table-cell table:style-name="ce118" office:value-type="string" calcext:value-type="string" table:number-columns-spanned="4" table:number-rows-spanned="1">
            <text:p>Special, Thrown (5/15)</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Crowbar</text:p>
          </table:table-cell>
          <table:covered-table-cell/>
          <table:table-cell table:style-name="ce99" office:value-type="string" calcext:value-type="string">
            <text:p>2 gp</text:p>
          </table:table-cell>
          <table:table-cell table:style-name="ce99" office:value-type="string" calcext:value-type="string">
            <text:p>5 lb.</text:p>
          </table:table-cell>
          <table:table-cell table:style-name="ce86"/>
          <table:table-cell table:style-name="ce140" office:value-type="string" calcext:value-type="string" table:number-columns-spanned="2" table:number-rows-spanned="1">
            <text:p>Shovel</text:p>
          </table:table-cell>
          <table:covered-table-cell/>
          <table:table-cell table:style-name="ce98" office:value-type="string" calcext:value-type="string">
            <text:p>2 gp</text:p>
          </table:table-cell>
          <table:table-cell table:style-name="ce98" office:value-type="string" calcext:value-type="string">
            <text:p>5 lb.</text:p>
          </table:table-cell>
          <table:table-cell table:number-columns-repeated="1005"/>
        </table:table-row>
        <table:table-row table:style-name="ro3">
          <table:table-cell table:style-name="ce79" table:number-columns-spanned="9" table:number-rows-spanned="1"/>
          <table:covered-table-cell table:number-columns-repeated="7" table:style-name="ce16"/>
          <table:covered-table-cell table:style-name="ce34"/>
          <table:table-cell table:style-name="ce86"/>
          <table:table-cell table:style-name="ce137" office:value-type="string" calcext:value-type="string" table:number-columns-spanned="2" table:number-rows-spanned="1">
            <text:p>Druidic Focus</text:p>
          </table:table-cell>
          <table:covered-table-cell/>
          <table:table-cell table:style-name="ce98" table:number-columns-repeated="2"/>
          <table:table-cell table:style-name="ce86"/>
          <table:table-cell table:style-name="ce141" office:value-type="string" calcext:value-type="string" table:number-columns-spanned="2" table:number-rows-spanned="1">
            <text:p>Signal whistle</text:p>
          </table:table-cell>
          <table:covered-table-cell/>
          <table:table-cell table:style-name="ce99" office:value-type="string" calcext:value-type="string">
            <text:p>5 cp</text:p>
          </table:table-cell>
          <table:table-cell table:style-name="ce99" office:value-type="string" calcext:value-type="string">
            <text:p>-</text:p>
          </table:table-cell>
          <table:table-cell table:number-columns-repeated="1005"/>
        </table:table-row>
        <table:table-row table:style-name="ro3">
          <table:table-cell table:style-name="ce80" office:value-type="string" calcext:value-type="string" table:number-columns-spanned="9" table:number-rows-spanned="1">
            <text:p>ARMOR</text:p>
          </table:table-cell>
          <table:covered-table-cell table:number-columns-repeated="7" table:style-name="ce16"/>
          <table:covered-table-cell table:style-name="ce34"/>
          <table:table-cell table:style-name="ce86"/>
          <table:table-cell table:style-name="ce135" office:value-type="string" calcext:value-type="string" table:number-columns-spanned="2" table:number-rows-spanned="1">
            <text:p>Sprig of Mistletoe</text:p>
          </table:table-cell>
          <table:covered-table-cell/>
          <table:table-cell table:style-name="ce99" office:value-type="string" calcext:value-type="string">
            <text:p>1 gp</text:p>
          </table:table-cell>
          <table:table-cell table:style-name="ce99" office:value-type="string" calcext:value-type="string">
            <text:p>-</text:p>
          </table:table-cell>
          <table:table-cell table:style-name="ce86"/>
          <table:table-cell table:style-name="ce140" office:value-type="string" calcext:value-type="string" table:number-columns-spanned="2" table:number-rows-spanned="1">
            <text:p>Signe! ring</text:p>
          </table:table-cell>
          <table:covered-table-cell/>
          <table:table-cell table:style-name="ce98" office:value-type="string" calcext:value-type="string">
            <text:p>5 gp</text:p>
          </table:table-cell>
          <table:table-cell table:style-name="ce98" office:value-type="string" calcext:value-type="string">
            <text:p>-</text:p>
          </table:table-cell>
          <table:table-cell table:number-columns-repeated="1005"/>
        </table:table-row>
        <table:table-row table:style-name="ro3">
          <table:table-cell table:style-name="ce81" office:value-type="string" calcext:value-type="string" table:number-columns-spanned="2" table:number-rows-spanned="1">
            <text:p>Name</text:p>
          </table:table-cell>
          <table:covered-table-cell table:style-name="ce17"/>
          <table:table-cell table:style-name="ce101" office:value-type="string" calcext:value-type="string">
            <text:p>Price</text:p>
          </table:table-cell>
          <table:table-cell table:style-name="ce101" office:value-type="string" calcext:value-type="string">
            <text:p>AC</text:p>
          </table:table-cell>
          <table:table-cell table:style-name="ce101" office:value-type="string" calcext:value-type="string">
            <text:p>Weight</text:p>
          </table:table-cell>
          <table:table-cell table:style-name="ce81" office:value-type="string" calcext:value-type="string" table:number-columns-spanned="2" table:number-rows-spanned="1">
            <text:p>Stealth</text:p>
          </table:table-cell>
          <table:covered-table-cell table:style-name="ce17"/>
          <table:table-cell table:style-name="ce81" office:value-type="string" calcext:value-type="string" table:number-columns-spanned="2" table:number-rows-spanned="1">
            <text:p>Strength</text:p>
          </table:table-cell>
          <table:covered-table-cell table:style-name="ce17"/>
          <table:table-cell table:style-name="ce86"/>
          <table:table-cell table:style-name="ce136" office:value-type="string" calcext:value-type="string" table:number-columns-spanned="2" table:number-rows-spanned="1">
            <text:p>Totem</text:p>
          </table:table-cell>
          <table:covered-table-cell/>
          <table:table-cell table:style-name="ce98" office:value-type="string" calcext:value-type="string">
            <text:p>1 gp</text:p>
          </table:table-cell>
          <table:table-cell table:style-name="ce98" office:value-type="string" calcext:value-type="string">
            <text:p>-</text:p>
          </table:table-cell>
          <table:table-cell table:style-name="ce86"/>
          <table:table-cell table:style-name="ce141" office:value-type="string" calcext:value-type="string" table:number-columns-spanned="2" table:number-rows-spanned="1">
            <text:p>Soap</text:p>
          </table:table-cell>
          <table:covered-table-cell/>
          <table:table-cell table:style-name="ce99" office:value-type="string" calcext:value-type="string">
            <text:p>2 cp</text:p>
          </table:table-cell>
          <table:table-cell table:style-name="ce99" office:value-type="string" calcext:value-type="string">
            <text:p>-</text:p>
          </table:table-cell>
          <table:table-cell table:number-columns-repeated="1005"/>
        </table:table-row>
        <table:table-row table:style-name="ro3">
          <table:table-cell table:style-name="ce82" office:value-type="string" calcext:value-type="string" table:number-columns-spanned="2" table:number-rows-spanned="1">
            <text:p>Light Armor</text:p>
          </table:table-cell>
          <table:covered-table-cell/>
          <table:table-cell table:style-name="ce100"/>
          <table:table-cell table:style-name="ce107"/>
          <table:table-cell table:style-name="ce100"/>
          <table:table-cell table:style-name="ce122" table:number-columns-spanned="2" table:number-rows-spanned="1"/>
          <table:covered-table-cell/>
          <table:table-cell table:style-name="ce122" table:number-columns-spanned="2" table:number-rows-spanned="1"/>
          <table:covered-table-cell/>
          <table:table-cell table:style-name="ce86"/>
          <table:table-cell table:style-name="ce135" office:value-type="string" calcext:value-type="string" table:number-columns-spanned="2" table:number-rows-spanned="1">
            <text:p>Wooden Staff</text:p>
          </table:table-cell>
          <table:covered-table-cell/>
          <table:table-cell table:style-name="ce99" office:value-type="string" calcext:value-type="string">
            <text:p>5 gp</text:p>
          </table:table-cell>
          <table:table-cell table:style-name="ce99" office:value-type="string" calcext:value-type="string">
            <text:p>4 lb.</text:p>
          </table:table-cell>
          <table:table-cell table:style-name="ce86"/>
          <table:table-cell table:style-name="ce140" office:value-type="string" calcext:value-type="string" table:number-columns-spanned="2" table:number-rows-spanned="1">
            <text:p>Spellbook</text:p>
          </table:table-cell>
          <table:covered-table-cell/>
          <table:table-cell table:style-name="ce98" office:value-type="string" calcext:value-type="string">
            <text:p>50 gp</text:p>
          </table:table-cell>
          <table:table-cell table:style-name="ce98" office:value-type="string" calcext:value-type="string">
            <text:p>3 lb.</text:p>
          </table:table-cell>
          <table:table-cell table:number-columns-repeated="1005"/>
        </table:table-row>
        <table:table-row table:style-name="ro3">
          <table:table-cell table:style-name="ce83" office:value-type="string" calcext:value-type="string" table:number-columns-spanned="2" table:number-rows-spanned="1">
            <text:p>Padded</text:p>
          </table:table-cell>
          <table:covered-table-cell/>
          <table:table-cell table:style-name="ce99" office:value-type="string" calcext:value-type="string">
            <text:p>5 gp</text:p>
          </table:table-cell>
          <table:table-cell table:style-name="ce96" office:value-type="string" calcext:value-type="string">
            <text:p>11 + Dex</text:p>
          </table:table-cell>
          <table:table-cell table:style-name="ce99" office:value-type="string" calcext:value-type="string">
            <text:p>8 lb.</text:p>
          </table:table-cell>
          <table:table-cell table:style-name="ce123" office:value-type="string" calcext:value-type="string" table:number-columns-spanned="2" table:number-rows-spanned="1">
            <text:p>Disadvantage</text:p>
          </table:table-cell>
          <table:covered-table-cell/>
          <table:table-cell table:style-name="ce129" table:number-columns-spanned="2" table:number-rows-spanned="1"/>
          <table:covered-table-cell/>
          <table:table-cell table:style-name="ce86"/>
          <table:table-cell table:style-name="ce136" office:value-type="string" calcext:value-type="string" table:number-columns-spanned="2" table:number-rows-spanned="1">
            <text:p>Yew Wand</text:p>
          </table:table-cell>
          <table:covered-table-cell/>
          <table:table-cell table:style-name="ce98" office:value-type="string" calcext:value-type="string">
            <text:p>10 gp</text:p>
          </table:table-cell>
          <table:table-cell table:style-name="ce98" office:value-type="string" calcext:value-type="string">
            <text:p>1 lb.</text:p>
          </table:table-cell>
          <table:table-cell table:style-name="ce86"/>
          <table:table-cell table:style-name="ce141" office:value-type="string" calcext:value-type="string" table:number-columns-spanned="2" table:number-rows-spanned="1">
            <text:p>Spikes, iron (10)</text:p>
          </table:table-cell>
          <table:covered-table-cell/>
          <table:table-cell table:style-name="ce99" office:value-type="string" calcext:value-type="string">
            <text:p>1 gp</text:p>
          </table:table-cell>
          <table:table-cell table:style-name="ce99" office:value-type="string" calcext:value-type="string">
            <text:p>5 lb.</text:p>
          </table:table-cell>
          <table:table-cell table:number-columns-repeated="1005"/>
        </table:table-row>
        <table:table-row table:style-name="ro3">
          <table:table-cell table:style-name="ce84" office:value-type="string" calcext:value-type="string" table:number-columns-spanned="2" table:number-rows-spanned="1">
            <text:p>Leather</text:p>
          </table:table-cell>
          <table:covered-table-cell/>
          <table:table-cell table:style-name="ce98" office:value-type="string" calcext:value-type="string">
            <text:p>10 gp</text:p>
          </table:table-cell>
          <table:table-cell table:style-name="ce95" office:value-type="string" calcext:value-type="string">
            <text:p>11 + Dex</text:p>
          </table:table-cell>
          <table:table-cell table:style-name="ce98" office:value-type="string" calcext:value-type="string">
            <text:p>10 lb.</text:p>
          </table:table-cell>
          <table:table-cell table:style-name="ce124" table:number-columns-spanned="2" table:number-rows-spanned="1"/>
          <table:covered-table-cell/>
          <table:table-cell table:style-name="ce130" table:number-columns-spanned="2" table:number-rows-spanned="1"/>
          <table:covered-table-cell/>
          <table:table-cell table:style-name="ce86"/>
          <table:table-cell table:style-name="ce135" table:number-columns-spanned="2" table:number-rows-spanned="1"/>
          <table:covered-table-cell/>
          <table:table-cell table:style-name="ce99" table:number-columns-repeated="2"/>
          <table:table-cell table:style-name="ce86"/>
          <table:table-cell table:style-name="ce140" office:value-type="string" calcext:value-type="string" table:number-columns-spanned="2" table:number-rows-spanned="1">
            <text:p>Spyglass</text:p>
          </table:table-cell>
          <table:covered-table-cell/>
          <table:table-cell table:style-name="ce98" office:value-type="string" calcext:value-type="string">
            <text:p>1000 gp</text:p>
          </table:table-cell>
          <table:table-cell table:style-name="ce98" office:value-type="string" calcext:value-type="string">
            <text:p>1 lb.</text:p>
          </table:table-cell>
          <table:table-cell table:number-columns-repeated="1005"/>
        </table:table-row>
        <table:table-row table:style-name="ro3">
          <table:table-cell table:style-name="ce83" office:value-type="string" calcext:value-type="string" table:number-columns-spanned="2" table:number-rows-spanned="1">
            <text:p>Studded Leather</text:p>
          </table:table-cell>
          <table:covered-table-cell/>
          <table:table-cell table:style-name="ce99" office:value-type="string" calcext:value-type="string">
            <text:p>45 gp</text:p>
          </table:table-cell>
          <table:table-cell table:style-name="ce96" office:value-type="string" calcext:value-type="string">
            <text:p>12 + Dex</text:p>
          </table:table-cell>
          <table:table-cell table:style-name="ce99" office:value-type="string" calcext:value-type="string">
            <text:p>13 lb.</text:p>
          </table:table-cell>
          <table:table-cell table:style-name="ce123" table:number-columns-spanned="2" table:number-rows-spanned="1"/>
          <table:covered-table-cell/>
          <table:table-cell table:style-name="ce129" table:number-columns-spanned="2" table:number-rows-spanned="1"/>
          <table:covered-table-cell/>
          <table:table-cell table:style-name="ce86"/>
          <table:table-cell table:style-name="ce136" office:value-type="string" calcext:value-type="string" table:number-columns-spanned="2" table:number-rows-spanned="1">
            <text:p>Flask or Tankard</text:p>
          </table:table-cell>
          <table:covered-table-cell/>
          <table:table-cell table:style-name="ce98" office:value-type="string" calcext:value-type="string">
            <text:p>1 gp</text:p>
          </table:table-cell>
          <table:table-cell table:style-name="ce98" office:value-type="string" calcext:value-type="string">
            <text:p>4 lb.</text:p>
          </table:table-cell>
          <table:table-cell table:style-name="ce86"/>
          <table:table-cell table:style-name="ce141" office:value-type="string" calcext:value-type="string" table:number-columns-spanned="2" table:number-rows-spanned="1">
            <text:p>Tent, two-person</text:p>
          </table:table-cell>
          <table:covered-table-cell/>
          <table:table-cell table:style-name="ce99" office:value-type="string" calcext:value-type="string">
            <text:p>2 gp</text:p>
          </table:table-cell>
          <table:table-cell table:style-name="ce99" office:value-type="string" calcext:value-type="string">
            <text:p>20 lb.</text:p>
          </table:table-cell>
          <table:table-cell table:number-columns-repeated="1005"/>
        </table:table-row>
        <table:table-row table:style-name="ro3">
          <table:table-cell table:style-name="ce82" office:value-type="string" calcext:value-type="string" table:number-columns-spanned="2" table:number-rows-spanned="1">
            <text:p>Medium Armor</text:p>
          </table:table-cell>
          <table:covered-table-cell/>
          <table:table-cell table:style-name="ce100"/>
          <table:table-cell table:style-name="ce108"/>
          <table:table-cell table:style-name="ce100"/>
          <table:table-cell table:style-name="ce125" table:number-columns-spanned="2" table:number-rows-spanned="1"/>
          <table:covered-table-cell/>
          <table:table-cell table:style-name="ce130" table:number-columns-spanned="2" table:number-rows-spanned="1"/>
          <table:covered-table-cell/>
          <table:table-cell table:style-name="ce86"/>
          <table:table-cell table:style-name="ce135" office:value-type="string" calcext:value-type="string" table:number-columns-spanned="2" table:number-rows-spanned="1">
            <text:p>Flask or Tankard</text:p>
          </table:table-cell>
          <table:covered-table-cell/>
          <table:table-cell table:style-name="ce99" office:value-type="string" calcext:value-type="string">
            <text:p>2 cp</text:p>
          </table:table-cell>
          <table:table-cell table:style-name="ce99" office:value-type="string" calcext:value-type="string">
            <text:p>1 lb.</text:p>
          </table:table-cell>
          <table:table-cell table:style-name="ce86"/>
          <table:table-cell table:style-name="ce140" office:value-type="string" calcext:value-type="string" table:number-columns-spanned="2" table:number-rows-spanned="1">
            <text:p>Tinderbox</text:p>
          </table:table-cell>
          <table:covered-table-cell/>
          <table:table-cell table:style-name="ce98" office:value-type="string" calcext:value-type="string">
            <text:p>5 sp</text:p>
          </table:table-cell>
          <table:table-cell table:style-name="ce98" office:value-type="string" calcext:value-type="string">
            <text:p>1 lb.</text:p>
          </table:table-cell>
          <table:table-cell table:number-columns-repeated="1005"/>
        </table:table-row>
        <table:table-row table:style-name="ro3">
          <table:table-cell table:style-name="ce83" office:value-type="string" calcext:value-type="string" table:number-columns-spanned="2" table:number-rows-spanned="1">
            <text:p>Hide</text:p>
          </table:table-cell>
          <table:covered-table-cell/>
          <table:table-cell table:style-name="ce99" office:value-type="string" calcext:value-type="string">
            <text:p>10 gp</text:p>
          </table:table-cell>
          <table:table-cell table:style-name="ce96" office:value-type="string" calcext:value-type="string">
            <text:p>12 + Dex(max2)</text:p>
          </table:table-cell>
          <table:table-cell table:style-name="ce99" office:value-type="string" calcext:value-type="string">
            <text:p>12 lb.</text:p>
          </table:table-cell>
          <table:table-cell table:style-name="ce123" table:number-columns-spanned="2" table:number-rows-spanned="1"/>
          <table:covered-table-cell/>
          <table:table-cell table:style-name="ce129" table:number-columns-spanned="2" table:number-rows-spanned="1"/>
          <table:covered-table-cell/>
          <table:table-cell table:style-name="ce86"/>
          <table:table-cell table:style-name="ce136" office:value-type="string" calcext:value-type="string" table:number-columns-spanned="2" table:number-rows-spanned="1">
            <text:p>Grappling Hook</text:p>
          </table:table-cell>
          <table:covered-table-cell/>
          <table:table-cell table:style-name="ce98" office:value-type="string" calcext:value-type="string">
            <text:p>2 gp</text:p>
          </table:table-cell>
          <table:table-cell table:style-name="ce98" office:value-type="string" calcext:value-type="string">
            <text:p>4 lb.</text:p>
          </table:table-cell>
          <table:table-cell table:style-name="ce86"/>
          <table:table-cell table:style-name="ce141" office:value-type="string" calcext:value-type="string" table:number-columns-spanned="2" table:number-rows-spanned="1">
            <text:p>Torch</text:p>
          </table:table-cell>
          <table:covered-table-cell/>
          <table:table-cell table:style-name="ce99" office:value-type="string" calcext:value-type="string">
            <text:p>1 cp</text:p>
          </table:table-cell>
          <table:table-cell table:style-name="ce99" office:value-type="string" calcext:value-type="string">
            <text:p>1 lb.</text:p>
          </table:table-cell>
          <table:table-cell table:number-columns-repeated="1005"/>
        </table:table-row>
        <table:table-row table:style-name="ro3">
          <table:table-cell table:style-name="ce84" office:value-type="string" calcext:value-type="string" table:number-columns-spanned="2" table:number-rows-spanned="1">
            <text:p>Chain Shirt</text:p>
          </table:table-cell>
          <table:covered-table-cell/>
          <table:table-cell table:style-name="ce98" office:value-type="string" calcext:value-type="string">
            <text:p>50 gp</text:p>
          </table:table-cell>
          <table:table-cell table:style-name="ce95" office:value-type="string" calcext:value-type="string">
            <text:p>13 + Dex(max2)</text:p>
          </table:table-cell>
          <table:table-cell table:style-name="ce98" office:value-type="string" calcext:value-type="string">
            <text:p>20 lb.</text:p>
          </table:table-cell>
          <table:table-cell table:style-name="ce124" table:number-columns-spanned="2" table:number-rows-spanned="1"/>
          <table:covered-table-cell/>
          <table:table-cell table:style-name="ce130" table:number-columns-spanned="2" table:number-rows-spanned="1"/>
          <table:covered-table-cell/>
          <table:table-cell table:style-name="ce86"/>
          <table:table-cell table:style-name="ce135" office:value-type="string" calcext:value-type="string" table:number-columns-spanned="2" table:number-rows-spanned="1">
            <text:p>Hammer</text:p>
          </table:table-cell>
          <table:covered-table-cell/>
          <table:table-cell table:style-name="ce99" office:value-type="string" calcext:value-type="string">
            <text:p>1 gp</text:p>
          </table:table-cell>
          <table:table-cell table:style-name="ce99" office:value-type="string" calcext:value-type="string">
            <text:p>3 lb.</text:p>
          </table:table-cell>
          <table:table-cell table:style-name="ce86"/>
          <table:table-cell table:style-name="ce140" office:value-type="string" calcext:value-type="string" table:number-columns-spanned="2" table:number-rows-spanned="1">
            <text:p>Vial</text:p>
          </table:table-cell>
          <table:covered-table-cell/>
          <table:table-cell table:style-name="ce98" office:value-type="string" calcext:value-type="string">
            <text:p>1 gp</text:p>
          </table:table-cell>
          <table:table-cell table:style-name="ce98" office:value-type="string" calcext:value-type="string">
            <text:p>-</text:p>
          </table:table-cell>
          <table:table-cell table:number-columns-repeated="1005"/>
        </table:table-row>
        <table:table-row table:style-name="ro3">
          <table:table-cell table:style-name="ce83" office:value-type="string" calcext:value-type="string" table:number-columns-spanned="2" table:number-rows-spanned="1">
            <text:p>Scail Mail</text:p>
          </table:table-cell>
          <table:covered-table-cell/>
          <table:table-cell table:style-name="ce99" office:value-type="string" calcext:value-type="string">
            <text:p>50 gp</text:p>
          </table:table-cell>
          <table:table-cell table:style-name="ce96" office:value-type="string" calcext:value-type="string">
            <text:p>14 + Dex(max2)</text:p>
          </table:table-cell>
          <table:table-cell table:style-name="ce99" office:value-type="string" calcext:value-type="string">
            <text:p>45 lb.</text:p>
          </table:table-cell>
          <table:table-cell table:style-name="ce123" office:value-type="string" calcext:value-type="string" table:number-columns-spanned="2" table:number-rows-spanned="1">
            <text:p>Disadvantage</text:p>
          </table:table-cell>
          <table:covered-table-cell/>
          <table:table-cell table:style-name="ce129" table:number-columns-spanned="2" table:number-rows-spanned="1"/>
          <table:covered-table-cell/>
          <table:table-cell table:style-name="ce86"/>
          <table:table-cell table:style-name="ce136" office:value-type="string" calcext:value-type="string" table:number-columns-spanned="2" table:number-rows-spanned="1">
            <text:p>Hammer, Sledge</text:p>
          </table:table-cell>
          <table:covered-table-cell/>
          <table:table-cell table:style-name="ce98" office:value-type="string" calcext:value-type="string">
            <text:p>2 gp</text:p>
          </table:table-cell>
          <table:table-cell table:style-name="ce98" office:value-type="string" calcext:value-type="string">
            <text:p>10 lb.</text:p>
          </table:table-cell>
          <table:table-cell table:style-name="ce86"/>
          <table:table-cell table:style-name="ce141" office:value-type="string" calcext:value-type="string" table:number-columns-spanned="2" table:number-rows-spanned="1">
            <text:p>Waterskin</text:p>
          </table:table-cell>
          <table:covered-table-cell/>
          <table:table-cell table:style-name="ce99" office:value-type="string" calcext:value-type="string">
            <text:p>2 sp</text:p>
          </table:table-cell>
          <table:table-cell table:style-name="ce99" office:value-type="string" calcext:value-type="string">
            <text:p>(Full) 5 lb.</text:p>
          </table:table-cell>
          <table:table-cell table:number-columns-repeated="1005"/>
        </table:table-row>
        <table:table-row table:style-name="ro3">
          <table:table-cell table:style-name="ce84" office:value-type="string" calcext:value-type="string" table:number-columns-spanned="2" table:number-rows-spanned="1">
            <text:p>Breastplate</text:p>
          </table:table-cell>
          <table:covered-table-cell/>
          <table:table-cell table:style-name="ce98" office:value-type="string" calcext:value-type="string">
            <text:p>400 gp</text:p>
          </table:table-cell>
          <table:table-cell table:style-name="ce95" office:value-type="string" calcext:value-type="string">
            <text:p>14 + Dex(max2)</text:p>
          </table:table-cell>
          <table:table-cell table:style-name="ce98" office:value-type="string" calcext:value-type="string">
            <text:p>20 lb.</text:p>
          </table:table-cell>
          <table:table-cell table:style-name="ce124" table:number-columns-spanned="2" table:number-rows-spanned="1"/>
          <table:covered-table-cell/>
          <table:table-cell table:style-name="ce130" table:number-columns-spanned="2" table:number-rows-spanned="1"/>
          <table:covered-table-cell/>
          <table:table-cell table:style-name="ce86"/>
          <table:table-cell table:style-name="ce135" office:value-type="string" calcext:value-type="string" table:number-columns-spanned="2" table:number-rows-spanned="1">
            <text:p>Healer's kit</text:p>
          </table:table-cell>
          <table:covered-table-cell/>
          <table:table-cell table:style-name="ce99" office:value-type="string" calcext:value-type="string">
            <text:p>5 gp</text:p>
          </table:table-cell>
          <table:table-cell table:style-name="ce99" office:value-type="string" calcext:value-type="string">
            <text:p>3 lb.</text:p>
          </table:table-cell>
          <table:table-cell table:style-name="ce86"/>
          <table:table-cell table:style-name="ce140" office:value-type="string" calcext:value-type="string" table:number-columns-spanned="2" table:number-rows-spanned="1">
            <text:p>Whetstone</text:p>
          </table:table-cell>
          <table:covered-table-cell/>
          <table:table-cell table:style-name="ce98" office:value-type="string" calcext:value-type="string">
            <text:p>1 cp</text:p>
          </table:table-cell>
          <table:table-cell table:style-name="ce98" office:value-type="string" calcext:value-type="string">
            <text:p>1 lb.</text:p>
          </table:table-cell>
          <table:table-cell table:number-columns-repeated="1005"/>
        </table:table-row>
        <table:table-row table:style-name="ro3">
          <table:table-cell table:style-name="ce83" office:value-type="string" calcext:value-type="string" table:number-columns-spanned="2" table:number-rows-spanned="1">
            <text:p>Half Plate</text:p>
          </table:table-cell>
          <table:covered-table-cell/>
          <table:table-cell table:style-name="ce99" office:value-type="string" calcext:value-type="string">
            <text:p>750 gp</text:p>
          </table:table-cell>
          <table:table-cell table:style-name="ce96" office:value-type="string" calcext:value-type="string">
            <text:p>15 + Dex(max2)</text:p>
          </table:table-cell>
          <table:table-cell table:style-name="ce99" office:value-type="string" calcext:value-type="string">
            <text:p>40 lb.</text:p>
          </table:table-cell>
          <table:table-cell table:style-name="ce123" office:value-type="string" calcext:value-type="string" table:number-columns-spanned="2" table:number-rows-spanned="1">
            <text:p>Disadvantage</text:p>
          </table:table-cell>
          <table:covered-table-cell/>
          <table:table-cell table:style-name="ce129" table:number-columns-spanned="2" table:number-rows-spanned="1"/>
          <table:covered-table-cell/>
          <table:table-cell table:style-name="ce86"/>
          <table:table-cell table:style-name="ce138" table:number-columns-spanned="2" table:number-rows-spanned="1"/>
          <table:covered-table-cell/>
          <table:table-cell table:style-name="ce146" table:number-columns-repeated="2"/>
          <table:table-cell table:style-name="ce86"/>
          <table:table-cell table:style-name="ce138" table:number-columns-spanned="2" table:number-rows-spanned="1"/>
          <table:covered-table-cell/>
          <table:table-cell table:style-name="ce146" table:number-columns-repeated="2"/>
          <table:table-cell table:number-columns-repeated="1005"/>
        </table:table-row>
        <table:table-row table:style-name="ro3">
          <table:table-cell table:style-name="ce82" office:value-type="string" calcext:value-type="string" table:number-columns-spanned="2" table:number-rows-spanned="1">
            <text:p>Heavy Armor</text:p>
          </table:table-cell>
          <table:covered-table-cell/>
          <table:table-cell table:style-name="ce100"/>
          <table:table-cell table:style-name="ce108"/>
          <table:table-cell table:style-name="ce100"/>
          <table:table-cell table:style-name="ce125" table:number-columns-spanned="2" table:number-rows-spanned="1"/>
          <table:covered-table-cell/>
          <table:table-cell table:style-name="ce130" table:number-columns-spanned="2" table:number-rows-spanned="1"/>
          <table:covered-table-cell/>
          <table:table-cell table:style-name="ce86"/>
          <table:table-cell table:style-name="ce87" office:value-type="string" calcext:value-type="string" table:number-columns-spanned="4" table:number-rows-spanned="1">
            <text:p>TACK, HARNESS, &amp; DRAWN VEHICLES</text:p>
          </table:table-cell>
          <table:covered-table-cell table:number-columns-repeated="3" table:style-name="ce17"/>
          <table:table-cell table:style-name="ce86"/>
          <table:table-cell table:style-name="ce87" office:value-type="string" calcext:value-type="string" table:number-columns-spanned="4" table:number-rows-spanned="1">
            <text:p>TOOLS</text:p>
          </table:table-cell>
          <table:covered-table-cell table:number-columns-repeated="3" table:style-name="ce17"/>
          <table:table-cell table:number-columns-repeated="1005"/>
        </table:table-row>
        <table:table-row table:style-name="ro3">
          <table:table-cell table:style-name="ce83" office:value-type="string" calcext:value-type="string" table:number-columns-spanned="2" table:number-rows-spanned="1">
            <text:p>Ring Mail</text:p>
          </table:table-cell>
          <table:covered-table-cell/>
          <table:table-cell table:style-name="ce99" office:value-type="string" calcext:value-type="string">
            <text:p>30 gp</text:p>
          </table:table-cell>
          <table:table-cell table:style-name="ce96" office:value-type="float" office:value="14" calcext:value-type="float">
            <text:p>14</text:p>
          </table:table-cell>
          <table:table-cell table:style-name="ce99" office:value-type="string" calcext:value-type="string">
            <text:p>40 lb.</text:p>
          </table:table-cell>
          <table:table-cell table:style-name="ce123" office:value-type="string" calcext:value-type="string" table:number-columns-spanned="2" table:number-rows-spanned="1">
            <text:p>Disadvantage</text:p>
          </table:table-cell>
          <table:covered-table-cell/>
          <table:table-cell table:style-name="ce131" table:number-columns-spanned="2" table:number-rows-spanned="1"/>
          <table:covered-table-cell/>
          <table:table-cell table:style-name="ce86"/>
          <table:table-cell table:style-name="ce74" office:value-type="string" calcext:value-type="string" table:number-columns-spanned="2" table:number-rows-spanned="1">
            <text:p>Name</text:p>
          </table:table-cell>
          <table:covered-table-cell table:style-name="ce18"/>
          <table:table-cell table:style-name="ce74" office:value-type="string" calcext:value-type="string">
            <text:p>Price</text:p>
          </table:table-cell>
          <table:table-cell table:style-name="ce74" office:value-type="string" calcext:value-type="string">
            <text:p>Weight</text:p>
          </table:table-cell>
          <table:table-cell table:style-name="ce86"/>
          <table:table-cell table:style-name="ce74" office:value-type="string" calcext:value-type="string" table:number-columns-spanned="2" table:number-rows-spanned="1">
            <text:p>Name</text:p>
          </table:table-cell>
          <table:covered-table-cell table:style-name="ce18"/>
          <table:table-cell table:style-name="ce74" office:value-type="string" calcext:value-type="string">
            <text:p>Price</text:p>
          </table:table-cell>
          <table:table-cell table:style-name="ce74" office:value-type="string" calcext:value-type="string">
            <text:p>Weight</text:p>
          </table:table-cell>
          <table:table-cell table:number-columns-repeated="1005"/>
        </table:table-row>
        <table:table-row table:style-name="ro3">
          <table:table-cell table:style-name="ce84" office:value-type="string" calcext:value-type="string" table:number-columns-spanned="2" table:number-rows-spanned="1">
            <text:p>Chain Mail</text:p>
          </table:table-cell>
          <table:covered-table-cell/>
          <table:table-cell table:style-name="ce98" office:value-type="string" calcext:value-type="string">
            <text:p>75 gp</text:p>
          </table:table-cell>
          <table:table-cell table:style-name="ce95" office:value-type="float" office:value="16" calcext:value-type="float">
            <text:p>16</text:p>
          </table:table-cell>
          <table:table-cell table:style-name="ce98" office:value-type="string" calcext:value-type="string">
            <text:p>55 lb.</text:p>
          </table:table-cell>
          <table:table-cell table:style-name="ce124" office:value-type="string" calcext:value-type="string" table:number-columns-spanned="2" table:number-rows-spanned="1">
            <text:p>Disadvantage</text:p>
          </table:table-cell>
          <table:covered-table-cell/>
          <table:table-cell table:style-name="ce124" office:value-type="string" calcext:value-type="string" table:number-columns-spanned="2" table:number-rows-spanned="1">
            <text:p>Required Strength 13</text:p>
          </table:table-cell>
          <table:covered-table-cell/>
          <table:table-cell table:style-name="ce86"/>
          <table:table-cell table:style-name="ce139" office:value-type="string" calcext:value-type="string" table:number-columns-spanned="2" table:number-rows-spanned="1">
            <text:p>Barding</text:p>
          </table:table-cell>
          <table:covered-table-cell/>
          <table:table-cell table:style-name="ce99" office:value-type="string" calcext:value-type="string">
            <text:p>x4</text:p>
          </table:table-cell>
          <table:table-cell table:style-name="ce99" office:value-type="string" calcext:value-type="string">
            <text:p>x2</text:p>
          </table:table-cell>
          <table:table-cell table:style-name="ce86"/>
          <table:table-cell table:style-name="ce85" office:value-type="string" calcext:value-type="string" table:number-columns-spanned="2" table:number-rows-spanned="1">
            <text:p>Artisan's Tools</text:p>
          </table:table-cell>
          <table:covered-table-cell/>
          <table:table-cell table:style-name="ce99" table:number-columns-repeated="2"/>
          <table:table-cell table:number-columns-repeated="1005"/>
        </table:table-row>
        <table:table-row table:style-name="ro3">
          <table:table-cell table:style-name="ce83" office:value-type="string" calcext:value-type="string" table:number-columns-spanned="2" table:number-rows-spanned="1">
            <text:p>Splint</text:p>
          </table:table-cell>
          <table:covered-table-cell/>
          <table:table-cell table:style-name="ce99" office:value-type="string" calcext:value-type="string">
            <text:p>200 gp</text:p>
          </table:table-cell>
          <table:table-cell table:style-name="ce96" office:value-type="float" office:value="17" calcext:value-type="float">
            <text:p>17</text:p>
          </table:table-cell>
          <table:table-cell table:style-name="ce99" office:value-type="string" calcext:value-type="string">
            <text:p>60 lb.</text:p>
          </table:table-cell>
          <table:table-cell table:style-name="ce123" office:value-type="string" calcext:value-type="string" table:number-columns-spanned="2" table:number-rows-spanned="1">
            <text:p>Disadvantage</text:p>
          </table:table-cell>
          <table:covered-table-cell/>
          <table:table-cell table:style-name="ce123" office:value-type="string" calcext:value-type="string" table:number-columns-spanned="2" table:number-rows-spanned="1">
            <text:p>Required Strength 15</text:p>
          </table:table-cell>
          <table:covered-table-cell/>
          <table:table-cell table:style-name="ce86"/>
          <table:table-cell table:style-name="ce140" office:value-type="string" calcext:value-type="string" table:number-columns-spanned="2" table:number-rows-spanned="1">
            <text:p>Bit and Bridle</text:p>
          </table:table-cell>
          <table:covered-table-cell/>
          <table:table-cell table:style-name="ce98" office:value-type="string" calcext:value-type="string">
            <text:p>2 gp</text:p>
          </table:table-cell>
          <table:table-cell table:style-name="ce98" office:value-type="string" calcext:value-type="string">
            <text:p>1 lb.</text:p>
          </table:table-cell>
          <table:table-cell table:style-name="ce86"/>
          <table:table-cell table:style-name="ce140" office:value-type="string" calcext:value-type="string" table:number-columns-spanned="2" table:number-rows-spanned="1">
            <text:p>Alchemist's supplies</text:p>
          </table:table-cell>
          <table:covered-table-cell/>
          <table:table-cell table:style-name="ce98" office:value-type="string" calcext:value-type="string">
            <text:p>50 gp</text:p>
          </table:table-cell>
          <table:table-cell table:style-name="ce98" office:value-type="string" calcext:value-type="string">
            <text:p>8 lb.</text:p>
          </table:table-cell>
          <table:table-cell table:number-columns-repeated="1005"/>
        </table:table-row>
        <table:table-row table:style-name="ro3">
          <table:table-cell table:style-name="ce84" office:value-type="string" calcext:value-type="string" table:number-columns-spanned="2" table:number-rows-spanned="1">
            <text:p>Plate</text:p>
          </table:table-cell>
          <table:covered-table-cell/>
          <table:table-cell table:style-name="ce98" office:value-type="string" calcext:value-type="string">
            <text:p>1500 gp</text:p>
          </table:table-cell>
          <table:table-cell table:style-name="ce95" office:value-type="float" office:value="18" calcext:value-type="float">
            <text:p>18</text:p>
          </table:table-cell>
          <table:table-cell table:style-name="ce98" office:value-type="string" calcext:value-type="string">
            <text:p>65 lb.</text:p>
          </table:table-cell>
          <table:table-cell table:style-name="ce124" office:value-type="string" calcext:value-type="string" table:number-columns-spanned="2" table:number-rows-spanned="1">
            <text:p>Disadvantage</text:p>
          </table:table-cell>
          <table:covered-table-cell/>
          <table:table-cell table:style-name="ce124" office:value-type="string" calcext:value-type="string" table:number-columns-spanned="2" table:number-rows-spanned="1">
            <text:p>Required Strength 15</text:p>
          </table:table-cell>
          <table:covered-table-cell/>
          <table:table-cell table:style-name="ce86"/>
          <table:table-cell table:style-name="ce141" office:value-type="string" calcext:value-type="string" table:number-columns-spanned="2" table:number-rows-spanned="1">
            <text:p>Carriage</text:p>
          </table:table-cell>
          <table:covered-table-cell/>
          <table:table-cell table:style-name="ce99" office:value-type="string" calcext:value-type="string">
            <text:p>100 gp</text:p>
          </table:table-cell>
          <table:table-cell table:style-name="ce99" office:value-type="string" calcext:value-type="string">
            <text:p>600 lb.</text:p>
          </table:table-cell>
          <table:table-cell table:style-name="ce86"/>
          <table:table-cell table:style-name="ce141" office:value-type="string" calcext:value-type="string" table:number-columns-spanned="2" table:number-rows-spanned="1">
            <text:p>Brewer's supplies</text:p>
          </table:table-cell>
          <table:covered-table-cell/>
          <table:table-cell table:style-name="ce99" office:value-type="string" calcext:value-type="string">
            <text:p>20 gp</text:p>
          </table:table-cell>
          <table:table-cell table:style-name="ce99" office:value-type="string" calcext:value-type="string">
            <text:p>9 lb.</text:p>
          </table:table-cell>
          <table:table-cell table:number-columns-repeated="1005"/>
        </table:table-row>
        <table:table-row table:style-name="ro3">
          <table:table-cell table:style-name="ce85" office:value-type="string" calcext:value-type="string" table:number-columns-spanned="2" table:number-rows-spanned="1">
            <text:p>Shields</text:p>
          </table:table-cell>
          <table:covered-table-cell/>
          <table:table-cell table:style-name="ce99" office:value-type="string" calcext:value-type="string">
            <text:p>10 gp</text:p>
          </table:table-cell>
          <table:table-cell table:style-name="ce109"/>
          <table:table-cell table:style-name="ce99" office:value-type="string" calcext:value-type="string">
            <text:p>6 lb.</text:p>
          </table:table-cell>
          <table:table-cell table:style-name="ce126" table:number-columns-spanned="2" table:number-rows-spanned="1"/>
          <table:covered-table-cell/>
          <table:table-cell table:style-name="ce126" table:number-columns-spanned="2" table:number-rows-spanned="1"/>
          <table:covered-table-cell/>
          <table:table-cell table:style-name="ce86"/>
          <table:table-cell table:style-name="ce140" office:value-type="string" calcext:value-type="string" table:number-columns-spanned="2" table:number-rows-spanned="1">
            <text:p>Cart</text:p>
          </table:table-cell>
          <table:covered-table-cell/>
          <table:table-cell table:style-name="ce98" office:value-type="string" calcext:value-type="string">
            <text:p>15 gp</text:p>
          </table:table-cell>
          <table:table-cell table:style-name="ce98" office:value-type="string" calcext:value-type="string">
            <text:p>200 lb.</text:p>
          </table:table-cell>
          <table:table-cell table:style-name="ce86"/>
          <table:table-cell table:style-name="ce140" office:value-type="string" calcext:value-type="string" table:number-columns-spanned="2" table:number-rows-spanned="1">
            <text:p>Calligrapher's supplies</text:p>
          </table:table-cell>
          <table:covered-table-cell/>
          <table:table-cell table:style-name="ce98" office:value-type="string" calcext:value-type="string">
            <text:p>10 gp</text:p>
          </table:table-cell>
          <table:table-cell table:style-name="ce98" office:value-type="string" calcext:value-type="string">
            <text:p>5 lb.</text:p>
          </table:table-cell>
          <table:table-cell table:number-columns-repeated="1005"/>
        </table:table-row>
        <table:table-row table:style-name="ro3">
          <table:table-cell table:style-name="ce86" table:number-columns-repeated="8"/>
          <table:table-cell table:style-name="ce133" office:value-type="string" calcext:value-type="string">
            <text:p>``````</text:p>
          </table:table-cell>
          <table:table-cell table:style-name="ce86"/>
          <table:table-cell table:style-name="ce141" office:value-type="string" calcext:value-type="string" table:number-columns-spanned="2" table:number-rows-spanned="1">
            <text:p>Chariot</text:p>
          </table:table-cell>
          <table:covered-table-cell/>
          <table:table-cell table:style-name="ce99" office:value-type="string" calcext:value-type="string">
            <text:p>250 gp</text:p>
          </table:table-cell>
          <table:table-cell table:style-name="ce99" office:value-type="string" calcext:value-type="string">
            <text:p>100 lb.</text:p>
          </table:table-cell>
          <table:table-cell table:style-name="ce86"/>
          <table:table-cell table:style-name="ce141" office:value-type="string" calcext:value-type="string" table:number-columns-spanned="2" table:number-rows-spanned="1">
            <text:p>Carpenter's tools</text:p>
          </table:table-cell>
          <table:covered-table-cell/>
          <table:table-cell table:style-name="ce99" office:value-type="string" calcext:value-type="string">
            <text:p>8 gp</text:p>
          </table:table-cell>
          <table:table-cell table:style-name="ce99" office:value-type="string" calcext:value-type="string">
            <text:p>6 lb.</text:p>
          </table:table-cell>
          <table:table-cell table:number-columns-repeated="1005"/>
        </table:table-row>
        <table:table-row table:style-name="ro3">
          <table:table-cell table:style-name="ce87" office:value-type="string" calcext:value-type="string" table:number-columns-spanned="9" table:number-rows-spanned="1">
            <text:p>MOUNTS</text:p>
          </table:table-cell>
          <table:covered-table-cell table:number-columns-repeated="8" table:style-name="ce17"/>
          <table:table-cell table:style-name="ce86"/>
          <table:table-cell table:style-name="ce142" office:value-type="string" calcext:value-type="string" table:number-columns-spanned="2" table:number-rows-spanned="1">
            <text:p>Feed (per day)</text:p>
          </table:table-cell>
          <table:covered-table-cell/>
          <table:table-cell table:style-name="ce98" office:value-type="string" calcext:value-type="string">
            <text:p>5 cp</text:p>
          </table:table-cell>
          <table:table-cell table:style-name="ce98" office:value-type="string" calcext:value-type="string">
            <text:p>10 lb.</text:p>
          </table:table-cell>
          <table:table-cell table:style-name="ce86"/>
          <table:table-cell table:style-name="ce140" office:value-type="string" calcext:value-type="string" table:number-columns-spanned="2" table:number-rows-spanned="1">
            <text:p>Cartographer's tools</text:p>
          </table:table-cell>
          <table:covered-table-cell/>
          <table:table-cell table:style-name="ce98" office:value-type="string" calcext:value-type="string">
            <text:p>15 gp</text:p>
          </table:table-cell>
          <table:table-cell table:style-name="ce98" office:value-type="string" calcext:value-type="string">
            <text:p>6 lb.</text:p>
          </table:table-cell>
          <table:table-cell table:number-columns-repeated="1005"/>
        </table:table-row>
        <table:table-row table:style-name="ro3">
          <table:table-cell table:style-name="ce88" office:value-type="string" calcext:value-type="string" table:number-columns-spanned="3" table:number-rows-spanned="1">
            <text:p>Name</text:p>
          </table:table-cell>
          <table:covered-table-cell table:number-columns-repeated="2" table:style-name="ce17"/>
          <table:table-cell table:style-name="ce74" office:value-type="string" calcext:value-type="string">
            <text:p>Price</text:p>
          </table:table-cell>
          <table:table-cell table:style-name="ce74" office:value-type="string" calcext:value-type="string">
            <text:p>Speed</text:p>
          </table:table-cell>
          <table:table-cell table:style-name="ce88" office:value-type="string" calcext:value-type="string" table:number-columns-spanned="4" table:number-rows-spanned="1">
            <text:p>Carrying Capacity</text:p>
          </table:table-cell>
          <table:covered-table-cell table:number-columns-repeated="3" table:style-name="ce17"/>
          <table:table-cell table:style-name="ce86"/>
          <table:table-cell table:style-name="ce143" office:value-type="string" calcext:value-type="string" table:number-columns-spanned="2" table:number-rows-spanned="1">
            <text:p>Saddle</text:p>
          </table:table-cell>
          <table:covered-table-cell/>
          <table:table-cell table:style-name="ce99" table:number-columns-repeated="2"/>
          <table:table-cell table:style-name="ce86"/>
          <table:table-cell table:style-name="ce141" office:value-type="string" calcext:value-type="string" table:number-columns-spanned="2" table:number-rows-spanned="1">
            <text:p>Cobbler's tools</text:p>
          </table:table-cell>
          <table:covered-table-cell/>
          <table:table-cell table:style-name="ce99" office:value-type="string" calcext:value-type="string">
            <text:p>5 gp</text:p>
          </table:table-cell>
          <table:table-cell table:style-name="ce99" office:value-type="string" calcext:value-type="string">
            <text:p>5 lb.</text:p>
          </table:table-cell>
          <table:table-cell table:number-columns-repeated="1005"/>
        </table:table-row>
        <table:table-row table:style-name="ro3">
          <table:table-cell table:style-name="ce89" office:value-type="string" calcext:value-type="string" table:number-columns-spanned="3" table:number-rows-spanned="1">
            <text:p>Camel</text:p>
          </table:table-cell>
          <table:covered-table-cell table:number-columns-repeated="2"/>
          <table:table-cell table:style-name="ce96" office:value-type="string" calcext:value-type="string">
            <text:p>50 gp</text:p>
          </table:table-cell>
          <table:table-cell table:style-name="ce99" office:value-type="string" calcext:value-type="string">
            <text:p>50 ft</text:p>
          </table:table-cell>
          <table:table-cell table:style-name="ce123" office:value-type="string" calcext:value-type="string" table:number-columns-spanned="4" table:number-rows-spanned="1">
            <text:p>480 lb.</text:p>
          </table:table-cell>
          <table:covered-table-cell table:number-columns-repeated="3"/>
          <table:table-cell table:style-name="ce86"/>
          <table:table-cell table:style-name="ce140" office:value-type="string" calcext:value-type="string" table:number-columns-spanned="2" table:number-rows-spanned="1">
            <text:p>Exotic</text:p>
          </table:table-cell>
          <table:covered-table-cell/>
          <table:table-cell table:style-name="ce98" office:value-type="string" calcext:value-type="string">
            <text:p>60 gp</text:p>
          </table:table-cell>
          <table:table-cell table:style-name="ce98" office:value-type="string" calcext:value-type="string">
            <text:p>40 lb.</text:p>
          </table:table-cell>
          <table:table-cell table:style-name="ce86"/>
          <table:table-cell table:style-name="ce140" office:value-type="string" calcext:value-type="string" table:number-columns-spanned="2" table:number-rows-spanned="1">
            <text:p>Cook's utensils</text:p>
          </table:table-cell>
          <table:covered-table-cell/>
          <table:table-cell table:style-name="ce98" office:value-type="string" calcext:value-type="string">
            <text:p>1 gp</text:p>
          </table:table-cell>
          <table:table-cell table:style-name="ce98" office:value-type="string" calcext:value-type="string">
            <text:p>8 lb.</text:p>
          </table:table-cell>
          <table:table-cell table:number-columns-repeated="1005"/>
        </table:table-row>
        <table:table-row table:style-name="ro3">
          <table:table-cell table:style-name="ce90" office:value-type="string" calcext:value-type="string" table:number-columns-spanned="3" table:number-rows-spanned="1">
            <text:p>Donkey or Mule</text:p>
          </table:table-cell>
          <table:covered-table-cell table:number-columns-repeated="2"/>
          <table:table-cell table:style-name="ce95" office:value-type="string" calcext:value-type="string">
            <text:p>8 gp</text:p>
          </table:table-cell>
          <table:table-cell table:style-name="ce98" office:value-type="string" calcext:value-type="string">
            <text:p>40 ft</text:p>
          </table:table-cell>
          <table:table-cell table:style-name="ce124" office:value-type="string" calcext:value-type="string" table:number-columns-spanned="4" table:number-rows-spanned="1">
            <text:p>420 lb.</text:p>
          </table:table-cell>
          <table:covered-table-cell table:number-columns-repeated="3"/>
          <table:table-cell table:style-name="ce86"/>
          <table:table-cell table:style-name="ce141" office:value-type="string" calcext:value-type="string" table:number-columns-spanned="2" table:number-rows-spanned="1">
            <text:p>Military</text:p>
          </table:table-cell>
          <table:covered-table-cell/>
          <table:table-cell table:style-name="ce99" office:value-type="string" calcext:value-type="string">
            <text:p>20 gp</text:p>
          </table:table-cell>
          <table:table-cell table:style-name="ce99" office:value-type="string" calcext:value-type="string">
            <text:p>30 lb.</text:p>
          </table:table-cell>
          <table:table-cell table:style-name="ce86"/>
          <table:table-cell table:style-name="ce141" office:value-type="string" calcext:value-type="string" table:number-columns-spanned="2" table:number-rows-spanned="1">
            <text:p>Glassblower's tools</text:p>
          </table:table-cell>
          <table:covered-table-cell/>
          <table:table-cell table:style-name="ce99" office:value-type="string" calcext:value-type="string">
            <text:p>30 gp</text:p>
          </table:table-cell>
          <table:table-cell table:style-name="ce99" office:value-type="string" calcext:value-type="string">
            <text:p>5 lb.</text:p>
          </table:table-cell>
          <table:table-cell table:number-columns-repeated="1005"/>
        </table:table-row>
        <table:table-row table:style-name="ro3">
          <table:table-cell table:style-name="ce89" office:value-type="string" calcext:value-type="string" table:number-columns-spanned="3" table:number-rows-spanned="1">
            <text:p>Elephant</text:p>
          </table:table-cell>
          <table:covered-table-cell table:number-columns-repeated="2"/>
          <table:table-cell table:style-name="ce96" office:value-type="string" calcext:value-type="string">
            <text:p>200 gp</text:p>
          </table:table-cell>
          <table:table-cell table:style-name="ce99" office:value-type="string" calcext:value-type="string">
            <text:p>40 ft</text:p>
          </table:table-cell>
          <table:table-cell table:style-name="ce123" office:value-type="string" calcext:value-type="string" table:number-columns-spanned="4" table:number-rows-spanned="1">
            <text:p>1,320 lb.</text:p>
          </table:table-cell>
          <table:covered-table-cell table:number-columns-repeated="3"/>
          <table:table-cell table:style-name="ce86"/>
          <table:table-cell table:style-name="ce140" office:value-type="string" calcext:value-type="string" table:number-columns-spanned="2" table:number-rows-spanned="1">
            <text:p>Pack</text:p>
          </table:table-cell>
          <table:covered-table-cell/>
          <table:table-cell table:style-name="ce98" office:value-type="string" calcext:value-type="string">
            <text:p>5 gp</text:p>
          </table:table-cell>
          <table:table-cell table:style-name="ce98" office:value-type="string" calcext:value-type="string">
            <text:p>15 lb.</text:p>
          </table:table-cell>
          <table:table-cell table:style-name="ce86"/>
          <table:table-cell table:style-name="ce140" office:value-type="string" calcext:value-type="string" table:number-columns-spanned="2" table:number-rows-spanned="1">
            <text:p>Jeweler's tools</text:p>
          </table:table-cell>
          <table:covered-table-cell/>
          <table:table-cell table:style-name="ce98" office:value-type="string" calcext:value-type="string">
            <text:p>25 gp</text:p>
          </table:table-cell>
          <table:table-cell table:style-name="ce98" office:value-type="string" calcext:value-type="string">
            <text:p>2 lb.</text:p>
          </table:table-cell>
          <table:table-cell table:number-columns-repeated="1005"/>
        </table:table-row>
        <table:table-row table:style-name="ro3">
          <table:table-cell table:style-name="ce90" office:value-type="string" calcext:value-type="string" table:number-columns-spanned="3" table:number-rows-spanned="1">
            <text:p>Horse, Draft</text:p>
          </table:table-cell>
          <table:covered-table-cell table:number-columns-repeated="2"/>
          <table:table-cell table:style-name="ce95" office:value-type="string" calcext:value-type="string">
            <text:p>50 gp</text:p>
          </table:table-cell>
          <table:table-cell table:style-name="ce98" office:value-type="string" calcext:value-type="string">
            <text:p>40 ft</text:p>
          </table:table-cell>
          <table:table-cell table:style-name="ce124" office:value-type="string" calcext:value-type="string" table:number-columns-spanned="4" table:number-rows-spanned="1">
            <text:p>540 lb.</text:p>
          </table:table-cell>
          <table:covered-table-cell table:number-columns-repeated="3"/>
          <table:table-cell table:style-name="ce86"/>
          <table:table-cell table:style-name="ce141" office:value-type="string" calcext:value-type="string" table:number-columns-spanned="2" table:number-rows-spanned="1">
            <text:p>Riding</text:p>
          </table:table-cell>
          <table:covered-table-cell/>
          <table:table-cell table:style-name="ce99" office:value-type="string" calcext:value-type="string">
            <text:p>10 gp</text:p>
          </table:table-cell>
          <table:table-cell table:style-name="ce99" office:value-type="string" calcext:value-type="string">
            <text:p>25 lb.</text:p>
          </table:table-cell>
          <table:table-cell table:style-name="ce86"/>
          <table:table-cell table:style-name="ce141" office:value-type="string" calcext:value-type="string" table:number-columns-spanned="2" table:number-rows-spanned="1">
            <text:p>Leatherworker's tools</text:p>
          </table:table-cell>
          <table:covered-table-cell/>
          <table:table-cell table:style-name="ce99" office:value-type="string" calcext:value-type="string">
            <text:p>5 gp</text:p>
          </table:table-cell>
          <table:table-cell table:style-name="ce99" office:value-type="string" calcext:value-type="string">
            <text:p>5 lb.</text:p>
          </table:table-cell>
          <table:table-cell table:number-columns-repeated="1005"/>
        </table:table-row>
        <table:table-row table:style-name="ro3">
          <table:table-cell table:style-name="ce89" office:value-type="string" calcext:value-type="string" table:number-columns-spanned="3" table:number-rows-spanned="1">
            <text:p>Horse, Riding</text:p>
          </table:table-cell>
          <table:covered-table-cell table:number-columns-repeated="2"/>
          <table:table-cell table:style-name="ce96" office:value-type="string" calcext:value-type="string">
            <text:p>75 gp</text:p>
          </table:table-cell>
          <table:table-cell table:style-name="ce99" office:value-type="string" calcext:value-type="string">
            <text:p>60 ft</text:p>
          </table:table-cell>
          <table:table-cell table:style-name="ce123" office:value-type="string" calcext:value-type="string" table:number-columns-spanned="4" table:number-rows-spanned="1">
            <text:p>480 lb.</text:p>
          </table:table-cell>
          <table:covered-table-cell table:number-columns-repeated="3"/>
          <table:table-cell table:style-name="ce86"/>
          <table:table-cell table:style-name="ce140" table:number-columns-spanned="2" table:number-rows-spanned="1"/>
          <table:covered-table-cell/>
          <table:table-cell table:style-name="ce98" table:number-columns-repeated="2"/>
          <table:table-cell table:style-name="ce86"/>
          <table:table-cell table:style-name="ce140" office:value-type="string" calcext:value-type="string" table:number-columns-spanned="2" table:number-rows-spanned="1">
            <text:p>Mason's tools</text:p>
          </table:table-cell>
          <table:covered-table-cell/>
          <table:table-cell table:style-name="ce98" office:value-type="string" calcext:value-type="string">
            <text:p>10 gp</text:p>
          </table:table-cell>
          <table:table-cell table:style-name="ce98" office:value-type="string" calcext:value-type="string">
            <text:p>8 lb.</text:p>
          </table:table-cell>
          <table:table-cell table:number-columns-repeated="1005"/>
        </table:table-row>
        <table:table-row table:style-name="ro3">
          <table:table-cell table:style-name="ce90" office:value-type="string" calcext:value-type="string" table:number-columns-spanned="3" table:number-rows-spanned="1">
            <text:p>Mastiff</text:p>
          </table:table-cell>
          <table:covered-table-cell table:number-columns-repeated="2"/>
          <table:table-cell table:style-name="ce95" office:value-type="string" calcext:value-type="string">
            <text:p>25 gp</text:p>
          </table:table-cell>
          <table:table-cell table:style-name="ce98" office:value-type="string" calcext:value-type="string">
            <text:p>40 ft</text:p>
          </table:table-cell>
          <table:table-cell table:style-name="ce124" office:value-type="string" calcext:value-type="string" table:number-columns-spanned="4" table:number-rows-spanned="1">
            <text:p>195 lb.</text:p>
          </table:table-cell>
          <table:covered-table-cell table:number-columns-repeated="3"/>
          <table:table-cell table:style-name="ce86"/>
          <table:table-cell table:style-name="ce141" office:value-type="string" calcext:value-type="string" table:number-columns-spanned="2" table:number-rows-spanned="1">
            <text:p>Saddlebags</text:p>
          </table:table-cell>
          <table:covered-table-cell/>
          <table:table-cell table:style-name="ce99" office:value-type="string" calcext:value-type="string">
            <text:p>4 gp</text:p>
          </table:table-cell>
          <table:table-cell table:style-name="ce99" office:value-type="string" calcext:value-type="string">
            <text:p>8 lb.</text:p>
          </table:table-cell>
          <table:table-cell table:style-name="ce86"/>
          <table:table-cell table:style-name="ce141" office:value-type="string" calcext:value-type="string" table:number-columns-spanned="2" table:number-rows-spanned="1">
            <text:p>Painter's supplies</text:p>
          </table:table-cell>
          <table:covered-table-cell/>
          <table:table-cell table:style-name="ce99" office:value-type="string" calcext:value-type="string">
            <text:p>10 gp</text:p>
          </table:table-cell>
          <table:table-cell table:style-name="ce99" office:value-type="string" calcext:value-type="string">
            <text:p>5 lb.</text:p>
          </table:table-cell>
          <table:table-cell table:number-columns-repeated="1005"/>
        </table:table-row>
        <table:table-row table:style-name="ro3">
          <table:table-cell table:style-name="ce89" office:value-type="string" calcext:value-type="string" table:number-columns-spanned="3" table:number-rows-spanned="1">
            <text:p>Pony</text:p>
          </table:table-cell>
          <table:covered-table-cell table:number-columns-repeated="2"/>
          <table:table-cell table:style-name="ce96" office:value-type="string" calcext:value-type="string">
            <text:p>30 gp</text:p>
          </table:table-cell>
          <table:table-cell table:style-name="ce99" office:value-type="string" calcext:value-type="string">
            <text:p>40 ft</text:p>
          </table:table-cell>
          <table:table-cell table:style-name="ce123" office:value-type="string" calcext:value-type="string" table:number-columns-spanned="4" table:number-rows-spanned="1">
            <text:p>225 lb.</text:p>
          </table:table-cell>
          <table:covered-table-cell table:number-columns-repeated="3"/>
          <table:table-cell table:style-name="ce86"/>
          <table:table-cell table:style-name="ce140" office:value-type="string" calcext:value-type="string" table:number-columns-spanned="2" table:number-rows-spanned="1">
            <text:p>Sled</text:p>
          </table:table-cell>
          <table:covered-table-cell/>
          <table:table-cell table:style-name="ce98" office:value-type="string" calcext:value-type="string">
            <text:p>20 gp</text:p>
          </table:table-cell>
          <table:table-cell table:style-name="ce98" office:value-type="string" calcext:value-type="string">
            <text:p>300 lb.</text:p>
          </table:table-cell>
          <table:table-cell table:style-name="ce86"/>
          <table:table-cell table:style-name="ce140" office:value-type="string" calcext:value-type="string" table:number-columns-spanned="2" table:number-rows-spanned="1">
            <text:p>Potter's tools</text:p>
          </table:table-cell>
          <table:covered-table-cell/>
          <table:table-cell table:style-name="ce98" office:value-type="string" calcext:value-type="string">
            <text:p>10 gp</text:p>
          </table:table-cell>
          <table:table-cell table:style-name="ce98" office:value-type="string" calcext:value-type="string">
            <text:p>3 lb.</text:p>
          </table:table-cell>
          <table:table-cell table:number-columns-repeated="1005"/>
        </table:table-row>
        <table:table-row table:style-name="ro3">
          <table:table-cell table:style-name="ce90" office:value-type="string" calcext:value-type="string" table:number-columns-spanned="3" table:number-rows-spanned="1">
            <text:p>Warhorse</text:p>
          </table:table-cell>
          <table:covered-table-cell table:number-columns-repeated="2"/>
          <table:table-cell table:style-name="ce95" office:value-type="string" calcext:value-type="string">
            <text:p>400 gp</text:p>
          </table:table-cell>
          <table:table-cell table:style-name="ce98" office:value-type="string" calcext:value-type="string">
            <text:p>60 ft</text:p>
          </table:table-cell>
          <table:table-cell table:style-name="ce124" office:value-type="string" calcext:value-type="string" table:number-columns-spanned="4" table:number-rows-spanned="1">
            <text:p>540 lb.</text:p>
          </table:table-cell>
          <table:covered-table-cell table:number-columns-repeated="3"/>
          <table:table-cell table:style-name="ce86"/>
          <table:table-cell table:style-name="ce141" office:value-type="string" calcext:value-type="string" table:number-columns-spanned="2" table:number-rows-spanned="1">
            <text:p>Stabling (per day)</text:p>
          </table:table-cell>
          <table:covered-table-cell/>
          <table:table-cell table:style-name="ce99" office:value-type="string" calcext:value-type="string">
            <text:p>5 sp</text:p>
          </table:table-cell>
          <table:table-cell table:style-name="ce99" office:value-type="string" calcext:value-type="string">
            <text:p>-</text:p>
          </table:table-cell>
          <table:table-cell table:style-name="ce86"/>
          <table:table-cell table:style-name="ce141" office:value-type="string" calcext:value-type="string" table:number-columns-spanned="2" table:number-rows-spanned="1">
            <text:p>Smith's tools</text:p>
          </table:table-cell>
          <table:covered-table-cell/>
          <table:table-cell table:style-name="ce99" office:value-type="string" calcext:value-type="string">
            <text:p>20 gp</text:p>
          </table:table-cell>
          <table:table-cell table:style-name="ce99" office:value-type="string" calcext:value-type="string">
            <text:p>8 lb.</text:p>
          </table:table-cell>
          <table:table-cell table:number-columns-repeated="1005"/>
        </table:table-row>
        <table:table-row table:style-name="ro3">
          <table:table-cell table:style-name="ce91" table:number-columns-spanned="3" table:number-rows-spanned="1"/>
          <table:covered-table-cell table:number-columns-repeated="2"/>
          <table:table-cell table:style-name="ce110"/>
          <table:table-cell table:style-name="ce115"/>
          <table:table-cell table:style-name="ce113" table:number-columns-spanned="4" table:number-rows-spanned="1"/>
          <table:covered-table-cell table:number-columns-repeated="3"/>
          <table:table-cell table:style-name="ce86"/>
          <table:table-cell table:style-name="ce140" office:value-type="string" calcext:value-type="string" table:number-columns-spanned="2" table:number-rows-spanned="1">
            <text:p>Wagon</text:p>
          </table:table-cell>
          <table:covered-table-cell/>
          <table:table-cell table:style-name="ce98" office:value-type="string" calcext:value-type="string">
            <text:p>35 gp</text:p>
          </table:table-cell>
          <table:table-cell table:style-name="ce98" office:value-type="string" calcext:value-type="string">
            <text:p>400 lb.</text:p>
          </table:table-cell>
          <table:table-cell table:style-name="ce86"/>
          <table:table-cell table:style-name="ce140" office:value-type="string" calcext:value-type="string" table:number-columns-spanned="2" table:number-rows-spanned="1">
            <text:p>Tinker's tools</text:p>
          </table:table-cell>
          <table:covered-table-cell/>
          <table:table-cell table:style-name="ce98" office:value-type="string" calcext:value-type="string">
            <text:p>50 gp</text:p>
          </table:table-cell>
          <table:table-cell table:style-name="ce98" office:value-type="string" calcext:value-type="string">
            <text:p>10 lb.</text:p>
          </table:table-cell>
          <table:table-cell table:number-columns-repeated="1005"/>
        </table:table-row>
        <table:table-row table:style-name="ro3">
          <table:table-cell table:style-name="ce87" office:value-type="string" calcext:value-type="string" table:number-columns-spanned="9" table:number-rows-spanned="1">
            <text:p>WATERBORNE VEHICLES</text:p>
          </table:table-cell>
          <table:covered-table-cell table:number-columns-repeated="8" table:style-name="ce17"/>
          <table:table-cell table:style-name="ce86"/>
          <table:table-cell table:style-name="ce144" table:number-columns-spanned="2" table:number-rows-spanned="1"/>
          <table:covered-table-cell/>
          <table:table-cell table:style-name="ce147" table:number-columns-repeated="2"/>
          <table:table-cell table:style-name="ce86"/>
          <table:table-cell table:style-name="ce141" office:value-type="string" calcext:value-type="string" table:number-columns-spanned="2" table:number-rows-spanned="1">
            <text:p>Weaver's tools</text:p>
          </table:table-cell>
          <table:covered-table-cell/>
          <table:table-cell table:style-name="ce99" office:value-type="string" calcext:value-type="string">
            <text:p>1 gp</text:p>
          </table:table-cell>
          <table:table-cell table:style-name="ce99" office:value-type="string" calcext:value-type="string">
            <text:p>5 lb.</text:p>
          </table:table-cell>
          <table:table-cell table:number-columns-repeated="1005"/>
        </table:table-row>
        <table:table-row table:style-name="ro3">
          <table:table-cell table:style-name="ce81" office:value-type="string" calcext:value-type="string">
            <text:p>Name</text:p>
          </table:table-cell>
          <table:table-cell table:style-name="ce81" office:value-type="string" calcext:value-type="string">
            <text:p>Price</text:p>
          </table:table-cell>
          <table:table-cell table:style-name="ce102" office:value-type="string" calcext:value-type="string">
            <text:p>AC</text:p>
          </table:table-cell>
          <table:table-cell table:style-name="ce81" office:value-type="string" calcext:value-type="string">
            <text:p>Cargo (Tons)</text:p>
          </table:table-cell>
          <table:table-cell table:style-name="ce102" office:value-type="string" calcext:value-type="string">
            <text:p>HP</text:p>
          </table:table-cell>
          <table:table-cell table:style-name="ce102" office:value-type="string" calcext:value-type="string">
            <text:p>Crew</text:p>
          </table:table-cell>
          <table:table-cell table:style-name="ce102" office:value-type="string" calcext:value-type="string">
            <text:p>Threshold</text:p>
          </table:table-cell>
          <table:table-cell table:style-name="ce102" office:value-type="string" calcext:value-type="string">
            <text:p>Passengers</text:p>
          </table:table-cell>
          <table:table-cell table:style-name="ce102" office:value-type="string" calcext:value-type="string">
            <text:p>Speed</text:p>
          </table:table-cell>
          <table:table-cell table:style-name="ce86"/>
          <table:table-cell table:style-name="ce144" table:number-columns-spanned="2" table:number-rows-spanned="1"/>
          <table:covered-table-cell/>
          <table:table-cell table:style-name="ce147" table:number-columns-repeated="2"/>
          <table:table-cell table:style-name="ce86"/>
          <table:table-cell table:style-name="ce140" office:value-type="string" calcext:value-type="string" table:number-columns-spanned="2" table:number-rows-spanned="1">
            <text:p>Woodcarver's tools</text:p>
          </table:table-cell>
          <table:covered-table-cell/>
          <table:table-cell table:style-name="ce98" office:value-type="string" calcext:value-type="string">
            <text:p>1 gp</text:p>
          </table:table-cell>
          <table:table-cell table:style-name="ce98" office:value-type="string" calcext:value-type="string">
            <text:p>5 lb.</text:p>
          </table:table-cell>
          <table:table-cell table:number-columns-repeated="1005"/>
        </table:table-row>
        <table:table-row table:style-name="ro3">
          <table:table-cell table:style-name="ce92" office:value-type="string" calcext:value-type="string">
            <text:p>Galley</text:p>
          </table:table-cell>
          <table:table-cell table:style-name="ce95" office:value-type="string" calcext:value-type="string">
            <text:p>30,000 gp</text:p>
          </table:table-cell>
          <table:table-cell table:style-name="ce95" office:value-type="float" office:value="15" calcext:value-type="float">
            <text:p>15</text:p>
          </table:table-cell>
          <table:table-cell table:style-name="ce95" office:value-type="float" office:value="150" calcext:value-type="float">
            <text:p>150</text:p>
          </table:table-cell>
          <table:table-cell table:style-name="ce95" office:value-type="float" office:value="500" calcext:value-type="float">
            <text:p>500</text:p>
          </table:table-cell>
          <table:table-cell table:style-name="ce95" office:value-type="float" office:value="80" calcext:value-type="float">
            <text:p>80</text:p>
          </table:table-cell>
          <table:table-cell table:style-name="ce95" office:value-type="float" office:value="20" calcext:value-type="float">
            <text:p>20</text:p>
          </table:table-cell>
          <table:table-cell table:style-name="ce95" office:value-type="string" calcext:value-type="string">
            <text:p>-</text:p>
          </table:table-cell>
          <table:table-cell table:style-name="ce95" office:value-type="string" calcext:value-type="string">
            <text:p>4 mph</text:p>
          </table:table-cell>
          <table:table-cell table:style-name="ce86"/>
          <table:table-cell table:style-name="ce144" table:number-columns-spanned="2" table:number-rows-spanned="1"/>
          <table:covered-table-cell/>
          <table:table-cell table:style-name="ce147" table:number-columns-repeated="2"/>
          <table:table-cell table:style-name="ce86"/>
          <table:table-cell table:style-name="ce141" table:number-columns-spanned="2" table:number-rows-spanned="1"/>
          <table:covered-table-cell/>
          <table:table-cell table:style-name="ce99" table:number-columns-repeated="2"/>
          <table:table-cell table:number-columns-repeated="1005"/>
        </table:table-row>
        <table:table-row table:style-name="ro3">
          <table:table-cell table:style-name="ce93" office:value-type="string" calcext:value-type="string">
            <text:p>Keelboat</text:p>
          </table:table-cell>
          <table:table-cell table:style-name="ce96" office:value-type="string" calcext:value-type="string">
            <text:p>3,000 gp</text:p>
          </table:table-cell>
          <table:table-cell table:style-name="ce96" office:value-type="float" office:value="15" calcext:value-type="float">
            <text:p>15</text:p>
          </table:table-cell>
          <table:table-cell table:style-name="ce96" office:value-type="float" office:value="0.5" calcext:value-type="float">
            <text:p>0.5</text:p>
          </table:table-cell>
          <table:table-cell table:style-name="ce96" office:value-type="float" office:value="100" calcext:value-type="float">
            <text:p>100</text:p>
          </table:table-cell>
          <table:table-cell table:style-name="ce96" office:value-type="float" office:value="1" calcext:value-type="float">
            <text:p>1</text:p>
          </table:table-cell>
          <table:table-cell table:style-name="ce96" office:value-type="float" office:value="10" calcext:value-type="float">
            <text:p>10</text:p>
          </table:table-cell>
          <table:table-cell table:style-name="ce96" office:value-type="float" office:value="6" calcext:value-type="float">
            <text:p>6</text:p>
          </table:table-cell>
          <table:table-cell table:style-name="ce96" office:value-type="string" calcext:value-type="string">
            <text:p>1 mph</text:p>
          </table:table-cell>
          <table:table-cell table:style-name="ce86"/>
          <table:table-cell table:style-name="ce144" table:number-columns-spanned="2" table:number-rows-spanned="1"/>
          <table:covered-table-cell/>
          <table:table-cell table:style-name="ce147" table:number-columns-repeated="2"/>
          <table:table-cell table:style-name="ce86"/>
          <table:table-cell table:style-name="ce140" office:value-type="string" calcext:value-type="string" table:number-columns-spanned="2" table:number-rows-spanned="1">
            <text:p>Disguise kit</text:p>
          </table:table-cell>
          <table:covered-table-cell/>
          <table:table-cell table:style-name="ce98" office:value-type="string" calcext:value-type="string">
            <text:p>25 gp</text:p>
          </table:table-cell>
          <table:table-cell table:style-name="ce98" office:value-type="string" calcext:value-type="string">
            <text:p>3 lb.</text:p>
          </table:table-cell>
          <table:table-cell table:number-columns-repeated="1005"/>
        </table:table-row>
        <table:table-row table:style-name="ro3">
          <table:table-cell table:style-name="ce92" office:value-type="string" calcext:value-type="string">
            <text:p>Longship</text:p>
          </table:table-cell>
          <table:table-cell table:style-name="ce95" office:value-type="string" calcext:value-type="string">
            <text:p>10,000 gp</text:p>
          </table:table-cell>
          <table:table-cell table:style-name="ce95" office:value-type="float" office:value="15" calcext:value-type="float">
            <text:p>15</text:p>
          </table:table-cell>
          <table:table-cell table:style-name="ce95" office:value-type="float" office:value="10" calcext:value-type="float">
            <text:p>10</text:p>
          </table:table-cell>
          <table:table-cell table:style-name="ce95" office:value-type="float" office:value="300" calcext:value-type="float">
            <text:p>300</text:p>
          </table:table-cell>
          <table:table-cell table:style-name="ce95" office:value-type="float" office:value="40" calcext:value-type="float">
            <text:p>40</text:p>
          </table:table-cell>
          <table:table-cell table:style-name="ce95" office:value-type="float" office:value="15" calcext:value-type="float">
            <text:p>15</text:p>
          </table:table-cell>
          <table:table-cell table:style-name="ce95" office:value-type="float" office:value="150" calcext:value-type="float">
            <text:p>150</text:p>
          </table:table-cell>
          <table:table-cell table:style-name="ce95" office:value-type="string" calcext:value-type="string">
            <text:p>3 mph</text:p>
          </table:table-cell>
          <table:table-cell table:style-name="ce86"/>
          <table:table-cell table:style-name="ce144" table:number-columns-spanned="2" table:number-rows-spanned="1"/>
          <table:covered-table-cell/>
          <table:table-cell table:style-name="ce147" table:number-columns-repeated="2"/>
          <table:table-cell table:style-name="ce86"/>
          <table:table-cell table:style-name="ce141" office:value-type="string" calcext:value-type="string" table:number-columns-spanned="2" table:number-rows-spanned="1">
            <text:p>Forgery kit</text:p>
          </table:table-cell>
          <table:covered-table-cell/>
          <table:table-cell table:style-name="ce99" office:value-type="string" calcext:value-type="string">
            <text:p>15 gp</text:p>
          </table:table-cell>
          <table:table-cell table:style-name="ce99" office:value-type="string" calcext:value-type="string">
            <text:p>5 lb.</text:p>
          </table:table-cell>
          <table:table-cell table:number-columns-repeated="1005"/>
        </table:table-row>
        <table:table-row table:style-name="ro3">
          <table:table-cell table:style-name="ce93" office:value-type="string" calcext:value-type="string">
            <text:p>Rowboat</text:p>
          </table:table-cell>
          <table:table-cell table:style-name="ce96" office:value-type="string" calcext:value-type="string">
            <text:p>50 gp</text:p>
          </table:table-cell>
          <table:table-cell table:style-name="ce96" office:value-type="float" office:value="11" calcext:value-type="float">
            <text:p>11</text:p>
          </table:table-cell>
          <table:table-cell table:style-name="ce96" office:value-type="string" calcext:value-type="string">
            <text:p>-</text:p>
          </table:table-cell>
          <table:table-cell table:style-name="ce96" office:value-type="float" office:value="50" calcext:value-type="float">
            <text:p>50</text:p>
          </table:table-cell>
          <table:table-cell table:number-columns-repeated="2" table:style-name="ce96" office:value-type="string" calcext:value-type="string">
            <text:p>-</text:p>
          </table:table-cell>
          <table:table-cell table:style-name="ce96" office:value-type="float" office:value="3" calcext:value-type="float">
            <text:p>3</text:p>
          </table:table-cell>
          <table:table-cell table:style-name="ce96" office:value-type="string" calcext:value-type="string">
            <text:p>1.5 mph</text:p>
          </table:table-cell>
          <table:table-cell table:style-name="ce86"/>
          <table:table-cell table:style-name="ce144" table:number-columns-spanned="2" table:number-rows-spanned="1"/>
          <table:covered-table-cell/>
          <table:table-cell table:style-name="ce147" table:number-columns-repeated="2"/>
          <table:table-cell table:style-name="ce86"/>
          <table:table-cell table:style-name="ce149" office:value-type="string" calcext:value-type="string" table:number-columns-spanned="2" table:number-rows-spanned="1">
            <text:p>Gaming Sets</text:p>
          </table:table-cell>
          <table:covered-table-cell/>
          <table:table-cell table:style-name="ce98" table:number-columns-repeated="2"/>
          <table:table-cell table:number-columns-repeated="1005"/>
        </table:table-row>
        <table:table-row table:style-name="ro3">
          <table:table-cell table:style-name="ce92" office:value-type="string" calcext:value-type="string">
            <text:p>Sailing Ship</text:p>
          </table:table-cell>
          <table:table-cell table:style-name="ce95" office:value-type="string" calcext:value-type="string">
            <text:p>10,000 gp</text:p>
          </table:table-cell>
          <table:table-cell table:style-name="ce95" office:value-type="float" office:value="15" calcext:value-type="float">
            <text:p>15</text:p>
          </table:table-cell>
          <table:table-cell table:style-name="ce95" office:value-type="float" office:value="100" calcext:value-type="float">
            <text:p>100</text:p>
          </table:table-cell>
          <table:table-cell table:style-name="ce95" office:value-type="float" office:value="300" calcext:value-type="float">
            <text:p>300</text:p>
          </table:table-cell>
          <table:table-cell table:style-name="ce95" office:value-type="float" office:value="20" calcext:value-type="float">
            <text:p>20</text:p>
          </table:table-cell>
          <table:table-cell table:style-name="ce95" office:value-type="float" office:value="15" calcext:value-type="float">
            <text:p>15</text:p>
          </table:table-cell>
          <table:table-cell table:style-name="ce95" office:value-type="float" office:value="20" calcext:value-type="float">
            <text:p>20</text:p>
          </table:table-cell>
          <table:table-cell table:style-name="ce95" office:value-type="string" calcext:value-type="string">
            <text:p>2 mph</text:p>
          </table:table-cell>
          <table:table-cell table:style-name="ce86"/>
          <table:table-cell table:style-name="ce144" table:number-columns-spanned="2" table:number-rows-spanned="1"/>
          <table:covered-table-cell/>
          <table:table-cell table:style-name="ce147" table:number-columns-repeated="2"/>
          <table:table-cell table:style-name="ce86"/>
          <table:table-cell table:style-name="ce141" office:value-type="string" calcext:value-type="string" table:number-columns-spanned="2" table:number-rows-spanned="1">
            <text:p>Dice set</text:p>
          </table:table-cell>
          <table:covered-table-cell/>
          <table:table-cell table:style-name="ce99" office:value-type="string" calcext:value-type="string">
            <text:p>1 sp</text:p>
          </table:table-cell>
          <table:table-cell table:style-name="ce99" office:value-type="string" calcext:value-type="string">
            <text:p>-</text:p>
          </table:table-cell>
          <table:table-cell table:number-columns-repeated="1005"/>
        </table:table-row>
        <table:table-row table:style-name="ro3">
          <table:table-cell table:style-name="ce93" office:value-type="string" calcext:value-type="string">
            <text:p>Warship</text:p>
          </table:table-cell>
          <table:table-cell table:style-name="ce96" office:value-type="string" calcext:value-type="string">
            <text:p>25,000 gp</text:p>
          </table:table-cell>
          <table:table-cell table:style-name="ce96" office:value-type="float" office:value="15" calcext:value-type="float">
            <text:p>15</text:p>
          </table:table-cell>
          <table:table-cell table:style-name="ce96" office:value-type="float" office:value="200" calcext:value-type="float">
            <text:p>200</text:p>
          </table:table-cell>
          <table:table-cell table:style-name="ce96" office:value-type="float" office:value="500" calcext:value-type="float">
            <text:p>500</text:p>
          </table:table-cell>
          <table:table-cell table:style-name="ce96" office:value-type="float" office:value="60" calcext:value-type="float">
            <text:p>60</text:p>
          </table:table-cell>
          <table:table-cell table:style-name="ce96" office:value-type="float" office:value="20" calcext:value-type="float">
            <text:p>20</text:p>
          </table:table-cell>
          <table:table-cell table:style-name="ce96" office:value-type="float" office:value="60" calcext:value-type="float">
            <text:p>60</text:p>
          </table:table-cell>
          <table:table-cell table:style-name="ce96" office:value-type="string" calcext:value-type="string">
            <text:p>2.5 mph</text:p>
          </table:table-cell>
          <table:table-cell table:style-name="ce86"/>
          <table:table-cell table:style-name="ce144" table:number-columns-spanned="2" table:number-rows-spanned="1"/>
          <table:covered-table-cell/>
          <table:table-cell table:style-name="ce147" table:number-columns-repeated="2"/>
          <table:table-cell table:style-name="ce86"/>
          <table:table-cell table:style-name="ce140" office:value-type="string" calcext:value-type="string" table:number-columns-spanned="2" table:number-rows-spanned="1">
            <text:p>Dragonchess set</text:p>
          </table:table-cell>
          <table:covered-table-cell/>
          <table:table-cell table:style-name="ce98" office:value-type="string" calcext:value-type="string">
            <text:p>1 gp</text:p>
          </table:table-cell>
          <table:table-cell table:style-name="ce98" office:value-type="string" calcext:value-type="string">
            <text:p>.5 lb.</text:p>
          </table:table-cell>
          <table:table-cell table:number-columns-repeated="1005"/>
        </table:table-row>
        <table:table-row table:style-name="ro3">
          <table:table-cell table:style-name="ce91" table:number-columns-spanned="3" table:number-rows-spanned="1"/>
          <table:covered-table-cell table:number-columns-repeated="2"/>
          <table:table-cell table:style-name="ce111" table:number-columns-spanned="2" table:number-rows-spanned="1"/>
          <table:covered-table-cell/>
          <table:table-cell table:style-name="ce111" table:number-columns-spanned="4" table:number-rows-spanned="1"/>
          <table:covered-table-cell table:number-columns-repeated="3"/>
          <table:table-cell table:style-name="ce86"/>
          <table:table-cell table:style-name="ce144" table:number-columns-spanned="2" table:number-rows-spanned="1"/>
          <table:covered-table-cell/>
          <table:table-cell table:style-name="ce147" table:number-columns-repeated="2"/>
          <table:table-cell table:style-name="ce86"/>
          <table:table-cell table:style-name="ce141" office:value-type="string" calcext:value-type="string" table:number-columns-spanned="2" table:number-rows-spanned="1">
            <text:p>Playing card set</text:p>
          </table:table-cell>
          <table:covered-table-cell/>
          <table:table-cell table:style-name="ce99" office:value-type="string" calcext:value-type="string">
            <text:p>5 gp</text:p>
          </table:table-cell>
          <table:table-cell table:style-name="ce99" office:value-type="string" calcext:value-type="string">
            <text:p>-</text:p>
          </table:table-cell>
          <table:table-cell table:number-columns-repeated="1005"/>
        </table:table-row>
        <table:table-row table:style-name="ro3">
          <table:table-cell table:style-name="ce87" office:value-type="string" calcext:value-type="string" table:number-columns-spanned="9" table:number-rows-spanned="1">
            <text:p>AIRBORNE VEHICLES</text:p>
          </table:table-cell>
          <table:covered-table-cell table:number-columns-repeated="8" table:style-name="ce17"/>
          <table:table-cell table:style-name="ce86"/>
          <table:table-cell table:style-name="ce144" table:number-columns-spanned="2" table:number-rows-spanned="1"/>
          <table:covered-table-cell/>
          <table:table-cell table:style-name="ce147" table:number-columns-repeated="2"/>
          <table:table-cell table:style-name="ce86"/>
          <table:table-cell table:style-name="ce140" office:value-type="string" calcext:value-type="string" table:number-columns-spanned="2" table:number-rows-spanned="1">
            <text:p>Three-Dragon Ante set</text:p>
          </table:table-cell>
          <table:covered-table-cell/>
          <table:table-cell table:style-name="ce98" office:value-type="string" calcext:value-type="string">
            <text:p>1 gp</text:p>
          </table:table-cell>
          <table:table-cell table:style-name="ce98" office:value-type="string" calcext:value-type="string">
            <text:p>-</text:p>
          </table:table-cell>
          <table:table-cell table:number-columns-repeated="1005"/>
        </table:table-row>
        <table:table-row table:style-name="ro3">
          <table:table-cell table:style-name="ce81" office:value-type="string" calcext:value-type="string">
            <text:p>Name</text:p>
          </table:table-cell>
          <table:table-cell table:style-name="ce81" office:value-type="string" calcext:value-type="string">
            <text:p>Price</text:p>
          </table:table-cell>
          <table:table-cell table:style-name="ce102" office:value-type="string" calcext:value-type="string">
            <text:p>AC</text:p>
          </table:table-cell>
          <table:table-cell table:style-name="ce81" office:value-type="string" calcext:value-type="string">
            <text:p>Cargo (Tons)</text:p>
          </table:table-cell>
          <table:table-cell table:style-name="ce102" office:value-type="string" calcext:value-type="string">
            <text:p>HP</text:p>
          </table:table-cell>
          <table:table-cell table:style-name="ce102" office:value-type="string" calcext:value-type="string">
            <text:p>Crew</text:p>
          </table:table-cell>
          <table:table-cell table:style-name="ce102" office:value-type="string" calcext:value-type="string">
            <text:p>Threshold</text:p>
          </table:table-cell>
          <table:table-cell table:style-name="ce102" office:value-type="string" calcext:value-type="string">
            <text:p>Passengers</text:p>
          </table:table-cell>
          <table:table-cell table:style-name="ce102" office:value-type="string" calcext:value-type="string">
            <text:p>Speed</text:p>
          </table:table-cell>
          <table:table-cell table:style-name="ce86"/>
          <table:table-cell table:style-name="ce144" table:number-columns-spanned="2" table:number-rows-spanned="1"/>
          <table:covered-table-cell/>
          <table:table-cell table:style-name="ce147" table:number-columns-repeated="2"/>
          <table:table-cell table:style-name="ce86"/>
          <table:table-cell table:style-name="ce141" table:number-columns-spanned="2" table:number-rows-spanned="1"/>
          <table:covered-table-cell/>
          <table:table-cell table:style-name="ce99" table:number-columns-repeated="2"/>
          <table:table-cell table:number-columns-repeated="1005"/>
        </table:table-row>
        <table:table-row table:style-name="ro3">
          <table:table-cell table:style-name="ce92" office:value-type="string" calcext:value-type="string">
            <text:p>Airship</text:p>
          </table:table-cell>
          <table:table-cell table:style-name="ce95" office:value-type="string" calcext:value-type="string">
            <text:p>20,000 gp</text:p>
          </table:table-cell>
          <table:table-cell table:style-name="ce95" office:value-type="float" office:value="13" calcext:value-type="float">
            <text:p>13</text:p>
          </table:table-cell>
          <table:table-cell table:style-name="ce95" office:value-type="float" office:value="1" calcext:value-type="float">
            <text:p>1</text:p>
          </table:table-cell>
          <table:table-cell table:style-name="ce95" office:value-type="float" office:value="300" calcext:value-type="float">
            <text:p>300</text:p>
          </table:table-cell>
          <table:table-cell table:style-name="ce95" office:value-type="float" office:value="10" calcext:value-type="float">
            <text:p>10</text:p>
          </table:table-cell>
          <table:table-cell table:style-name="ce95" office:value-type="string" calcext:value-type="string">
            <text:p>-</text:p>
          </table:table-cell>
          <table:table-cell table:style-name="ce95" office:value-type="float" office:value="20" calcext:value-type="float">
            <text:p>20</text:p>
          </table:table-cell>
          <table:table-cell table:style-name="ce95" office:value-type="string" calcext:value-type="string">
            <text:p>8 mph</text:p>
          </table:table-cell>
          <table:table-cell table:style-name="ce86"/>
          <table:table-cell table:style-name="ce144" table:number-columns-spanned="2" table:number-rows-spanned="1"/>
          <table:covered-table-cell/>
          <table:table-cell table:style-name="ce147" table:number-columns-repeated="2"/>
          <table:table-cell table:style-name="ce86"/>
          <table:table-cell table:style-name="ce140" office:value-type="string" calcext:value-type="string" table:number-columns-spanned="2" table:number-rows-spanned="1">
            <text:p>Herbalism kit</text:p>
          </table:table-cell>
          <table:covered-table-cell/>
          <table:table-cell table:style-name="ce98" office:value-type="string" calcext:value-type="string">
            <text:p>5 gp</text:p>
          </table:table-cell>
          <table:table-cell table:style-name="ce98" office:value-type="string" calcext:value-type="string">
            <text:p>3 lb.</text:p>
          </table:table-cell>
          <table:table-cell table:number-columns-repeated="1005"/>
        </table:table-row>
        <table:table-row table:style-name="ro3">
          <table:table-cell table:style-name="ce94" table:number-columns-spanned="3" table:number-rows-spanned="1"/>
          <table:covered-table-cell table:number-columns-repeated="2"/>
          <table:table-cell table:style-name="ce112" table:number-columns-spanned="2" table:number-rows-spanned="1"/>
          <table:covered-table-cell/>
          <table:table-cell table:style-name="ce127" table:number-columns-spanned="4" table:number-rows-spanned="1"/>
          <table:covered-table-cell table:number-columns-repeated="3"/>
          <table:table-cell table:style-name="ce134"/>
          <table:table-cell table:style-name="ce145" table:number-columns-spanned="2" table:number-rows-spanned="1"/>
          <table:covered-table-cell/>
          <table:table-cell table:style-name="ce147" table:number-columns-repeated="2"/>
          <table:table-cell table:style-name="ce86"/>
          <table:table-cell table:style-name="ce85" office:value-type="string" calcext:value-type="string" table:number-columns-spanned="2" table:number-rows-spanned="1">
            <text:p>Musical instrument</text:p>
          </table:table-cell>
          <table:covered-table-cell/>
          <table:table-cell table:style-name="ce99" table:number-columns-repeated="2"/>
          <table:table-cell table:number-columns-repeated="1005"/>
        </table:table-row>
        <table:table-row table:style-name="ro3">
          <table:table-cell table:style-name="ce94" table:number-columns-spanned="3" table:number-rows-spanned="1"/>
          <table:covered-table-cell table:number-columns-repeated="2"/>
          <table:table-cell table:style-name="ce112" table:number-columns-spanned="2" table:number-rows-spanned="1"/>
          <table:covered-table-cell/>
          <table:table-cell table:style-name="ce127" table:number-columns-spanned="4" table:number-rows-spanned="1"/>
          <table:covered-table-cell table:number-columns-repeated="3"/>
          <table:table-cell table:style-name="ce134"/>
          <table:table-cell table:style-name="ce144" table:number-columns-spanned="2" table:number-rows-spanned="1"/>
          <table:covered-table-cell/>
          <table:table-cell table:style-name="ce147" table:number-columns-repeated="2"/>
          <table:table-cell table:style-name="ce86"/>
          <table:table-cell table:style-name="ce140" office:value-type="string" calcext:value-type="string" table:number-columns-spanned="2" table:number-rows-spanned="1">
            <text:p>Bagpipe</text:p>
          </table:table-cell>
          <table:covered-table-cell/>
          <table:table-cell table:style-name="ce98" office:value-type="string" calcext:value-type="string">
            <text:p>30 gp</text:p>
          </table:table-cell>
          <table:table-cell table:style-name="ce98" office:value-type="string" calcext:value-type="string">
            <text:p>6 lb.</text:p>
          </table:table-cell>
          <table:table-cell table:number-columns-repeated="1005"/>
        </table:table-row>
        <table:table-row table:style-name="ro3">
          <table:table-cell table:style-name="ce94" table:number-columns-spanned="3" table:number-rows-spanned="1"/>
          <table:covered-table-cell table:number-columns-repeated="2"/>
          <table:table-cell table:style-name="ce112" table:number-columns-spanned="2" table:number-rows-spanned="1"/>
          <table:covered-table-cell/>
          <table:table-cell table:style-name="ce127" table:number-columns-spanned="4" table:number-rows-spanned="1"/>
          <table:covered-table-cell table:number-columns-repeated="3"/>
          <table:table-cell table:style-name="ce134"/>
          <table:table-cell table:style-name="ce144" table:number-columns-spanned="2" table:number-rows-spanned="1"/>
          <table:covered-table-cell/>
          <table:table-cell table:style-name="ce147" table:number-columns-repeated="2"/>
          <table:table-cell table:style-name="ce86"/>
          <table:table-cell table:style-name="ce141" office:value-type="string" calcext:value-type="string" table:number-columns-spanned="2" table:number-rows-spanned="1">
            <text:p>Drum</text:p>
          </table:table-cell>
          <table:covered-table-cell/>
          <table:table-cell table:style-name="ce99" office:value-type="string" calcext:value-type="string">
            <text:p>6 gp</text:p>
          </table:table-cell>
          <table:table-cell table:style-name="ce99" office:value-type="string" calcext:value-type="string">
            <text:p>3 lb.</text:p>
          </table:table-cell>
          <table:table-cell table:number-columns-repeated="1005"/>
        </table:table-row>
        <table:table-row table:style-name="ro3">
          <table:table-cell table:style-name="ce94" table:number-columns-spanned="3" table:number-rows-spanned="1"/>
          <table:covered-table-cell table:number-columns-repeated="2"/>
          <table:table-cell table:style-name="ce113" table:number-columns-spanned="2" table:number-rows-spanned="1"/>
          <table:covered-table-cell/>
          <table:table-cell table:style-name="ce113" table:number-columns-spanned="4" table:number-rows-spanned="1"/>
          <table:covered-table-cell table:number-columns-repeated="3"/>
          <table:table-cell table:style-name="ce134"/>
          <table:table-cell table:style-name="ce144" table:number-columns-spanned="2" table:number-rows-spanned="1"/>
          <table:covered-table-cell/>
          <table:table-cell table:style-name="ce147" table:number-columns-repeated="2"/>
          <table:table-cell table:style-name="ce86"/>
          <table:table-cell table:style-name="ce140" office:value-type="string" calcext:value-type="string" table:number-columns-spanned="2" table:number-rows-spanned="1">
            <text:p>Dulcimer</text:p>
          </table:table-cell>
          <table:covered-table-cell/>
          <table:table-cell table:style-name="ce98" office:value-type="string" calcext:value-type="string">
            <text:p>25 gp</text:p>
          </table:table-cell>
          <table:table-cell table:style-name="ce98" office:value-type="string" calcext:value-type="string">
            <text:p>10 lb.</text:p>
          </table:table-cell>
          <table:table-cell table:number-columns-repeated="1005"/>
        </table:table-row>
        <table:table-row table:style-name="ro3">
          <table:table-cell table:style-name="ce94" table:number-columns-spanned="3" table:number-rows-spanned="1"/>
          <table:covered-table-cell table:number-columns-repeated="2"/>
          <table:table-cell table:style-name="ce113" table:number-columns-spanned="2" table:number-rows-spanned="1"/>
          <table:covered-table-cell/>
          <table:table-cell table:style-name="ce113" table:number-columns-spanned="4" table:number-rows-spanned="1"/>
          <table:covered-table-cell table:number-columns-repeated="3"/>
          <table:table-cell table:style-name="ce134"/>
          <table:table-cell table:style-name="ce144" table:number-columns-spanned="2" table:number-rows-spanned="1"/>
          <table:covered-table-cell/>
          <table:table-cell table:style-name="ce147" table:number-columns-repeated="2"/>
          <table:table-cell table:style-name="ce86"/>
          <table:table-cell table:style-name="ce141" office:value-type="string" calcext:value-type="string" table:number-columns-spanned="2" table:number-rows-spanned="1">
            <text:p>Flute</text:p>
          </table:table-cell>
          <table:covered-table-cell/>
          <table:table-cell table:style-name="ce99" office:value-type="string" calcext:value-type="string">
            <text:p>2 gp</text:p>
          </table:table-cell>
          <table:table-cell table:style-name="ce99" office:value-type="string" calcext:value-type="string">
            <text:p>1 lb.</text:p>
          </table:table-cell>
          <table:table-cell table:number-columns-repeated="1005"/>
        </table:table-row>
        <table:table-row table:style-name="ro3">
          <table:table-cell table:style-name="ce94" table:number-columns-spanned="3" table:number-rows-spanned="1"/>
          <table:covered-table-cell table:number-columns-repeated="2"/>
          <table:table-cell table:style-name="ce113" table:number-columns-spanned="2" table:number-rows-spanned="1"/>
          <table:covered-table-cell/>
          <table:table-cell table:style-name="ce128" table:number-columns-spanned="4" table:number-rows-spanned="1"/>
          <table:covered-table-cell table:number-columns-repeated="2"/>
          <table:covered-table-cell table:style-name="ce132"/>
          <table:table-cell table:style-name="ce134"/>
          <table:table-cell table:style-name="ce144" table:number-columns-spanned="2" table:number-rows-spanned="1"/>
          <table:covered-table-cell/>
          <table:table-cell table:style-name="ce147" table:number-columns-repeated="2"/>
          <table:table-cell table:style-name="ce86"/>
          <table:table-cell table:style-name="ce140" office:value-type="string" calcext:value-type="string" table:number-columns-spanned="2" table:number-rows-spanned="1">
            <text:p>Lute</text:p>
          </table:table-cell>
          <table:covered-table-cell/>
          <table:table-cell table:style-name="ce98" office:value-type="string" calcext:value-type="string">
            <text:p>35 gp</text:p>
          </table:table-cell>
          <table:table-cell table:style-name="ce98" office:value-type="string" calcext:value-type="string">
            <text:p>2 lb.</text:p>
          </table:table-cell>
          <table:table-cell table:number-columns-repeated="1005"/>
        </table:table-row>
        <table:table-row table:style-name="ro3">
          <table:table-cell table:style-name="ce94" table:number-columns-spanned="3" table:number-rows-spanned="1"/>
          <table:covered-table-cell table:number-columns-repeated="2"/>
          <table:table-cell table:style-name="ce113" table:number-columns-spanned="2" table:number-rows-spanned="1"/>
          <table:covered-table-cell/>
          <table:table-cell table:style-name="ce128" table:number-columns-spanned="4" table:number-rows-spanned="1"/>
          <table:covered-table-cell table:number-columns-repeated="2"/>
          <table:covered-table-cell table:style-name="ce132"/>
          <table:table-cell table:style-name="ce134"/>
          <table:table-cell table:style-name="ce144" table:number-columns-spanned="2" table:number-rows-spanned="1"/>
          <table:covered-table-cell/>
          <table:table-cell table:style-name="ce147" table:number-columns-repeated="2"/>
          <table:table-cell table:style-name="ce86"/>
          <table:table-cell table:style-name="ce141" office:value-type="string" calcext:value-type="string" table:number-columns-spanned="2" table:number-rows-spanned="1">
            <text:p>Lyre</text:p>
          </table:table-cell>
          <table:covered-table-cell/>
          <table:table-cell table:style-name="ce99" office:value-type="string" calcext:value-type="string">
            <text:p>30 gp</text:p>
          </table:table-cell>
          <table:table-cell table:style-name="ce99" office:value-type="string" calcext:value-type="string">
            <text:p>2 lb.</text:p>
          </table:table-cell>
          <table:table-cell table:number-columns-repeated="1005"/>
        </table:table-row>
        <table:table-row table:style-name="ro3">
          <table:table-cell table:style-name="ce94" table:number-columns-spanned="3" table:number-rows-spanned="1"/>
          <table:covered-table-cell table:number-columns-repeated="2"/>
          <table:table-cell table:style-name="ce113" table:number-columns-spanned="2" table:number-rows-spanned="1"/>
          <table:covered-table-cell/>
          <table:table-cell table:style-name="ce128" table:number-columns-spanned="4" table:number-rows-spanned="1"/>
          <table:covered-table-cell table:number-columns-repeated="2"/>
          <table:covered-table-cell table:style-name="ce132"/>
          <table:table-cell table:style-name="ce134"/>
          <table:table-cell table:style-name="ce144" table:number-columns-spanned="2" table:number-rows-spanned="1"/>
          <table:covered-table-cell/>
          <table:table-cell table:style-name="ce147" table:number-columns-repeated="2"/>
          <table:table-cell table:style-name="ce86"/>
          <table:table-cell table:style-name="ce140" office:value-type="string" calcext:value-type="string" table:number-columns-spanned="2" table:number-rows-spanned="1">
            <text:p>Horn</text:p>
          </table:table-cell>
          <table:covered-table-cell/>
          <table:table-cell table:style-name="ce98" office:value-type="string" calcext:value-type="string">
            <text:p>3 gp</text:p>
          </table:table-cell>
          <table:table-cell table:style-name="ce98" office:value-type="string" calcext:value-type="string">
            <text:p>2 lb.</text:p>
          </table:table-cell>
          <table:table-cell table:number-columns-repeated="1005"/>
        </table:table-row>
        <table:table-row table:style-name="ro3">
          <table:table-cell table:style-name="ce94" table:number-columns-spanned="3" table:number-rows-spanned="1"/>
          <table:covered-table-cell table:number-columns-repeated="2"/>
          <table:table-cell table:style-name="ce113" table:number-columns-spanned="2" table:number-rows-spanned="1"/>
          <table:covered-table-cell/>
          <table:table-cell table:style-name="ce128" table:number-columns-spanned="4" table:number-rows-spanned="1"/>
          <table:covered-table-cell table:number-columns-repeated="2"/>
          <table:covered-table-cell table:style-name="ce132"/>
          <table:table-cell table:style-name="ce134"/>
          <table:table-cell table:style-name="ce144" table:number-columns-spanned="2" table:number-rows-spanned="1"/>
          <table:covered-table-cell/>
          <table:table-cell table:style-name="ce147" table:number-columns-repeated="2"/>
          <table:table-cell table:style-name="ce86"/>
          <table:table-cell table:style-name="ce141" office:value-type="string" calcext:value-type="string" table:number-columns-spanned="2" table:number-rows-spanned="1">
            <text:p>Pan Flute</text:p>
          </table:table-cell>
          <table:covered-table-cell/>
          <table:table-cell table:style-name="ce99" office:value-type="string" calcext:value-type="string">
            <text:p>12 gp</text:p>
          </table:table-cell>
          <table:table-cell table:style-name="ce99" office:value-type="string" calcext:value-type="string">
            <text:p>2 lb.</text:p>
          </table:table-cell>
          <table:table-cell table:number-columns-repeated="1005"/>
        </table:table-row>
        <table:table-row table:style-name="ro3">
          <table:table-cell table:style-name="ce94" table:number-columns-spanned="3" table:number-rows-spanned="1"/>
          <table:covered-table-cell table:number-columns-repeated="2"/>
          <table:table-cell table:style-name="ce113" table:number-columns-spanned="2" table:number-rows-spanned="1"/>
          <table:covered-table-cell/>
          <table:table-cell table:style-name="ce128" table:number-columns-spanned="4" table:number-rows-spanned="1"/>
          <table:covered-table-cell table:number-columns-repeated="2"/>
          <table:covered-table-cell table:style-name="ce132"/>
          <table:table-cell table:style-name="ce134"/>
          <table:table-cell table:style-name="ce144" table:number-columns-spanned="2" table:number-rows-spanned="1"/>
          <table:covered-table-cell/>
          <table:table-cell table:style-name="ce147" table:number-columns-repeated="2"/>
          <table:table-cell table:style-name="ce86"/>
          <table:table-cell table:style-name="ce140" office:value-type="string" calcext:value-type="string" table:number-columns-spanned="2" table:number-rows-spanned="1">
            <text:p>Shawm</text:p>
          </table:table-cell>
          <table:covered-table-cell/>
          <table:table-cell table:style-name="ce98" office:value-type="string" calcext:value-type="string">
            <text:p>2 gp</text:p>
          </table:table-cell>
          <table:table-cell table:style-name="ce98" office:value-type="string" calcext:value-type="string">
            <text:p>1 lb.</text:p>
          </table:table-cell>
          <table:table-cell table:number-columns-repeated="1005"/>
        </table:table-row>
        <table:table-row table:style-name="ro3">
          <table:table-cell table:style-name="ce94" table:number-columns-spanned="3" table:number-rows-spanned="1"/>
          <table:covered-table-cell table:number-columns-repeated="2"/>
          <table:table-cell table:style-name="ce113" table:number-columns-spanned="2" table:number-rows-spanned="1"/>
          <table:covered-table-cell/>
          <table:table-cell table:style-name="ce128" table:number-columns-spanned="4" table:number-rows-spanned="1"/>
          <table:covered-table-cell table:number-columns-repeated="2"/>
          <table:covered-table-cell table:style-name="ce132"/>
          <table:table-cell table:style-name="ce134"/>
          <table:table-cell table:style-name="ce144" table:number-columns-spanned="2" table:number-rows-spanned="1"/>
          <table:covered-table-cell/>
          <table:table-cell table:style-name="ce147" table:number-columns-repeated="2"/>
          <table:table-cell table:style-name="ce86"/>
          <table:table-cell table:style-name="ce141" office:value-type="string" calcext:value-type="string" table:number-columns-spanned="2" table:number-rows-spanned="1">
            <text:p>Viol</text:p>
          </table:table-cell>
          <table:covered-table-cell/>
          <table:table-cell table:style-name="ce99" office:value-type="string" calcext:value-type="string">
            <text:p>30 gp</text:p>
          </table:table-cell>
          <table:table-cell table:style-name="ce99" office:value-type="string" calcext:value-type="string">
            <text:p>1 lb.</text:p>
          </table:table-cell>
          <table:table-cell table:number-columns-repeated="1005"/>
        </table:table-row>
        <table:table-row table:style-name="ro3">
          <table:table-cell table:style-name="ce94" table:number-columns-spanned="3" table:number-rows-spanned="1"/>
          <table:covered-table-cell table:number-columns-repeated="2"/>
          <table:table-cell table:style-name="ce113" table:number-columns-spanned="2" table:number-rows-spanned="1"/>
          <table:covered-table-cell/>
          <table:table-cell table:style-name="ce128" table:number-columns-spanned="4" table:number-rows-spanned="1"/>
          <table:covered-table-cell table:number-columns-repeated="2"/>
          <table:covered-table-cell table:style-name="ce132"/>
          <table:table-cell table:style-name="ce134"/>
          <table:table-cell table:style-name="ce144" table:number-columns-spanned="2" table:number-rows-spanned="1"/>
          <table:covered-table-cell/>
          <table:table-cell table:style-name="ce147" table:number-columns-repeated="2"/>
          <table:table-cell table:style-name="ce86"/>
          <table:table-cell table:style-name="ce140" table:number-columns-spanned="2" table:number-rows-spanned="1"/>
          <table:covered-table-cell/>
          <table:table-cell table:style-name="ce98" table:number-columns-repeated="2"/>
          <table:table-cell table:number-columns-repeated="1005"/>
        </table:table-row>
        <table:table-row table:style-name="ro3">
          <table:table-cell table:style-name="ce94" table:number-columns-spanned="3" table:number-rows-spanned="1"/>
          <table:covered-table-cell table:number-columns-repeated="2"/>
          <table:table-cell table:style-name="ce113" table:number-columns-spanned="2" table:number-rows-spanned="1"/>
          <table:covered-table-cell/>
          <table:table-cell table:style-name="ce128" table:number-columns-spanned="4" table:number-rows-spanned="1"/>
          <table:covered-table-cell table:number-columns-repeated="2"/>
          <table:covered-table-cell table:style-name="ce132"/>
          <table:table-cell table:style-name="ce134"/>
          <table:table-cell table:style-name="ce144" table:number-columns-spanned="2" table:number-rows-spanned="1"/>
          <table:covered-table-cell/>
          <table:table-cell table:style-name="ce147" table:number-columns-repeated="2"/>
          <table:table-cell table:style-name="ce86"/>
          <table:table-cell table:style-name="ce141" office:value-type="string" calcext:value-type="string" table:number-columns-spanned="2" table:number-rows-spanned="1">
            <text:p>Navigator's tools</text:p>
          </table:table-cell>
          <table:covered-table-cell/>
          <table:table-cell table:style-name="ce99" office:value-type="string" calcext:value-type="string">
            <text:p>25 gp</text:p>
          </table:table-cell>
          <table:table-cell table:style-name="ce99" office:value-type="string" calcext:value-type="string">
            <text:p>2 lb.</text:p>
          </table:table-cell>
          <table:table-cell table:number-columns-repeated="1005"/>
        </table:table-row>
        <table:table-row table:style-name="ro3">
          <table:table-cell table:style-name="ce94" table:number-columns-spanned="3" table:number-rows-spanned="1"/>
          <table:covered-table-cell table:number-columns-repeated="2"/>
          <table:table-cell table:style-name="ce113" table:number-columns-spanned="2" table:number-rows-spanned="1"/>
          <table:covered-table-cell/>
          <table:table-cell table:style-name="ce128" table:number-columns-spanned="4" table:number-rows-spanned="1"/>
          <table:covered-table-cell table:number-columns-repeated="2"/>
          <table:covered-table-cell table:style-name="ce132"/>
          <table:table-cell table:style-name="ce134"/>
          <table:table-cell table:style-name="ce144" table:number-columns-spanned="2" table:number-rows-spanned="1"/>
          <table:covered-table-cell/>
          <table:table-cell table:style-name="ce147" table:number-columns-repeated="2"/>
          <table:table-cell table:style-name="ce86"/>
          <table:table-cell table:style-name="ce140" office:value-type="string" calcext:value-type="string" table:number-columns-spanned="2" table:number-rows-spanned="1">
            <text:p>Poisoner's kit</text:p>
          </table:table-cell>
          <table:covered-table-cell/>
          <table:table-cell table:style-name="ce98" office:value-type="string" calcext:value-type="string">
            <text:p>50 gp</text:p>
          </table:table-cell>
          <table:table-cell table:style-name="ce98" office:value-type="string" calcext:value-type="string">
            <text:p>2 lb.</text:p>
          </table:table-cell>
          <table:table-cell table:number-columns-repeated="1005"/>
        </table:table-row>
        <table:table-row table:style-name="ro3">
          <table:table-cell table:style-name="ce94" table:number-columns-spanned="2" table:number-rows-spanned="1"/>
          <table:covered-table-cell/>
          <table:table-cell table:style-name="ce103"/>
          <table:table-cell table:style-name="ce113" table:number-columns-spanned="2" table:number-rows-spanned="1"/>
          <table:covered-table-cell/>
          <table:table-cell table:style-name="ce128" table:number-columns-spanned="4" table:number-rows-spanned="1"/>
          <table:covered-table-cell table:number-columns-repeated="2"/>
          <table:covered-table-cell table:style-name="ce132"/>
          <table:table-cell table:style-name="ce134"/>
          <table:table-cell table:style-name="ce144" table:number-columns-spanned="2" table:number-rows-spanned="1"/>
          <table:covered-table-cell/>
          <table:table-cell table:style-name="ce147" table:number-columns-repeated="2"/>
          <table:table-cell table:style-name="ce86"/>
          <table:table-cell table:style-name="ce141" office:value-type="string" calcext:value-type="string" table:number-columns-spanned="2" table:number-rows-spanned="1">
            <text:p>Thieves' tools</text:p>
          </table:table-cell>
          <table:covered-table-cell/>
          <table:table-cell table:style-name="ce99" office:value-type="string" calcext:value-type="string">
            <text:p>25 gp</text:p>
          </table:table-cell>
          <table:table-cell table:style-name="ce99" office:value-type="string" calcext:value-type="string">
            <text:p>1 lb.</text:p>
          </table:table-cell>
          <table:table-cell table:number-columns-repeated="1005"/>
        </table:table-row>
        <table:table-row table:style-name="ro3">
          <table:table-cell table:style-name="ce94" table:number-columns-spanned="2" table:number-rows-spanned="1"/>
          <table:covered-table-cell/>
          <table:table-cell table:style-name="ce103"/>
          <table:table-cell table:style-name="ce114"/>
          <table:table-cell table:style-name="ce103"/>
          <table:table-cell table:style-name="ce128" table:number-columns-spanned="4" table:number-rows-spanned="1"/>
          <table:covered-table-cell table:number-columns-repeated="2"/>
          <table:covered-table-cell table:style-name="ce132"/>
          <table:table-cell table:style-name="ce134"/>
          <table:table-cell table:style-name="ce127" table:number-columns-spanned="2" table:number-rows-spanned="1"/>
          <table:covered-table-cell/>
          <table:table-cell table:style-name="ce146" table:number-columns-repeated="2"/>
          <table:table-cell table:style-name="ce86" table:number-columns-repeated="5"/>
          <table:table-cell table:number-columns-repeated="1005"/>
        </table:table-row>
        <table:table-row table:style-name="ro4" table:number-rows-repeated="1048471">
          <table:table-cell table:number-columns-repeated="1024"/>
        </table:table-row>
        <table:table-row table:style-name="ro4">
          <table:table-cell table:number-columns-repeated="1024"/>
        </table:table-row>
      </table:table>
      <table:table table:name="Tools &amp; Kits" table:style-name="ta3">
        <table:table-column table:style-name="co1" table:number-columns-repeated="1024" table:default-cell-style-name="Default"/>
        <table:table-row table:style-name="ro4" table:number-rows-repeated="1048575">
          <table:table-cell table:number-columns-repeated="1024"/>
        </table:table-row>
        <table:table-row table:style-name="ro4">
          <table:table-cell table:number-columns-repeated="1024"/>
        </table:table-row>
      </table:table>
      <table:table table:name="Potions" table:style-name="ta4">
        <table:table-column table:style-name="co1" table:number-columns-repeated="1024" table:default-cell-style-name="Default"/>
        <table:table-row table:style-name="ro3">
          <table:table-cell table:style-name="ce150" office:value-type="string" calcext:value-type="string" table:number-columns-spanned="7" table:number-rows-spanned="2">
            <text:p>Potions</text:p>
          </table:table-cell>
          <table:covered-table-cell table:number-columns-repeated="6"/>
          <table:table-cell table:number-columns-repeated="1017"/>
        </table:table-row>
        <table:table-row table:style-name="ro4">
          <table:covered-table-cell table:number-columns-repeated="7"/>
          <table:table-cell table:number-columns-repeated="1017"/>
        </table:table-row>
        <table:table-row table:style-name="ro3">
          <table:table-cell table:style-name="ce151" office:value-type="string" calcext:value-type="string" table:number-columns-spanned="2" table:number-rows-spanned="1">
            <text:p>Name</text:p>
          </table:table-cell>
          <table:covered-table-cell table:style-name="ce18"/>
          <table:table-cell table:style-name="ce157" office:value-type="string" calcext:value-type="string">
            <text:p>Price</text:p>
          </table:table-cell>
          <table:table-cell table:style-name="ce161" office:value-type="string" calcext:value-type="string">
            <text:p>Rarity</text:p>
          </table:table-cell>
          <table:table-cell table:style-name="ce59" office:value-type="string" calcext:value-type="string">
            <text:p>Village</text:p>
          </table:table-cell>
          <table:table-cell table:style-name="ce178" office:value-type="string" calcext:value-type="string">
            <text:p>Town</text:p>
          </table:table-cell>
          <table:table-cell table:style-name="ce180" office:value-type="string" calcext:value-type="string">
            <text:p>City</text:p>
          </table:table-cell>
          <table:table-cell table:number-columns-repeated="1017"/>
        </table:table-row>
        <table:table-row table:style-name="ro3">
          <table:table-cell table:style-name="ce152" office:value-type="string" calcext:value-type="string" table:number-columns-spanned="2" table:number-rows-spanned="1">
            <office:annotation draw:style-name="gr3" draw:text-style-name="P2" svg:width="280.6pt" svg:height="58.51pt" svg:x="81.38pt" svg:y="70.5pt" draw:caption-point-x="58.62pt" draw:caption-point-y="-22.99pt">
              <dc:date>2024-03-12T00:00:00</dc:date>
              <text:p text:style-name="P1">You regain 2d4 + 2 hit points when you drink this potion. </text:p>
              <text:p text:style-name="P1"/>
              <text:p text:style-name="P1">• The potion's red liquid glimmers when agitated.</text:p>
            </office:annotation>
            <text:p>Potion of Healing</text:p>
          </table:table-cell>
          <table:covered-table-cell/>
          <table:table-cell table:style-name="ce158" office:value-type="string" calcext:value-type="string">
            <text:p>50 gp</text:p>
          </table:table-cell>
          <table:table-cell table:style-name="ce162" office:value-type="string" calcext:value-type="string">
            <text:p>Common</text:p>
          </table:table-cell>
          <table:table-cell table:number-columns-repeated="3"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15" draw:text-style-name="P2" svg:width="280.6pt" svg:height="58.48pt" svg:x="81.38pt" svg:y="86.26pt" draw:caption-point-x="58.62pt" draw:caption-point-y="-22.99pt">
              <dc:date>2024-03-12T00:00:00</dc:date>
              <text:p text:style-name="P1">You regain 4d4 + 4 hit points when you drink this potion. </text:p>
              <text:p text:style-name="P1"/>
              <text:p text:style-name="P1">• The potion's red liquid glimmers when agitated.</text:p>
            </office:annotation>
            <text:p>Potion of Greater Healing</text:p>
          </table:table-cell>
          <table:covered-table-cell/>
          <table:table-cell table:style-name="ce159" office:value-type="string" calcext:value-type="string">
            <text:p>150 gp</text:p>
          </table:table-cell>
          <table:table-cell table:style-name="ce163" office:value-type="string" calcext:value-type="string">
            <text:p>Uncommon</text:p>
          </table:table-cell>
          <table:table-cell table:style-name="ce176"/>
          <table:table-cell table:number-columns-repeated="2"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3" draw:text-style-name="P2" svg:width="280.6pt" svg:height="58.51pt" svg:x="81.38pt" svg:y="101.99pt" draw:caption-point-x="58.62pt" draw:caption-point-y="-22.96pt">
              <dc:date>2024-03-12T00:00:00</dc:date>
              <text:p text:style-name="P1">You regain 8d4 + 8 hit points when you drink this potion. </text:p>
              <text:p text:style-name="P1"/>
              <text:p text:style-name="P1">• The potion's red liquid glimmers when agitated.</text:p>
            </office:annotation>
            <text:p>Potion of Superior Healing</text:p>
          </table:table-cell>
          <table:covered-table-cell/>
          <table:table-cell table:style-name="ce158" office:value-type="string" calcext:value-type="string">
            <text:p>450 gp </text:p>
          </table:table-cell>
          <table:table-cell table:style-name="ce164" office:value-type="string" calcext:value-type="string">
            <text:p>Rare</text:p>
          </table:table-cell>
          <table:table-cell table:style-name="ce175" table:number-columns-repeated="2"/>
          <table:table-cell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15" draw:text-style-name="P2" svg:width="280.6pt" svg:height="58.48pt" svg:x="81.38pt" svg:y="117.75pt" draw:caption-point-x="58.62pt" draw:caption-point-y="-22.99pt">
              <dc:date>2024-03-12T00:00:00</dc:date>
              <text:p text:style-name="P1">You regain 10d4 + 20 hit points when you drink this potion. </text:p>
              <text:p text:style-name="P1"/>
              <text:p text:style-name="P1">• The potion's red liquid glimmers when agitated.</text:p>
            </office:annotation>
            <text:p>Potion of Supreme Healing</text:p>
          </table:table-cell>
          <table:covered-table-cell/>
          <table:table-cell table:style-name="ce159" office:value-type="string" calcext:value-type="string">
            <text:p>1350 gp</text:p>
          </table:table-cell>
          <table:table-cell table:style-name="ce165" office:value-type="string" calcext:value-type="string">
            <text:p>Very Rare</text:p>
          </table:table-cell>
          <table:table-cell table:style-name="ce176" table:number-columns-repeated="2"/>
          <table:table-cell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15" draw:text-style-name="P2" svg:width="280.6pt" svg:height="61.68pt" svg:x="81.38pt" svg:y="131.92pt" draw:caption-point-x="58.62pt" draw:caption-point-y="-21.4pt">
              <dc:date>2024-03-12T00:00:00</dc:date>
              <text:p text:style-name="P1">When you drink this potion, it cures any disease afflicting you, and it removes the blinded, deafened, paralyzed, and poisoned conditions. </text:p>
              <text:p text:style-name="P1"/>
              <text:p text:style-name="P1">• The clear red liquid has tiny bubbles of light in it.</text:p>
            </office:annotation>
            <text:p>Elixir of Health</text:p>
          </table:table-cell>
          <table:covered-table-cell/>
          <table:table-cell table:style-name="ce158" office:value-type="string" calcext:value-type="string">
            <text:p>120 gp</text:p>
          </table:table-cell>
          <table:table-cell table:style-name="ce164" office:value-type="string" calcext:value-type="string">
            <text:p>Rare</text:p>
          </table:table-cell>
          <table:table-cell table:number-columns-repeated="3"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5" draw:text-style-name="P2" svg:width="280.6pt" svg:height="218.44pt" svg:x="81.38pt" svg:y="132.29pt" draw:caption-point-x="58.62pt" draw:caption-point-y="-6.01pt">
              <dc:date>2024-03-12T00:00:00</dc:date>
              <text:p text:style-name="P1">If you drink it, you take 3d6 poison damage, and you must succeed on a DC 13 Constitution saving throw or be poisoned.</text:p>
              <text:p text:style-name="P1"/>
              <text:p text:style-name="P1"><text:s/>At the start of each of your turns while you are poisoned in this way, you take 3d6 poison damage. </text:p>
              <text:p text:style-name="P1"/>
              <text:p text:style-name="P1">At the end of each of your turns, you can repeat the saving throw. </text:p>
              <text:p text:style-name="P1"/>
              <text:p text:style-name="P1">On a successful save, the poison damage you take on your subsequent turns decreases by 1d6. </text:p>
              <text:p text:style-name="P1"/>
              <text:p text:style-name="P1">The poison ends when the damage decreases to 0.</text:p>
              <text:p text:style-name="P1"/>
              <text:p text:style-name="P1">• This concoction looks, smells, and tastes like a potion of healing or other beneficial potion. However, it is actually poison masked by illusion magic. An identify spell reveals its true nature.</text:p>
            </office:annotation>
            <text:p>Potion of Poison</text:p>
          </table:table-cell>
          <table:covered-table-cell/>
          <table:table-cell table:style-name="ce159" office:value-type="string" calcext:value-type="string">
            <text:p>100 gp</text:p>
          </table:table-cell>
          <table:table-cell table:style-name="ce163" office:value-type="string" calcext:value-type="string">
            <text:p>Uncommon</text:p>
          </table:table-cell>
          <table:table-cell table:number-columns-repeated="3"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19" draw:text-style-name="P2" svg:width="280.6pt" svg:height="117.67pt" svg:x="81.38pt" svg:y="151.17pt" draw:caption-point-x="58.62pt" draw:caption-point-y="-9.16pt">
              <dc:date>2024-03-12T00:00:00</dc:date>
              <text:p text:style-name="P1">The next time you see a creature within 10 minutes after drinking this philter, you become charmed by that creature for 1 hour. </text:p>
              <text:p text:style-name="P1"/>
              <text:p text:style-name="P1">If the creature is of a species and gender you are normally attracted to, you regard it as your true love while you are charmed. </text:p>
              <text:p text:style-name="P1"/>
              <text:p text:style-name="P1">• This potion's rose-hued, effervescent liquid contains one easy-to-miss bubble shaped like a heart.</text:p>
            </office:annotation>
            <text:p>Philter of Love</text:p>
          </table:table-cell>
          <table:covered-table-cell/>
          <table:table-cell table:style-name="ce158" office:value-type="string" calcext:value-type="string">
            <text:p>90 gp</text:p>
          </table:table-cell>
          <table:table-cell table:style-name="ce166" office:value-type="string" calcext:value-type="string">
            <text:p>Uncommon</text:p>
          </table:table-cell>
          <table:table-cell table:number-columns-repeated="3"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9" draw:text-style-name="P2" svg:width="280.6pt" svg:height="140.06pt" svg:x="81.38pt" svg:y="171.47pt" draw:caption-point-x="58.62pt" draw:caption-point-y="-13.69pt">
              <dc:date>2024-03-12T00:00:00</dc:date>
              <text:p text:style-name="P1">fter drinking this potion, you can use a bonus action to exhale fire at a target within 30 feet of you. </text:p>
              <text:p text:style-name="P1"/>
              <text:p text:style-name="P1">The target must make a DC 13 Dexterity saving throw, taking 4d6 fire damage on a failed save, or half as much damage on a successful one. </text:p>
              <text:p text:style-name="P1"/>
              <text:p text:style-name="P1">The effect ends after you exhale the fire three times or when 1 hour has passed. </text:p>
              <text:p text:style-name="P1"/>
              <text:p text:style-name="P1">• This potion's orange liquid flickers, and smoke fills the top of the container and wafts out whenever it is opened.</text:p>
            </office:annotation>
            <text:p>Potion of Fire Breath</text:p>
          </table:table-cell>
          <table:covered-table-cell/>
          <table:table-cell table:style-name="ce159" office:value-type="string" calcext:value-type="string">
            <text:p>150 gp</text:p>
          </table:table-cell>
          <table:table-cell table:style-name="ce163" office:value-type="string" calcext:value-type="string">
            <text:p>Uncommon</text:p>
          </table:table-cell>
          <table:table-cell table:style-name="ce176"/>
          <table:table-cell table:number-columns-repeated="2"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19" draw:text-style-name="P2" svg:width="280.6pt" svg:height="106.47pt" svg:x="81.38pt" svg:y="188.28pt" draw:caption-point-x="58.62pt" draw:caption-point-y="-14.77pt">
              <dc:date>2024-03-12T00:00:00</dc:date>
              <text:p text:style-name="P1">When you drink this potion, you gain a climbing speed equal to your walking speed for 1 hour. </text:p>
              <text:p text:style-name="P1"/>
              <text:p text:style-name="P1">During this time, you have advantage on Strength (Athletics) checks you make to climb. </text:p>
              <text:p text:style-name="P1"/>
              <text:p text:style-name="P1">• The potion is separated into brown, silver, and gray layers resembling bands of stone. Shaking the bottle fails to mix the colors.</text:p>
            </office:annotation>
            <text:p>Potion of Climbing</text:p>
          </table:table-cell>
          <table:covered-table-cell/>
          <table:table-cell table:style-name="ce158" office:value-type="string" calcext:value-type="string">
            <text:p>180 gp</text:p>
          </table:table-cell>
          <table:table-cell table:style-name="ce162" office:value-type="string" calcext:value-type="string">
            <text:p>Common</text:p>
          </table:table-cell>
          <table:table-cell table:number-columns-repeated="3"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17" draw:text-style-name="P2" svg:width="280.6pt" svg:height="89.97pt" svg:x="81.38pt" svg:y="212.26pt" draw:caption-point-x="58.62pt" draw:caption-point-y="-22.99pt">
              <dc:date>2024-03-12T00:00:00</dc:date>
              <text:p text:style-name="P1">You gain 10 temporary hit points that last for 1 hour. </text:p>
              <text:p text:style-name="P1"/>
              <text:p text:style-name="P1">For the same duration, you are under the effect of the bless spell (no concentration required). </text:p>
              <text:p text:style-name="P1"/>
              <text:p text:style-name="P1">• This blue potion bubbles and steams as if boiling.</text:p>
            </office:annotation>
            <text:p>Potion of Heroism</text:p>
          </table:table-cell>
          <table:covered-table-cell/>
          <table:table-cell table:style-name="ce159" office:value-type="string" calcext:value-type="string">
            <text:p>180 gp</text:p>
          </table:table-cell>
          <table:table-cell table:style-name="ce167" office:value-type="string" calcext:value-type="string">
            <text:p>Rare</text:p>
          </table:table-cell>
          <table:table-cell table:style-name="ce176"/>
          <table:table-cell table:number-columns-repeated="2"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19" draw:text-style-name="P2" svg:width="280.6pt" svg:height="90pt" svg:x="81.38pt" svg:y="227.99pt" draw:caption-point-x="58.62pt" draw:caption-point-y="-22.96pt">
              <dc:date>2024-03-12T00:00:00</dc:date>
              <text:p text:style-name="P1">When you drink it, you become invisible for 1 hour. Anything you wear or carry is invisible with you. </text:p>
              <text:p text:style-name="P1"/>
              <text:p text:style-name="P1">The effect ends early if you attack or cast a spell.</text:p>
              <text:p text:style-name="P1"/>
              <text:p text:style-name="P1">• This potion's container looks empty but feels as though it holds liquid. </text:p>
            </office:annotation>
            <text:p>Potion of Invisibility</text:p>
          </table:table-cell>
          <table:covered-table-cell/>
          <table:table-cell table:style-name="ce158" office:value-type="string" calcext:value-type="string">
            <text:p>180 gp</text:p>
          </table:table-cell>
          <table:table-cell table:style-name="ce168" office:value-type="string" calcext:value-type="string">
            <text:p>Very Rare</text:p>
          </table:table-cell>
          <table:table-cell table:style-name="ce175"/>
          <table:table-cell table:number-columns-repeated="2"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15" draw:text-style-name="P2" svg:width="280.6pt" svg:height="61.68pt" svg:x="81.38pt" svg:y="242.16pt" draw:caption-point-x="58.62pt" draw:caption-point-y="-21.4pt">
              <dc:date>2024-03-12T00:00:00</dc:date>
              <text:p text:style-name="P1">When you drink this potion, you gain the effect of the detect thoughts spell (save DC 13). </text:p>
              <text:p text:style-name="P1"/>
              <text:p text:style-name="P1">• The potion's dense, purple liquid has an ovoid cloud of pink floating in it.</text:p>
            </office:annotation>
            <text:p>Potion of Mind Reading</text:p>
          </table:table-cell>
          <table:covered-table-cell/>
          <table:table-cell table:style-name="ce159" office:value-type="string" calcext:value-type="string">
            <text:p>180 gp</text:p>
          </table:table-cell>
          <table:table-cell table:style-name="ce167" office:value-type="string" calcext:value-type="string">
            <text:p>Rare</text:p>
          </table:table-cell>
          <table:table-cell table:style-name="ce176"/>
          <table:table-cell table:number-columns-repeated="2"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15" draw:text-style-name="P2" svg:width="280.6pt" svg:height="61.68pt" svg:x="81.38pt" svg:y="257.92pt" draw:caption-point-x="58.62pt" draw:caption-point-y="-21.4pt">
              <dc:date>2024-03-12T00:00:00</dc:date>
              <text:p text:style-name="P1">You can breathe underwater for 1 hour after drinking this potion.</text:p>
              <text:p text:style-name="P1"/>
              <text:p text:style-name="P1">• <text:s/>Its cloudy green fluid smells of the sea and has a jellyfish-like bubble floating in it.</text:p>
            </office:annotation>
            <text:p>Potion of Water Breathing</text:p>
          </table:table-cell>
          <table:covered-table-cell/>
          <table:table-cell table:style-name="ce158" office:value-type="string" calcext:value-type="string">
            <text:p>180 gp</text:p>
          </table:table-cell>
          <table:table-cell table:style-name="ce166" office:value-type="string" calcext:value-type="string">
            <text:p>Uncommon</text:p>
          </table:table-cell>
          <table:table-cell table:style-name="ce175"/>
          <table:table-cell table:number-columns-repeated="2"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3" draw:text-style-name="P2" svg:width="280.6pt" svg:height="61.68pt" svg:x="81.38pt" svg:y="273.66pt" draw:caption-point-x="58.62pt" draw:caption-point-y="-21.37pt">
              <dc:date>2024-03-12T00:00:00</dc:date>
              <text:p text:style-name="P1">When you drink this potion, you can cast the animal friendship spell (save DC 13) for 1 hour at will. </text:p>
              <text:p text:style-name="P1"/>
              <text:p text:style-name="P1">• Agitating this muddy liquid brings little bits into view: a fish scale, a hummingbird tongue, a cat claw, or a squirrel hair.</text:p>
            </office:annotation>
            <text:p>Potion of Animal Friendship</text:p>
          </table:table-cell>
          <table:covered-table-cell/>
          <table:table-cell table:style-name="ce159" office:value-type="string" calcext:value-type="string">
            <text:p>200 gp</text:p>
          </table:table-cell>
          <table:table-cell table:style-name="ce163" office:value-type="string" calcext:value-type="string">
            <text:p>Uncommon</text:p>
          </table:table-cell>
          <table:table-cell table:number-columns-repeated="3"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15" draw:text-style-name="P2" svg:width="280.6pt" svg:height="84.08pt" svg:x="81.38pt" svg:y="278.22pt" draw:caption-point-x="58.62pt" draw:caption-point-y="-10.2pt">
              <dc:date>2024-03-12T00:00:00</dc:date>
              <text:p text:style-name="P1">When you drink this potion, you gain the "reduce" effect of the enlarge/reduce spell for 1d4 hours (no concentration required). </text:p>
              <text:p text:style-name="P1"/>
              <text:p text:style-name="P1">• The red in the potion's liquid continuously contracts to a tiny bead and then expands to color the clear liquid around it. Shaking the bottle fails to interrupt this process.</text:p>
            </office:annotation>
            <text:p>Potion of Diminution</text:p>
          </table:table-cell>
          <table:covered-table-cell/>
          <table:table-cell table:style-name="ce158" office:value-type="string" calcext:value-type="string">
            <text:p>270 gp</text:p>
          </table:table-cell>
          <table:table-cell table:style-name="ce164" office:value-type="string" calcext:value-type="string">
            <text:p>Rare</text:p>
          </table:table-cell>
          <table:table-cell table:style-name="ce175"/>
          <table:table-cell table:number-columns-repeated="2"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3" draw:text-style-name="P2" svg:width="280.6pt" svg:height="84.08pt" svg:x="81.38pt" svg:y="293.95pt" draw:caption-point-x="58.62pt" draw:caption-point-y="-10.18pt">
              <dc:date>2024-03-12T00:00:00</dc:date>
              <text:p text:style-name="P1">When you drink this potion, you gain the "enlarge" effect of the enlarge/reduce spell for 1d4 hours (no concentration required). </text:p>
              <text:p text:style-name="P1"/>
              <text:p text:style-name="P1">• The red in the potion's liquid continuously expands from a tiny bead to color the clear liquid around it and then contracts. Shaking the bottle fails to interrupt this process.</text:p>
            </office:annotation>
            <text:p>Potion of Growth</text:p>
          </table:table-cell>
          <table:covered-table-cell/>
          <table:table-cell table:style-name="ce159" office:value-type="string" calcext:value-type="string">
            <text:p>270 gp</text:p>
          </table:table-cell>
          <table:table-cell table:style-name="ce163" office:value-type="string" calcext:value-type="string">
            <text:p>Uncommon</text:p>
          </table:table-cell>
          <table:table-cell table:style-name="ce176"/>
          <table:table-cell table:number-columns-repeated="2"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3" draw:text-style-name="P2" svg:width="280.6pt" svg:height="72.88pt" svg:x="81.38pt" svg:y="315.33pt" draw:caption-point-x="58.62pt" draw:caption-point-y="-15.82pt">
              <dc:date>2024-03-12T00:00:00</dc:date>
              <text:p text:style-name="P1">When you drink this potion, you gain the effect of the gaseous form spell for 1 hour (no concentration required) or until you end the effect as a bonus action. </text:p>
              <text:p text:style-name="P1"/>
              <text:p text:style-name="P1">• This potion's container seems to hold fog that moves and pours like water.</text:p>
            </office:annotation>
            <text:p>Potion of Gaseous Form</text:p>
          </table:table-cell>
          <table:covered-table-cell/>
          <table:table-cell table:style-name="ce158" office:value-type="string" calcext:value-type="string">
            <text:p>300 gp</text:p>
          </table:table-cell>
          <table:table-cell table:style-name="ce164" office:value-type="string" calcext:value-type="string">
            <text:p>Rare</text:p>
          </table:table-cell>
          <table:table-cell table:style-name="ce175"/>
          <table:table-cell table:number-columns-repeated="2"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15" draw:text-style-name="P2" svg:width="280.6pt" svg:height="58.48pt" svg:x="81.38pt" svg:y="338.26pt" draw:caption-point-x="58.62pt" draw:caption-point-y="-22.99pt">
              <dc:date>2024-03-12T00:00:00</dc:date>
              <text:p text:style-name="P1">When you drink this potion, you gain resistance to 1 type of damage for 1 hour.</text:p>
              <text:p text:style-name="P1"/>
              <text:p text:style-name="P1">(The resistance is pre-determined)</text:p>
            </office:annotation>
            <text:p>Potion of Resistance</text:p>
          </table:table-cell>
          <table:covered-table-cell/>
          <table:table-cell table:style-name="ce159" office:value-type="string" calcext:value-type="string">
            <text:p>300 gp</text:p>
          </table:table-cell>
          <table:table-cell table:style-name="ce163" office:value-type="string" calcext:value-type="string">
            <text:p>Uncommon</text:p>
          </table:table-cell>
          <table:table-cell table:number-columns-repeated="3"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3" draw:text-style-name="P2" svg:width="280.6pt" svg:height="61.68pt" svg:x="81.38pt" svg:y="352.4pt" draw:caption-point-x="58.62pt" draw:caption-point-y="-21.37pt">
              <dc:date>2024-03-12T00:00:00</dc:date>
              <text:p text:style-name="P1">When you drink this potion, you gain the effect of the haste spell for 1 minute (no concentration required). </text:p>
              <text:p text:style-name="P1"/>
              <text:p text:style-name="P1">• The potion's yellow fluid is streaked with black and swirl on its own.</text:p>
            </office:annotation>
            <text:p>Potion of Speed</text:p>
          </table:table-cell>
          <table:covered-table-cell/>
          <table:table-cell table:style-name="ce158" office:value-type="string" calcext:value-type="string">
            <text:p>400 gp</text:p>
          </table:table-cell>
          <table:table-cell table:style-name="ce168" office:value-type="string" calcext:value-type="string">
            <text:p>Very Rare</text:p>
          </table:table-cell>
          <table:table-cell table:style-name="ce175"/>
          <table:table-cell table:number-columns-repeated="2"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19" draw:text-style-name="P2" svg:width="280.6pt" svg:height="95.27pt" svg:x="81.38pt" svg:y="367.11pt" draw:caption-point-x="58.62pt" draw:caption-point-y="-20.35pt">
              <dc:date>2024-03-12T00:00:00</dc:date>
              <text:p text:style-name="P1">When you drink this potion, you gain a flying speed equal to your walking speed for 1 hour and can hover. </text:p>
              <text:p text:style-name="P1"/>
              <text:p text:style-name="P1">If you're in the air when the potion wears off, you fall unless you have some other means of staying aloft. </text:p>
              <text:p text:style-name="P1"/>
              <text:p text:style-name="P1">• This potion's clear liquid floats at the top of its container and has cloudy white impurities drifting in it.</text:p>
            </office:annotation>
            <text:p>Potion of Flying</text:p>
          </table:table-cell>
          <table:covered-table-cell/>
          <table:table-cell table:style-name="ce159" office:value-type="string" calcext:value-type="string">
            <text:p>500 gp</text:p>
          </table:table-cell>
          <table:table-cell table:style-name="ce165" office:value-type="string" calcext:value-type="string">
            <text:p>Very Rare</text:p>
          </table:table-cell>
          <table:table-cell table:style-name="ce176"/>
          <table:table-cell table:number-columns-repeated="2"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15" draw:text-style-name="P2" svg:width="280.6pt" svg:height="61.68pt" svg:x="81.38pt" svg:y="383.92pt" draw:caption-point-x="58.62pt" draw:caption-point-y="-21.4pt">
              <dc:date>2024-03-12T00:00:00</dc:date>
              <text:p text:style-name="P1">When you drink this potion, you gain the effect of the clairvoyance spell. </text:p>
              <text:p text:style-name="P1"/>
              <text:p text:style-name="P1">• An eyeball bobs in this yellowish liquid but vanishes when the potion is opened.</text:p>
            </office:annotation>
            <text:p>Potion of Clairvoyance</text:p>
          </table:table-cell>
          <table:covered-table-cell/>
          <table:table-cell table:style-name="ce158" office:value-type="string" calcext:value-type="string">
            <text:p>960 gp</text:p>
          </table:table-cell>
          <table:table-cell table:style-name="ce164" office:value-type="string" calcext:value-type="string">
            <text:p>Rare</text:p>
          </table:table-cell>
          <table:table-cell table:style-name="ce175"/>
          <table:table-cell table:number-columns-repeated="2"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19" draw:text-style-name="P2" svg:width="280.6pt" svg:height="95.27pt" svg:x="81.38pt" svg:y="398.61pt" draw:caption-point-x="58.62pt" draw:caption-point-y="-20.32pt">
              <dc:date>2024-03-12T00:00:00</dc:date>
              <text:p text:style-name="P1">When you drink this potion, it removes any exhaustion you are suffering and cures any disease or poison affecting you. </text:p>
              <text:p text:style-name="P1"/>
              <text:p text:style-name="P1">For the next 24 hours, you regain the maximum number of hit points for any Hit Die you spend. </text:p>
              <text:p text:style-name="P1"/>
              <text:p text:style-name="P1">• The potion's crimson liquid regularly pulses with dull light, calling to mind a heartbeat.</text:p>
            </office:annotation>
            <text:p>Potion of Vitality</text:p>
          </table:table-cell>
          <table:covered-table-cell/>
          <table:table-cell table:style-name="ce159" office:value-type="string" calcext:value-type="string">
            <text:p>960 gp</text:p>
          </table:table-cell>
          <table:table-cell table:style-name="ce165" office:value-type="string" calcext:value-type="string">
            <text:p>Very Rare</text:p>
          </table:table-cell>
          <table:table-cell table:style-name="ce176"/>
          <table:table-cell table:number-columns-repeated="2"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15" draw:text-style-name="P2" svg:width="280.6pt" svg:height="58.48pt" svg:x="81.38pt" svg:y="417pt" draw:caption-point-x="58.62pt" draw:caption-point-y="-22.99pt">
              <dc:date>2024-03-12T00:00:00</dc:date>
              <text:p text:style-name="P1">For 1 minute after you drink this potion, you have resistance to all damage. </text:p>
              <text:p text:style-name="P1"/>
              <text:p text:style-name="P1">• The potion's syrupy liquid looks like liquefied iron.</text:p>
            </office:annotation>
            <text:p>Potion of Invulnerability</text:p>
          </table:table-cell>
          <table:covered-table-cell/>
          <table:table-cell table:style-name="ce158" office:value-type="string" calcext:value-type="string">
            <text:p>3840 gp</text:p>
          </table:table-cell>
          <table:table-cell table:style-name="ce168" office:value-type="string" calcext:value-type="string">
            <text:p>Very Rare</text:p>
          </table:table-cell>
          <table:table-cell table:style-name="ce175" table:number-columns-repeated="2"/>
          <table:table-cell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12" draw:text-style-name="P2" svg:width="280.6pt" svg:height="117.67pt" svg:x="81.38pt" svg:y="426.78pt" draw:caption-point-x="58.62pt" draw:caption-point-y="-17.01pt">
              <dc:date>2024-03-12T00:00:00</dc:date>
              <text:p text:style-name="P1">Beads of this cloudy gray oil form on the outside of its container and quickly evaporate. </text:p>
              <text:p text:style-name="P1"/>
              <text:p text:style-name="P1">The oil can cover a Medium or smaller creature, along with the equipment it's wearing and carrying (one additional vial is required for each size category above Medium). </text:p>
              <text:p text:style-name="P1"/>
              <text:p text:style-name="P1">Applying the oil takes 10 minutes. The affected creature then gains the effect of the etherealness spell for 1 hour.</text:p>
              <text:p text:style-name="P1"/>
            </office:annotation>
            <text:p>Oil of Etherealness</text:p>
          </table:table-cell>
          <table:covered-table-cell/>
          <table:table-cell table:style-name="ce159" office:value-type="string" calcext:value-type="string">
            <text:p>1920 gp</text:p>
          </table:table-cell>
          <table:table-cell table:style-name="ce167" office:value-type="string" calcext:value-type="string">
            <text:p>Rare</text:p>
          </table:table-cell>
          <table:table-cell table:style-name="ce176"/>
          <table:table-cell table:number-columns-repeated="2"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3" draw:text-style-name="P2" svg:width="280.6pt" svg:height="72.88pt" svg:x="81.38pt" svg:y="441.33pt" draw:caption-point-x="58.62pt" draw:caption-point-y="-15.82pt">
              <dc:date>2024-03-12T00:00:00</dc:date>
              <text:p text:style-name="P1">This clear, gelatinous oil sparkles with tiny, ultrathin silver shards. The oil can coat one slashing or piercing weapon or up to 5 pieces of slashing or piercing ammunition. </text:p>
              <text:p text:style-name="P1"/>
              <text:p text:style-name="P1">Applying the oil takes 1 minute. For 1 hour, the coated item is magical and has a +3 bonus to attack and damage rolls.</text:p>
            </office:annotation>
            <text:p>Oil of Sharpness</text:p>
          </table:table-cell>
          <table:covered-table-cell/>
          <table:table-cell table:style-name="ce158" office:value-type="string" calcext:value-type="string">
            <text:p>3200 gp</text:p>
          </table:table-cell>
          <table:table-cell table:style-name="ce168" office:value-type="string" calcext:value-type="string">
            <text:p>Very Rare</text:p>
          </table:table-cell>
          <table:table-cell table:style-name="ce175"/>
          <table:table-cell table:number-columns-repeated="2"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9" draw:text-style-name="P2" svg:width="280.6pt" svg:height="151.26pt" svg:x="81.38pt" svg:y="449.38pt" draw:caption-point-x="58.62pt" draw:caption-point-y="-8.11pt">
              <dc:date>2024-03-12T00:00:00</dc:date>
              <text:p text:style-name="P1">This sticky black unguent is thick and heavy in the container, but it flows quickly when poured. </text:p>
              <text:p text:style-name="P1"/>
              <text:p text:style-name="P1">The oil can cover a Medium or smaller creature, along with the equipment it's wearing and carrying (one additional vial is required for each size category above Medium). </text:p>
              <text:p text:style-name="P1"/>
              <text:p text:style-name="P1">Applying the oil takes 10 minutes. The affected creature then gains the effect of a freedom of movement spell for 8 hours.</text:p>
              <text:p text:style-name="P1"/>
              <text:p text:style-name="P1">Alternatively, the oil can be poured on the ground as an action, where it covers a 10-foot square, duplicating the effect of the grease spell in that area for 8 hours.</text:p>
            </office:annotation>
            <text:p>Oil of Slipperiness</text:p>
          </table:table-cell>
          <table:covered-table-cell/>
          <table:table-cell table:style-name="ce159" office:value-type="string" calcext:value-type="string">
            <text:p>480 gp</text:p>
          </table:table-cell>
          <table:table-cell table:style-name="ce163" office:value-type="string" calcext:value-type="string">
            <text:p>Uncommon</text:p>
          </table:table-cell>
          <table:table-cell table:style-name="ce176" table:number-columns-repeated="2"/>
          <table:table-cell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12" draw:text-style-name="P2" svg:width="280.6pt" svg:height="140.06pt" svg:x="81.38pt" svg:y="462.84pt" draw:caption-point-x="58.62pt" draw:caption-point-y="-5.81pt">
              <dc:date>2024-03-12T00:00:00</dc:date>
              <text:p text:style-name="P1">When you drink this potion, your physical age is reduced by 1d6 + 6 years, </text:p>
              <text:p text:style-name="P1">(If you are under 13 years of age this potion has no effect)</text:p>
              <text:p text:style-name="P1"/>
              <text:p text:style-name="P1">Each time you subsequently drink a potion of longevity, there is 10 percent cumulative chance that you instead age by 1d6 + 6 years. </text:p>
              <text:p text:style-name="P1"/>
              <text:p text:style-name="P1">• Suspended in this amber liquid are a scorpion's tail, an adder's fang, a dead spider, and a tiny heart that, against all reason, is still beating. These ingredients vanish when the potion is opened.</text:p>
            </office:annotation>
            <text:p>Potion of Longevity</text:p>
          </table:table-cell>
          <table:covered-table-cell/>
          <table:table-cell table:style-name="ce158" office:value-type="string" calcext:value-type="string">
            <text:p>9000 gp</text:p>
          </table:table-cell>
          <table:table-cell table:style-name="ce168" office:value-type="string" calcext:value-type="string">
            <text:p>Very Rare</text:p>
          </table:table-cell>
          <table:table-cell table:style-name="ce175" office:value-type="string" calcext:value-type="string">
            <text:p>x</text:p>
          </table:table-cell>
          <table:table-cell table:style-name="ce175" table:number-columns-repeated="2"/>
          <table:table-cell table:number-columns-repeated="1017"/>
        </table:table-row>
        <table:table-row table:style-name="ro3">
          <table:table-cell table:style-name="ce153" office:value-type="string" calcext:value-type="string" table:number-columns-spanned="2" table:number-rows-spanned="1">
            <office:annotation draw:style-name="gr15" draw:text-style-name="P2" svg:width="280.6pt" svg:height="72.88pt" svg:x="81.38pt" svg:y="488.55pt" draw:caption-point-x="58.62pt" draw:caption-point-y="-15.79pt">
              <dc:date>2024-03-12T00:00:00</dc:date>
              <text:p text:style-name="P1">When you drink this potion, your Strength score changes to 21 for 1 hour. The potion has no effect on you if your Strength is equal to or greater than that score.</text:p>
              <text:p text:style-name="P1"/>
              <text:p text:style-name="P1">• This potion's transparent liquid has floating in it a sliver of fingernail from a hill giant.</text:p>
            </office:annotation>
            <text:p>Potion of Hill Giant Strength</text:p>
          </table:table-cell>
          <table:covered-table-cell/>
          <table:table-cell table:style-name="ce159" office:value-type="string" calcext:value-type="string">
            <text:p>400 gp</text:p>
          </table:table-cell>
          <table:table-cell table:style-name="ce163" office:value-type="string" calcext:value-type="string">
            <text:p>Uncommon</text:p>
          </table:table-cell>
          <table:table-cell table:style-name="ce176"/>
          <table:table-cell table:number-columns-repeated="2"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15" draw:text-style-name="P2" svg:width="280.6pt" svg:height="72.88pt" svg:x="81.38pt" svg:y="504.31pt" draw:caption-point-x="58.62pt" draw:caption-point-y="-15.79pt">
              <dc:date>2024-03-12T00:00:00</dc:date>
              <text:p text:style-name="P1">When you drink this potion, your Strength score changes to 23 for 1 hour. The potion has no effect on you if your Strength is equal to or greater than that score.</text:p>
              <text:p text:style-name="P1"/>
              <text:p text:style-name="P1">• This potion's transparent liquid has floating in it a sliver of fingernail from a frost giant.</text:p>
            </office:annotation>
            <text:p>Potion of Frost Giant Strength</text:p>
          </table:table-cell>
          <table:covered-table-cell/>
          <table:table-cell table:style-name="ce158" office:value-type="string" calcext:value-type="string">
            <text:p>750 gp</text:p>
          </table:table-cell>
          <table:table-cell table:style-name="ce164" office:value-type="string" calcext:value-type="string">
            <text:p>Rare</text:p>
          </table:table-cell>
          <table:table-cell table:style-name="ce175"/>
          <table:table-cell table:number-columns-repeated="2"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3" draw:text-style-name="P2" svg:width="280.6pt" svg:height="72.88pt" svg:x="81.38pt" svg:y="520.07pt" draw:caption-point-x="58.62pt" draw:caption-point-y="-15.79pt">
              <dc:date>2024-03-12T00:00:00</dc:date>
              <text:p text:style-name="P1">When you drink this potion, your Strength score changes to 25 for 1 hour. The potion has no effect on you if your Strength is equal to or greater than that score.</text:p>
              <text:p text:style-name="P1"/>
              <text:p text:style-name="P1">• This potion's transparent liquid has floating in it a sliver of fingernail from a fire giant.</text:p>
            </office:annotation>
            <text:p>Potion of Fire Giant Strength</text:p>
          </table:table-cell>
          <table:covered-table-cell/>
          <table:table-cell table:style-name="ce159" office:value-type="string" calcext:value-type="string">
            <text:p>1300 gp</text:p>
          </table:table-cell>
          <table:table-cell table:style-name="ce167" office:value-type="string" calcext:value-type="string">
            <text:p>Rare</text:p>
          </table:table-cell>
          <table:table-cell table:style-name="ce176" table:number-columns-repeated="2"/>
          <table:table-cell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15" draw:text-style-name="P2" svg:width="280.6pt" svg:height="72.88pt" svg:x="81.38pt" svg:y="535.8pt" draw:caption-point-x="58.62pt" draw:caption-point-y="-15.79pt">
              <dc:date>2024-03-12T00:00:00</dc:date>
              <text:p text:style-name="P1">When you drink this potion, your Strength score changes to 27 for 1 hour. The potion has no effect on you if your Strength is equal to or greater than that score.</text:p>
              <text:p text:style-name="P1"/>
              <text:p text:style-name="P1">• This potion's transparent liquid has floating in it a sliver of fingernail from a cloud giant.</text:p>
            </office:annotation>
            <text:p>Potion of Cloud Giant Strength</text:p>
          </table:table-cell>
          <table:covered-table-cell/>
          <table:table-cell table:style-name="ce158" office:value-type="string" calcext:value-type="string">
            <text:p>1990 gp</text:p>
          </table:table-cell>
          <table:table-cell table:style-name="ce168" office:value-type="string" calcext:value-type="string">
            <text:p>Very Rare</text:p>
          </table:table-cell>
          <table:table-cell table:style-name="ce175" table:number-columns-repeated="2"/>
          <table:table-cell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3" draw:text-style-name="P2" svg:width="280.6pt" svg:height="72.88pt" svg:x="81.38pt" svg:y="551.57pt" draw:caption-point-x="58.62pt" draw:caption-point-y="-15.79pt">
              <dc:date>2024-03-12T00:00:00</dc:date>
              <text:p text:style-name="P1">When you drink this potion, your Strength score changes to 29 for 1 hour. The potion has no effect on you if your Strength is equal to or greater than that score.</text:p>
              <text:p text:style-name="P1"/>
              <text:p text:style-name="P1">• This potion's transparent liquid has floating in it a sliver of fingernail from a storm giant.</text:p>
            </office:annotation>
            <text:p>Potion of Storm Giant Strength</text:p>
          </table:table-cell>
          <table:covered-table-cell/>
          <table:table-cell table:style-name="ce159" office:value-type="string" calcext:value-type="string">
            <text:p>3000 gp</text:p>
          </table:table-cell>
          <table:table-cell table:style-name="ce169" office:value-type="string" calcext:value-type="string">
            <text:p>Legendary</text:p>
          </table:table-cell>
          <table:table-cell table:style-name="ce176" table:number-columns-repeated="3"/>
          <table:table-cell table:number-columns-repeated="1017"/>
        </table:table-row>
        <table:table-row table:style-name="ro3">
          <table:table-cell table:style-name="ce152" office:value-type="string" calcext:value-type="string" table:number-columns-spanned="2" table:number-rows-spanned="1">
            <office:annotation draw:style-name="gr6" draw:text-style-name="P2" svg:width="280.6pt" svg:height="39.29pt" svg:x="81.38pt" svg:y="568.35pt" draw:caption-point-x="58.62pt" draw:caption-point-y="-16.84pt">
              <dc:date>2024-03-12T00:00:00</dc:date>
              <text:p text:style-name="P1">You may inquire about having a potion made that is not on the list, the time it takes to craft this potion and its costs vary on the effects</text:p>
            </office:annotation>
            <text:p>Crafting potions</text:p>
          </table:table-cell>
          <table:covered-table-cell/>
          <table:table-cell table:style-name="ce158" office:value-type="string" calcext:value-type="string">
            <text:p>??</text:p>
          </table:table-cell>
          <table:table-cell table:style-name="ce170" office:value-type="string" calcext:value-type="string">
            <text:p>??</text:p>
          </table:table-cell>
          <table:table-cell table:number-columns-repeated="3" table:style-name="ce175" office:value-type="string" calcext:value-type="string">
            <text:p>x</text:p>
          </table:table-cell>
          <table:table-cell table:number-columns-repeated="1017"/>
        </table:table-row>
        <table:table-row table:style-name="ro3">
          <table:table-cell table:style-name="ce154" office:value-type="string" calcext:value-type="string" table:number-columns-spanned="7" table:number-rows-spanned="1">
            <text:p>Custom Potions</text:p>
          </table:table-cell>
          <table:covered-table-cell table:number-columns-repeated="6"/>
          <table:table-cell table:number-columns-repeated="1017"/>
        </table:table-row>
        <table:table-row table:style-name="ro3">
          <table:table-cell table:style-name="ce155" office:value-type="string" calcext:value-type="string" table:number-columns-spanned="2" table:number-rows-spanned="1">
            <text:p>Name</text:p>
          </table:table-cell>
          <table:covered-table-cell table:style-name="ce18"/>
          <table:table-cell table:style-name="ce160" office:value-type="string" calcext:value-type="string">
            <text:p>Price</text:p>
          </table:table-cell>
          <table:table-cell table:style-name="ce171" office:value-type="string" calcext:value-type="string">
            <text:p>Rarity</text:p>
          </table:table-cell>
          <table:table-cell table:style-name="ce177" office:value-type="string" calcext:value-type="string">
            <text:p>Village</text:p>
          </table:table-cell>
          <table:table-cell table:style-name="ce179" office:value-type="string" calcext:value-type="string">
            <text:p>Town</text:p>
          </table:table-cell>
          <table:table-cell table:style-name="ce181" office:value-type="string" calcext:value-type="string">
            <text:p>City</text:p>
          </table:table-cell>
          <table:table-cell table:number-columns-repeated="1017"/>
        </table:table-row>
        <table:table-row table:style-name="ro3">
          <table:table-cell table:style-name="ce153" office:value-type="string" calcext:value-type="string" table:number-columns-spanned="2" table:number-rows-spanned="1">
            <office:annotation draw:style-name="gr9" draw:text-style-name="P2" svg:width="280.6pt" svg:height="128.86pt" svg:x="81.38pt" svg:y="618.07pt" draw:caption-point-x="58.62pt" draw:caption-point-y="-19.3pt">
              <dc:date>2024-03-12T00:00:00</dc:date>
              <text:p text:style-name="P1">When this potion is consumed in combat, the consumer falls prone, in a magical sleep, unconscious for 2 rounds and can not be roused.</text:p>
              <text:p text:style-name="P1"/>
              <text:p text:style-name="P1">They awake completely refreshed and rejuvinated...As though they took a long rest. </text:p>
              <text:p text:style-name="P1"/>
              <text:p text:style-name="P1">They have all their spells, abilities, hit points, and are treated as though they in fact did just take a long rest. </text:p>
              <text:p text:style-name="P1"/>
              <text:p text:style-name="P1">• This lavender concoction is warm to the touch.</text:p>
            </office:annotation>
            <text:p>Potion of Deep Slumber</text:p>
          </table:table-cell>
          <table:covered-table-cell/>
          <table:table-cell table:style-name="ce159" office:value-type="string" calcext:value-type="string">
            <text:p>5000 gp</text:p>
          </table:table-cell>
          <table:table-cell table:style-name="ce169" office:value-type="string" calcext:value-type="string">
            <text:p>Legendary</text:p>
          </table:table-cell>
          <table:table-cell table:style-name="ce176" table:number-columns-repeated="2"/>
          <table:table-cell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9" draw:text-style-name="P2" svg:width="280.6pt" svg:height="128.86pt" svg:x="81.38pt" svg:y="633.83pt" draw:caption-point-x="58.62pt" draw:caption-point-y="-19.3pt">
              <dc:date>2024-03-12T00:00:00</dc:date>
              <text:p text:style-name="P1">When you drink this potion you feel lucky.</text:p>
              <text:p text:style-name="P1"/>
              <text:p text:style-name="P1">For the next 10 minutes whenever you make an attack roll, an ability check, or a saving throw, you can roll an additional d20 before the outcome is determined. </text:p>
              <text:p text:style-name="P1"/>
              <text:p text:style-name="P1">You choose which of the d20s is used for the attack roll, ability check, or saving throw.</text:p>
              <text:p text:style-name="P1"/>
              <text:p text:style-name="P1">• Suspended in this yellow liquid is a single coin made of platinum, perpetually spinning.</text:p>
            </office:annotation>
            <text:p>Potion of Luck</text:p>
          </table:table-cell>
          <table:covered-table-cell/>
          <table:table-cell table:style-name="ce158" office:value-type="string" calcext:value-type="string">
            <text:p>20000 gp</text:p>
          </table:table-cell>
          <table:table-cell table:style-name="ce172" office:value-type="string" calcext:value-type="string">
            <text:p>Legendary</text:p>
          </table:table-cell>
          <table:table-cell table:style-name="ce175" table:number-columns-repeated="2"/>
          <table:table-cell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7" draw:text-style-name="P2" svg:width="280.6pt" svg:height="162.45pt" svg:x="81.38pt" svg:y="648.51pt" draw:caption-point-x="58.62pt" draw:caption-point-y="-18.23pt">
              <dc:date>2024-03-12T00:00:00</dc:date>
              <text:p text:style-name="P1">When you drink this potion you go into a rage for 1 minute.</text:p>
              <text:p text:style-name="P1"/>
              <text:p text:style-name="P1">You have advantage on Strength checks and Strength saving throws.</text:p>
              <text:p text:style-name="P1"/>
              <text:p text:style-name="P1">When you make a melee weapon attack using Strength, you gain a +2 bonus to the damage roll. This bonus increases as you level.</text:p>
              <text:p text:style-name="P1"/>
              <text:p text:style-name="P1">You have resistance to bludgeoning, piercing, and slashing damage.</text:p>
              <text:p text:style-name="P1"/>
              <text:p text:style-name="P1">• The bottle's glass is too dark to see the contents of the potion.</text:p>
            </office:annotation>
            <text:p>Potion of Berserker Rage</text:p>
          </table:table-cell>
          <table:covered-table-cell/>
          <table:table-cell table:style-name="ce159" office:value-type="string" calcext:value-type="string">
            <text:p>1000 gp</text:p>
          </table:table-cell>
          <table:table-cell table:style-name="ce163" office:value-type="string" calcext:value-type="string">
            <text:p>Uncommon</text:p>
          </table:table-cell>
          <table:table-cell table:style-name="ce176"/>
          <table:table-cell table:number-columns-repeated="2"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19" draw:text-style-name="P2" svg:width="280.6pt" svg:height="90pt" svg:x="81.38pt" svg:y="669pt" draw:caption-point-x="58.62pt" draw:caption-point-y="-22.99pt">
              <dc:date>2024-03-12T00:00:00</dc:date>
              <text:p text:style-name="P1">When you drink this potion you gain a 1st level spell slot.</text:p>
              <text:p text:style-name="P1"/>
              <text:p text:style-name="P1">• A murky blue liquid in a tagged bottle that simply reads "Mana"</text:p>
              <text:p text:style-name="P1"/>
              <text:p text:style-name="P1"/>
            </office:annotation>
            <text:p>Potion of Minor Spell Restoration</text:p>
          </table:table-cell>
          <table:covered-table-cell/>
          <table:table-cell table:style-name="ce158" office:value-type="string" calcext:value-type="string">
            <text:p>200 gp</text:p>
          </table:table-cell>
          <table:table-cell table:style-name="ce162" office:value-type="string" calcext:value-type="string">
            <text:p>Common</text:p>
          </table:table-cell>
          <table:table-cell table:style-name="ce175"/>
          <table:table-cell table:number-columns-repeated="2"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19" draw:text-style-name="P2" svg:width="280.6pt" svg:height="90pt" svg:x="81.38pt" svg:y="684.74pt" draw:caption-point-x="58.62pt" draw:caption-point-y="-22.96pt">
              <dc:date>2024-03-12T00:00:00</dc:date>
              <text:p text:style-name="P1">When you drink this potion you gain a 2nd or 3rd level spell slot.</text:p>
              <text:p text:style-name="P1"/>
              <text:p text:style-name="P1">• A murky blue liquid in a tagged bottle that simply reads "Mana"</text:p>
              <text:p text:style-name="P1"/>
              <text:p text:style-name="P1"/>
            </office:annotation>
            <text:p>Potion of Spell Restoration</text:p>
          </table:table-cell>
          <table:covered-table-cell/>
          <table:table-cell table:style-name="ce159" office:value-type="string" calcext:value-type="string">
            <text:p>500 gp</text:p>
          </table:table-cell>
          <table:table-cell table:style-name="ce163" office:value-type="string" calcext:value-type="string">
            <text:p>Uncommon</text:p>
          </table:table-cell>
          <table:table-cell table:style-name="ce176"/>
          <table:table-cell table:number-columns-repeated="2"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19" draw:text-style-name="P2" svg:width="280.6pt" svg:height="90pt" svg:x="81.38pt" svg:y="700.5pt" draw:caption-point-x="58.62pt" draw:caption-point-y="-22.99pt">
              <dc:date>2024-03-12T00:00:00</dc:date>
              <text:p text:style-name="P1">When you drink this potion you gain a spell slot equal to your caster level divided by 2 rounded down.</text:p>
              <text:p text:style-name="P1"/>
              <text:p text:style-name="P1">• A murky blue liquid in a tagged bottle that simply reads "Mana"</text:p>
              <text:p text:style-name="P1"/>
              <text:p text:style-name="P1"/>
            </office:annotation>
            <text:p>Potion of Major Spell Restoration</text:p>
          </table:table-cell>
          <table:covered-table-cell/>
          <table:table-cell table:style-name="ce158" office:value-type="string" calcext:value-type="string">
            <text:p>900 gp</text:p>
          </table:table-cell>
          <table:table-cell table:style-name="ce164" office:value-type="string" calcext:value-type="string">
            <text:p>Rare</text:p>
          </table:table-cell>
          <table:table-cell table:style-name="ce175"/>
          <table:table-cell table:number-columns-repeated="2"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17" draw:text-style-name="P2" svg:width="280.6pt" svg:height="89.97pt" svg:x="81.38pt" svg:y="716.26pt" draw:caption-point-x="58.62pt" draw:caption-point-y="-22.99pt">
              <dc:date>2024-03-12T00:00:00</dc:date>
              <text:p text:style-name="P1">When you drink this potion you gain 4d6 temporary hit points.</text:p>
              <text:p text:style-name="P1"/>
              <text:p text:style-name="P1">Remaining temporary hit points are depleted when you finish a long rest. </text:p>
              <text:p text:style-name="P1"/>
              <text:p text:style-name="P1">• This blue liquid holds a single fang of a tiger.</text:p>
            </office:annotation>
            <text:p>Potion of Vigor</text:p>
          </table:table-cell>
          <table:covered-table-cell/>
          <table:table-cell table:style-name="ce159" office:value-type="string" calcext:value-type="string">
            <text:p>450 gp</text:p>
          </table:table-cell>
          <table:table-cell table:style-name="ce163" office:value-type="string" calcext:value-type="string">
            <text:p>Uncommon</text:p>
          </table:table-cell>
          <table:table-cell table:style-name="ce176"/>
          <table:table-cell table:number-columns-repeated="2"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3" draw:text-style-name="P2" svg:width="280.6pt" svg:height="61.68pt" svg:x="81.38pt" svg:y="730.4pt" draw:caption-point-x="58.62pt" draw:caption-point-y="-21.37pt">
              <dc:date>2024-03-12T00:00:00</dc:date>
              <text:p text:style-name="P1">When you drink this potion you are polymorphed into a creature (Dm's choice) of CR value equal to or less then your level.</text:p>
              <text:p text:style-name="P1"/>
              <text:p text:style-name="P1">• The silver liquid can be seen shifting and churning.</text:p>
            </office:annotation>
            <text:p>Potion of Polymorph</text:p>
          </table:table-cell>
          <table:covered-table-cell/>
          <table:table-cell table:style-name="ce158" office:value-type="string" calcext:value-type="string">
            <text:p>700 gp</text:p>
          </table:table-cell>
          <table:table-cell table:style-name="ce164" office:value-type="string" calcext:value-type="string">
            <text:p>Rare</text:p>
          </table:table-cell>
          <table:table-cell table:style-name="ce175"/>
          <table:table-cell table:number-columns-repeated="2"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9" draw:text-style-name="P2" svg:width="280.6pt" svg:height="121.49pt" svg:x="81.38pt" svg:y="747.75pt" draw:caption-point-x="58.62pt" draw:caption-point-y="-22.99pt">
              <dc:date>2024-03-12T00:00:00</dc:date>
              <text:p text:style-name="P1">When you drink this potion roll 3d6. </text:p>
              <text:p text:style-name="P1"/>
              <text:p text:style-name="P1">If the result is even, you heal for that amount.</text:p>
              <text:p text:style-name="P1"/>
              <text:p text:style-name="P1">If the result is odd, you take poison damage equal to the amount.</text:p>
              <text:p text:style-name="P1"/>
              <text:p text:style-name="P1">• The is the very first potion a very inexperienced alchimest has crafted.</text:p>
            </office:annotation>
            <text:p>Unstable Healing potion</text:p>
          </table:table-cell>
          <table:covered-table-cell/>
          <table:table-cell table:style-name="ce159" office:value-type="string" calcext:value-type="string">
            <text:p>50 gp</text:p>
          </table:table-cell>
          <table:table-cell table:style-name="ce173" office:value-type="string" calcext:value-type="string">
            <text:p>Common</text:p>
          </table:table-cell>
          <table:table-cell table:number-columns-repeated="2" table:style-name="ce176" office:value-type="string" calcext:value-type="string">
            <text:p>x</text:p>
          </table:table-cell>
          <table:table-cell table:style-name="ce176"/>
          <table:table-cell table:number-columns-repeated="1017"/>
        </table:table-row>
        <table:table-row table:style-name="ro3">
          <table:table-cell table:style-name="ce152" office:value-type="string" calcext:value-type="string" table:number-columns-spanned="2" table:number-rows-spanned="1">
            <office:annotation draw:style-name="gr15" draw:text-style-name="P2" svg:width="280.6pt" svg:height="58.48pt" svg:x="81.38pt" svg:y="763.51pt" draw:caption-point-x="58.62pt" draw:caption-point-y="-22.99pt">
              <dc:date>2024-03-12T00:00:00</dc:date>
              <text:p text:style-name="P1">When you drink this potion roll a d100 for the effects on the sorcerer wild magic chart</text:p>
              <text:p text:style-name="P1"/>
              <text:p text:style-name="P1">• The potions contents are changing at an alarming rate.</text:p>
            </office:annotation>
            <text:p>Potion of Wild Magic</text:p>
          </table:table-cell>
          <table:covered-table-cell/>
          <table:table-cell table:style-name="ce158" office:value-type="string" calcext:value-type="string">
            <text:p>100 gp</text:p>
          </table:table-cell>
          <table:table-cell table:style-name="ce166" office:value-type="string" calcext:value-type="string">
            <text:p>Uncommon</text:p>
          </table:table-cell>
          <table:table-cell table:number-columns-repeated="3"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9" draw:text-style-name="P2" svg:width="280.6pt" svg:height="121.49pt" svg:x="81.38pt" svg:y="779.24pt" draw:caption-point-x="58.62pt" draw:caption-point-y="-22.96pt">
              <dc:date>2024-03-12T00:00:00</dc:date>
              <text:p text:style-name="P1">you can throw this set of vials up to 20 feet. </text:p>
              <text:p text:style-name="P1"/>
              <text:p text:style-name="P1">every creature in a 15ft Radius must make a DC 14 Dexterity check.</text:p>
              <text:p text:style-name="P1"/>
              <text:p text:style-name="P1">On a fail the creature taked 5d6 Fire damage, on a success they take half damage.</text:p>
              <text:p text:style-name="P1"/>
              <text:p text:style-name="P1">• Three different colored vials tied together.</text:p>
            </office:annotation>
            <text:p>Oil of Chain Reaction</text:p>
          </table:table-cell>
          <table:covered-table-cell/>
          <table:table-cell table:style-name="ce159" office:value-type="string" calcext:value-type="string">
            <text:p>300 gp</text:p>
          </table:table-cell>
          <table:table-cell table:style-name="ce163" office:value-type="string" calcext:value-type="string">
            <text:p>Uncommon</text:p>
          </table:table-cell>
          <table:table-cell table:style-name="ce176"/>
          <table:table-cell table:number-columns-repeated="2"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15" draw:text-style-name="P2" svg:width="280.6pt" svg:height="58.48pt" svg:x="81.38pt" svg:y="795pt" draw:caption-point-x="58.62pt" draw:caption-point-y="-22.99pt">
              <dc:date>2024-03-12T00:00:00</dc:date>
              <text:p text:style-name="P1">When you drink this potion you gain 60ft of Darkvision for 2 hours.</text:p>
              <text:p text:style-name="P1"/>
              <text:p text:style-name="P1">• A small eye can be seen floating in the black liquid</text:p>
            </office:annotation>
            <text:p>Potion of Darkvision</text:p>
          </table:table-cell>
          <table:covered-table-cell/>
          <table:table-cell table:style-name="ce158" office:value-type="string" calcext:value-type="string">
            <text:p>200 gp</text:p>
          </table:table-cell>
          <table:table-cell table:style-name="ce166" office:value-type="string" calcext:value-type="string">
            <text:p>Uncommon</text:p>
          </table:table-cell>
          <table:table-cell table:style-name="ce175"/>
          <table:table-cell table:number-columns-repeated="2"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9" draw:text-style-name="P2" svg:width="280.6pt" svg:height="121.49pt" svg:x="81.38pt" svg:y="810.74pt" draw:caption-point-x="58.62pt" draw:caption-point-y="-22.96pt">
              <dc:date>2024-03-12T00:00:00</dc:date>
              <text:p text:style-name="P1">you can throw this set of vials up to 20 feet. </text:p>
              <text:p text:style-name="P1"/>
              <text:p text:style-name="P1">every creature in a 15ft Radius must make a DC 14 Dexterity check.</text:p>
              <text:p text:style-name="P1"/>
              <text:p text:style-name="P1">On a fail the creature is effected by the "Faerie Fire" spell</text:p>
              <text:p text:style-name="P1"/>
              <text:p text:style-name="P1">• Two luminous liquid filled vials tied together.</text:p>
            </office:annotation>
            <text:p>Oil of Firefly</text:p>
          </table:table-cell>
          <table:covered-table-cell/>
          <table:table-cell table:style-name="ce159" office:value-type="string" calcext:value-type="string">
            <text:p>100 gp</text:p>
          </table:table-cell>
          <table:table-cell table:style-name="ce173" office:value-type="string" calcext:value-type="string">
            <text:p>Common</text:p>
          </table:table-cell>
          <table:table-cell table:number-columns-repeated="3"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9" draw:text-style-name="P2" svg:width="280.6pt" svg:height="121.49pt" svg:x="81.38pt" svg:y="826.5pt" draw:caption-point-x="58.62pt" draw:caption-point-y="-22.99pt">
              <dc:date>2024-03-12T00:00:00</dc:date>
              <text:p text:style-name="P1">When you drink this potion you fall prone, unconscious in a magical for 1 hour.</text:p>
              <text:p text:style-name="P1"/>
              <text:p text:style-name="P1">you gain the benifits of a short rest.</text:p>
              <text:p text:style-name="P1"/>
              <text:p text:style-name="P1">Detect magic has no effect on this potion.</text:p>
              <text:p text:style-name="P1"/>
              <text:p text:style-name="P1">• This white potion is warm to the touch.</text:p>
            </office:annotation>
            <text:p>Potion of sleep</text:p>
          </table:table-cell>
          <table:covered-table-cell/>
          <table:table-cell table:style-name="ce158" office:value-type="string" calcext:value-type="string">
            <text:p>200 gp</text:p>
          </table:table-cell>
          <table:table-cell table:style-name="ce166" office:value-type="string" calcext:value-type="string">
            <text:p>Uncommon</text:p>
          </table:table-cell>
          <table:table-cell table:style-name="ce175"/>
          <table:table-cell table:number-columns-repeated="2"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15" draw:text-style-name="P2" svg:width="280.6pt" svg:height="61.68pt" svg:x="81.38pt" svg:y="840.67pt" draw:caption-point-x="58.62pt" draw:caption-point-y="-21.4pt">
              <dc:date>2024-03-12T00:00:00</dc:date>
              <text:p text:style-name="P1">When you drink this potion you gain the effects of the "Death Ward" spell</text:p>
              <text:p text:style-name="P1"/>
              <text:p text:style-name="P1">• Gold and Silver streaks can be seen swirling inside the potion.</text:p>
            </office:annotation>
            <text:p>Potion of Second Chance</text:p>
          </table:table-cell>
          <table:covered-table-cell/>
          <table:table-cell table:style-name="ce159" office:value-type="string" calcext:value-type="string">
            <text:p>2000 gp</text:p>
          </table:table-cell>
          <table:table-cell table:style-name="ce167" office:value-type="string" calcext:value-type="string">
            <text:p>Rare</text:p>
          </table:table-cell>
          <table:table-cell table:style-name="ce176"/>
          <table:table-cell table:number-columns-repeated="2"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3" draw:text-style-name="P2" svg:width="280.6pt" svg:height="58.51pt" svg:x="81.38pt" svg:y="857.99pt" draw:caption-point-x="58.62pt" draw:caption-point-y="-22.96pt">
              <dc:date>2024-03-12T00:00:00</dc:date>
              <text:p text:style-name="P1">When you drink this potion, for 1 hour you gain advantage on all Intellegence, Wisdom, and Charisma spell saves.</text:p>
              <text:p text:style-name="P1"/>
              <text:p text:style-name="P1">• A light vapour is building above the liquid of this potion.</text:p>
            </office:annotation>
            <text:p>Potion of Mental Fortitude</text:p>
          </table:table-cell>
          <table:covered-table-cell/>
          <table:table-cell table:style-name="ce158" office:value-type="string" calcext:value-type="string">
            <text:p>950 gp</text:p>
          </table:table-cell>
          <table:table-cell table:style-name="ce168" office:value-type="string" calcext:value-type="string">
            <text:p>Very Rare</text:p>
          </table:table-cell>
          <table:table-cell table:style-name="ce175" table:number-columns-repeated="3"/>
          <table:table-cell table:number-columns-repeated="1017"/>
        </table:table-row>
        <table:table-row table:style-name="ro3">
          <table:table-cell table:style-name="ce153" office:value-type="string" calcext:value-type="string" table:number-columns-spanned="2" table:number-rows-spanned="1">
            <office:annotation draw:style-name="gr7" draw:text-style-name="P2" svg:width="280.6pt" svg:height="152.99pt" svg:x="81.38pt" svg:y="873.75pt" draw:caption-point-x="58.62pt" draw:caption-point-y="-22.99pt">
              <dc:date>2024-03-12T00:00:00</dc:date>
              <text:p text:style-name="P1">While you hold this potion, you can invoke its magic to record a message.</text:p>
              <text:p text:style-name="P1"/>
              <text:p text:style-name="P1">The user can store up to 50 words into the potion.</text:p>
              <text:p text:style-name="P1"/>
              <text:p text:style-name="P1">Anyone who drinks the potion will hear in their head the message stored within the potion.</text:p>
              <text:p text:style-name="P1"/>
              <text:p text:style-name="P1">Detect Magic has no effect on this potion.</text:p>
              <text:p text:style-name="P1"><text:s/></text:p>
              <text:p text:style-name="P1">• A faint yellow glow emanates from the potion.</text:p>
            </office:annotation>
            <text:p>Potion of Message</text:p>
          </table:table-cell>
          <table:covered-table-cell/>
          <table:table-cell table:style-name="ce159" office:value-type="string" calcext:value-type="string">
            <text:p>25 gp</text:p>
          </table:table-cell>
          <table:table-cell table:style-name="ce173" office:value-type="string" calcext:value-type="string">
            <text:p>Common</text:p>
          </table:table-cell>
          <table:table-cell table:number-columns-repeated="3"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13" draw:text-style-name="P2" svg:width="280.6pt" svg:height="105.73pt" svg:x="81.38pt" svg:y="889.51pt" draw:caption-point-x="58.62pt" draw:caption-point-y="-22.99pt">
              <dc:date>2024-03-12T00:00:00</dc:date>
              <text:p text:style-name="P1">When you drink this potion you have the ability to communicate with animals, plants, and objects.</text:p>
              <text:p text:style-name="P1"/>
              <text:p text:style-name="P1">In actuality the drinker is Hallucinating. and its all in their head.</text:p>
              <text:p text:style-name="P1"/>
              <text:p text:style-name="P1">Detect magic has no effect on this potion.</text:p>
              <text:p text:style-name="P1"/>
            </office:annotation>
            <text:p>Potion of Hallucinations</text:p>
          </table:table-cell>
          <table:covered-table-cell/>
          <table:table-cell table:style-name="ce158" office:value-type="string" calcext:value-type="string">
            <text:p>400 gp</text:p>
          </table:table-cell>
          <table:table-cell table:style-name="ce166" office:value-type="string" calcext:value-type="string">
            <text:p>Uncommon</text:p>
          </table:table-cell>
          <table:table-cell table:style-name="ce175"/>
          <table:table-cell table:number-columns-repeated="2"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3" draw:text-style-name="P2" svg:width="280.6pt" svg:height="58.51pt" svg:x="81.38pt" svg:y="905.24pt" draw:caption-point-x="58.62pt" draw:caption-point-y="-22.96pt">
              <dc:date>2024-03-12T00:00:00</dc:date>
              <text:p text:style-name="P1">When you drink this potion you remove 1 point of exhaustion.</text:p>
              <text:p text:style-name="P1"/>
              <text:p text:style-name="P1">• this brown potion has the distinct smell of roasted beans.</text:p>
            </office:annotation>
            <text:p>Potion of Rest</text:p>
          </table:table-cell>
          <table:covered-table-cell/>
          <table:table-cell table:style-name="ce159" office:value-type="string" calcext:value-type="string">
            <text:p>200 gp</text:p>
          </table:table-cell>
          <table:table-cell table:style-name="ce163" office:value-type="string" calcext:value-type="string">
            <text:p>Uncommon</text:p>
          </table:table-cell>
          <table:table-cell table:number-columns-repeated="3" table:style-name="ce176" office:value-type="string" calcext:value-type="string">
            <text:p>x</text:p>
          </table:table-cell>
          <table:table-cell table:number-columns-repeated="1017"/>
        </table:table-row>
        <table:table-row table:style-name="ro3">
          <table:table-cell table:style-name="ce152" table:number-columns-spanned="2" table:number-rows-spanned="1"/>
          <table:covered-table-cell/>
          <table:table-cell table:style-name="ce158"/>
          <table:table-cell table:style-name="ce170"/>
          <table:table-cell table:style-name="ce175" table:number-columns-repeated="3"/>
          <table:table-cell table:number-columns-repeated="1017"/>
        </table:table-row>
        <table:table-row table:style-name="ro3">
          <table:table-cell table:style-name="ce153" table:number-columns-spanned="2" table:number-rows-spanned="1"/>
          <table:covered-table-cell/>
          <table:table-cell table:style-name="ce159"/>
          <table:table-cell table:style-name="ce174"/>
          <table:table-cell table:style-name="ce176" table:number-columns-repeated="3"/>
          <table:table-cell table:number-columns-repeated="1017"/>
        </table:table-row>
        <table:table-row table:style-name="ro3">
          <table:table-cell table:style-name="ce152" table:number-columns-spanned="2" table:number-rows-spanned="1"/>
          <table:covered-table-cell/>
          <table:table-cell table:style-name="ce158"/>
          <table:table-cell table:style-name="ce170"/>
          <table:table-cell table:style-name="ce175" table:number-columns-repeated="3"/>
          <table:table-cell table:number-columns-repeated="1017"/>
        </table:table-row>
        <table:table-row table:style-name="ro3">
          <table:table-cell table:style-name="ce153" table:number-columns-spanned="2" table:number-rows-spanned="1"/>
          <table:covered-table-cell/>
          <table:table-cell table:style-name="ce159"/>
          <table:table-cell table:style-name="ce174"/>
          <table:table-cell table:style-name="ce176" table:number-columns-repeated="3"/>
          <table:table-cell table:number-columns-repeated="1017"/>
        </table:table-row>
        <table:table-row table:style-name="ro3">
          <table:table-cell table:style-name="ce152" table:number-columns-spanned="2" table:number-rows-spanned="1"/>
          <table:covered-table-cell/>
          <table:table-cell table:style-name="ce158"/>
          <table:table-cell table:style-name="ce170"/>
          <table:table-cell table:style-name="ce175" table:number-columns-repeated="3"/>
          <table:table-cell table:number-columns-repeated="1017"/>
        </table:table-row>
        <table:table-row table:style-name="ro3">
          <table:table-cell table:style-name="ce153" table:number-columns-spanned="2" table:number-rows-spanned="1"/>
          <table:covered-table-cell/>
          <table:table-cell table:style-name="ce159"/>
          <table:table-cell table:style-name="ce174"/>
          <table:table-cell table:style-name="ce176" table:number-columns-repeated="3"/>
          <table:table-cell table:number-columns-repeated="1017"/>
        </table:table-row>
        <table:table-row table:style-name="ro3">
          <table:table-cell table:style-name="ce156" table:number-columns-spanned="7" table:number-rows-spanned="2"/>
          <table:covered-table-cell table:number-columns-repeated="5" table:style-name="ce15"/>
          <table:covered-table-cell table:style-name="ce68"/>
          <table:table-cell table:number-columns-repeated="1017"/>
        </table:table-row>
        <table:table-row table:style-name="ro3">
          <table:covered-table-cell table:style-name="ce2"/>
          <table:covered-table-cell table:number-columns-repeated="5" table:style-name="ce16"/>
          <table:covered-table-cell table:style-name="ce34"/>
          <table:table-cell table:number-columns-repeated="1017"/>
        </table:table-row>
        <table:table-row table:style-name="ro4" table:number-rows-repeated="1048510">
          <table:table-cell table:number-columns-repeated="1024"/>
        </table:table-row>
        <table:table-row table:style-name="ro4">
          <table:table-cell table:number-columns-repeated="1024"/>
        </table:table-row>
      </table:table>
      <table:table table:name="Poisons" table:style-name="ta5">
        <table:table-column table:style-name="co1" table:number-columns-repeated="1024" table:default-cell-style-name="Default"/>
        <table:table-row table:style-name="ro3">
          <table:table-cell table:style-name="ce182" office:value-type="string" calcext:value-type="string" table:number-columns-spanned="5" table:number-rows-spanned="1">
            <text:p>Poisons</text:p>
          </table:table-cell>
          <table:covered-table-cell table:number-columns-repeated="3" table:style-name="ce17"/>
          <table:covered-table-cell table:style-name="ce18"/>
          <table:table-cell table:number-columns-repeated="1019"/>
        </table:table-row>
        <table:table-row table:style-name="ro3">
          <table:table-cell table:style-name="ce183" office:value-type="string" calcext:value-type="string" table:number-columns-spanned="2" table:number-rows-spanned="1">
            <text:p>Name</text:p>
          </table:table-cell>
          <table:covered-table-cell table:style-name="ce18"/>
          <table:table-cell table:style-name="ce189" office:value-type="string" calcext:value-type="string">
            <text:p>Type</text:p>
          </table:table-cell>
          <table:table-cell table:style-name="ce190" office:value-type="string" calcext:value-type="string">
            <text:p>Price</text:p>
          </table:table-cell>
          <table:table-cell table:style-name="ce193" office:value-type="string" calcext:value-type="string">
            <text:p>DC</text:p>
          </table:table-cell>
          <table:table-cell table:number-columns-repeated="1019"/>
        </table:table-row>
        <table:table-row table:style-name="ro3">
          <table:table-cell table:style-name="ce184" office:value-type="string" calcext:value-type="string" table:number-columns-spanned="2" table:number-rows-spanned="1">
            <office:annotation draw:style-name="gr2" draw:text-style-name="P2" svg:width="280.6pt" svg:height="50.49pt" svg:x="81.38pt" svg:y="43pt" draw:caption-point-x="58.62pt" draw:caption-point-y="-11.23pt">
              <dc:date>2024-03-12T00:00:00</dc:date>
              <text:p text:style-name="P1">A creature subjected to this poison must make a DC 10 Constitution saving throw. On a failed save, it takes 6 (1d12) poison damage and is poisoned for 24 hours. On a successful save, the creature takes half damage and isn’t poisoned.</text:p>
            </office:annotation>
            <text:p>Assassin's blood</text:p>
          </table:table-cell>
          <table:covered-table-cell/>
          <table:table-cell table:style-name="ce186" office:value-type="string" calcext:value-type="string">
            <office:annotation draw:style-name="gr2" draw:text-style-name="P2" svg:width="280.6pt" svg:height="61.68pt" svg:x="221.7pt" svg:y="37.42pt" draw:caption-point-x="-11.54pt" draw:caption-point-y="-5.64pt">
              <dc:date>2024-03-12T00:00:00</dc:date>
              <text:p text:style-name="P1">A creature must swallow an entire dose of ingested poison to suffer its effects. The dose can be delivered in food or a liquid. You may decide that a partial dose has a reduced effect, such as allowing advantage on the saving throw or dealing only half damage on a failed save.</text:p>
            </office:annotation>
            <text:p>Ingested</text:p>
          </table:table-cell>
          <table:table-cell table:style-name="ce191" office:value-type="string" calcext:value-type="string">
            <text:p>150 gp</text:p>
          </table:table-cell>
          <table:table-cell table:style-name="ce191" office:value-type="float" office:value="10" calcext:value-type="float">
            <text:p>10</text:p>
          </table:table-cell>
          <table:table-cell table:number-columns-repeated="1019"/>
        </table:table-row>
        <table:table-row table:style-name="ro3">
          <table:table-cell table:style-name="ce185" office:value-type="string" calcext:value-type="string" table:number-columns-spanned="2" table:number-rows-spanned="1">
            <office:annotation draw:style-name="gr6" draw:text-style-name="P2" svg:width="280.6pt" svg:height="50.49pt" svg:x="81.38pt" svg:y="58.76pt" draw:caption-point-x="58.62pt" draw:caption-point-y="-11.25pt">
              <dc:date>2024-03-12T00:00:00</dc:date>
              <text:p text:style-name="P1">A creature subjected to this poison must succeed on a DC 11 Constitution saving throw or become poisoned for 1 hour. The poisoned creature can’t knowingly speak a lie, as if under the effect of a zone of truth spell.</text:p>
            </office:annotation>
            <text:p>Truth serum</text:p>
          </table:table-cell>
          <table:covered-table-cell table:style-name="ce132"/>
          <table:table-cell table:style-name="ce185" office:value-type="string" calcext:value-type="string">
            <office:annotation draw:style-name="gr6" draw:text-style-name="P2" svg:width="280.6pt" svg:height="61.68pt" svg:x="221.7pt" svg:y="53.15pt" draw:caption-point-x="-11.54pt" draw:caption-point-y="-5.64pt">
              <dc:date>2024-03-12T00:00:00</dc:date>
              <text:p text:style-name="P1">A creature must swallow an entire dose of ingested poison to suffer its effects. The dose can be delivered in food or a liquid. You may decide that a partial dose has a reduced effect, such as allowing advantage on the saving throw or dealing only half damage on a failed save.</text:p>
            </office:annotation>
            <text:p>Ingested</text:p>
          </table:table-cell>
          <table:table-cell table:style-name="ce192" office:value-type="string" calcext:value-type="string">
            <text:p>150 gp</text:p>
          </table:table-cell>
          <table:table-cell table:style-name="ce192" office:value-type="float" office:value="11" calcext:value-type="float">
            <text:p>11</text:p>
          </table:table-cell>
          <table:table-cell table:number-columns-repeated="1019"/>
        </table:table-row>
        <table:table-row table:style-name="ro3">
          <table:table-cell table:style-name="ce186" office:value-type="string" calcext:value-type="string" table:number-columns-spanned="2" table:number-rows-spanned="1">
            <office:annotation draw:style-name="gr6" draw:text-style-name="P2" svg:width="280.6pt" svg:height="72.88pt" svg:x="81.38pt" svg:y="63.33pt" draw:caption-point-x="58.62pt" draw:caption-point-y="-0.06pt">
              <dc:date>2024-03-12T00:00:00</dc:date>
              <text:p text:style-name="P1">This poison must be harvested from a dead or incapacitated crawler. A creature subjected to this poison must succeed on a DC 13 Constitution saving throw or be poisoned for 1 minute. The poisoned creature is paralyzed. The creature can repeat the saving throw at the end of each of its turns, ending the effect on itself on a success.</text:p>
            </office:annotation>
            <text:p>Carrion crawler mucus</text:p>
          </table:table-cell>
          <table:covered-table-cell table:style-name="ce132"/>
          <table:table-cell table:style-name="ce186" office:value-type="string" calcext:value-type="string">
            <office:annotation draw:style-name="gr6" draw:text-style-name="P2" svg:width="280.6pt" svg:height="39.29pt" svg:x="221.7pt" svg:y="80.11pt" draw:caption-point-x="-11.54pt" draw:caption-point-y="-16.84pt">
              <dc:date>2024-03-12T00:00:00</dc:date>
              <text:p text:style-name="P1">Contact poison can be smeared on an object and remains potent until it is touched or washed off. A creature that touches contact poison with exposed skin suffers its effects.</text:p>
            </office:annotation>
            <text:p>Contact</text:p>
          </table:table-cell>
          <table:table-cell table:style-name="ce191" office:value-type="string" calcext:value-type="string">
            <text:p>200 gp</text:p>
          </table:table-cell>
          <table:table-cell table:style-name="ce191" office:value-type="float" office:value="13" calcext:value-type="float">
            <text:p>13</text:p>
          </table:table-cell>
          <table:table-cell table:number-columns-repeated="1019"/>
        </table:table-row>
        <table:table-row table:style-name="ro3">
          <table:table-cell table:style-name="ce185" office:value-type="string" calcext:value-type="string" table:number-columns-spanned="2" table:number-rows-spanned="1">
            <office:annotation draw:style-name="gr2" draw:text-style-name="P2" svg:width="280.6pt" svg:height="84.08pt" svg:x="81.38pt" svg:y="73.47pt" draw:caption-point-x="58.62pt" draw:caption-point-y="5.56pt">
              <dc:date>2024-03-12T00:00:00</dc:date>
              <text:p text:style-name="P1">This poison is typically made only by the drow, and only in a place far removed from sunlight. A creature subjected to this poison must succeed on a DC 13 Constitution saving throw or be poisoned for 1 hour. If the saving throw fails by 5 or more, the creature is also unconscious while poisoned in this way. The creature wakes up if it takes damage or if another creature takes an action to shake it awake.</text:p>
            </office:annotation>
            <text:p>Drow poison</text:p>
          </table:table-cell>
          <table:covered-table-cell table:style-name="ce132"/>
          <table:table-cell table:style-name="ce185" office:value-type="string" calcext:value-type="string">
            <office:annotation draw:style-name="gr2" draw:text-style-name="P2" svg:width="280.6pt" svg:height="72.88pt" svg:x="221.7pt" svg:y="79.06pt" draw:caption-point-x="-11.54pt" draw:caption-point-y="-0.03pt">
              <dc:date>2024-03-12T00:00:00</dc:date>
              <text:p text:style-name="P1">Injury poison can be applied to weapons, ammunition, trap components, and other objects that deal piercing or slashing damage and remains potent until delivered through a wound or washed off. A creature that takes piercing or slashing damage from an object coated with the poison is exposed to its effects.</text:p>
            </office:annotation>
            <text:p>Injury</text:p>
          </table:table-cell>
          <table:table-cell table:style-name="ce192" office:value-type="string" calcext:value-type="string">
            <text:p>200 gp</text:p>
          </table:table-cell>
          <table:table-cell table:style-name="ce192" office:value-type="float" office:value="13" calcext:value-type="float">
            <text:p>13</text:p>
          </table:table-cell>
          <table:table-cell table:number-columns-repeated="1019"/>
        </table:table-row>
        <table:table-row table:style-name="ro3">
          <table:table-cell table:style-name="ce186" office:value-type="string" calcext:value-type="string" table:number-columns-spanned="2" table:number-rows-spanned="1">
            <office:annotation draw:style-name="gr6" draw:text-style-name="P2" svg:width="280.6pt" svg:height="61.68pt" svg:x="81.38pt" svg:y="100.4pt" draw:caption-point-x="58.62pt" draw:caption-point-y="-5.64pt">
              <dc:date>2024-03-12T00:00:00</dc:date>
              <text:p text:style-name="P1">This poison must be harvested from a dead or incapacitated giant poisonous snake. A creature subjected to this poison must succeed on a DC 11 Constitution saving throw, taking 10 (3d6) poison damage on a failed save, or half as much damage on a successful one.</text:p>
            </office:annotation>
            <text:p>Serpetn venom</text:p>
          </table:table-cell>
          <table:covered-table-cell table:style-name="ce132"/>
          <table:table-cell table:style-name="ce186" office:value-type="string" calcext:value-type="string">
            <office:annotation draw:style-name="gr6" draw:text-style-name="P2" svg:width="280.6pt" svg:height="72.88pt" svg:x="221.7pt" svg:y="94.82pt" draw:caption-point-x="-11.54pt" draw:caption-point-y="-0.06pt">
              <dc:date>2024-03-12T00:00:00</dc:date>
              <text:p text:style-name="P1">Injury poison can be applied to weapons, ammunition, trap components, and other objects that deal piercing or slashing damage and remains potent until delivered through a wound or washed off. A creature that takes piercing or slashing damage from an object coated with the poison is exposed to its effects.</text:p>
            </office:annotation>
            <text:p>Injury</text:p>
          </table:table-cell>
          <table:table-cell table:style-name="ce191" office:value-type="string" calcext:value-type="string">
            <text:p>200 gp</text:p>
          </table:table-cell>
          <table:table-cell table:style-name="ce191" office:value-type="float" office:value="11" calcext:value-type="float">
            <text:p>11</text:p>
          </table:table-cell>
          <table:table-cell table:number-columns-repeated="1019"/>
        </table:table-row>
        <table:table-row table:style-name="ro3">
          <table:table-cell table:style-name="ce185" office:value-type="string" calcext:value-type="string" table:number-columns-spanned="2" table:number-rows-spanned="1">
            <office:annotation draw:style-name="gr6" draw:text-style-name="P2" svg:width="280.6pt" svg:height="39.29pt" svg:x="81.38pt" svg:y="127.36pt" draw:caption-point-x="58.62pt" draw:caption-point-y="-16.84pt">
              <dc:date>2024-03-12T00:00:00</dc:date>
              <text:p text:style-name="P1">A creature subjected to this poison must succeed on a DC 15 Constitution saving throw or become poisoned for 1 hour. The poisoned creature is blinded.</text:p>
            </office:annotation>
            <text:p>Malice</text:p>
          </table:table-cell>
          <table:covered-table-cell table:style-name="ce132"/>
          <table:table-cell table:style-name="ce185" office:value-type="string" calcext:value-type="string">
            <office:annotation draw:style-name="gr6" draw:text-style-name="P2" svg:width="280.6pt" svg:height="72.88pt" svg:x="221.7pt" svg:y="110.58pt" draw:caption-point-x="-11.54pt" draw:caption-point-y="-0.06pt">
              <dc:date>2024-03-12T00:00:00</dc:date>
              <text:p text:style-name="P1">These poisons are powders or gases that take effect when inhaled. Blowing the powder or releasing the gas subjects creatures in a 5-foot cube to its effect. The resulting cloud dissipates immediately afterward. Holding one’s breath is ineffective against inhaled poisons, as they affect nasal membranes, tear ducts, and other parts of the body.</text:p>
            </office:annotation>
            <text:p>Inhaled</text:p>
          </table:table-cell>
          <table:table-cell table:style-name="ce192" office:value-type="string" calcext:value-type="string">
            <text:p>250 gp</text:p>
          </table:table-cell>
          <table:table-cell table:style-name="ce192" office:value-type="float" office:value="15" calcext:value-type="float">
            <text:p>15</text:p>
          </table:table-cell>
          <table:table-cell table:number-columns-repeated="1019"/>
        </table:table-row>
        <table:table-row table:style-name="ro3">
          <table:table-cell table:style-name="ce186" office:value-type="string" calcext:value-type="string" table:number-columns-spanned="2" table:number-rows-spanned="1">
            <office:annotation draw:style-name="gr6" draw:text-style-name="P2" svg:width="280.6pt" svg:height="95.27pt" svg:x="81.38pt" svg:y="115.11pt" draw:caption-point-x="58.62pt" draw:caption-point-y="11.17pt">
              <dc:date>2024-03-12T00:00:00</dc:date>
              <text:p text:style-name="P1">A creature subjected to this poison must succeed on a DC 16 Constitution saving throw or take 3 (1d6) poison damage and become poisoned. The poisoned creature must repeat the saving throw every 24 hours, taking 3 (1d6) poison damage on a failed save. Until this poison ends, the damage the poison deals can’t be healed by any means. After seven successful saving throws, the effect ends and the creature can heal normally.</text:p>
            </office:annotation>
            <text:p>Pale tincture</text:p>
          </table:table-cell>
          <table:covered-table-cell table:style-name="ce132"/>
          <table:table-cell table:style-name="ce186" office:value-type="string" calcext:value-type="string">
            <office:annotation draw:style-name="gr6" draw:text-style-name="P2" svg:width="280.6pt" svg:height="61.68pt" svg:x="221.7pt" svg:y="131.9pt" draw:caption-point-x="-11.54pt" draw:caption-point-y="-5.61pt">
              <dc:date>2024-03-12T00:00:00</dc:date>
              <text:p text:style-name="P1">A creature must swallow an entire dose of ingested poison to suffer its effects. The dose can be delivered in food or a liquid. You may decide that a partial dose has a reduced effect, such as allowing advantage on the saving throw or dealing only half damage on a failed save.</text:p>
            </office:annotation>
            <text:p>Ingested</text:p>
          </table:table-cell>
          <table:table-cell table:style-name="ce191" office:value-type="string" calcext:value-type="string">
            <text:p>250 gp</text:p>
          </table:table-cell>
          <table:table-cell table:style-name="ce191" office:value-type="float" office:value="16" calcext:value-type="float">
            <text:p>16</text:p>
          </table:table-cell>
          <table:table-cell table:number-columns-repeated="1019"/>
        </table:table-row>
        <table:table-row table:style-name="ro3">
          <table:table-cell table:style-name="ce185" office:value-type="string" calcext:value-type="string" table:number-columns-spanned="2" table:number-rows-spanned="1">
            <office:annotation draw:style-name="gr6" draw:text-style-name="P2" svg:width="280.6pt" svg:height="61.68pt" svg:x="81.38pt" svg:y="147.66pt" draw:caption-point-x="58.62pt" draw:caption-point-y="-5.64pt">
              <dc:date>2024-03-12T00:00:00</dc:date>
              <text:p text:style-name="P1">A creature subjected to this poison must succeed on a DC 15 Constitution saving throw or become poisoned for 8 hours. The poisoned creature is unconscious. The creature wakes up if it takes damage or if another creature takes an action to shake it awake.</text:p>
            </office:annotation>
            <text:p>Essence of ether</text:p>
          </table:table-cell>
          <table:covered-table-cell table:style-name="ce132"/>
          <table:table-cell table:style-name="ce185" office:value-type="string" calcext:value-type="string">
            <office:annotation draw:style-name="gr6" draw:text-style-name="P2" svg:width="280.6pt" svg:height="72.88pt" svg:x="221.7pt" svg:y="142.07pt" draw:caption-point-x="-11.54pt" draw:caption-point-y="-0.06pt">
              <dc:date>2024-03-12T00:00:00</dc:date>
              <text:p text:style-name="P1">These poisons are powders or gases that take effect when inhaled. Blowing the powder or releasing the gas subjects creatures in a 5-foot cube to its effect. The resulting cloud dissipates immediately afterward. Holding one’s breath is ineffective against inhaled poisons, as they affect nasal membranes, tear ducts, and other parts of the body.</text:p>
            </office:annotation>
            <text:p>Inhaled</text:p>
          </table:table-cell>
          <table:table-cell table:style-name="ce192" office:value-type="string" calcext:value-type="string">
            <text:p>300 gp</text:p>
          </table:table-cell>
          <table:table-cell table:style-name="ce192" office:value-type="float" office:value="15" calcext:value-type="float">
            <text:p>15</text:p>
          </table:table-cell>
          <table:table-cell table:number-columns-repeated="1019"/>
        </table:table-row>
        <table:table-row table:style-name="ro3">
          <table:table-cell table:style-name="ce186" office:value-type="string" calcext:value-type="string" table:number-columns-spanned="2" table:number-rows-spanned="1">
            <office:annotation draw:style-name="gr2" draw:text-style-name="P2" svg:width="280.6pt" svg:height="50.49pt" svg:x="81.38pt" svg:y="169pt" draw:caption-point-x="58.62pt" draw:caption-point-y="-11.23pt">
              <dc:date>2024-03-12T00:00:00</dc:date>
              <text:p text:style-name="P1">A creature subjected to this poison must succeed on a DC 13 Constitution saving throw or become poisoned for 24 hours. The poisoned creature is unconscious. The creature wakes up if it takes damage.</text:p>
            </office:annotation>
            <text:p>Oil of taggit</text:p>
          </table:table-cell>
          <table:covered-table-cell table:style-name="ce132"/>
          <table:table-cell table:style-name="ce186" office:value-type="string" calcext:value-type="string">
            <office:annotation draw:style-name="gr2" draw:text-style-name="P2" svg:width="280.6pt" svg:height="39.29pt" svg:x="221.7pt" svg:y="174.61pt" draw:caption-point-x="-11.54pt" draw:caption-point-y="-16.84pt">
              <dc:date>2024-03-12T00:00:00</dc:date>
              <text:p text:style-name="P1">Contact poison can be smeared on an object and remains potent until it is touched or washed off. A creature that touches contact poison with exposed skin suffers its effects.</text:p>
            </office:annotation>
            <text:p>Contact</text:p>
          </table:table-cell>
          <table:table-cell table:style-name="ce191" office:value-type="string" calcext:value-type="string">
            <text:p>400 gp</text:p>
          </table:table-cell>
          <table:table-cell table:style-name="ce191" office:value-type="float" office:value="13" calcext:value-type="float">
            <text:p>13</text:p>
          </table:table-cell>
          <table:table-cell table:number-columns-repeated="1019"/>
        </table:table-row>
        <table:table-row table:style-name="ro3">
          <table:table-cell table:style-name="ce185" office:value-type="string" calcext:value-type="string" table:number-columns-spanned="2" table:number-rows-spanned="1">
            <office:annotation draw:style-name="gr6" draw:text-style-name="P2" svg:width="280.6pt" svg:height="72.88pt" svg:x="81.38pt" svg:y="173.57pt" draw:caption-point-x="58.62pt" draw:caption-point-y="-0.06pt">
              <dc:date>2024-03-12T00:00:00</dc:date>
              <text:p text:style-name="P1">A creature subjected to this poison must succeed on a DC 13 Constitution saving throw or take 10 (3d6) poison damage, and must repeat the saving throw at the start of each of its turns. On each successive failed save, the character takes 3 (1d6) poison damage. After three successful saves, the poison ends.</text:p>
            </office:annotation>
            <text:p>Burnt othur fumes</text:p>
          </table:table-cell>
          <table:covered-table-cell table:style-name="ce132"/>
          <table:table-cell table:style-name="ce185" office:value-type="string" calcext:value-type="string">
            <office:annotation draw:style-name="gr6" draw:text-style-name="P2" svg:width="280.6pt" svg:height="72.88pt" svg:x="221.7pt" svg:y="173.57pt" draw:caption-point-x="-11.54pt" draw:caption-point-y="-0.06pt">
              <dc:date>2024-03-12T00:00:00</dc:date>
              <text:p text:style-name="P1">These poisons are powders or gases that take effect when inhaled. Blowing the powder or releasing the gas subjects creatures in a 5-foot cube to its effect. The resulting cloud dissipates immediately afterward. Holding one’s breath is ineffective against inhaled poisons, as they affect nasal membranes, tear ducts, and other parts of the body.</text:p>
            </office:annotation>
            <text:p>Inhaled</text:p>
          </table:table-cell>
          <table:table-cell table:style-name="ce192" office:value-type="string" calcext:value-type="string">
            <text:p>500 gp</text:p>
          </table:table-cell>
          <table:table-cell table:style-name="ce192" office:value-type="float" office:value="13" calcext:value-type="float">
            <text:p>13</text:p>
          </table:table-cell>
          <table:table-cell table:number-columns-repeated="1019"/>
        </table:table-row>
        <table:table-row table:style-name="ro3">
          <table:table-cell table:style-name="ce186" office:value-type="string" calcext:value-type="string" table:number-columns-spanned="2" table:number-rows-spanned="1">
            <office:annotation draw:style-name="gr6" draw:text-style-name="P2" svg:width="280.6pt" svg:height="39.29pt" svg:x="81.38pt" svg:y="206.11pt" draw:caption-point-x="58.62pt" draw:caption-point-y="-16.84pt">
              <dc:date>2024-03-12T00:00:00</dc:date>
              <text:p text:style-name="P1">A creature subjected to this poison must succeed on a DC 15 Constitution saving throw or become poisoned for 4d6 hours. The poisoned creature is incapacitated.</text:p>
            </office:annotation>
            <text:p>Torpor</text:p>
          </table:table-cell>
          <table:covered-table-cell table:style-name="ce132"/>
          <table:table-cell table:style-name="ce186" office:value-type="string" calcext:value-type="string">
            <office:annotation draw:style-name="gr6" draw:text-style-name="P2" svg:width="280.6pt" svg:height="61.68pt" svg:x="221.7pt" svg:y="194.91pt" draw:caption-point-x="-11.54pt" draw:caption-point-y="-5.64pt">
              <dc:date>2024-03-12T00:00:00</dc:date>
              <text:p text:style-name="P1">A creature must swallow an entire dose of ingested poison to suffer its effects. The dose can be delivered in food or a liquid. You may decide that a partial dose has a reduced effect, such as allowing advantage on the saving throw or dealing only half damage on a failed save.</text:p>
            </office:annotation>
            <text:p>Ingested</text:p>
          </table:table-cell>
          <table:table-cell table:style-name="ce191" office:value-type="string" calcext:value-type="string">
            <text:p>600 gp</text:p>
          </table:table-cell>
          <table:table-cell table:style-name="ce191" office:value-type="float" office:value="15" calcext:value-type="float">
            <text:p>15</text:p>
          </table:table-cell>
          <table:table-cell table:number-columns-repeated="1019"/>
        </table:table-row>
        <table:table-row table:style-name="ro3">
          <table:table-cell table:style-name="ce185" office:value-type="string" calcext:value-type="string" table:number-columns-spanned="2" table:number-rows-spanned="1">
            <office:annotation draw:style-name="gr2" draw:text-style-name="P2" svg:width="280.6pt" svg:height="61.68pt" svg:x="81.38pt" svg:y="210.67pt" draw:caption-point-x="58.62pt" draw:caption-point-y="-5.64pt">
              <dc:date>2024-03-12T00:00:00</dc:date>
              <text:p text:style-name="P1">This poison must be harvested from a dead or incapacitated wyvern. A creature subjected to this poison must make a DC 15 Constitution saving throw, taking 24 (7d6) poison damage on a failed save, or half as much damage on a successful one.</text:p>
            </office:annotation>
            <text:p>Wyvern poison</text:p>
          </table:table-cell>
          <table:covered-table-cell table:style-name="ce132"/>
          <table:table-cell table:style-name="ce185" office:value-type="string" calcext:value-type="string">
            <office:annotation draw:style-name="gr2" draw:text-style-name="P2" svg:width="280.6pt" svg:height="72.88pt" svg:x="221.7pt" svg:y="205.06pt" draw:caption-point-x="-11.54pt" draw:caption-point-y="-0.03pt">
              <dc:date>2024-03-12T00:00:00</dc:date>
              <text:p text:style-name="P1">Injury poison can be applied to weapons, ammunition, trap components, and other objects that deal piercing or slashing damage and remains potent until delivered through a wound or washed off. A creature that takes piercing or slashing damage from an object coated with the poison is exposed to its effects.</text:p>
            </office:annotation>
            <text:p>Injury</text:p>
          </table:table-cell>
          <table:table-cell table:style-name="ce192" office:value-type="string" calcext:value-type="string">
            <text:p>1200 gp</text:p>
          </table:table-cell>
          <table:table-cell table:style-name="ce192" office:value-type="float" office:value="15" calcext:value-type="float">
            <text:p>15</text:p>
          </table:table-cell>
          <table:table-cell table:number-columns-repeated="1019"/>
        </table:table-row>
        <table:table-row table:style-name="ro3">
          <table:table-cell table:style-name="ce186" office:value-type="string" calcext:value-type="string" table:number-columns-spanned="2" table:number-rows-spanned="1">
            <office:annotation draw:style-name="gr6" draw:text-style-name="P2" svg:width="280.6pt" svg:height="61.68pt" svg:x="81.38pt" svg:y="226.4pt" draw:caption-point-x="58.62pt" draw:caption-point-y="-5.64pt">
              <dc:date>2024-03-12T00:00:00</dc:date>
              <text:p text:style-name="P1">A creature that ingests this poison suffers no effect until the stroke of midnight. If the poison has not been neutralized before then, the creature must succeed on a DC 17 Constitution saving throw, taking 31 (9d6) poison damage on a failed save, or half as much damage on a successful one.</text:p>
            </office:annotation>
            <text:p>Midnight tears</text:p>
          </table:table-cell>
          <table:covered-table-cell table:style-name="ce132"/>
          <table:table-cell table:style-name="ce186" office:value-type="string" calcext:value-type="string">
            <office:annotation draw:style-name="gr6" draw:text-style-name="P2" svg:width="280.6pt" svg:height="61.68pt" svg:x="221.7pt" svg:y="226.4pt" draw:caption-point-x="-11.54pt" draw:caption-point-y="-5.64pt">
              <dc:date>2024-03-12T00:00:00</dc:date>
              <text:p text:style-name="P1">A creature must swallow an entire dose of ingested poison to suffer its effects. The dose can be delivered in food or a liquid. You may decide that a partial dose has a reduced effect, such as allowing advantage on the saving throw or dealing only half damage on a failed save.</text:p>
            </office:annotation>
            <text:p>Ingested</text:p>
          </table:table-cell>
          <table:table-cell table:style-name="ce191" office:value-type="string" calcext:value-type="string">
            <text:p>1500 gp</text:p>
          </table:table-cell>
          <table:table-cell table:style-name="ce191" office:value-type="float" office:value="17" calcext:value-type="float">
            <text:p>17</text:p>
          </table:table-cell>
          <table:table-cell table:number-columns-repeated="1019"/>
        </table:table-row>
        <table:table-row table:style-name="ro3">
          <table:table-cell table:style-name="ce185" office:value-type="string" calcext:value-type="string" table:number-columns-spanned="2" table:number-rows-spanned="1">
            <office:annotation draw:style-name="gr6" draw:text-style-name="P2" svg:width="280.6pt" svg:height="61.68pt" svg:x="81.38pt" svg:y="242.16pt" draw:caption-point-x="58.62pt" draw:caption-point-y="-5.64pt">
              <dc:date>2024-03-12T00:00:00</dc:date>
              <text:p text:style-name="P1">This poison must be harvested from a dead or incapacitated purple worm. A creature subjected to this poison must make a DC 19 Constitution saving throw, taking 42 (12d6) poison damage on a failed save, or half as much damage on a successful one.</text:p>
            </office:annotation>
            <text:p>Purple worm poison</text:p>
          </table:table-cell>
          <table:covered-table-cell table:style-name="ce132"/>
          <table:table-cell table:style-name="ce185" office:value-type="string" calcext:value-type="string">
            <office:annotation draw:style-name="gr6" draw:text-style-name="P2" svg:width="280.6pt" svg:height="72.88pt" svg:x="221.7pt" svg:y="236.58pt" draw:caption-point-x="-11.54pt" draw:caption-point-y="-0.06pt">
              <dc:date>2024-03-12T00:00:00</dc:date>
              <text:p text:style-name="P1">Injury poison can be applied to weapons, ammunition, trap components, and other objects that deal piercing or slashing damage and remains potent until delivered through a wound or washed off. A creature that takes piercing or slashing damage from an object coated with the poison is exposed to its effects.</text:p>
            </office:annotation>
            <text:p>Injury</text:p>
          </table:table-cell>
          <table:table-cell table:style-name="ce192" office:value-type="string" calcext:value-type="string">
            <text:p>2000 gp</text:p>
          </table:table-cell>
          <table:table-cell table:style-name="ce192" office:value-type="float" office:value="19" calcext:value-type="float">
            <text:p>19</text:p>
          </table:table-cell>
          <table:table-cell table:number-columns-repeated="1019"/>
        </table:table-row>
        <table:table-row table:style-name="ro3">
          <table:table-cell table:style-name="ce186" office:value-type="string" calcext:value-type="string" table:number-columns-spanned="2" table:number-rows-spanned="1">
            <office:annotation draw:style-name="gr6" draw:text-style-name="P2" svg:width="280.6pt" svg:height="39.29pt" svg:x="81.38pt" svg:y="269.09pt" draw:caption-point-x="58.62pt" draw:caption-point-y="-16.81pt">
              <dc:date>2024-03-12T00:00:00</dc:date>
              <text:p text:style-name="P1">A creature that drinks this vial of liquid gains advantage on saving throws against poison for 1 hour. It confers no benefit to Undead or constructs.</text:p>
            </office:annotation>
            <text:p>Antitoxin</text:p>
          </table:table-cell>
          <table:covered-table-cell table:style-name="ce132"/>
          <table:table-cell table:style-name="ce186" office:value-type="string" calcext:value-type="string">
            <office:annotation draw:style-name="gr6" draw:text-style-name="P2" svg:width="280.6pt" svg:height="61.68pt" svg:x="221.7pt" svg:y="257.9pt" draw:caption-point-x="-11.54pt" draw:caption-point-y="-5.61pt">
              <dc:date>2024-03-12T00:00:00</dc:date>
              <text:p text:style-name="P1">A creature must swallow an entire dose of ingested poison to suffer its effects. The dose can be delivered in food or a liquid. You may decide that a partial dose has a reduced effect, such as allowing advantage on the saving throw or dealing only half damage on a failed save.</text:p>
            </office:annotation>
            <text:p>Ingested</text:p>
          </table:table-cell>
          <table:table-cell table:style-name="ce191" office:value-type="string" calcext:value-type="string">
            <text:p>50 gp</text:p>
          </table:table-cell>
          <table:table-cell table:style-name="ce191"/>
          <table:table-cell table:number-columns-repeated="1019"/>
        </table:table-row>
        <table:table-row table:style-name="ro3">
          <table:table-cell table:style-name="ce185" office:value-type="string" calcext:value-type="string" table:number-columns-spanned="2" table:number-rows-spanned="1">
            <office:annotation draw:style-name="gr6" draw:text-style-name="P2" svg:width="280.6pt" svg:height="72.88pt" svg:x="81.38pt" svg:y="268.07pt" draw:caption-point-x="58.62pt" draw:caption-point-y="-0.06pt">
              <dc:date>2024-03-12T00:00:00</dc:date>
              <text:p text:style-name="P1">You can use the poison in this vial to coat one slashing or piercing weapon or up to three pieces of ammunition. Applying the poison takes an action. A creature hit by the Poisoned weapon or ammunition must make a DC 10 Constitution saving throw or take 1d4 poison damage. Once applied, the poison retains potency for 1 minute before drying.</text:p>
            </office:annotation>
            <text:p>Basic Poison</text:p>
          </table:table-cell>
          <table:covered-table-cell table:style-name="ce132"/>
          <table:table-cell table:style-name="ce185" office:value-type="string" calcext:value-type="string">
            <office:annotation draw:style-name="gr6" draw:text-style-name="P2" svg:width="280.6pt" svg:height="39.29pt" svg:x="221.7pt" svg:y="284.85pt" draw:caption-point-x="-11.54pt" draw:caption-point-y="-16.84pt">
              <dc:date>2024-03-12T00:00:00</dc:date>
              <text:p text:style-name="P1">Contact poison can be smeared on an object and remains potent until it is touched or washed off. A creature that touches contact poison with exposed skin suffers its effects.</text:p>
            </office:annotation>
            <text:p>Contact</text:p>
          </table:table-cell>
          <table:table-cell table:style-name="ce192" office:value-type="string" calcext:value-type="string">
            <text:p>100 gp</text:p>
          </table:table-cell>
          <table:table-cell table:style-name="ce192" office:value-type="float" office:value="10" calcext:value-type="float">
            <text:p>10</text:p>
          </table:table-cell>
          <table:table-cell table:number-columns-repeated="1019"/>
        </table:table-row>
        <table:table-row table:style-name="ro3">
          <table:table-cell table:style-name="ce187" office:value-type="string" calcext:value-type="string" table:number-columns-spanned="5" table:number-rows-spanned="1">
            <text:p>Custom Poisons</text:p>
          </table:table-cell>
          <table:covered-table-cell table:number-columns-repeated="3" table:style-name="ce17"/>
          <table:covered-table-cell table:style-name="ce18"/>
          <table:table-cell table:number-columns-repeated="1019"/>
        </table:table-row>
        <table:table-row table:style-name="ro3">
          <table:table-cell table:style-name="ce188" office:value-type="string" calcext:value-type="string" table:number-columns-spanned="2" table:number-rows-spanned="1">
            <text:p>Name</text:p>
          </table:table-cell>
          <table:covered-table-cell table:style-name="ce17"/>
          <table:table-cell table:style-name="ce189" office:value-type="string" calcext:value-type="string">
            <text:p>Type</text:p>
          </table:table-cell>
          <table:table-cell table:style-name="ce190" office:value-type="string" calcext:value-type="string">
            <text:p>Price</text:p>
          </table:table-cell>
          <table:table-cell table:style-name="ce193" office:value-type="string" calcext:value-type="string">
            <text:p>DC</text:p>
          </table:table-cell>
          <table:table-cell table:number-columns-repeated="1019"/>
        </table:table-row>
        <table:table-row table:style-name="ro3">
          <table:table-cell table:style-name="ce184" office:value-type="string" calcext:value-type="string" table:number-columns-spanned="2" table:number-rows-spanned="1">
            <office:annotation draw:style-name="gr6" draw:text-style-name="P2" svg:width="280.6pt" svg:height="50.49pt" svg:x="81.38pt" svg:y="326.52pt" draw:caption-point-x="58.62pt" draw:caption-point-y="-11.25pt">
              <dc:date>2024-03-12T00:00:00</dc:date>
              <text:p text:style-name="P1">A creature subjected to this poison must succeed on a DC 15 Constitution saving throw or become poisoned for 1 minute. The poisoned creature rolls 1d6 at the start of their turn, if they roll a 5 or 6 they are stunned.</text:p>
            </office:annotation>
            <text:p>Grip bane</text:p>
          </table:table-cell>
          <table:covered-table-cell/>
          <table:table-cell table:style-name="ce186" office:value-type="string" calcext:value-type="string">
            <office:annotation draw:style-name="gr6" draw:text-style-name="P2" svg:width="280.6pt" svg:height="72.88pt" svg:x="221.7pt" svg:y="315.33pt" draw:caption-point-x="-11.54pt" draw:caption-point-y="-0.06pt">
              <dc:date>2024-03-12T00:00:00</dc:date>
              <text:p text:style-name="P1">Injury poison can be applied to weapons, ammunition, trap components, and other objects that deal piercing or slashing damage and remains potent until delivered through a wound or washed off. A creature that takes piercing or slashing damage from an object coated with the poison is exposed to its effects.</text:p>
            </office:annotation>
            <text:p>Injury</text:p>
          </table:table-cell>
          <table:table-cell table:style-name="ce191" office:value-type="string" calcext:value-type="string">
            <text:p>1200 gp</text:p>
          </table:table-cell>
          <table:table-cell table:style-name="ce191" office:value-type="float" office:value="15" calcext:value-type="float">
            <text:p>15</text:p>
          </table:table-cell>
          <table:table-cell table:number-columns-repeated="1019"/>
        </table:table-row>
        <table:table-row table:style-name="ro3">
          <table:table-cell table:style-name="ce185" office:value-type="string" calcext:value-type="string" table:number-columns-spanned="2" table:number-rows-spanned="1">
            <office:annotation draw:style-name="gr2" draw:text-style-name="P2" svg:width="280.6pt" svg:height="28.09pt" svg:x="81.38pt" svg:y="353.45pt" draw:caption-point-x="58.62pt" draw:caption-point-y="-22.42pt">
              <dc:date>2024-03-12T00:00:00</dc:date>
              <text:p text:style-name="P1">A creature subjected to this poison must make a DC 14 Constitution saving throw, or suffer 4 points of Exhaustion</text:p>
            </office:annotation>
            <text:p>Sandman</text:p>
          </table:table-cell>
          <table:covered-table-cell table:style-name="ce132"/>
          <table:table-cell table:style-name="ce185" office:value-type="string" calcext:value-type="string">
            <office:annotation draw:style-name="gr2" draw:text-style-name="P2" svg:width="280.6pt" svg:height="39.29pt" svg:x="221.7pt" svg:y="347.87pt" draw:caption-point-x="-11.54pt" draw:caption-point-y="-16.84pt">
              <dc:date>2024-03-12T00:00:00</dc:date>
              <text:p text:style-name="P1">Contact poison can be smeared on an object and remains potent until it is touched or washed off. A creature that touches contact poison with exposed skin suffers its effects.</text:p>
            </office:annotation>
            <text:p>Contact</text:p>
          </table:table-cell>
          <table:table-cell table:style-name="ce192" office:value-type="string" calcext:value-type="string">
            <text:p>1000 gp</text:p>
          </table:table-cell>
          <table:table-cell table:style-name="ce192" office:value-type="float" office:value="14" calcext:value-type="float">
            <text:p>14</text:p>
          </table:table-cell>
          <table:table-cell table:number-columns-repeated="1019"/>
        </table:table-row>
        <table:table-row table:style-name="ro3">
          <table:table-cell table:style-name="ce184" table:number-columns-spanned="2" table:number-rows-spanned="1"/>
          <table:covered-table-cell/>
          <table:table-cell table:style-name="ce186"/>
          <table:table-cell table:style-name="ce191" table:number-columns-repeated="2"/>
          <table:table-cell table:number-columns-repeated="1019"/>
        </table:table-row>
        <table:table-row table:style-name="ro3">
          <table:table-cell table:style-name="ce185" table:number-columns-spanned="2" table:number-rows-spanned="1"/>
          <table:covered-table-cell table:style-name="ce132"/>
          <table:table-cell table:style-name="ce185"/>
          <table:table-cell table:style-name="ce192" table:number-columns-repeated="2"/>
          <table:table-cell table:number-columns-repeated="1019"/>
        </table:table-row>
        <table:table-row table:style-name="ro3">
          <table:table-cell table:style-name="ce184" table:number-columns-spanned="2" table:number-rows-spanned="1"/>
          <table:covered-table-cell/>
          <table:table-cell table:style-name="ce186"/>
          <table:table-cell table:style-name="ce191" table:number-columns-repeated="2"/>
          <table:table-cell table:number-columns-repeated="1019"/>
        </table:table-row>
        <table:table-row table:style-name="ro3">
          <table:table-cell table:style-name="ce185" table:number-columns-spanned="2" table:number-rows-spanned="1"/>
          <table:covered-table-cell table:style-name="ce132"/>
          <table:table-cell table:style-name="ce185"/>
          <table:table-cell table:style-name="ce192" table:number-columns-repeated="2"/>
          <table:table-cell table:number-columns-repeated="1019"/>
        </table:table-row>
        <table:table-row table:style-name="ro3">
          <table:table-cell table:style-name="ce184" table:number-columns-spanned="2" table:number-rows-spanned="1"/>
          <table:covered-table-cell/>
          <table:table-cell table:style-name="ce186"/>
          <table:table-cell table:style-name="ce191" table:number-columns-repeated="2"/>
          <table:table-cell table:number-columns-repeated="1019"/>
        </table:table-row>
        <table:table-row table:style-name="ro3">
          <table:table-cell table:style-name="ce185" table:number-columns-spanned="2" table:number-rows-spanned="1"/>
          <table:covered-table-cell table:style-name="ce132"/>
          <table:table-cell table:style-name="ce185"/>
          <table:table-cell table:style-name="ce192" table:number-columns-repeated="2"/>
          <table:table-cell table:number-columns-repeated="1019"/>
        </table:table-row>
        <table:table-row table:style-name="ro3">
          <table:table-cell table:style-name="ce184" table:number-columns-spanned="2" table:number-rows-spanned="1"/>
          <table:covered-table-cell/>
          <table:table-cell table:style-name="ce186"/>
          <table:table-cell table:style-name="ce191" table:number-columns-repeated="2"/>
          <table:table-cell table:number-columns-repeated="1019"/>
        </table:table-row>
        <table:table-row table:style-name="ro3">
          <table:table-cell table:style-name="ce185" table:number-columns-spanned="2" table:number-rows-spanned="1"/>
          <table:covered-table-cell table:style-name="ce132"/>
          <table:table-cell table:style-name="ce185"/>
          <table:table-cell table:style-name="ce192" table:number-columns-repeated="2"/>
          <table:table-cell table:number-columns-repeated="1019"/>
        </table:table-row>
        <table:table-row table:style-name="ro3">
          <table:table-cell table:style-name="ce184" table:number-columns-spanned="2" table:number-rows-spanned="1"/>
          <table:covered-table-cell/>
          <table:table-cell table:style-name="ce186"/>
          <table:table-cell table:style-name="ce191" table:number-columns-repeated="2"/>
          <table:table-cell table:number-columns-repeated="1019"/>
        </table:table-row>
        <table:table-row table:style-name="ro3">
          <table:table-cell table:style-name="ce185" table:number-columns-spanned="2" table:number-rows-spanned="1"/>
          <table:covered-table-cell table:style-name="ce132"/>
          <table:table-cell table:style-name="ce185"/>
          <table:table-cell table:style-name="ce192" table:number-columns-repeated="2"/>
          <table:table-cell table:number-columns-repeated="1019"/>
        </table:table-row>
        <table:table-row table:style-name="ro3">
          <table:table-cell table:style-name="ce184" table:number-columns-spanned="2" table:number-rows-spanned="1"/>
          <table:covered-table-cell/>
          <table:table-cell table:style-name="ce186"/>
          <table:table-cell table:style-name="ce191" table:number-columns-repeated="2"/>
          <table:table-cell table:number-columns-repeated="1019"/>
        </table:table-row>
        <table:table-row table:style-name="ro3">
          <table:table-cell table:style-name="ce185" table:number-columns-spanned="2" table:number-rows-spanned="1"/>
          <table:covered-table-cell table:style-name="ce132"/>
          <table:table-cell table:style-name="ce185"/>
          <table:table-cell table:style-name="ce192" table:number-columns-repeated="2"/>
          <table:table-cell table:number-columns-repeated="1019"/>
        </table:table-row>
        <table:table-row table:style-name="ro4" table:number-rows-repeated="1048541">
          <table:table-cell table:number-columns-repeated="1024"/>
        </table:table-row>
        <table:table-row table:style-name="ro4">
          <table:table-cell table:number-columns-repeated="1024"/>
        </table:table-row>
      </table:table>
      <table:table table:name="Sheet8" table:style-name="ta6">
        <table:table-column table:style-name="co1" table:number-columns-repeated="1024" table:default-cell-style-name="Default"/>
        <table:table-row table:style-name="ro4" table:number-rows-repeated="1048575">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Oswald" svg:font-family="Oswald"/>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1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agic" style:display-name="PageStyle_Magic" style:page-layout-name="Mpm3">
      <style:header style:display="false"/>
      <style:header-left style:display="false"/>
      <style:footer style:display="false"/>
      <style:footer-left style:display="false"/>
    </style:master-page>
    <style:master-page style:name="PageStyle_5f_Mundane" style:display-name="PageStyle_Mundane" style:page-layout-name="Mpm3">
      <style:header style:display="false"/>
      <style:header-left style:display="false"/>
      <style:footer style:display="false"/>
      <style:footer-left style:display="false"/>
    </style:master-page>
    <style:master-page style:name="PageStyle_5f_Tools_20__26__20_Kits" style:display-name="PageStyle_Tools &amp; Kits" style:page-layout-name="Mpm3">
      <style:header style:display="false"/>
      <style:header-left style:display="false"/>
      <style:footer style:display="false"/>
      <style:footer-left style:display="false"/>
    </style:master-page>
    <style:master-page style:name="PageStyle_5f_Potions" style:display-name="PageStyle_Potions" style:page-layout-name="Mpm3">
      <style:header style:display="false"/>
      <style:header-left style:display="false"/>
      <style:footer style:display="false"/>
      <style:footer-left style:display="false"/>
    </style:master-page>
    <style:master-page style:name="PageStyle_5f_Poisons" style:display-name="PageStyle_Poisons" style:page-layout-name="Mpm3">
      <style:header style:display="false"/>
      <style:header-left style:display="false"/>
      <style:footer style:display="false"/>
      <style:footer-left style:display="false"/>
    </style:master-page>
    <style:master-page style:name="PageStyle_5f_Sheet8" style:display-name="PageStyle_Sheet8"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cell-count="2402" meta:object-count="0"/>
    <meta:generator>LibreOfficeDev/6.0.5.2$Linux_X86_64 LibreOffice_project/</meta:generator>
  </office:meta>
</office:document-meta>
</file>